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3">T</text:span><text:span text:style-name="_31_11">h</text:span><text:span text:style-name="_31_94">e</text:span><text:span text:style-name="_31_"> </text:span><text:span text:style-name="_31_16">M</text:span><text:span text:style-name="_31_77">c</text:span><text:span text:style-name="_36_6">W</text:span><text:span text:style-name="_31_02">i</text:span><text:span text:style-name="_31_88">l</text:span><text:span text:style-name="_32_6">l</text:span><text:span text:style-name="_31_31">i</text:span><text:span text:style-name="_32_01">a</text:span><text:span text:style-name="_36_9">m</text:span><text:span text:style-name="_39_8">s</text:span><text:span text:style-name="_32_01">e</text:span><text:span text:style-name="_37_1">s</text:span><text:span text:style-name="_37_6"> </text:span><text:span text:style-name="_32_19">A</text:span><text:span text:style-name="_32_0">n</text:span><text:span text:style-name="_31_50">d</text:span><text:span text:style-name="_31_51"> </text:span><text:span text:style-name="_37_5">T</text:span><text:span text:style-name="_31_29">h</text:span><text:span text:style-name="_31_94">e</text:span><text:span text:style-name="_31_"> </text:span><text:span text:style-name="_31_47">B</text:span><text:span text:style-name="_31_80">u</text:span><text:span text:style-name="_34_4">r</text:span><text:span text:style-name="_31_34">g</text:span><text:span text:style-name="_32_03">l</text:span><text:span text:style-name="_32_3">a</text:span><text:span text:style-name="_31_41">r</text:span><text:span text:style-name="_31_51"> </text:span><text:span text:style-name="_35_4">A</text:span><text:span text:style-name="_31_20">l</text:span><text:span text:style-name="_32_21">a</text:span><text:span text:style-name="_36_6">r</text:span><text:span text:style-name="_31_40">m</text:span></text:p>
      <text:p text:style-name="P1"><text:span text:style-name="_32_6">b</text:span><text:span text:style-name="_39_5">y</text:span><text:span text:style-name="_31_51"> </text:span><text:span text:style-name="_34_2">M</text:span><text:span text:style-name="_31_46">a</text:span><text:span text:style-name="_32_24">r</text:span><text:span text:style-name="_34_5">k</text:span><text:span text:style-name="_37_6"> </text:span><text:span text:style-name="_32_24">T</text:span><text:span text:style-name="_34_1">w</text:span><text:span text:style-name="_31_49">a</text:span><text:span text:style-name="_31_91">i</text:span><text:span text:style-name="_32_3">n</text:span></text:p>
      <text:p text:style-name="P1"><text:span text:style-name="_31_74">T</text:span><text:span text:style-name="_36_8">h</text:span><text:span text:style-name="_39_6">e</text:span><text:span text:style-name="_31_51"> </text:span><text:span text:style-name="_35_7">c</text:span><text:span text:style-name="_31_04">o</text:span><text:span text:style-name="_32_06">n</text:span><text:span text:style-name="_34_5">v</text:span><text:span text:style-name="_31_26">e</text:span><text:span text:style-name="_32_10">r</text:span><text:span text:style-name="_35_4">s</text:span><text:span text:style-name="_31_01">a</text:span><text:span text:style-name="_31_73">t</text:span><text:span text:style-name="_37_5">i</text:span><text:span text:style-name="_31_50">o</text:span><text:span text:style-name="_32_06">n</text:span><text:span text:style-name="_31_"> </text:span><text:span text:style-name="_31_43">d</text:span><text:span text:style-name="_31_94">r</text:span><text:span text:style-name="_34_5">i</text:span><text:span text:style-name="_31_41">f</text:span><text:span text:style-name="_31_89">t</text:span><text:span text:style-name="_34_5">e</text:span><text:span text:style-name="_31_11">d</text:span><text:span text:style-name="_31_51"> </text:span><text:span text:style-name="_34_1">s</text:span><text:span text:style-name="_31_44">m</text:span><text:span text:style-name="_31_89">o</text:span><text:span text:style-name="_36_9">o</text:span><text:span text:style-name="_31_43">t</text:span><text:span text:style-name="_32_18">h</text:span><text:span text:style-name="_37_2">l</text:span><text:span text:style-name="_39_8">y</text:span><text:span text:style-name="_31_51"> </text:span><text:span text:style-name="_32_7">a</text:span><text:span text:style-name="_31_43">n</text:span><text:span text:style-name="_32_22">d</text:span><text:span text:style-name="_31_"> </text:span><text:span text:style-name="_39_8">p</text:span><text:span text:style-name="_32_16">l</text:span><text:span text:style-name="_34_4">e</text:span><text:span text:style-name="_31_40">a</text:span><text:span text:style-name="_31_92">s</text:span><text:span text:style-name="_37_5">a</text:span><text:span text:style-name="_31_02">n</text:span><text:span text:style-name="_32_15">t</text:span><text:span text:style-name="_33_5">l</text:span><text:span text:style-name="_39_5">y</text:span><text:span text:style-name="_31_51"> </text:span><text:span text:style-name="_35_3">a</text:span><text:span text:style-name="_31_31">l</text:span><text:span text:style-name="_31_85">o</text:span><text:span text:style-name="_33_6">n</text:span><text:span text:style-name="_31_05">g</text:span><text:span text:style-name="_31_51"> </text:span><text:span text:style-name="_35_6">f</text:span><text:span text:style-name="_31_26">r</text:span><text:span text:style-name="_31_74">o</text:span><text:span text:style-name="_33_0">m</text:span><text:span text:style-name="_37_6"> </text:span><text:span text:style-name="_31_86">w</text:span><text:span text:style-name="_32_1">e</text:span><text:span text:style-name="_31_17">a</text:span><text:span text:style-name="_31_79">t</text:span><text:span text:style-name="_36_0">h</text:span><text:span text:style-name="_31_35">e</text:span><text:span text:style-name="_32_04">r</text:span><text:span text:style-name="_31_"> </text:span><text:span text:style-name="_31_20">t</text:span><text:span text:style-name="_32_18">o</text:span><text:span text:style-name="_31_"> </text:span><text:span text:style-name="_31_41">c</text:span><text:span text:style-name="_31_79">r</text:span><text:span text:style-name="_37_4">o</text:span><text:span text:style-name="_31_32">p</text:span><text:span text:style-name="_31_94">s</text:span><text:span text:style-name="_32_7">,</text:span><text:span text:style-name="_37_6"> </text:span><text:span text:style-name="_31_94">f</text:span><text:span text:style-name="_35_4">r</text:span><text:span text:style-name="_31_14">o</text:span><text:span text:style-name="_31_89">m</text:span><text:span text:style-name="_31_"> </text:span><text:span text:style-name="_31_34">c</text:span><text:span text:style-name="_31_71">r</text:span><text:span text:style-name="_32_0">o</text:span><text:span text:style-name="_31_50">p</text:span><text:span text:style-name="_32_16">s</text:span><text:span text:style-name="_31_"> </text:span><text:span text:style-name="_31_17">t</text:span><text:span text:style-name="_32_24">o</text:span><text:span text:style-name="_31_"> </text:span><text:span text:style-name="_31_50">l</text:span><text:span text:style-name="_32_19">i</text:span><text:span text:style-name="_37_2">t</text:span><text:span text:style-name="_31_17">e</text:span><text:span text:style-name="_31_77">r</text:span><text:span text:style-name="_33_8">a</text:span><text:span text:style-name="_31_10">t</text:span><text:span text:style-name="_31_85">u</text:span><text:span text:style-name="_32_0">r</text:span><text:span text:style-name="_31_32">e</text:span><text:span text:style-name="_32_01">,</text:span><text:span text:style-name="_31_"> </text:span><text:span text:style-name="_31_25">f</text:span><text:span text:style-name="_32_10">r</text:span><text:span text:style-name="_36_6">o</text:span><text:span text:style-name="_31_05">m</text:span><text:span text:style-name="_31_51"> </text:span><text:span text:style-name="_36_8">l</text:span><text:span text:style-name="_31_40">i</text:span><text:span text:style-name="_31_70">t</text:span><text:span text:style-name="_32_0">e</text:span><text:span text:style-name="_31_46">r</text:span><text:span text:style-name="_31_73">a</text:span><text:span text:style-name="_32_4">t</text:span><text:span text:style-name="_31_13">u</text:span><text:span text:style-name="_31_86">r</text:span><text:span text:style-name="_37_4">e</text:span><text:span text:style-name="_37_6"> </text:span><text:span text:style-name="_31_79">t</text:span><text:span text:style-name="_34_5">o</text:span><text:span text:style-name="_37_6"> </text:span><text:span text:style-name="_32_18">s</text:span><text:span text:style-name="_32_0">c</text:span><text:span text:style-name="_39_6">a</text:span><text:span text:style-name="_32_04">n</text:span><text:span text:style-name="_37_1">d</text:span><text:span text:style-name="_31_20">a</text:span><text:span text:style-name="_32_18">l</text:span><text:span text:style-name="_33_9">,</text:span><text:span text:style-name="_37_6"> </text:span><text:span text:style-name="_32_06">f</text:span><text:span text:style-name="_32_1">r</text:span><text:span text:style-name="_31_01">o</text:span><text:span text:style-name="_31_92">m</text:span><text:span text:style-name="_31_"> </text:span><text:span text:style-name="_31_05">s</text:span><text:span text:style-name="_32_22">c</text:span><text:span text:style-name="_35_1">a</text:span><text:span text:style-name="_31_29">n</text:span><text:span text:style-name="_32_01">d</text:span><text:span text:style-name="_34_1">a</text:span><text:span text:style-name="_31_17">l</text:span><text:span text:style-name="_31_51"> </text:span><text:span text:style-name="_32_3">t</text:span><text:span text:style-name="_31_43">o</text:span><text:span text:style-name="_31_51"> </text:span><text:span text:style-name="_32_4">r</text:span><text:span text:style-name="_31_49">e</text:span><text:span text:style-name="_32_01">l</text:span><text:span text:style-name="_33_8">i</text:span><text:span text:style-name="_31_14">g</text:span><text:span text:style-name="_31_71">i</text:span><text:span text:style-name="_37_5">o</text:span><text:span text:style-name="_31_05">n</text:span><text:span text:style-name="_32_22">;</text:span><text:span text:style-name="_31_"> </text:span><text:span text:style-name="_31_29">t</text:span><text:span text:style-name="_32_15">h</text:span><text:span text:style-name="_35_3">e</text:span><text:span text:style-name="_31_26">n</text:span><text:span text:style-name="_31_51"> </text:span><text:span text:style-name="_35_7">t</text:span><text:span text:style-name="_31_32">o</text:span><text:span text:style-name="_31_74">o</text:span><text:span text:style-name="_32_3">k</text:span><text:span text:style-name="_37_6"> </text:span><text:span text:style-name="_31_89">a</text:span><text:span text:style-name="_31_"> </text:span><text:span text:style-name="_31_10">r</text:span><text:span text:style-name="_32_18">a</text:span><text:span text:style-name="_32_1">n</text:span><text:span text:style-name="_31_02">d</text:span><text:span text:style-name="_31_77">o</text:span><text:span text:style-name="_35_0">m</text:span><text:span text:style-name="_37_6"> </text:span><text:span text:style-name="_31_79">j</text:span><text:span text:style-name="_36_8">u</text:span><text:span text:style-name="_31_28">m</text:span><text:span text:style-name="_32_01">p</text:span><text:span text:style-name="_34_1">,</text:span><text:span text:style-name="_37_6"> </text:span><text:span text:style-name="_32_25">a</text:span><text:span text:style-name="_32_9">n</text:span><text:span text:style-name="_31_16">d</text:span><text:span text:style-name="_31_51"> </text:span><text:span text:style-name="_37_5">l</text:span><text:span text:style-name="_31_29">a</text:span><text:span text:style-name="_31_86">n</text:span><text:span text:style-name="_37_5">d</text:span><text:span text:style-name="_31_40">e</text:span><text:span text:style-name="_31_89">d</text:span><text:span text:style-name="_31_"> </text:span><text:span text:style-name="_31_14">o</text:span><text:span text:style-name="_32_03">n</text:span><text:span text:style-name="_31_"> </text:span><text:span text:style-name="_31_46">t</text:span><text:span text:style-name="_31_91">h</text:span><text:span text:style-name="_36_0">e</text:span><text:span text:style-name="_37_6"> </text:span><text:span text:style-name="_32_10">s</text:span><text:span text:style-name="_36_9">u</text:span><text:span text:style-name="_31_46">b</text:span><text:span text:style-name="_31_89">j</text:span><text:span text:style-name="_32_7">e</text:span><text:span text:style-name="_31_05">c</text:span><text:span text:style-name="_31_85">t</text:span><text:span text:style-name="_31_"> </text:span><text:span text:style-name="_31_50">o</text:span><text:span text:style-name="_31_94">f</text:span><text:span text:style-name="_31_"> </text:span><text:span text:style-name="_31_10">b</text:span><text:span text:style-name="_32_10">u</text:span><text:span text:style-name="_34_4">r</text:span><text:span text:style-name="_31_17">g</text:span><text:span text:style-name="_31_74">l</text:span><text:span text:style-name="_36_6">a</text:span><text:span text:style-name="_31_25">r</text:span><text:span text:style-name="_31_51"> </text:span><text:span text:style-name="_35_1">a</text:span><text:span text:style-name="_31_41">l</text:span><text:span text:style-name="_31_85">a</text:span><text:span text:style-name="_34_2">r</text:span><text:span text:style-name="_39_8">m</text:span><text:span text:style-name="_31_86">s</text:span><text:span text:style-name="_36_9">.</text:span><text:span text:style-name="_37_6"> </text:span><text:span text:style-name="_32_16">A</text:span><text:span text:style-name="_32_0">n</text:span><text:span text:style-name="_31_17">d</text:span><text:span text:style-name="_31_51"> </text:span><text:span text:style-name="_35_1">n</text:span><text:span text:style-name="_31_10">o</text:span><text:span text:style-name="_31_91">w</text:span><text:span text:style-name="_31_"> </text:span><text:span text:style-name="_31_46">f</text:span><text:span text:style-name="_32_19">o</text:span><text:span text:style-name="_35_1">r</text:span><text:span text:style-name="_37_6"> </text:span><text:span text:style-name="_32_21">t</text:span><text:span text:style-name="_35_9">h</text:span><text:span text:style-name="_31_20">e</text:span><text:span text:style-name="_31_51"> </text:span><text:span text:style-name="_36_8">f</text:span><text:span text:style-name="_31_20">i</text:span><text:span text:style-name="_32_15">r</text:span><text:span text:style-name="_32_1">s</text:span><text:span text:style-name="_31_25">t</text:span><text:span text:style-name="_31_51"> </text:span><text:span text:style-name="_33_6">t</text:span><text:span text:style-name="_31_49">i</text:span><text:span text:style-name="_32_18">m</text:span><text:span text:style-name="_35_9">e</text:span><text:span text:style-name="_37_6"> </text:span><text:span text:style-name="_31_80">M</text:span><text:span text:style-name="_35_6">r</text:span><text:span text:style-name="_31_11">.</text:span><text:span text:style-name="_31_51"> </text:span><text:span text:style-name="_37_5">M</text:span><text:span text:style-name="_39_9">c</text:span><text:span text:style-name="_31_85">W</text:span><text:span text:style-name="_32_1">i</text:span><text:span text:style-name="_31_47">l</text:span><text:span text:style-name="_32_18">l</text:span><text:span text:style-name="_35_7">i</text:span><text:span text:style-name="_31_28">a</text:span><text:span text:style-name="_32_18">m</text:span><text:span text:style-name="_34_1">s</text:span><text:span text:style-name="_37_6"> </text:span><text:span text:style-name="_32_04">s</text:span><text:span text:style-name="_36_5">h</text:span><text:span text:style-name="_31_14">o</text:span><text:span text:style-name="_32_16">w</text:span><text:span text:style-name="_34_4">e</text:span><text:span text:style-name="_31_16">d</text:span><text:span text:style-name="_31_51"> </text:span><text:span text:style-name="_32_6">f</text:span><text:span text:style-name="_31_40">e</text:span><text:span text:style-name="_31_92">e</text:span><text:span text:style-name="_32_9">l</text:span><text:span text:style-name="_31_50">i</text:span><text:span text:style-name="_31_79">n</text:span><text:span text:style-name="_35_3">g</text:span><text:span text:style-name="_31_31">.</text:span><text:span text:style-name="_31_51"> </text:span><text:span text:style-name="_32_3">W</text:span><text:span text:style-name="_31_41">h</text:span><text:span text:style-name="_32_21">e</text:span><text:span text:style-name="_33_9">n</text:span><text:span text:style-name="_31_44">e</text:span><text:span text:style-name="_31_79">v</text:span><text:span text:style-name="_36_5">e</text:span><text:span text:style-name="_31_02">r</text:span><text:span text:style-name="_31_51"> </text:span><text:span text:style-name="_33_5">I</text:span><text:span text:style-name="_37_6"> </text:span><text:span text:style-name="_31_94">p</text:span><text:span text:style-name="_34_5">e</text:span><text:span text:style-name="_31_35">r</text:span><text:span text:style-name="_31_95">c</text:span><text:span text:style-name="_35_0">e</text:span><text:span text:style-name="_31_49">i</text:span><text:span text:style-name="_32_00">v</text:span><text:span text:style-name="_35_4">e</text:span><text:span text:style-name="_37_6"> </text:span><text:span text:style-name="_32_10">t</text:span><text:span text:style-name="_37_2">h</text:span><text:span text:style-name="_31_26">i</text:span><text:span text:style-name="_32_10">s</text:span><text:span text:style-name="_31_"> </text:span><text:span text:style-name="_31_10">s</text:span><text:span text:style-name="_32_07">i</text:span><text:span text:style-name="_33_9">g</text:span><text:span text:style-name="_31_47">n</text:span><text:span text:style-name="_31_51"> </text:span><text:span text:style-name="_32_0">o</text:span><text:span text:style-name="_31_25">n</text:span><text:span text:style-name="_31_51"> </text:span><text:span text:style-name="_36_0">t</text:span><text:span text:style-name="_39_9">h</text:span><text:span text:style-name="_31_89">i</text:span><text:span text:style-name="_32_3">s</text:span><text:span text:style-name="_37_6"> </text:span><text:span text:style-name="_31_92">m</text:span><text:span text:style-name="_32_7">a</text:span><text:span text:style-name="_39_8">n</text:span><text:span text:style-name="_31_70">'</text:span><text:span text:style-name="_32_1">s</text:span><text:span text:style-name="_37_6"> </text:span><text:span text:style-name="_32_06">d</text:span><text:span text:style-name="_32_0">i</text:span><text:span text:style-name="_39_5">a</text:span><text:span text:style-name="_32_24">l</text:span><text:span text:style-name="_32_3">,</text:span><text:span text:style-name="_37_6"> </text:span><text:span text:style-name="_31_95">I</text:span><text:span text:style-name="_31_"> </text:span><text:span text:style-name="_31_46">c</text:span><text:span text:style-name="_31_94">o</text:span><text:span text:style-name="_34_2">m</text:span><text:span text:style-name="_31_19">p</text:span><text:span text:style-name="_32_00">r</text:span><text:span text:style-name="_33_0">e</text:span><text:span text:style-name="_31_26">h</text:span><text:span text:style-name="_31_88">e</text:span><text:span text:style-name="_34_4">n</text:span><text:span text:style-name="_31_40">d</text:span><text:span text:style-name="_31_51"> </text:span><text:span text:style-name="_33_0">i</text:span><text:span text:style-name="_31_11">t</text:span><text:span text:style-name="_32_18">,</text:span><text:span text:style-name="_31_"> </text:span><text:span text:style-name="_31_13">a</text:span><text:span text:style-name="_32_07">n</text:span><text:span text:style-name="_36_6">d</text:span><text:span text:style-name="_37_6"> </text:span><text:span text:style-name="_32_07">l</text:span><text:span text:style-name="_32_3">a</text:span><text:span text:style-name="_31_31">p</text:span><text:span text:style-name="_32_21">s</text:span><text:span text:style-name="_36_9">e</text:span><text:span text:style-name="_37_6"> </text:span><text:span text:style-name="_32_00">i</text:span><text:span text:style-name="_32_1">n</text:span><text:span text:style-name="_31_41">t</text:span><text:span text:style-name="_32_24">o</text:span><text:span text:style-name="_31_"> </text:span><text:span text:style-name="_31_13">s</text:span><text:span text:style-name="_32_07">i</text:span><text:span text:style-name="_37_1">l</text:span><text:span text:style-name="_31_35">e</text:span><text:span text:style-name="_32_07">n</text:span><text:span text:style-name="_34_2">c</text:span><text:span text:style-name="_31_40">e</text:span><text:span text:style-name="_32_06">,</text:span><text:span text:style-name="_31_"> </text:span><text:span text:style-name="_31_35">a</text:span><text:span text:style-name="_32_15">n</text:span><text:span text:style-name="_37_4">d</text:span><text:span text:style-name="_37_6"> </text:span><text:span text:style-name="_31_77">g</text:span><text:span text:style-name="_36_5">i</text:span><text:span text:style-name="_31_46">v</text:span><text:span text:style-name="_32_19">e</text:span><text:span text:style-name="_31_"> </text:span><text:span text:style-name="_31_41">h</text:span><text:span text:style-name="_32_22">i</text:span><text:span text:style-name="_32_6">m</text:span><text:span text:style-name="_37_6"> </text:span><text:span text:style-name="_31_70">o</text:span><text:span text:style-name="_35_7">p</text:span><text:span text:style-name="_31_25">p</text:span><text:span text:style-name="_31_73">o</text:span><text:span text:style-name="_32_9">r</text:span><text:span text:style-name="_39_9">t</text:span><text:span text:style-name="_32_25">u</text:span><text:span text:style-name="_32_1">n</text:span><text:span text:style-name="_31_43">i</text:span><text:span text:style-name="_31_95">t</text:span><text:span text:style-name="_32_6">y</text:span><text:span text:style-name="_37_6"> </text:span><text:span text:style-name="_32_07">t</text:span><text:span text:style-name="_32_9">o</text:span><text:span text:style-name="_37_6"> </text:span><text:span text:style-name="_31_76">u</text:span><text:span text:style-name="_37_1">n</text:span><text:span text:style-name="_39_8">l</text:span><text:span text:style-name="_32_00">o</text:span><text:span text:style-name="_36_0">a</text:span><text:span text:style-name="_31_35">d</text:span><text:span text:style-name="_31_51"> </text:span><text:span text:style-name="_37_2">h</text:span><text:span text:style-name="_31_34">i</text:span><text:span text:style-name="_32_09">s</text:span><text:span text:style-name="_31_"> </text:span><text:span text:style-name="_39_9">h</text:span><text:span text:style-name="_32_07">e</text:span><text:span text:style-name="_34_5">a</text:span><text:span text:style-name="_31_31">r</text:span><text:span text:style-name="_32_22">t</text:span><text:span text:style-name="_36_8">.</text:span><text:span text:style-name="_37_6"> </text:span><text:span text:style-name="_32_00">S</text:span><text:span text:style-name="_32_3">a</text:span><text:span text:style-name="_39_8">i</text:span><text:span text:style-name="_31_77">d</text:span><text:span text:style-name="_31_"> </text:span><text:span text:style-name="_39_9">h</text:span><text:span text:style-name="_31_85">e</text:span><text:span text:style-name="_37_4">,</text:span><text:span text:style-name="_37_6"> </text:span><text:span text:style-name="_32_04">w</text:span><text:span text:style-name="_32_3">i</text:span><text:span text:style-name="_39_5">t</text:span><text:span text:style-name="_32_19">h</text:span><text:span text:style-name="_31_"> </text:span><text:span text:style-name="_31_41">b</text:span><text:span text:style-name="_32_24">u</text:span><text:span text:style-name="_33_6">t</text:span><text:span text:style-name="_37_6"> </text:span><text:span text:style-name="_31_88">i</text:span><text:span text:style-name="_36_9">l</text:span><text:span text:style-name="_31_17">l</text:span>-<text:span text:style-name="_37_2">c</text:span><text:span text:style-name="_31_47">o</text:span><text:span text:style-name="_31_85">n</text:span><text:span text:style-name="_33_5">t</text:span><text:span text:style-name="_31_46">r</text:span><text:span text:style-name="_31_95">o</text:span><text:span text:style-name="_37_4">l</text:span><text:span text:style-name="_31_43">l</text:span><text:span text:style-name="_31_71">e</text:span><text:span text:style-name="_33_0">d</text:span><text:span text:style-name="_37_6"> </text:span><text:span text:style-name="_31_70">e</text:span><text:span text:style-name="_35_7">m</text:span><text:span text:style-name="_31_47">o</text:span><text:span text:style-name="_32_00">t</text:span><text:span text:style-name="_34_1">i</text:span><text:span text:style-name="_31_16">o</text:span><text:span text:style-name="_31_91">n</text:span><text:span text:style-name="_32_3">:</text:span></text:p>
      <text:p text:style-name="P1"><text:span text:style-name="_31_77">"</text:span><text:span text:style-name="_37_1">I</text:span><text:span text:style-name="_37_6"> </text:span><text:span text:style-name="_31_80">d</text:span><text:span text:style-name="_35_6">o</text:span><text:span text:style-name="_37_6"> </text:span><text:span text:style-name="_32_06">n</text:span><text:span text:style-name="_37_4">o</text:span><text:span text:style-name="_31_46">t</text:span><text:span text:style-name="_31_51"> </text:span><text:span text:style-name="_35_9">g</text:span><text:span text:style-name="_31_16">o</text:span><text:span text:style-name="_31_51"> </text:span><text:span text:style-name="_33_6">o</text:span><text:span text:style-name="_31_50">n</text:span><text:span text:style-name="_31_94">e</text:span><text:span text:style-name="_31_"> </text:span><text:span text:style-name="_31_40">s</text:span><text:span text:style-name="_32_18">i</text:span><text:span text:style-name="_37_2">n</text:span><text:span text:style-name="_39_6">g</text:span><text:span text:style-name="_31_74">l</text:span><text:span text:style-name="_35_4">e</text:span><text:span text:style-name="_37_6"> </text:span><text:span text:style-name="_31_74">c</text:span><text:span text:style-name="_36_8">e</text:span><text:span text:style-name="_31_25">n</text:span><text:span text:style-name="_32_25">t</text:span><text:span text:style-name="_31_"> </text:span><text:span text:style-name="_31_20">o</text:span><text:span text:style-name="_31_71">n</text:span><text:span text:style-name="_31_"> </text:span><text:span text:style-name="_31_02">b</text:span><text:span text:style-name="_32_00">u</text:span><text:span text:style-name="_33_8">r</text:span><text:span text:style-name="_31_26">g</text:span><text:span text:style-name="_32_21">l</text:span><text:span text:style-name="_36_8">a</text:span><text:span text:style-name="_31_44">r</text:span><text:span text:style-name="_31_51"> </text:span><text:span text:style-name="_37_5">a</text:span><text:span text:style-name="_31_50">l</text:span><text:span text:style-name="_31_79">a</text:span><text:span text:style-name="_32_6">r</text:span><text:span text:style-name="_31_43">m</text:span><text:span text:style-name="_32_00">s</text:span><text:span text:style-name="_32_3">,</text:span><text:span text:style-name="_37_6"> </text:span><text:span text:style-name="_32_03">M</text:span><text:span text:style-name="_33_5">r</text:span><text:span text:style-name="_31_43">.</text:span><text:span text:style-name="_31_51"> </text:span><text:span text:style-name="_33_8">T</text:span><text:span text:style-name="_31_19">w</text:span><text:span text:style-name="_32_15">a</text:span><text:span text:style-name="_36_5">i</text:span><text:span text:style-name="_31_25">n</text:span>--<text:span text:style-name="_31_41">n</text:span><text:span text:style-name="_31_86">o</text:span><text:span text:style-name="_34_2">t</text:span><text:span text:style-name="_37_6"> </text:span><text:span text:style-name="_32_00">a</text:span><text:span text:style-name="_31_"> </text:span><text:span text:style-name="_31_17">s</text:span><text:span text:style-name="_31_89">i</text:span><text:span text:style-name="_37_1">n</text:span><text:span text:style-name="_31_49">g</text:span><text:span text:style-name="_32_10">l</text:span><text:span text:style-name="_32_1">e</text:span><text:span text:style-name="_37_6"> </text:span><text:span text:style-name="_32_04">c</text:span><text:span text:style-name="_35_6">e</text:span><text:span text:style-name="_31_11">n</text:span><text:span text:style-name="_31_85">t</text:span>--<text:span text:style-name="_32_19">a</text:span><text:span text:style-name="_33_8">n</text:span><text:span text:style-name="_31_10">d</text:span><text:span text:style-name="_31_51"> </text:span><text:span text:style-name="_33_0">I</text:span><text:span text:style-name="_37_6"> </text:span><text:span text:style-name="_32_00">w</text:span><text:span text:style-name="_32_9">i</text:span><text:span text:style-name="_31_40">l</text:span><text:span text:style-name="_32_04">l</text:span><text:span text:style-name="_31_"> </text:span><text:span text:style-name="_31_17">t</text:span><text:span text:style-name="_31_92">e</text:span><text:span text:style-name="_33_6">l</text:span><text:span text:style-name="_31_25">l</text:span><text:span text:style-name="_31_51"> </text:span><text:span text:style-name="_35_6">y</text:span><text:span text:style-name="_31_10">o</text:span><text:span text:style-name="_31_73">u</text:span><text:span text:style-name="_31_"> </text:span><text:span text:style-name="_31_10">w</text:span><text:span text:style-name="_32_19">h</text:span><text:span text:style-name="_36_6">y</text:span><text:span text:style-name="_31_17">.</text:span><text:span text:style-name="_31_51"> </text:span><text:span text:style-name="_35_7">W</text:span><text:span text:style-name="_31_47">h</text:span><text:span text:style-name="_32_25">e</text:span><text:span text:style-name="_32_4">n</text:span><text:span text:style-name="_37_6"> </text:span><text:span text:style-name="_31_94">w</text:span><text:span text:style-name="_34_1">e</text:span><text:span text:style-name="_37_6"> </text:span><text:span text:style-name="_31_85">w</text:span><text:span text:style-name="_32_6">e</text:span><text:span text:style-name="_31_28">r</text:span><text:span text:style-name="_32_07">e</text:span><text:span text:style-name="_31_"> </text:span><text:span text:style-name="_31_04">f</text:span><text:span text:style-name="_32_19">i</text:span><text:span text:style-name="_32_7">n</text:span><text:span text:style-name="_31_04">i</text:span><text:span text:style-name="_31_89">s</text:span><text:span text:style-name="_36_8">h</text:span><text:span text:style-name="_39_9">i</text:span><text:span text:style-name="_31_71">n</text:span><text:span text:style-name="_32_1">g</text:span><text:span text:style-name="_37_6"> </text:span><text:span text:style-name="_32_18">o</text:span><text:span text:style-name="_32_4">u</text:span><text:span text:style-name="_31_14">r</text:span><text:span text:style-name="_31_51"> </text:span><text:span text:style-name="_36_9">h</text:span><text:span text:style-name="_31_49">o</text:span><text:span text:style-name="_32_15">u</text:span><text:span text:style-name="_32_4">s</text:span><text:span text:style-name="_31_26">e</text:span><text:span text:style-name="_31_85">,</text:span><text:span text:style-name="_31_"> </text:span><text:span text:style-name="_31_40">w</text:span><text:span text:style-name="_32_06">e</text:span><text:span text:style-name="_31_"> </text:span><text:span text:style-name="_31_41">f</text:span><text:span text:style-name="_31_80">o</text:span><text:span text:style-name="_36_8">u</text:span><text:span text:style-name="_31_31">n</text:span><text:span text:style-name="_32_06">d</text:span><text:span text:style-name="_31_"> </text:span><text:span text:style-name="_31_11">w</text:span><text:span text:style-name="_32_19">e</text:span><text:span text:style-name="_31_"> </text:span><text:span text:style-name="_31_32">h</text:span><text:span text:style-name="_31_74">a</text:span><text:span text:style-name="_36_0">d</text:span><text:span text:style-name="_37_6"> </text:span><text:span text:style-name="_32_16">a</text:span><text:span text:style-name="_31_"> </text:span><text:span text:style-name="_31_50">l</text:span><text:span text:style-name="_32_19">i</text:span><text:span text:style-name="_33_6">t</text:span><text:span text:style-name="_31_35">t</text:span><text:span text:style-name="_31_92">l</text:span><text:span text:style-name="_35_9">e</text:span><text:span text:style-name="_37_6"> </text:span><text:span text:style-name="_32_22">c</text:span><text:span text:style-name="_32_4">a</text:span><text:span text:style-name="_39_5">s</text:span><text:span text:style-name="_31_77">h</text:span><text:span text:style-name="_31_"> </text:span><text:span text:style-name="_31_31">l</text:span><text:span text:style-name="_31_70">e</text:span><text:span text:style-name="_37_2">f</text:span><text:span text:style-name="_31_40">t</text:span><text:span text:style-name="_31_51"> </text:span><text:span text:style-name="_33_0">o</text:span><text:span text:style-name="_31_41">v</text:span><text:span text:style-name="_32_10">e</text:span><text:span text:style-name="_35_3">r</text:span><text:span text:style-name="_31_28">,</text:span><text:span text:style-name="_31_51"> </text:span><text:span text:style-name="_36_6">o</text:span><text:span text:style-name="_39_6">n</text:span><text:span text:style-name="_31_51"> </text:span><text:span text:style-name="_35_9">a</text:span><text:span text:style-name="_31_01">c</text:span><text:span text:style-name="_31_76">c</text:span><text:span text:style-name="_35_4">o</text:span><text:span text:style-name="_31_25">u</text:span><text:span text:style-name="_31_92">n</text:span><text:span text:style-name="_33_5">t</text:span><text:span text:style-name="_37_6"> </text:span><text:span text:style-name="_32_25">o</text:span><text:span text:style-name="_37_4">f</text:span><text:span text:style-name="_37_6"> </text:span><text:span text:style-name="_32_04">t</text:span><text:span text:style-name="_36_0">h</text:span><text:span text:style-name="_31_28">e</text:span><text:span text:style-name="_31_51"> </text:span><text:span text:style-name="_32_3">p</text:span><text:span text:style-name="_31_11">l</text:span><text:span text:style-name="_32_21">u</text:span><text:span text:style-name="_32_3">m</text:span><text:span text:style-name="_31_32">b</text:span><text:span text:style-name="_31_74">e</text:span><text:span text:style-name="_35_6">r</text:span><text:span text:style-name="_37_6"> </text:span><text:span text:style-name="_32_10">n</text:span><text:span text:style-name="_33_9">o</text:span><text:span text:style-name="_31_41">t</text:span><text:span text:style-name="_31_51"> </text:span><text:span text:style-name="_32_4">k</text:span><text:span text:style-name="_31_49">n</text:span><text:span text:style-name="_31_76">o</text:span><text:span text:style-name="_32_6">w</text:span><text:span text:style-name="_31_13">i</text:span><text:span text:style-name="_32_03">n</text:span><text:span text:style-name="_34_2">g</text:span><text:span text:style-name="_37_6"> </text:span><text:span text:style-name="_32_18">i</text:span><text:span text:style-name="_33_5">t</text:span><text:span text:style-name="_39_9">.</text:span><text:span text:style-name="_31_51"> </text:span><text:span text:style-name="_35_0">I</text:span><text:span text:style-name="_37_6"> </text:span><text:span text:style-name="_31_71">w</text:span><text:span text:style-name="_37_1">a</text:span><text:span text:style-name="_31_28">s</text:span><text:span text:style-name="_31_51"> </text:span><text:span text:style-name="_36_0">f</text:span><text:span text:style-name="_31_17">o</text:span><text:span text:style-name="_32_19">r</text:span><text:span text:style-name="_31_"> </text:span><text:span text:style-name="_31_14">e</text:span><text:span text:style-name="_31_94">n</text:span><text:span text:style-name="_36_5">l</text:span><text:span text:style-name="_39_6">i</text:span><text:span text:style-name="_32_01">g</text:span><text:span text:style-name="_37_4">h</text:span><text:span text:style-name="_31_49">t</text:span><text:span text:style-name="_31_76">e</text:span><text:span text:style-name="_32_0">n</text:span><text:span text:style-name="_39_6">i</text:span><text:span text:style-name="_32_18">n</text:span><text:span text:style-name="_37_1">g</text:span><text:span text:style-name="_37_6"> </text:span><text:span text:style-name="_32_00">t</text:span><text:span text:style-name="_35_6">h</text:span><text:span text:style-name="_39_9">e</text:span><text:span text:style-name="_31_51"> </text:span><text:span text:style-name="_36_5">h</text:span><text:span text:style-name="_31_49">e</text:span><text:span text:style-name="_32_25">a</text:span><text:span text:style-name="_35_6">t</text:span><text:span text:style-name="_31_49">h</text:span><text:span text:style-name="_31_85">e</text:span><text:span text:style-name="_36_5">n</text:span><text:span text:style-name="_37_6"> </text:span><text:span text:style-name="_32_21">w</text:span><text:span text:style-name="_35_1">i</text:span><text:span text:style-name="_31_26">t</text:span><text:span text:style-name="_32_16">h</text:span><text:span text:style-name="_31_"> </text:span><text:span text:style-name="_31_05">i</text:span><text:span text:style-name="_32_18">t</text:span><text:span text:style-name="_32_1">,</text:span><text:span text:style-name="_37_6"> </text:span><text:span text:style-name="_31_74">f</text:span><text:span text:style-name="_36_6">o</text:span><text:span text:style-name="_31_35">r</text:span><text:span text:style-name="_31_51"> </text:span><text:span text:style-name="_32_1">I</text:span><text:span text:style-name="_37_6"> </text:span><text:span text:style-name="_32_01">w</text:span><text:span text:style-name="_37_2">a</text:span><text:span text:style-name="_39_5">s</text:span><text:span text:style-name="_31_51"> </text:span><text:span text:style-name="_32_1">a</text:span><text:span text:style-name="_31_35">l</text:span><text:span text:style-name="_31_86">w</text:span><text:span text:style-name="_32_0">a</text:span><text:span text:style-name="_31_13">y</text:span><text:span text:style-name="_31_70">s</text:span><text:span text:style-name="_31_"> </text:span><text:span text:style-name="_31_04">u</text:span><text:span text:style-name="_31_77">n</text:span><text:span text:style-name="_36_6">a</text:span><text:span text:style-name="_31_02">c</text:span><text:span text:style-name="_31_76">c</text:span><text:span text:style-name="_34_1">o</text:span><text:span text:style-name="_31_26">u</text:span><text:span text:style-name="_31_71">n</text:span><text:span text:style-name="_33_9">t</text:span><text:span text:style-name="_39_9">a</text:span><text:span text:style-name="_32_01">b</text:span><text:span text:style-name="_34_1">l</text:span><text:span text:style-name="_31_04">y</text:span><text:span text:style-name="_31_51"> </text:span><text:span text:style-name="_34_2">d</text:span><text:span text:style-name="_31_50">o</text:span><text:span text:style-name="_31_85">w</text:span><text:span text:style-name="_37_5">n</text:span><text:span text:style-name="_37_6"> </text:span><text:span text:style-name="_32_10">o</text:span><text:span text:style-name="_34_2">n</text:span><text:span text:style-name="_37_6"> </text:span><text:span text:style-name="_31_89">t</text:span><text:span text:style-name="_35_7">h</text:span><text:span text:style-name="_31_32">e</text:span><text:span text:style-name="_31_51"> </text:span><text:span text:style-name="_32_0">h</text:span><text:span text:style-name="_31_10">e</text:span><text:span text:style-name="_32_03">a</text:span><text:span text:style-name="_35_4">t</text:span><text:span text:style-name="_39_8">h</text:span><text:span text:style-name="_32_19">e</text:span><text:span text:style-name="_36_6">n</text:span><text:span text:style-name="_37_6"> </text:span><text:span text:style-name="_31_74">s</text:span><text:span text:style-name="_34_1">o</text:span><text:span text:style-name="_31_32">m</text:span><text:span text:style-name="_31_77">e</text:span><text:span text:style-name="_33_5">h</text:span><text:span text:style-name="_31_35">o</text:span><text:span text:style-name="_31_79">w</text:span><text:span text:style-name="_35_6">;</text:span><text:span text:style-name="_37_6"> </text:span><text:span text:style-name="_32_04">b</text:span><text:span text:style-name="_35_9">u</text:span><text:span text:style-name="_31_02">t</text:span><text:span text:style-name="_31_51"> </text:span><text:span text:style-name="_36_9">M</text:span><text:span text:style-name="_31_04">r</text:span><text:span text:style-name="_32_07">s</text:span><text:span text:style-name="_32_4">.</text:span><text:span text:style-name="_37_6"> </text:span><text:span text:style-name="_31_74">M</text:span><text:span text:style-name="_35_9">c</text:span><text:span text:style-name="_31_02">W</text:span><text:span text:style-name="_32_01">i</text:span><text:span text:style-name="_35_3">l</text:span><text:span text:style-name="_39_5">l</text:span><text:span text:style-name="_32_03">i</text:span><text:span text:style-name="_36_0">a</text:span><text:span text:style-name="_31_50">m</text:span><text:span text:style-name="_31_89">s</text:span><text:span text:style-name="_31_"> </text:span><text:span text:style-name="_31_19">s</text:span><text:span text:style-name="_32_09">a</text:span><text:span text:style-name="_33_5">i</text:span><text:span text:style-name="_31_47">d</text:span><text:span text:style-name="_31_51"> </text:span><text:span text:style-name="_32_1">n</text:span><text:span text:style-name="_31_50">o</text:span><text:span text:style-name="_32_15">,</text:span><text:span text:style-name="_31_"> </text:span><text:span text:style-name="_31_31">l</text:span><text:span text:style-name="_31_89">e</text:span><text:span text:style-name="_33_8">t</text:span><text:span text:style-name="_31_35">'</text:span><text:span text:style-name="_31_88">s</text:span><text:span text:style-name="_31_"> </text:span><text:span text:style-name="_31_32">h</text:span><text:span text:style-name="_31_73">a</text:span><text:span text:style-name="_36_6">v</text:span><text:span text:style-name="_31_34">e</text:span><text:span text:style-name="_31_51"> </text:span><text:span text:style-name="_37_4">a</text:span><text:span text:style-name="_37_6"> </text:span><text:span text:style-name="_31_94">b</text:span><text:span text:style-name="_35_7">u</text:span><text:span text:style-name="_31_17">r</text:span><text:span text:style-name="_31_73">g</text:span><text:span text:style-name="_34_4">l</text:span><text:span text:style-name="_31_34">a</text:span><text:span text:style-name="_31_89">r</text:span><text:span text:style-name="_31_"> </text:span><text:span text:style-name="_39_6">a</text:span><text:span text:style-name="_32_21">l</text:span><text:span text:style-name="_35_9">a</text:span><text:span text:style-name="_31_31">r</text:span><text:span text:style-name="_32_24">m</text:span><text:span text:style-name="_37_1">.</text:span><text:span text:style-name="_37_6"> </text:span><text:span text:style-name="_32_25">I</text:span><text:span text:style-name="_31_"> </text:span><text:span text:style-name="_31_46">a</text:span><text:span text:style-name="_32_06">g</text:span><text:span text:style-name="_36_5">r</text:span><text:span text:style-name="_31_13">e</text:span><text:span text:style-name="_31_85">e</text:span><text:span text:style-name="_37_2">d</text:span><text:span text:style-name="_37_6"> </text:span><text:span text:style-name="_32_15">t</text:span><text:span text:style-name="_35_3">o</text:span><text:span text:style-name="_37_6"> </text:span><text:span text:style-name="_32_15">t</text:span><text:span text:style-name="_37_1">h</text:span><text:span text:style-name="_39_8">i</text:span><text:span text:style-name="_32_24">s</text:span><text:span text:style-name="_31_"> </text:span><text:span text:style-name="_31_26">c</text:span><text:span text:style-name="_31_89">o</text:span><text:span text:style-name="_35_3">m</text:span><text:span text:style-name="_31_43">p</text:span><text:span text:style-name="_32_21">r</text:span><text:span text:style-name="_34_2">o</text:span><text:span text:style-name="_31_47">m</text:span><text:span text:style-name="_32_00">i</text:span><text:span text:style-name="_35_6">s</text:span><text:span text:style-name="_31_34">e</text:span><text:span text:style-name="_31_94">.</text:span><text:span text:style-name="_31_"> </text:span><text:span text:style-name="_31_31">I</text:span><text:span text:style-name="_31_51"> </text:span><text:span text:style-name="_32_3">w</text:span><text:span text:style-name="_31_11">i</text:span><text:span text:style-name="_31_74">l</text:span><text:span text:style-name="_35_9">l</text:span><text:span text:style-name="_37_6"> </text:span><text:span text:style-name="_31_91">e</text:span><text:span text:style-name="_36_9">x</text:span><text:span text:style-name="_31_31">p</text:span><text:span text:style-name="_32_06">l</text:span><text:span text:style-name="_35_6">a</text:span><text:span text:style-name="_31_31">i</text:span><text:span text:style-name="_31_91">n</text:span><text:span text:style-name="_31_"> </text:span><text:span text:style-name="_31_16">t</text:span><text:span text:style-name="_32_00">h</text:span><text:span text:style-name="_35_1">a</text:span><text:span text:style-name="_31_43">t</text:span><text:span text:style-name="_31_51"> </text:span><text:span text:style-name="_35_1">w</text:span><text:span text:style-name="_31_04">h</text:span><text:span text:style-name="_31_79">e</text:span><text:span text:style-name="_35_7">n</text:span><text:span text:style-name="_39_6">e</text:span><text:span text:style-name="_31_91">v</text:span><text:span text:style-name="_32_6">e</text:span><text:span text:style-name="_31_44">r</text:span><text:span text:style-name="_31_51"> </text:span><text:span text:style-name="_33_6">I</text:span><text:span text:style-name="_37_6"> </text:span><text:span text:style-name="_31_91">w</text:span><text:span text:style-name="_36_5">a</text:span><text:span text:style-name="_39_9">n</text:span><text:span text:style-name="_31_85">t</text:span><text:span text:style-name="_31_"> </text:span><text:span text:style-name="_31_11">a</text:span><text:span text:style-name="_31_51"> </text:span><text:span text:style-name="_35_7">t</text:span><text:span text:style-name="_31_41">h</text:span><text:span text:style-name="_31_89">i</text:span><text:span text:style-name="_36_6">n</text:span><text:span text:style-name="_31_47">g</text:span><text:span text:style-name="_32_09">,</text:span><text:span text:style-name="_31_"> </text:span><text:span text:style-name="_31_34">a</text:span><text:span text:style-name="_31_77">n</text:span><text:span text:style-name="_37_1">d</text:span><text:span text:style-name="_37_6"> </text:span><text:span text:style-name="_32_00">M</text:span><text:span text:style-name="_36_0">r</text:span><text:span text:style-name="_31_16">s</text:span><text:span text:style-name="_31_71">.</text:span><text:span text:style-name="_31_"> </text:span><text:span text:style-name="_31_05">M</text:span><text:span text:style-name="_32_00">c</text:span><text:span text:style-name="_35_1">W</text:span><text:span text:style-name="_31_14">i</text:span><text:span text:style-name="_31_71">l</text:span><text:span text:style-name="_37_5">l</text:span><text:span text:style-name="_31_32">i</text:span><text:span text:style-name="_31_91">a</text:span><text:span text:style-name="_35_6">m</text:span><text:span text:style-name="_31_40">s</text:span><text:span text:style-name="_31_51"> </text:span><text:span text:style-name="_34_2">w</text:span><text:span text:style-name="_31_28">a</text:span><text:span text:style-name="_31_94">n</text:span><text:span text:style-name="_37_2">t</text:span><text:span text:style-name="_31_43">s</text:span><text:span text:style-name="_31_51"> </text:span><text:span text:style-name="_34_1">a</text:span><text:span text:style-name="_31_28">n</text:span><text:span text:style-name="_31_94">o</text:span><text:span text:style-name="_33_6">t</text:span><text:span text:style-name="_31_26">h</text:span><text:span text:style-name="_32_07">e</text:span><text:span text:style-name="_32_0">r</text:span><text:span text:style-name="_37_6"> </text:span><text:span text:style-name="_32_00">t</text:span><text:span text:style-name="_37_4">h</text:span><text:span text:style-name="_31_34">i</text:span><text:span text:style-name="_31_79">n</text:span><text:span text:style-name="_34_2">g</text:span><text:span text:style-name="_31_14">,</text:span><text:span text:style-name="_31_51"> </text:span><text:span text:style-name="_33_9">a</text:span><text:span text:style-name="_31_44">n</text:span><text:span text:style-name="_31_95">d</text:span><text:span text:style-name="_31_"> </text:span><text:span text:style-name="_31_01">w</text:span><text:span text:style-name="_32_09">e</text:span><text:span text:style-name="_31_"> </text:span><text:span text:style-name="_31_41">d</text:span><text:span text:style-name="_32_18">e</text:span><text:span text:style-name="_33_6">c</text:span><text:span text:style-name="_31_40">i</text:span><text:span text:style-name="_32_22">d</text:span><text:span text:style-name="_36_5">e</text:span><text:span text:style-name="_37_6"> </text:span><text:span text:style-name="_31_85">u</text:span><text:span text:style-name="_37_4">p</text:span><text:span text:style-name="_31_41">o</text:span><text:span text:style-name="_31_77">n</text:span><text:span text:style-name="_31_"> </text:span><text:span text:style-name="_31_17">t</text:span><text:span text:style-name="_31_77">h</text:span><text:span text:style-name="_33_6">e</text:span><text:span text:style-name="_37_6"> </text:span><text:span text:style-name="_31_85">t</text:span><text:span text:style-name="_35_4">h</text:span><text:span text:style-name="_31_49">i</text:span><text:span text:style-name="_31_80">n</text:span><text:span text:style-name="_35_3">g</text:span><text:span text:style-name="_37_6"> </text:span><text:span text:style-name="_32_07">t</text:span><text:span text:style-name="_33_9">h</text:span><text:span text:style-name="_31_01">a</text:span><text:span text:style-name="_32_07">t</text:span><text:span text:style-name="_31_"> </text:span><text:span text:style-name="_31_41">M</text:span><text:span text:style-name="_32_24">r</text:span><text:span text:style-name="_32_4">s</text:span><text:span text:style-name="_31_10">.</text:span><text:span text:style-name="_31_51"> </text:span><text:span text:style-name="_33_5">M</text:span><text:span text:style-name="_31_41">c</text:span><text:span text:style-name="_32_07">W</text:span><text:span text:style-name="_35_3">i</text:span><text:span text:style-name="_31_50">l</text:span><text:span text:style-name="_32_21">l</text:span><text:span text:style-name="_37_4">i</text:span><text:span text:style-name="_31_44">a</text:span><text:span text:style-name="_32_06">m</text:span><text:span text:style-name="_35_7">s</text:span><text:span text:style-name="_37_6"> </text:span><text:span text:style-name="_32_18">w</text:span><text:span text:style-name="_37_5">a</text:span><text:span text:style-name="_39_5">n</text:span><text:span text:style-name="_32_24">t</text:span><text:span text:style-name="_35_9">s</text:span>--<text:span text:style-name="_35_4">a</text:span><text:span text:style-name="_39_6">s</text:span><text:span text:style-name="_31_51"> </text:span><text:span text:style-name="_36_0">w</text:span><text:span text:style-name="_31_01">e</text:span><text:span text:style-name="_31_51"> </text:span><text:span text:style-name="_37_5">a</text:span><text:span text:style-name="_31_40">l</text:span><text:span text:style-name="_31_91">w</text:span><text:span text:style-name="_32_0">a</text:span><text:span text:style-name="_31_05">y</text:span><text:span text:style-name="_32_07">s</text:span><text:span text:style-name="_31_"> </text:span><text:span text:style-name="_31_46">d</text:span><text:span text:style-name="_31_79">o</text:span><text:span text:style-name="_31_"> </text:span>--<text:span text:style-name="_35_9">s</text:span><text:span text:style-name="_31_01">h</text:span><text:span text:style-name="_32_06">e</text:span><text:span text:style-name="_31_"> </text:span><text:span text:style-name="_31_41">c</text:span><text:span text:style-name="_31_92">a</text:span><text:span text:style-name="_33_5">l</text:span><text:span text:style-name="_31_29">l</text:span><text:span text:style-name="_32_19">s</text:span><text:span text:style-name="_31_"> </text:span><text:span text:style-name="_31_29">t</text:span><text:span text:style-name="_32_22">h</text:span><text:span text:style-name="_32_4">a</text:span><text:span text:style-name="_31_16">t</text:span><text:span text:style-name="_31_51"> </text:span><text:span text:style-name="_35_4">a</text:span><text:span text:style-name="_37_6"> </text:span><text:span text:style-name="_31_79">c</text:span><text:span text:style-name="_36_9">o</text:span><text:span text:style-name="_31_49">m</text:span><text:span text:style-name="_32_18">p</text:span><text:span text:style-name="_37_1">r</text:span><text:span text:style-name="_31_13">o</text:span><text:span text:style-name="_32_07">m</text:span><text:span text:style-name="_32_3">i</text:span><text:span text:style-name="_31_31">s</text:span><text:span text:style-name="_32_19">e</text:span><text:span text:style-name="_32_0">.</text:span><text:span text:style-name="_37_6"> </text:span><text:span text:style-name="_31_70">V</text:span><text:span text:style-name="_32_7">e</text:span><text:span text:style-name="_31_31">r</text:span><text:span text:style-name="_32_09">y</text:span><text:span text:style-name="_31_"> </text:span><text:span text:style-name="_31_28">w</text:span><text:span text:style-name="_32_09">e</text:span><text:span text:style-name="_36_8">l</text:span><text:span text:style-name="_31_19">l</text:span><text:span text:style-name="_31_92">:</text:span><text:span text:style-name="_31_"> </text:span><text:span text:style-name="_31_04">t</text:span><text:span text:style-name="_32_10">h</text:span><text:span text:style-name="_35_1">e</text:span><text:span text:style-name="_37_6"> </text:span><text:span text:style-name="_32_04">m</text:span><text:span text:style-name="_32_7">a</text:span><text:span text:style-name="_31_49">n</text:span><text:span text:style-name="_31_51"> </text:span><text:span text:style-name="_36_0">c</text:span><text:span text:style-name="_31_43">a</text:span><text:span text:style-name="_32_22">m</text:span><text:span text:style-name="_33_9">e</text:span><text:span text:style-name="_37_6"> </text:span><text:span text:style-name="_31_95">u</text:span><text:span text:style-name="_33_6">p</text:span><text:span text:style-name="_37_6"> </text:span><text:span text:style-name="_32_22">f</text:span><text:span text:style-name="_36_8">r</text:span><text:span text:style-name="_31_11">o</text:span><text:span text:style-name="_31_70">m</text:span><text:span text:style-name="_31_"> </text:span><text:span text:style-name="_31_17">N</text:span><text:span text:style-name="_31_76">e</text:span><text:span text:style-name="_32_4">w</text:span><text:span text:style-name="_37_6"> </text:span><text:span text:style-name="_32_07">Y</text:span><text:span text:style-name="_35_0">o</text:span><text:span text:style-name="_31_47">r</text:span><text:span text:style-name="_31_73">k</text:span><text:span text:style-name="_31_"> </text:span><text:span text:style-name="_31_50">a</text:span><text:span text:style-name="_32_22">n</text:span><text:span text:style-name="_33_8">d</text:span><text:span text:style-name="_37_6"> </text:span><text:span text:style-name="_31_91">p</text:span><text:span text:style-name="_35_4">u</text:span><text:span text:style-name="_31_11">t</text:span><text:span text:style-name="_31_51"> </text:span><text:span text:style-name="_34_4">i</text:span><text:span text:style-name="_31_13">n</text:span><text:span text:style-name="_31_51"> </text:span><text:span text:style-name="_33_0">t</text:span><text:span text:style-name="_39_9">h</text:span><text:span text:style-name="_31_77">e</text:span><text:span text:style-name="_31_"> </text:span><text:span text:style-name="_39_5">a</text:span><text:span text:style-name="_32_10">l</text:span><text:span text:style-name="_34_1">a</text:span><text:span text:style-name="_31_43">r</text:span><text:span text:style-name="_32_24">m</text:span><text:span text:style-name="_35_3">,</text:span><text:span text:style-name="_37_6"> </text:span><text:span text:style-name="_32_24">a</text:span><text:span text:style-name="_34_4">n</text:span><text:span text:style-name="_31_20">d</text:span><text:span text:style-name="_31_51"> </text:span><text:span text:style-name="_33_6">c</text:span><text:span text:style-name="_31_32">h</text:span><text:span text:style-name="_31_70">a</text:span><text:span text:style-name="_32_0">r</text:span><text:span text:style-name="_39_6">g</text:span><text:span text:style-name="_32_10">e</text:span><text:span text:style-name="_35_9">d</text:span><text:span text:style-name="_37_6"> </text:span><text:span text:style-name="_32_01">t</text:span><text:span text:style-name="_33_5">h</text:span><text:span text:style-name="_31_13">r</text:span><text:span text:style-name="_32_00">e</text:span><text:span text:style-name="_34_5">e</text:span><text:span text:style-name="_37_6"> </text:span><text:span text:style-name="_32_00">h</text:span><text:span text:style-name="_35_1">u</text:span><text:span text:style-name="_31_49">n</text:span><text:span text:style-name="_31_92">d</text:span><text:span text:style-name="_35_4">r</text:span><text:span text:style-name="_31_05">e</text:span><text:span text:style-name="_32_15">d</text:span><text:span text:style-name="_31_"> </text:span><text:span text:style-name="_31_35">a</text:span><text:span text:style-name="_31_79">n</text:span><text:span text:style-name="_32_3">d</text:span><text:span text:style-name="_37_6"> </text:span><text:span text:style-name="_31_86">t</text:span><text:span text:style-name="_34_2">w</text:span><text:span text:style-name="_31_47">e</text:span><text:span text:style-name="_31_73">n</text:span><text:span text:style-name="_35_9">t</text:span><text:span text:style-name="_31_44">y</text:span>-<text:span text:style-name="_36_9">f</text:span><text:span text:style-name="_31_19">i</text:span><text:span text:style-name="_32_21">v</text:span><text:span text:style-name="_33_5">e</text:span><text:span text:style-name="_37_6"> </text:span><text:span text:style-name="_31_80">d</text:span><text:span text:style-name="_35_6">o</text:span><text:span text:style-name="_31_43">l</text:span><text:span text:style-name="_31_70">l</text:span><text:span text:style-name="_32_1">a</text:span><text:span text:style-name="_31_02">r</text:span><text:span text:style-name="_32_18">s</text:span><text:span text:style-name="_31_"> </text:span><text:span text:style-name="_31_16">f</text:span><text:span text:style-name="_32_00">o</text:span><text:span text:style-name="_37_5">r</text:span><text:span text:style-name="_37_6"> </text:span><text:span text:style-name="_31_94">i</text:span><text:span text:style-name="_36_6">t</text:span><text:span text:style-name="_31_28">,</text:span><text:span text:style-name="_31_51"> </text:span><text:span text:style-name="_33_0">a</text:span><text:span text:style-name="_31_35">n</text:span><text:span text:style-name="_32_19">d</text:span><text:span text:style-name="_31_"> </text:span><text:span text:style-name="_31_40">s</text:span><text:span text:style-name="_31_91">a</text:span><text:span text:style-name="_36_0">i</text:span><text:span text:style-name="_31_46">d</text:span><text:span text:style-name="_31_51"> </text:span><text:span text:style-name="_35_3">w</text:span><text:span text:style-name="_31_31">e</text:span><text:span text:style-name="_31_51"> </text:span><text:span text:style-name="_33_9">c</text:span><text:span text:style-name="_31_46">o</text:span><text:span text:style-name="_32_25">u</text:span><text:span text:style-name="_33_0">l</text:span><text:span text:style-name="_39_9">d</text:span><text:span text:style-name="_31_51"> </text:span><text:span text:style-name="_34_1">s</text:span><text:span text:style-name="_31_17">l</text:span><text:span text:style-name="_32_15">e</text:span><text:span text:style-name="_37_4">e</text:span><text:span text:style-name="_31_32">p</text:span><text:span text:style-name="_31_51"> </text:span><text:span text:style-name="_33_6">w</text:span><text:span text:style-name="_31_28">i</text:span><text:span text:style-name="_31_94">t</text:span><text:span text:style-name="_32_4">h</text:span><text:span text:style-name="_31_29">o</text:span><text:span text:style-name="_31_70">u</text:span><text:span text:style-name="_36_8">t</text:span><text:span text:style-name="_37_6"> </text:span><text:span text:style-name="_31_88">u</text:span><text:span text:style-name="_32_6">n</text:span><text:span text:style-name="_31_28">e</text:span><text:span text:style-name="_31_88">a</text:span><text:span text:style-name="_32_4">s</text:span><text:span text:style-name="_31_34">i</text:span><text:span text:style-name="_32_01">n</text:span><text:span text:style-name="_35_1">e</text:span><text:span text:style-name="_31_04">s</text:span><text:span text:style-name="_32_01">s</text:span><text:span text:style-name="_31_"> </text:span><text:span text:style-name="_31_32">n</text:span><text:span text:style-name="_31_91">o</text:span><text:span text:style-name="_36_6">w</text:span><text:span text:style-name="_31_47">.</text:span><text:span text:style-name="_31_51"> </text:span><text:span text:style-name="_35_1">S</text:span><text:span text:style-name="_31_11">o</text:span><text:span text:style-name="_31_51"> </text:span><text:span text:style-name="_35_4">w</text:span><text:span text:style-name="_31_17">e</text:span><text:span text:style-name="_31_51"> </text:span><text:span text:style-name="_33_8">d</text:span><text:span text:style-name="_31_47">i</text:span><text:span text:style-name="_31_76">d</text:span><text:span text:style-name="_31_"> </text:span><text:span text:style-name="_31_05">f</text:span><text:span text:style-name="_31_70">o</text:span><text:span text:style-name="_35_0">r</text:span><text:span text:style-name="_37_6"> </text:span><text:span text:style-name="_32_06">a</text:span><text:span text:style-name="_37_5">w</text:span><text:span text:style-name="_31_40">h</text:span><text:span text:style-name="_32_24">i</text:span><text:span text:style-name="_32_9">l</text:span><text:span text:style-name="_31_02">e</text:span>--<text:span text:style-name="_31_43">s</text:span><text:span text:style-name="_31_89">a</text:span><text:span text:style-name="_35_0">y</text:span><text:span text:style-name="_37_6"> </text:span><text:span text:style-name="_32_22">a</text:span><text:span text:style-name="_31_"> </text:span><text:span text:style-name="_31_35">m</text:span><text:span text:style-name="_31_91">o</text:span><text:span text:style-name="_35_6">n</text:span><text:span text:style-name="_31_49">t</text:span><text:span text:style-name="_31_80">h</text:span><text:span text:style-name="_34_5">.</text:span><text:span text:style-name="_37_6"> </text:span><text:span text:style-name="_32_07">T</text:span><text:span text:style-name="_33_6">h</text:span><text:span text:style-name="_31_16">e</text:span><text:span text:style-name="_31_73">n</text:span><text:span text:style-name="_31_"> </text:span><text:span text:style-name="_31_11">o</text:span><text:span text:style-name="_31_71">n</text:span><text:span text:style-name="_37_4">e</text:span><text:span text:style-name="_37_6"> </text:span><text:span text:style-name="_32_19">n</text:span><text:span text:style-name="_34_4">i</text:span><text:span text:style-name="_31_04">g</text:span><text:span text:style-name="_32_06">h</text:span><text:span text:style-name="_35_0">t</text:span><text:span text:style-name="_37_6"> </text:span><text:span text:style-name="_31_74">w</text:span><text:span text:style-name="_32_0">e</text:span><text:span text:style-name="_37_6"> </text:span><text:span text:style-name="_32_01">s</text:span><text:span text:style-name="_35_1">m</text:span><text:span text:style-name="_31_17">e</text:span><text:span text:style-name="_31_86">l</text:span><text:span text:style-name="_34_2">l</text:span><text:span text:style-name="_31_44">e</text:span><text:span text:style-name="_32_21">d</text:span><text:span text:style-name="_31_"> </text:span><text:span text:style-name="_31_19">s</text:span><text:span text:style-name="_31_70">m</text:span><text:span text:style-name="_35_9">o</text:span><text:span text:style-name="_31_49">k</text:span><text:span text:style-name="_32_06">e</text:span><text:span text:style-name="_32_9">,</text:span><text:span text:style-name="_37_6"> </text:span><text:span text:style-name="_31_74">a</text:span><text:span text:style-name="_32_1">n</text:span><text:span text:style-name="_31_44">d</text:span><text:span text:style-name="_31_51"> </text:span><text:span text:style-name="_35_6">I</text:span><text:span text:style-name="_37_6"> </text:span><text:span text:style-name="_31_80">w</text:span><text:span text:style-name="_32_6">a</text:span><text:span text:style-name="_31_46">s</text:span><text:span text:style-name="_31_51"> </text:span><text:span text:style-name="_33_8">a</text:span><text:span text:style-name="_31_26">d</text:span><text:span text:style-name="_31_79">v</text:span><text:span text:style-name="_33_5">i</text:span><text:span text:style-name="_31_43">s</text:span><text:span text:style-name="_31_70">e</text:span><text:span text:style-name="_36_8">d</text:span><text:span text:style-name="_37_6"> </text:span><text:span text:style-name="_32_06">t</text:span><text:span text:style-name="_35_6">o</text:span><text:span text:style-name="_37_6"> </text:span><text:span text:style-name="_32_09">g</text:span><text:span text:style-name="_33_8">e</text:span><text:span text:style-name="_31_05">t</text:span><text:span text:style-name="_31_51"> </text:span><text:span text:style-name="_36_5">u</text:span><text:span text:style-name="_31_14">p</text:span><text:span text:style-name="_31_51"> </text:span><text:span text:style-name="_34_1">a</text:span><text:span text:style-name="_39_9">n</text:span><text:span text:style-name="_32_10">d</text:span><text:span text:style-name="_31_"> </text:span><text:span text:style-name="_31_19">s</text:span><text:span text:style-name="_31_79">e</text:span><text:span text:style-name="_33_9">e</text:span><text:span text:style-name="_37_6"> </text:span><text:span text:style-name="_31_77">w</text:span><text:span text:style-name="_35_4">h</text:span><text:span text:style-name="_31_46">a</text:span><text:span text:style-name="_31_70">t</text:span><text:span text:style-name="_31_"> </text:span><text:span text:style-name="_31_14">t</text:span><text:span text:style-name="_31_71">h</text:span><text:span text:style-name="_32_1">e</text:span><text:span text:style-name="_37_6"> </text:span><text:span text:style-name="_31_88">m</text:span><text:span text:style-name="_36_8">a</text:span><text:span text:style-name="_31_34">t</text:span><text:span text:style-name="_31_73">t</text:span><text:span text:style-name="_36_6">e</text:span><text:span text:style-name="_31_20">r</text:span><text:span text:style-name="_31_51"> </text:span><text:span text:style-name="_32_9">w</text:span><text:span text:style-name="_31_13">a</text:span><text:span text:style-name="_31_89">s</text:span><text:span text:style-name="_36_6">.</text:span><text:span text:style-name="_37_6"> </text:span><text:span text:style-name="_32_07">I</text:span><text:span text:style-name="_31_"> </text:span><text:span text:style-name="_39_5">l</text:span><text:span text:style-name="_32_16">i</text:span><text:span text:style-name="_34_1">t</text:span><text:span text:style-name="_37_6"> </text:span><text:span text:style-name="_32_21">a</text:span><text:span text:style-name="_31_"> </text:span><text:span text:style-name="_39_5">c</text:span><text:span text:style-name="_31_86">a</text:span><text:span text:style-name="_35_4">n</text:span><text:span text:style-name="_31_26">d</text:span><text:span text:style-name="_31_77">l</text:span><text:span text:style-name="_32_1">e</text:span><text:span text:style-name="_31_13">,</text:span><text:span text:style-name="_31_51"> </text:span><text:span text:style-name="_33_8">a</text:span><text:span text:style-name="_31_17">n</text:span><text:span text:style-name="_31_79">d</text:span><text:span text:style-name="_31_"> </text:span><text:span text:style-name="_31_29">s</text:span><text:span text:style-name="_31_71">t</text:span><text:span text:style-name="_32_6">a</text:span><text:span text:style-name="_31_25">r</text:span><text:span text:style-name="_31_77">t</text:span><text:span text:style-name="_35_9">e</text:span><text:span text:style-name="_31_16">d</text:span><text:span text:style-name="_31_51"> </text:span><text:span text:style-name="_33_5">t</text:span><text:span text:style-name="_31_35">o</text:span><text:span text:style-name="_32_00">w</text:span><text:span text:style-name="_32_7">a</text:span><text:span text:style-name="_31_43">r</text:span><text:span text:style-name="_32_00">d</text:span><text:span text:style-name="_31_"> </text:span><text:span text:style-name="_39_6">t</text:span><text:span text:style-name="_31_91">h</text:span><text:span text:style-name="_36_9">e</text:span><text:span text:style-name="_37_6"> </text:span><text:span text:style-name="_31_80">s</text:span><text:span text:style-name="_34_1">t</text:span><text:span text:style-name="_31_28">a</text:span><text:span text:style-name="_32_25">i</text:span><text:span text:style-name="_33_9">r</text:span><text:span text:style-name="_31_16">s</text:span><text:span text:style-name="_31_77">,</text:span><text:span text:style-name="_31_"> </text:span><text:span text:style-name="_31_50">a</text:span><text:span text:style-name="_32_24">n</text:span><text:span text:style-name="_33_5">d</text:span><text:span text:style-name="_37_6"> </text:span><text:span text:style-name="_32_07">m</text:span><text:span text:style-name="_37_2">e</text:span><text:span text:style-name="_31_01">t</text:span><text:span text:style-name="_31_51"> </text:span><text:span text:style-name="_37_1">a</text:span><text:span text:style-name="_37_6"> </text:span><text:span text:style-name="_31_77">b</text:span><text:span text:style-name="_34_4">u</text:span><text:span text:style-name="_39_6">r</text:span><text:span text:style-name="_32_25">g</text:span><text:span text:style-name="_34_4">l</text:span><text:span text:style-name="_31_47">a</text:span><text:span text:style-name="_32_01">r</text:span><text:span text:style-name="_31_"> </text:span><text:span text:style-name="_31_11">c</text:span><text:span text:style-name="_31_70">o</text:span><text:span text:style-name="_32_4">m</text:span><text:span text:style-name="_31_01">i</text:span><text:span text:style-name="_31_86">n</text:span><text:span text:style-name="_36_6">g</text:span><text:span text:style-name="_37_6"> </text:span><text:span text:style-name="_32_03">o</text:span><text:span text:style-name="_32_7">u</text:span><text:span text:style-name="_31_43">t</text:span><text:span text:style-name="_31_51"> </text:span><text:span text:style-name="_34_5">o</text:span><text:span text:style-name="_39_5">f</text:span><text:span text:style-name="_31_51"> </text:span><text:span text:style-name="_32_0">a</text:span><text:span text:style-name="_37_6"> </text:span><text:span text:style-name="_31_77">r</text:span><text:span text:style-name="_32_4">o</text:span><text:span text:style-name="_31_44">o</text:span><text:span text:style-name="_31_95">m</text:span><text:span text:style-name="_31_"> </text:span><text:span text:style-name="_31_19">w</text:span><text:span text:style-name="_31_88">i</text:span><text:span text:style-name="_36_0">t</text:span><text:span text:style-name="_31_46">h</text:span><text:span text:style-name="_31_51"> </text:span><text:span text:style-name="_35_4">a</text:span><text:span text:style-name="_37_6"> </text:span><text:span text:style-name="_32_15">b</text:span><text:span text:style-name="_32_1">a</text:span><text:span text:style-name="_39_6">s</text:span><text:span text:style-name="_32_00">k</text:span><text:span text:style-name="_34_2">e</text:span><text:span text:style-name="_39_8">t</text:span><text:span text:style-name="_31_51"> </text:span><text:span text:style-name="_35_6">o</text:span><text:span text:style-name="_31_05">f</text:span><text:span text:style-name="_31_51"> </text:span><text:span text:style-name="_32_9">t</text:span><text:span text:style-name="_31_20">i</text:span><text:span text:style-name="_31_74">n</text:span><text:span text:style-name="_37_4">w</text:span><text:span text:style-name="_31_50">a</text:span><text:span text:style-name="_32_01">r</text:span><text:span text:style-name="_35_6">e</text:span><text:span text:style-name="_31_10">,</text:span><text:span text:style-name="_31_51"> </text:span><text:span text:style-name="_33_9">w</text:span><text:span text:style-name="_39_8">h</text:span><text:span text:style-name="_32_24">i</text:span><text:span text:style-name="_37_1">c</text:span><text:span text:style-name="_31_32">h</text:span><text:span text:style-name="_31_51"> </text:span><text:span text:style-name="_35_0">h</text:span><text:span text:style-name="_31_50">e</text:span><text:span text:style-name="_31_51"> </text:span><text:span text:style-name="_36_0">h</text:span><text:span text:style-name="_31_17">a</text:span><text:span text:style-name="_32_21">d</text:span><text:span text:style-name="_31_"> </text:span><text:span text:style-name="_31_04">m</text:span><text:span text:style-name="_31_88">i</text:span><text:span text:style-name="_32_4">s</text:span><text:span text:style-name="_31_11">t</text:span><text:span text:style-name="_32_07">a</text:span><text:span text:style-name="_34_5">k</text:span><text:span text:style-name="_31_16">e</text:span><text:span text:style-name="_32_03">n</text:span><text:span text:style-name="_31_"> </text:span><text:span text:style-name="_31_47">f</text:span><text:span text:style-name="_31_86">o</text:span><text:span text:style-name="_35_6">r</text:span><text:span text:style-name="_37_6"> </text:span><text:span text:style-name="_31_80">s</text:span><text:span text:style-name="_33_5">o</text:span><text:span text:style-name="_31_04">l</text:span><text:span text:style-name="_31_77">i</text:span><text:span text:style-name="_33_5">d</text:span><text:span text:style-name="_37_6"> </text:span><text:span text:style-name="_31_79">s</text:span><text:span text:style-name="_33_9">i</text:span><text:span text:style-name="_31_43">l</text:span><text:span text:style-name="_31_71">v</text:span><text:span text:style-name="_34_4">e</text:span><text:span text:style-name="_31_20">r</text:span><text:span text:style-name="_31_51"> </text:span><text:span text:style-name="_34_4">i</text:span><text:span text:style-name="_31_17">n</text:span><text:span text:style-name="_31_51"> </text:span><text:span text:style-name="_35_9">t</text:span><text:span text:style-name="_39_9">h</text:span><text:span text:style-name="_31_94">e</text:span><text:span text:style-name="_31_"> </text:span><text:span text:style-name="_31_04">d</text:span><text:span text:style-name="_31_95">a</text:span><text:span text:style-name="_32_1">r</text:span><text:span text:style-name="_31_04">k</text:span><text:span text:style-name="_32_22">.</text:span><text:span text:style-name="_31_"> </text:span><text:span text:style-name="_31_47">H</text:span><text:span text:style-name="_31_86">e</text:span><text:span text:style-name="_31_"> </text:span><text:span text:style-name="_31_16">w</text:span><text:span text:style-name="_32_24">a</text:span><text:span text:style-name="_37_5">s</text:span><text:span text:style-name="_37_6"> </text:span><text:span text:style-name="_32_01">s</text:span><text:span text:style-name="_33_9">m</text:span><text:span text:style-name="_31_47">o</text:span><text:span text:style-name="_31_94">k</text:span><text:span text:style-name="_33_5">i</text:span><text:span text:style-name="_31_02">n</text:span><text:span text:style-name="_32_16">g</text:span><text:span text:style-name="_31_"> </text:span><text:span text:style-name="_31_31">a</text:span><text:span text:style-name="_31_51"> </text:span><text:span text:style-name="_33_9">p</text:span><text:span text:style-name="_31_10">i</text:span><text:span text:style-name="_31_71">p</text:span><text:span text:style-name="_35_6">e</text:span><text:span text:style-name="_31_19">.</text:span><text:span text:style-name="_31_51"> </text:span><text:span text:style-name="_35_9">I</text:span><text:span text:style-name="_37_6"> </text:span><text:span text:style-name="_32_10">s</text:span><text:span text:style-name="_35_6">a</text:span><text:span text:style-name="_31_43">i</text:span><text:span text:style-name="_32_18">d</text:span><text:span text:style-name="_35_1">,</text:span><text:span text:style-name="_37_6"> </text:span><text:span text:style-name="_32_25">'</text:span><text:span text:style-name="_32_9">M</text:span><text:span text:style-name="_39_5">y</text:span><text:span text:style-name="_31_51"> </text:span><text:span text:style-name="_33_5">f</text:span><text:span text:style-name="_31_10">r</text:span><text:span text:style-name="_31_76">i</text:span><text:span text:style-name="_32_0">e</text:span><text:span text:style-name="_31_05">n</text:span><text:span text:style-name="_31_95">d</text:span><text:span text:style-name="_34_1">,</text:span><text:span text:style-name="_37_6"> </text:span><text:span text:style-name="_32_00">w</text:span><text:span text:style-name="_33_0">e</text:span><text:span text:style-name="_37_6"> </text:span><text:span text:style-name="_32_09">d</text:span><text:span text:style-name="_32_3">o</text:span><text:span text:style-name="_37_6"> </text:span><text:span text:style-name="_32_06">n</text:span><text:span text:style-name="_34_2">o</text:span><text:span text:style-name="_31_04">t</text:span><text:span text:style-name="_31_51"> </text:span><text:span text:style-name="_35_9">a</text:span><text:span text:style-name="_31_35">l</text:span><text:span text:style-name="_31_95">l</text:span><text:span text:style-name="_37_4">o</text:span><text:span text:style-name="_31_46">w</text:span><text:span text:style-name="_31_51"> </text:span><text:span text:style-name="_32_3">s</text:span><text:span text:style-name="_39_8">m</text:span><text:span text:style-name="_32_18">o</text:span><text:span text:style-name="_37_1">k</text:span><text:span text:style-name="_31_46">i</text:span><text:span text:style-name="_31_91">n</text:span><text:span text:style-name="_37_4">g</text:span><text:span text:style-name="_37_6"> </text:span><text:span text:style-name="_32_10">i</text:span><text:span text:style-name="_36_5">n</text:span><text:span text:style-name="_37_6"> </text:span><text:span text:style-name="_32_16">t</text:span><text:span text:style-name="_37_1">h</text:span><text:span text:style-name="_31_43">i</text:span><text:span text:style-name="_32_04">s</text:span><text:span text:style-name="_31_"> </text:span><text:span text:style-name="_31_41">r</text:span><text:span text:style-name="_31_80">o</text:span><text:span text:style-name="_37_4">o</text:span><text:span text:style-name="_31_50">m</text:span><text:span text:style-name="_32_06">.</text:span><text:span text:style-name="_32_9">'</text:span><text:span text:style-name="_37_6"> </text:span><text:span text:style-name="_32_10">H</text:span><text:span text:style-name="_33_5">e</text:span><text:span text:style-name="_37_6"> </text:span><text:span text:style-name="_32_09">s</text:span><text:span text:style-name="_32_0">a</text:span><text:span text:style-name="_31_47">i</text:span><text:span text:style-name="_31_77">d</text:span><text:span text:style-name="_31_"> </text:span><text:span text:style-name="_31_11">h</text:span><text:span text:style-name="_32_18">e</text:span><text:span text:style-name="_31_"> </text:span><text:span text:style-name="_31_17">w</text:span><text:span text:style-name="_31_89">a</text:span><text:span text:style-name="_33_5">s</text:span><text:span text:style-name="_37_6"> </text:span><text:span text:style-name="_32_25">a</text:span><text:span text:style-name="_31_"> </text:span><text:span text:style-name="_31_44">s</text:span><text:span text:style-name="_31_79">t</text:span><text:span text:style-name="_37_5">r</text:span><text:span text:style-name="_31_28">a</text:span><text:span text:style-name="_31_77">n</text:span><text:span text:style-name="_37_2">g</text:span><text:span text:style-name="_31_43">e</text:span><text:span text:style-name="_31_80">r</text:span><text:span text:style-name="_33_0">,</text:span><text:span text:style-name="_37_6"> </text:span><text:span text:style-name="_32_25">a</text:span><text:span text:style-name="_36_9">n</text:span><text:span text:style-name="_39_6">d</text:span><text:span text:style-name="_31_51"> </text:span><text:span text:style-name="_33_9">c</text:span><text:span text:style-name="_31_46">o</text:span><text:span text:style-name="_31_88">u</text:span><text:span text:style-name="_36_9">l</text:span><text:span text:style-name="_31_31">d</text:span><text:span text:style-name="_31_51"> </text:span><text:span text:style-name="_32_9">n</text:span><text:span text:style-name="_31_01">o</text:span><text:span text:style-name="_32_03">t</text:span><text:span text:style-name="_31_"> </text:span><text:span text:style-name="_39_9">b</text:span><text:span text:style-name="_32_21">e</text:span><text:span text:style-name="_31_"> </text:span><text:span text:style-name="_31_13">e</text:span><text:span text:style-name="_32_19">x</text:span><text:span text:style-name="_34_4">p</text:span><text:span text:style-name="_31_25">e</text:span><text:span text:style-name="_32_15">c</text:span><text:span text:style-name="_35_1">t</text:span><text:span text:style-name="_39_5">e</text:span><text:span text:style-name="_32_10">d</text:span><text:span text:style-name="_31_"> </text:span><text:span text:style-name="_31_41">t</text:span><text:span text:style-name="_31_88">o</text:span><text:span text:style-name="_31_"> </text:span><text:span text:style-name="_31_47">k</text:span><text:span text:style-name="_31_91">n</text:span><text:span text:style-name="_35_1">o</text:span><text:span text:style-name="_31_34">w</text:span><text:span text:style-name="_31_51"> </text:span><text:span text:style-name="_35_1">t</text:span><text:span text:style-name="_39_9">h</text:span><text:span text:style-name="_32_21">e</text:span><text:span text:style-name="_31_"> </text:span><text:span text:style-name="_31_17">r</text:span><text:span text:style-name="_32_04">u</text:span><text:span text:style-name="_32_1">l</text:span><text:span text:style-name="_31_46">e</text:span><text:span text:style-name="_32_18">s</text:span><text:span text:style-name="_31_"> </text:span><text:span text:style-name="_31_14">o</text:span><text:span text:style-name="_32_21">f</text:span><text:span text:style-name="_31_"> </text:span><text:span text:style-name="_31_47">t</text:span><text:span text:style-name="_32_03">h</text:span><text:span text:style-name="_37_4">e</text:span><text:span text:style-name="_37_6"> </text:span><text:span text:style-name="_31_77">h</text:span><text:span text:style-name="_33_5">o</text:span><text:span text:style-name="_31_19">u</text:span><text:span text:style-name="_31_94">s</text:span><text:span text:style-name="_32_0">e</text:span><text:span text:style-name="_31_28">:</text:span><text:span text:style-name="_31_51"> </text:span><text:span text:style-name="_36_8">s</text:span><text:span text:style-name="_31_31">a</text:span><text:span text:style-name="_31_77">i</text:span><text:span text:style-name="_32_7">d</text:span><text:span text:style-name="_37_6"> </text:span><text:span text:style-name="_32_24">h</text:span><text:span text:style-name="_36_0">e</text:span><text:span text:style-name="_37_6"> </text:span><text:span text:style-name="_31_80">h</text:span><text:span text:style-name="_35_7">a</text:span><text:span text:style-name="_31_34">d</text:span><text:span text:style-name="_31_51"> </text:span><text:span text:style-name="_33_9">b</text:span><text:span text:style-name="_31_26">e</text:span><text:span text:style-name="_32_22">e</text:span><text:span text:style-name="_35_9">n</text:span><text:span text:style-name="_37_6"> </text:span><text:span text:style-name="_32_25">i</text:span><text:span text:style-name="_36_5">n</text:span><text:span text:style-name="_37_6"> </text:span><text:span text:style-name="_31_79">m</text:span><text:span text:style-name="_37_5">a</text:span><text:span text:style-name="_39_6">n</text:span><text:span text:style-name="_32_25">y</text:span><text:span text:style-name="_31_"> </text:span><text:span text:style-name="_31_13">h</text:span><text:span text:style-name="_31_89">o</text:span><text:span text:style-name="_34_1">u</text:span><text:span text:style-name="_31_40">s</text:span><text:span text:style-name="_31_92">e</text:span><text:span text:style-name="_32_9">s</text:span><text:span text:style-name="_37_6"> </text:span><text:span text:style-name="_31_88">j</text:span><text:span text:style-name="_34_1">u</text:span><text:span text:style-name="_31_11">s</text:span><text:span text:style-name="_32_16">t</text:span><text:span text:style-name="_31_"> </text:span><text:span text:style-name="_31_32">a</text:span><text:span text:style-name="_32_18">s</text:span><text:span text:style-name="_31_"> </text:span><text:span text:style-name="_31_35">g</text:span><text:span text:style-name="_31_94">o</text:span><text:span text:style-name="_35_6">o</text:span><text:span text:style-name="_31_02">d</text:span><text:span text:style-name="_31_51"> </text:span><text:span text:style-name="_36_8">a</text:span><text:span text:style-name="_31_11">s</text:span><text:span text:style-name="_31_51"> </text:span><text:span text:style-name="_35_6">t</text:span><text:span text:style-name="_31_04">h</text:span><text:span text:style-name="_31_95">i</text:span><text:span text:style-name="_32_4">s</text:span><text:span text:style-name="_37_6"> </text:span><text:span text:style-name="_32_16">o</text:span><text:span text:style-name="_35_0">n</text:span><text:span text:style-name="_31_43">e</text:span><text:span text:style-name="_32_03">,</text:span><text:span text:style-name="_31_"> </text:span><text:span text:style-name="_31_34">a</text:span><text:span text:style-name="_32_15">n</text:span><text:span text:style-name="_37_4">d</text:span><text:span text:style-name="_37_6"> </text:span><text:span text:style-name="_31_71">i</text:span><text:span text:style-name="_34_2">t</text:span><text:span text:style-name="_37_6"> </text:span><text:span text:style-name="_32_15">h</text:span><text:span text:style-name="_33_5">a</text:span><text:span text:style-name="_31_32">d</text:span><text:span text:style-name="_31_51"> </text:span><text:span text:style-name="_35_6">n</text:span><text:span text:style-name="_31_11">e</text:span><text:span text:style-name="_32_07">v</text:span><text:span text:style-name="_32_0">e</text:span><text:span text:style-name="_31_02">r</text:span><text:span text:style-name="_31_51"> </text:span><text:span text:style-name="_35_6">b</text:span><text:span text:style-name="_31_20">e</text:span><text:span text:style-name="_31_76">e</text:span><text:span text:style-name="_33_9">n</text:span><text:span text:style-name="_37_6"> </text:span><text:span text:style-name="_32_15">o</text:span><text:span text:style-name="_34_5">b</text:span><text:span text:style-name="_31_26">j</text:span><text:span text:style-name="_31_88">e</text:span><text:span text:style-name="_35_4">c</text:span><text:span text:style-name="_31_44">t</text:span><text:span text:style-name="_31_88">e</text:span><text:span text:style-name="_32_6">d</text:span><text:span text:style-name="_37_6"> </text:span><text:span text:style-name="_31_73">t</text:span><text:span text:style-name="_35_7">o</text:span><text:span text:style-name="_37_6"> </text:span><text:span text:style-name="_32_06">b</text:span><text:span text:style-name="_35_4">e</text:span><text:span text:style-name="_31_01">f</text:span><text:span text:style-name="_32_06">o</text:span><text:span text:style-name="_34_4">r</text:span><text:span text:style-name="_39_5">e</text:span><text:span text:style-name="_31_79">.</text:span><text:span text:style-name="_31_"> </text:span><text:span text:style-name="_31_31">H</text:span><text:span text:style-name="_31_79">e</text:span><text:span text:style-name="_31_"> </text:span><text:span text:style-name="_31_49">a</text:span><text:span text:style-name="_32_22">d</text:span><text:span text:style-name="_32_9">d</text:span><text:span text:style-name="_31_31">e</text:span><text:span text:style-name="_32_07">d</text:span><text:span text:style-name="_31_"> </text:span><text:span text:style-name="_31_25">t</text:span><text:span text:style-name="_31_89">h</text:span><text:span text:style-name="_32_3">a</text:span><text:span text:style-name="_31_20">t</text:span><text:span text:style-name="_31_51"> </text:span><text:span text:style-name="_32_7">a</text:span><text:span text:style-name="_31_34">s</text:span><text:span text:style-name="_31_51"> </text:span><text:span text:style-name="_35_9">f</text:span><text:span text:style-name="_31_43">a</text:span><text:span text:style-name="_31_73">r</text:span><text:span text:style-name="_31_"> </text:span><text:span text:style-name="_31_17">a</text:span><text:span text:style-name="_32_00">s</text:span><text:span text:style-name="_31_"> </text:span><text:span text:style-name="_31_41">h</text:span><text:span text:style-name="_31_79">i</text:span><text:span text:style-name="_36_5">s</text:span><text:span text:style-name="_37_6"> </text:span><text:span text:style-name="_32_15">e</text:span><text:span text:style-name="_37_5">x</text:span><text:span text:style-name="_31_40">p</text:span><text:span text:style-name="_31_70">e</text:span><text:span text:style-name="_36_6">r</text:span><text:span text:style-name="_31_41">i</text:span><text:span text:style-name="_32_24">e</text:span><text:span text:style-name="_34_4">n</text:span><text:span text:style-name="_39_5">c</text:span><text:span text:style-name="_32_22">e</text:span><text:span text:style-name="_31_"> </text:span><text:span text:style-name="_31_05">w</text:span><text:span text:style-name="_32_09">e</text:span><text:span text:style-name="_36_9">n</text:span><text:span text:style-name="_39_5">t</text:span><text:span text:style-name="_32_16">,</text:span><text:span text:style-name="_31_"> </text:span><text:span text:style-name="_39_5">s</text:span><text:span text:style-name="_32_21">u</text:span><text:span text:style-name="_32_9">c</text:span><text:span text:style-name="_31_50">h</text:span><text:span text:style-name="_31_51"> </text:span><text:span text:style-name="_36_5">r</text:span><text:span text:style-name="_31_32">u</text:span><text:span text:style-name="_32_16">l</text:span><text:span text:style-name="_34_4">e</text:span><text:span text:style-name="_31_41">s</text:span><text:span text:style-name="_31_51"> </text:span><text:span text:style-name="_34_2">h</text:span><text:span text:style-name="_31_01">a</text:span><text:span text:style-name="_31_73">d</text:span><text:span text:style-name="_31_"> </text:span><text:span text:style-name="_31_34">n</text:span><text:span text:style-name="_31_76">e</text:span><text:span text:style-name="_32_1">v</text:span><text:span text:style-name="_31_35">e</text:span><text:span text:style-name="_31_80">r</text:span><text:span text:style-name="_31_"> </text:span><text:span text:style-name="_31_19">b</text:span><text:span text:style-name="_31_92">e</text:span><text:span text:style-name="_36_8">e</text:span><text:span text:style-name="_31_10">n</text:span><text:span text:style-name="_31_51"> </text:span><text:span text:style-name="_35_1">c</text:span><text:span text:style-name="_39_9">o</text:span><text:span text:style-name="_31_95">n</text:span><text:span text:style-name="_35_3">s</text:span><text:span text:style-name="_31_04">i</text:span><text:span text:style-name="_31_73">d</text:span><text:span text:style-name="_35_3">e</text:span><text:span text:style-name="_31_46">r</text:span><text:span text:style-name="_32_04">e</text:span><text:span text:style-name="_33_6">d</text:span><text:span text:style-name="_37_6"> </text:span><text:span text:style-name="_31_86">t</text:span><text:span text:style-name="_36_9">o</text:span><text:span text:style-name="_37_6"> </text:span><text:span text:style-name="_32_01">a</text:span><text:span text:style-name="_33_8">p</text:span><text:span text:style-name="_31_05">p</text:span><text:span text:style-name="_31_85">l</text:span><text:span text:style-name="_33_6">y</text:span><text:span text:style-name="_37_6"> </text:span><text:span text:style-name="_31_77">t</text:span><text:span text:style-name="_35_3">o</text:span><text:span text:style-name="_37_6"> </text:span><text:span text:style-name="_31_86">b</text:span><text:span text:style-name="_35_3">u</text:span><text:span text:style-name="_31_29">r</text:span><text:span text:style-name="_32_03">g</text:span><text:span text:style-name="_36_0">l</text:span><text:span text:style-name="_31_32">a</text:span><text:span text:style-name="_32_06">r</text:span><text:span text:style-name="_36_8">s</text:span><text:span text:style-name="_31_49">,</text:span><text:span text:style-name="_31_51"> </text:span><text:span text:style-name="_35_9">a</text:span><text:span text:style-name="_31_40">n</text:span><text:span text:style-name="_32_10">y</text:span><text:span text:style-name="_35_6">w</text:span><text:span text:style-name="_31_31">a</text:span><text:span text:style-name="_32_06">y</text:span><text:span text:style-name="_34_5">.</text:span></text:p>
      <text:p text:style-name="P1"><text:span text:style-name="_31_80">"</text:span><text:span text:style-name="_32_0">I</text:span><text:span text:style-name="_37_6"> </text:span><text:span text:style-name="_32_07">s</text:span><text:span text:style-name="_33_6">a</text:span><text:span text:style-name="_31_43">i</text:span><text:span text:style-name="_32_01">d</text:span><text:span text:style-name="_35_9">:</text:span><text:span text:style-name="_37_6"> </text:span><text:span text:style-name="_31_79">'</text:span><text:span text:style-name="_33_5">S</text:span><text:span text:style-name="_31_40">m</text:span><text:span text:style-name="_32_18">o</text:span><text:span text:style-name="_36_5">k</text:span><text:span text:style-name="_31_01">e</text:span><text:span text:style-name="_31_51"> </text:span><text:span text:style-name="_32_3">a</text:span><text:span text:style-name="_31_32">l</text:span><text:span text:style-name="_31_73">o</text:span><text:span text:style-name="_34_1">n</text:span><text:span text:style-name="_31_10">g</text:span><text:span text:style-name="_32_06">,</text:span><text:span text:style-name="_31_"> </text:span><text:span text:style-name="_31_04">t</text:span><text:span text:style-name="_32_22">h</text:span><text:span text:style-name="_32_0">e</text:span><text:span text:style-name="_31_16">n</text:span><text:span text:style-name="_31_89">,</text:span><text:span text:style-name="_31_"> </text:span><text:span text:style-name="_31_43">i</text:span><text:span text:style-name="_31_71">f</text:span><text:span text:style-name="_31_"> </text:span><text:span text:style-name="_31_43">i</text:span><text:span text:style-name="_31_92">t</text:span><text:span text:style-name="_31_"> </text:span><text:span text:style-name="_31_04">i</text:span><text:span text:style-name="_31_94">s</text:span><text:span text:style-name="_31_"> </text:span><text:span text:style-name="_31_34">t</text:span><text:span text:style-name="_32_24">h</text:span><text:span text:style-name="_34_1">e</text:span><text:span text:style-name="_37_6"> </text:span><text:span text:style-name="_32_22">c</text:span><text:span text:style-name="_37_1">u</text:span><text:span text:style-name="_31_46">s</text:span><text:span text:style-name="_32_00">t</text:span><text:span text:style-name="_35_6">o</text:span><text:span text:style-name="_31_19">m</text:span><text:span text:style-name="_31_95">,</text:span><text:span text:style-name="_31_"> </text:span><text:span text:style-name="_31_44">t</text:span><text:span text:style-name="_31_73">h</text:span><text:span text:style-name="_33_8">o</text:span><text:span text:style-name="_31_41">u</text:span><text:span text:style-name="_31_71">g</text:span><text:span text:style-name="_32_6">h</text:span><text:span text:style-name="_37_6"> </text:span><text:span text:style-name="_32_10">I</text:span><text:span text:style-name="_31_"> </text:span><text:span text:style-name="_31_17">t</text:span><text:span text:style-name="_31_74">h</text:span><text:span text:style-name="_37_1">i</text:span><text:span text:style-name="_31_28">n</text:span><text:span text:style-name="_32_25">k</text:span><text:span text:style-name="_31_"> </text:span><text:span text:style-name="_31_32">t</text:span><text:span text:style-name="_31_74">h</text:span><text:span text:style-name="_33_9">a</text:span><text:span text:style-name="_31_46">t</text:span><text:span text:style-name="_31_51"> </text:span><text:span text:style-name="_35_6">t</text:span><text:span text:style-name="_31_28">h</text:span><text:span text:style-name="_31_74">e</text:span><text:span text:style-name="_31_"> </text:span><text:span text:style-name="_39_6">c</text:span><text:span text:style-name="_32_06">o</text:span><text:span text:style-name="_36_8">n</text:span><text:span text:style-name="_31_50">c</text:span><text:span text:style-name="_32_04">e</text:span><text:span text:style-name="_32_3">d</text:span><text:span text:style-name="_31_17">i</text:span><text:span text:style-name="_31_74">n</text:span><text:span text:style-name="_37_2">g</text:span><text:span text:style-name="_37_6"> </text:span><text:span text:style-name="_32_10">o</text:span><text:span text:style-name="_35_3">f</text:span><text:span text:style-name="_37_6"> </text:span><text:span text:style-name="_31_74">a</text:span><text:span text:style-name="_31_"> </text:span><text:span text:style-name="_31_46">p</text:span><text:span text:style-name="_32_18">r</text:span><text:span text:style-name="_37_4">i</text:span><text:span text:style-name="_31_19">v</text:span><text:span text:style-name="_31_70">i</text:span><text:span text:style-name="_37_5">l</text:span><text:span text:style-name="_31_29">e</text:span><text:span text:style-name="_32_22">g</text:span><text:span text:style-name="_37_2">e</text:span><text:span text:style-name="_37_6"> </text:span><text:span text:style-name="_32_09">t</text:span><text:span text:style-name="_37_1">o</text:span><text:span text:style-name="_37_6"> </text:span><text:span text:style-name="_31_94">a</text:span><text:span text:style-name="_31_"> </text:span><text:span text:style-name="_31_50">b</text:span><text:span text:style-name="_31_73">u</text:span><text:span text:style-name="_33_5">r</text:span><text:span text:style-name="_31_50">g</text:span><text:span text:style-name="_32_21">l</text:span><text:span text:style-name="_32_0">a</text:span><text:span text:style-name="_31_10">r</text:span><text:span text:style-name="_31_51"> </text:span><text:span text:style-name="_36_0">w</text:span><text:span text:style-name="_31_02">h</text:span><text:span text:style-name="_31_94">i</text:span><text:span text:style-name="_36_9">c</text:span><text:span text:style-name="_31_02">h</text:span><text:span text:style-name="_31_51"> </text:span><text:span text:style-name="_34_4">i</text:span><text:span text:style-name="_31_13">s</text:span><text:span text:style-name="_31_51"> </text:span><text:span text:style-name="_35_7">d</text:span><text:span text:style-name="_39_8">e</text:span><text:span text:style-name="_31_86">n</text:span><text:span text:style-name="_35_4">i</text:span><text:span text:style-name="_31_04">e</text:span><text:span text:style-name="_32_15">d</text:span><text:span text:style-name="_31_"> </text:span><text:span text:style-name="_31_49">t</text:span><text:span text:style-name="_31_73">o</text:span><text:span text:style-name="_31_"> </text:span><text:span text:style-name="_31_19">a</text:span><text:span text:style-name="_31_51"> </text:span><text:span text:style-name="_32_1">b</text:span><text:span text:style-name="_31_43">i</text:span><text:span text:style-name="_31_73">s</text:span><text:span text:style-name="_33_5">h</text:span><text:span text:style-name="_39_8">o</text:span><text:span text:style-name="_31_80">p</text:span><text:span text:style-name="_31_"> </text:span><text:span text:style-name="_31_34">i</text:span><text:span text:style-name="_32_09">s</text:span><text:span text:style-name="_31_"> </text:span><text:span text:style-name="_31_05">a</text:span><text:span text:style-name="_31_51"> </text:span><text:span text:style-name="_32_9">c</text:span><text:span text:style-name="_39_6">o</text:span><text:span text:style-name="_32_16">n</text:span><text:span text:style-name="_36_9">s</text:span><text:span text:style-name="_31_32">p</text:span><text:span text:style-name="_32_00">i</text:span><text:span text:style-name="_36_6">c</text:span><text:span text:style-name="_31_11">u</text:span><text:span text:style-name="_32_18">o</text:span><text:span text:style-name="_33_6">u</text:span><text:span text:style-name="_31_26">s</text:span><text:span text:style-name="_31_51"> </text:span><text:span text:style-name="_33_0">s</text:span><text:span text:style-name="_31_50">i</text:span><text:span text:style-name="_32_21">g</text:span><text:span text:style-name="_34_2">n</text:span><text:span text:style-name="_37_6"> </text:span><text:span text:style-name="_32_04">o</text:span><text:span text:style-name="_35_6">f</text:span><text:span text:style-name="_37_6"> </text:span><text:span text:style-name="_32_03">t</text:span><text:span text:style-name="_35_3">h</text:span><text:span text:style-name="_31_50">e</text:span><text:span text:style-name="_31_51"> </text:span><text:span text:style-name="_34_2">l</text:span><text:span text:style-name="_31_46">o</text:span><text:span text:style-name="_31_91">o</text:span><text:span text:style-name="_36_8">s</text:span><text:span text:style-name="_39_8">e</text:span><text:span text:style-name="_31_79">n</text:span><text:span text:style-name="_33_8">e</text:span><text:span text:style-name="_31_04">s</text:span><text:span text:style-name="_31_86">s</text:span><text:span text:style-name="_31_"> </text:span><text:span text:style-name="_31_05">o</text:span><text:span text:style-name="_31_77">f</text:span><text:span text:style-name="_31_"> </text:span><text:span text:style-name="_31_01">t</text:span><text:span text:style-name="_31_86">h</text:span><text:span text:style-name="_32_1">e</text:span><text:span text:style-name="_37_6"> </text:span><text:span text:style-name="_31_91">t</text:span><text:span text:style-name="_33_9">i</text:span><text:span text:style-name="_39_8">m</text:span><text:span text:style-name="_31_73">e</text:span><text:span text:style-name="_33_5">s</text:span><text:span text:style-name="_31_34">.</text:span><text:span text:style-name="_31_51"> </text:span><text:span text:style-name="_37_1">B</text:span><text:span text:style-name="_31_13">u</text:span><text:span text:style-name="_32_10">t</text:span><text:span text:style-name="_31_"> </text:span><text:span text:style-name="_31_10">w</text:span><text:span text:style-name="_32_01">a</text:span><text:span text:style-name="_36_6">i</text:span><text:span text:style-name="_39_9">v</text:span><text:span text:style-name="_32_00">i</text:span><text:span text:style-name="_35_6">n</text:span><text:span text:style-name="_31_49">g</text:span><text:span text:style-name="_31_51"> </text:span><text:span text:style-name="_36_5">a</text:span><text:span text:style-name="_31_13">l</text:span><text:span text:style-name="_31_85">l</text:span><text:span text:style-name="_31_"> </text:span><text:span text:style-name="_31_01">t</text:span><text:span text:style-name="_31_95">h</text:span><text:span text:style-name="_37_1">a</text:span><text:span text:style-name="_31_02">t</text:span><text:span text:style-name="_32_25">,</text:span><text:span text:style-name="_31_"> </text:span><text:span text:style-name="_31_50">w</text:span><text:span text:style-name="_31_73">h</text:span><text:span text:style-name="_33_8">a</text:span><text:span text:style-name="_31_25">t</text:span><text:span text:style-name="_31_51"> </text:span><text:span text:style-name="_32_1">b</text:span><text:span text:style-name="_31_44">u</text:span><text:span text:style-name="_31_88">s</text:span><text:span text:style-name="_36_5">i</text:span><text:span text:style-name="_31_41">n</text:span><text:span text:style-name="_31_79">e</text:span><text:span text:style-name="_35_6">s</text:span><text:span text:style-name="_31_32">s</text:span><text:span text:style-name="_31_51"> </text:span><text:span text:style-name="_37_5">h</text:span><text:span text:style-name="_31_16">a</text:span><text:span text:style-name="_32_16">v</text:span><text:span text:style-name="_33_5">e</text:span><text:span text:style-name="_37_6"> </text:span><text:span text:style-name="_32_24">y</text:span><text:span text:style-name="_34_1">o</text:span><text:span text:style-name="_31_41">u</text:span><text:span text:style-name="_31_51"> </text:span><text:span text:style-name="_32_6">t</text:span><text:span text:style-name="_31_29">o</text:span><text:span text:style-name="_31_51"> </text:span><text:span text:style-name="_35_6">b</text:span><text:span text:style-name="_31_01">e</text:span><text:span text:style-name="_31_51"> </text:span><text:span text:style-name="_35_9">e</text:span><text:span text:style-name="_31_16">n</text:span><text:span text:style-name="_31_86">t</text:span><text:span text:style-name="_32_4">e</text:span><text:span text:style-name="_31_11">r</text:span><text:span text:style-name="_31_95">i</text:span><text:span text:style-name="_33_5">n</text:span><text:span text:style-name="_31_25">g</text:span><text:span text:style-name="_31_51"> </text:span><text:span text:style-name="_36_5">t</text:span><text:span text:style-name="_31_13">h</text:span><text:span text:style-name="_32_24">i</text:span><text:span text:style-name="_33_6">s</text:span><text:span text:style-name="_37_6"> </text:span><text:span text:style-name="_32_00">h</text:span><text:span text:style-name="_34_1">o</text:span><text:span text:style-name="_31_10">u</text:span><text:span text:style-name="_32_09">s</text:span><text:span text:style-name="_32_1">e</text:span><text:span text:style-name="_37_6"> </text:span><text:span text:style-name="_32_00">i</text:span><text:span text:style-name="_35_9">n</text:span><text:span text:style-name="_37_6"> </text:span><text:span text:style-name="_32_25">t</text:span><text:span text:style-name="_37_1">h</text:span><text:span text:style-name="_31_05">i</text:span><text:span text:style-name="_31_77">s</text:span><text:span text:style-name="_31_"> </text:span><text:span text:style-name="_31_25">f</text:span><text:span text:style-name="_32_25">u</text:span><text:span text:style-name="_32_6">r</text:span><text:span text:style-name="_39_9">t</text:span><text:span text:style-name="_31_86">i</text:span><text:span text:style-name="_36_9">v</text:span><text:span text:style-name="_31_49">e</text:span><text:span text:style-name="_31_51"> </text:span><text:span text:style-name="_36_9">a</text:span><text:span text:style-name="_31_47">n</text:span><text:span text:style-name="_31_91">d</text:span><text:span text:style-name="_31_"> </text:span><text:span text:style-name="_31_26">c</text:span><text:span text:style-name="_31_76">l</text:span><text:span text:style-name="_36_9">a</text:span><text:span text:style-name="_31_14">n</text:span><text:span text:style-name="_32_25">d</text:span><text:span text:style-name="_37_2">e</text:span><text:span text:style-name="_31_43">s</text:span><text:span text:style-name="_32_24">t</text:span><text:span text:style-name="_32_9">i</text:span><text:span text:style-name="_31_29">n</text:span><text:span text:style-name="_31_74">e</text:span><text:span text:style-name="_31_"> </text:span><text:span text:style-name="_31_29">w</text:span><text:span text:style-name="_32_03">a</text:span><text:span text:style-name="_36_5">y</text:span><text:span text:style-name="_31_34">,</text:span><text:span text:style-name="_31_51"> </text:span><text:span text:style-name="_36_9">w</text:span><text:span text:style-name="_31_02">i</text:span><text:span text:style-name="_32_18">t</text:span><text:span text:style-name="_35_1">h</text:span><text:span text:style-name="_31_26">o</text:span><text:span text:style-name="_31_89">u</text:span><text:span text:style-name="_37_4">t</text:span><text:span text:style-name="_37_6"> </text:span><text:span text:style-name="_32_07">r</text:span><text:span text:style-name="_35_7">i</text:span><text:span text:style-name="_31_14">n</text:span><text:span text:style-name="_31_76">g</text:span><text:span text:style-name="_32_0">i</text:span><text:span text:style-name="_31_25">n</text:span><text:span text:style-name="_31_77">g</text:span><text:span text:style-name="_31_"> </text:span><text:span text:style-name="_31_50">t</text:span><text:span text:style-name="_31_73">h</text:span><text:span text:style-name="_35_7">e</text:span><text:span text:style-name="_37_6"> </text:span><text:span text:style-name="_31_95">b</text:span><text:span text:style-name="_37_5">u</text:span><text:span text:style-name="_39_6">r</text:span><text:span text:style-name="_32_09">g</text:span><text:span text:style-name="_35_0">l</text:span><text:span text:style-name="_31_13">a</text:span><text:span text:style-name="_31_86">r</text:span><text:span text:style-name="_31_"> </text:span><text:span text:style-name="_31_16">a</text:span><text:span text:style-name="_31_91">l</text:span><text:span text:style-name="_35_3">a</text:span><text:span text:style-name="_31_32">r</text:span><text:span text:style-name="_31_70">m</text:span><text:span text:style-name="_35_0">?</text:span><text:span text:style-name="_39_9">'</text:span></text:p>
      <text:p text:style-name="P1"><text:span text:style-name="_32_3">"</text:span><text:span text:style-name="_31_47">H</text:span><text:span text:style-name="_32_03">e</text:span><text:span text:style-name="_31_"> </text:span><text:span text:style-name="_31_25">l</text:span><text:span text:style-name="_31_94">o</text:span><text:span text:style-name="_36_0">o</text:span><text:span text:style-name="_31_35">k</text:span><text:span text:style-name="_31_73">e</text:span><text:span text:style-name="_36_0">d</text:span><text:span text:style-name="_37_6"> </text:span><text:span text:style-name="_32_09">c</text:span><text:span text:style-name="_36_9">o</text:span><text:span text:style-name="_31_34">n</text:span><text:span text:style-name="_32_19">f</text:span><text:span text:style-name="_35_3">u</text:span><text:span text:style-name="_31_01">s</text:span><text:span text:style-name="_31_80">e</text:span><text:span text:style-name="_35_0">d</text:span><text:span text:style-name="_37_6"> </text:span><text:span text:style-name="_32_09">a</text:span><text:span text:style-name="_32_9">n</text:span><text:span text:style-name="_39_9">d</text:span><text:span text:style-name="_31_51"> </text:span><text:span text:style-name="_33_9">a</text:span><text:span text:style-name="_31_32">s</text:span><text:span text:style-name="_31_92">h</text:span><text:span text:style-name="_34_2">a</text:span><text:span text:style-name="_39_6">m</text:span><text:span text:style-name="_31_71">e</text:span><text:span text:style-name="_32_1">d</text:span><text:span text:style-name="_39_6">,</text:span><text:span text:style-name="_31_51"> </text:span><text:span text:style-name="_34_2">a</text:span><text:span text:style-name="_31_16">n</text:span><text:span text:style-name="_32_18">d</text:span><text:span text:style-name="_31_"> </text:span><text:span text:style-name="_31_16">s</text:span><text:span text:style-name="_31_80">a</text:span><text:span text:style-name="_34_4">i</text:span><text:span text:style-name="_31_32">d</text:span><text:span text:style-name="_31_80">,</text:span><text:span text:style-name="_31_"> </text:span><text:span text:style-name="_31_29">w</text:span><text:span text:style-name="_31_92">i</text:span><text:span text:style-name="_35_1">t</text:span><text:span text:style-name="_39_9">h</text:span><text:span text:style-name="_31_51"> </text:span><text:span text:style-name="_35_0">e</text:span><text:span text:style-name="_31_17">m</text:span><text:span text:style-name="_31_88">b</text:span><text:span text:style-name="_34_4">a</text:span><text:span text:style-name="_31_50">r</text:span><text:span text:style-name="_31_89">r</text:span><text:span text:style-name="_33_0">a</text:span><text:span text:style-name="_31_11">s</text:span><text:span text:style-name="_31_95">s</text:span><text:span text:style-name="_37_4">m</text:span><text:span text:style-name="_31_14">e</text:span><text:span text:style-name="_31_91">n</text:span><text:span text:style-name="_37_4">t</text:span><text:span text:style-name="_31_26">:</text:span><text:span text:style-name="_31_51"> </text:span><text:span text:style-name="_33_8">'</text:span><text:span text:style-name="_31_16">I</text:span><text:span text:style-name="_31_51"> </text:span><text:span text:style-name="_34_5">b</text:span><text:span text:style-name="_31_34">e</text:span><text:span text:style-name="_31_71">g</text:span><text:span text:style-name="_31_"> </text:span><text:span text:style-name="_31_43">a</text:span><text:span text:style-name="_31_51"> </text:span><text:span text:style-name="_34_2">t</text:span><text:span text:style-name="_31_16">h</text:span><text:span text:style-name="_31_94">o</text:span><text:span text:style-name="_33_8">u</text:span><text:span text:style-name="_31_35">s</text:span><text:span text:style-name="_32_01">a</text:span><text:span text:style-name="_37_5">n</text:span><text:span text:style-name="_31_40">d</text:span><text:span text:style-name="_31_51"> </text:span><text:span text:style-name="_34_1">p</text:span><text:span text:style-name="_39_8">a</text:span><text:span text:style-name="_31_91">r</text:span><text:span text:style-name="_37_5">d</text:span><text:span text:style-name="_31_10">o</text:span><text:span text:style-name="_31_74">n</text:span><text:span text:style-name="_33_0">s</text:span><text:span text:style-name="_39_5">.</text:span><text:span text:style-name="_31_51"> </text:span><text:span text:style-name="_34_1">I</text:span><text:span text:style-name="_37_6"> </text:span><text:span text:style-name="_32_09">d</text:span><text:span text:style-name="_36_8">i</text:span><text:span text:style-name="_39_6">d</text:span><text:span text:style-name="_31_51"> </text:span><text:span text:style-name="_32_6">n</text:span><text:span text:style-name="_31_04">o</text:span><text:span text:style-name="_32_24">t</text:span><text:span text:style-name="_31_"> </text:span><text:span text:style-name="_31_25">k</text:span><text:span text:style-name="_32_25">n</text:span><text:span text:style-name="_36_6">o</text:span><text:span text:style-name="_31_35">w</text:span><text:span text:style-name="_31_51"> </text:span><text:span text:style-name="_37_1">y</text:span><text:span text:style-name="_31_32">o</text:span><text:span text:style-name="_31_74">u</text:span><text:span text:style-name="_31_"> </text:span><text:span text:style-name="_31_26">h</text:span><text:span text:style-name="_31_79">a</text:span><text:span text:style-name="_33_6">d</text:span><text:span text:style-name="_37_6"> </text:span><text:span text:style-name="_32_09">a</text:span><text:span text:style-name="_31_"> </text:span><text:span text:style-name="_31_16">b</text:span><text:span text:style-name="_32_01">u</text:span><text:span text:style-name="_33_6">r</text:span><text:span text:style-name="_31_02">g</text:span><text:span text:style-name="_32_10">l</text:span><text:span text:style-name="_35_7">a</text:span><text:span text:style-name="_31_40">r</text:span><text:span text:style-name="_31_51"> </text:span><text:span text:style-name="_33_6">a</text:span><text:span text:style-name="_31_05">l</text:span><text:span text:style-name="_31_92">a</text:span><text:span text:style-name="_33_0">r</text:span><text:span text:style-name="_31_02">m</text:span><text:span text:style-name="_31_95">,</text:span><text:span text:style-name="_31_"> </text:span><text:span text:style-name="_31_31">e</text:span><text:span text:style-name="_32_10">l</text:span><text:span text:style-name="_33_9">s</text:span><text:span text:style-name="_39_6">e</text:span><text:span text:style-name="_31_51"> </text:span><text:span text:style-name="_33_9">I</text:span><text:span text:style-name="_37_6"> </text:span><text:span text:style-name="_32_01">w</text:span><text:span text:style-name="_35_9">o</text:span><text:span text:style-name="_31_11">u</text:span><text:span text:style-name="_31_79">l</text:span><text:span text:style-name="_35_4">d</text:span><text:span text:style-name="_37_6"> </text:span><text:span text:style-name="_32_16">h</text:span><text:span text:style-name="_37_5">a</text:span><text:span text:style-name="_31_31">v</text:span><text:span text:style-name="_32_00">e</text:span><text:span text:style-name="_31_"> </text:span><text:span text:style-name="_31_35">r</text:span><text:span text:style-name="_32_19">u</text:span><text:span text:style-name="_33_8">n</text:span><text:span text:style-name="_31_02">g</text:span><text:span text:style-name="_31_51"> </text:span><text:span text:style-name="_35_7">i</text:span><text:span text:style-name="_31_05">t</text:span><text:span text:style-name="_32_24">.</text:span><text:span text:style-name="_31_"> </text:span><text:span text:style-name="_31_29">I</text:span><text:span text:style-name="_31_51"> </text:span><text:span text:style-name="_36_5">b</text:span><text:span text:style-name="_31_46">e</text:span><text:span text:style-name="_31_80">g</text:span><text:span text:style-name="_31_"> </text:span><text:span text:style-name="_31_16">y</text:span><text:span text:style-name="_32_00">o</text:span><text:span text:style-name="_32_3">u</text:span><text:span text:style-name="_37_6"> </text:span><text:span text:style-name="_31_79">w</text:span><text:span text:style-name="_36_6">i</text:span><text:span text:style-name="_31_11">l</text:span><text:span text:style-name="_31_91">l</text:span><text:span text:style-name="_31_"> </text:span><text:span text:style-name="_31_44">n</text:span><text:span text:style-name="_32_00">o</text:span><text:span text:style-name="_34_4">t</text:span><text:span text:style-name="_37_6"> </text:span><text:span text:style-name="_31_86">m</text:span><text:span text:style-name="_35_7">e</text:span><text:span text:style-name="_31_19">n</text:span><text:span text:style-name="_32_21">t</text:span><text:span text:style-name="_36_5">i</text:span><text:span text:style-name="_31_28">o</text:span><text:span text:style-name="_32_16">n</text:span><text:span text:style-name="_31_"> </text:span><text:span text:style-name="_31_46">i</text:span><text:span text:style-name="_32_22">t</text:span><text:span text:style-name="_31_"> </text:span><text:span text:style-name="_31_34">w</text:span><text:span text:style-name="_31_79">h</text:span><text:span text:style-name="_33_0">e</text:span><text:span text:style-name="_31_40">r</text:span><text:span text:style-name="_32_15">e</text:span><text:span text:style-name="_31_"> </text:span><text:span text:style-name="_31_10">m</text:span><text:span text:style-name="_32_25">y</text:span><text:span text:style-name="_31_"> </text:span><text:span text:style-name="_31_25">p</text:span><text:span text:style-name="_32_18">a</text:span><text:span text:style-name="_32_4">r</text:span><text:span text:style-name="_39_8">e</text:span><text:span text:style-name="_32_03">n</text:span><text:span text:style-name="_32_4">t</text:span><text:span text:style-name="_31_41">s</text:span><text:span text:style-name="_31_51"> </text:span><text:span text:style-name="_37_1">m</text:span><text:span text:style-name="_31_16">a</text:span><text:span text:style-name="_31_80">y</text:span><text:span text:style-name="_31_"> </text:span><text:span text:style-name="_31_46">h</text:span><text:span text:style-name="_31_92">e</text:span><text:span text:style-name="_34_2">a</text:span><text:span text:style-name="_31_04">r</text:span><text:span text:style-name="_31_51"> </text:span><text:span text:style-name="_32_0">o</text:span><text:span text:style-name="_31_14">f</text:span><text:span text:style-name="_31_51"> </text:span><text:span text:style-name="_36_9">i</text:span><text:span text:style-name="_31_01">t</text:span><text:span text:style-name="_31_74">,</text:span><text:span text:style-name="_31_"> </text:span><text:span text:style-name="_31_34">f</text:span><text:span text:style-name="_32_09">o</text:span><text:span text:style-name="_37_4">r</text:span><text:span text:style-name="_37_6"> </text:span><text:span text:style-name="_31_74">t</text:span><text:span text:style-name="_36_9">h</text:span><text:span text:style-name="_31_40">e</text:span><text:span text:style-name="_31_71">y</text:span><text:span text:style-name="_31_"> </text:span><text:span text:style-name="_31_25">a</text:span><text:span text:style-name="_32_18">r</text:span><text:span text:style-name="_36_0">e</text:span><text:span text:style-name="_37_6"> </text:span><text:span text:style-name="_32_09">o</text:span><text:span text:style-name="_35_9">l</text:span><text:span text:style-name="_31_17">d</text:span><text:span text:style-name="_31_51"> </text:span><text:span text:style-name="_35_4">a</text:span><text:span text:style-name="_31_41">n</text:span><text:span text:style-name="_31_92">d</text:span><text:span text:style-name="_31_"> </text:span><text:span text:style-name="_31_43">f</text:span><text:span text:style-name="_32_01">e</text:span><text:span text:style-name="_33_9">e</text:span><text:span text:style-name="_31_44">b</text:span><text:span text:style-name="_32_25">l</text:span><text:span text:style-name="_32_4">e</text:span><text:span text:style-name="_31_46">,</text:span><text:span text:style-name="_31_51"> </text:span><text:span text:style-name="_32_0">a</text:span><text:span text:style-name="_31_46">n</text:span><text:span text:style-name="_31_94">d</text:span><text:span text:style-name="_31_"> </text:span><text:span text:style-name="_31_49">s</text:span><text:span text:style-name="_31_95">u</text:span><text:span text:style-name="_33_9">c</text:span><text:span text:style-name="_31_44">h</text:span><text:span text:style-name="_31_51"> </text:span><text:span text:style-name="_35_7">a</text:span><text:span text:style-name="_37_6"> </text:span><text:span text:style-name="_32_15">s</text:span><text:span text:style-name="_36_5">e</text:span><text:span text:style-name="_31_26">e</text:span><text:span text:style-name="_32_03">m</text:span><text:span text:style-name="_32_7">i</text:span><text:span text:style-name="_31_10">n</text:span><text:span text:style-name="_32_21">g</text:span><text:span text:style-name="_32_6">l</text:span><text:span text:style-name="_31_28">y</text:span><text:span text:style-name="_31_51"> </text:span><text:span text:style-name="_33_8">w</text:span><text:span text:style-name="_31_19">a</text:span><text:span text:style-name="_32_22">n</text:span><text:span text:style-name="_32_4">t</text:span><text:span text:style-name="_31_04">o</text:span><text:span text:style-name="_31_74">n</text:span><text:span text:style-name="_31_"> </text:span><text:span text:style-name="_31_17">b</text:span><text:span text:style-name="_32_09">r</text:span><text:span text:style-name="_33_5">e</text:span><text:span text:style-name="_31_49">a</text:span><text:span text:style-name="_32_24">c</text:span><text:span text:style-name="_34_2">h</text:span><text:span text:style-name="_37_6"> </text:span><text:span text:style-name="_32_21">o</text:span><text:span text:style-name="_36_8">f</text:span><text:span text:style-name="_37_6"> </text:span><text:span text:style-name="_32_24">t</text:span><text:span text:style-name="_35_0">h</text:span><text:span text:style-name="_31_14">e</text:span><text:span text:style-name="_31_51"> </text:span><text:span text:style-name="_34_1">h</text:span><text:span text:style-name="_31_05">a</text:span><text:span text:style-name="_31_95">l</text:span><text:span text:style-name="_34_5">l</text:span><text:span text:style-name="_31_26">o</text:span><text:span text:style-name="_31_95">w</text:span><text:span text:style-name="_34_2">e</text:span><text:span text:style-name="_31_29">d</text:span><text:span text:style-name="_31_51"> </text:span><text:span text:style-name="_32_6">c</text:span><text:span text:style-name="_31_04">o</text:span><text:span text:style-name="_31_80">n</text:span><text:span text:style-name="_35_3">v</text:span><text:span text:style-name="_31_14">e</text:span><text:span text:style-name="_32_21">n</text:span><text:span text:style-name="_35_7">t</text:span><text:span text:style-name="_31_05">i</text:span><text:span text:style-name="_32_18">o</text:span><text:span text:style-name="_34_4">n</text:span><text:span text:style-name="_31_25">a</text:span><text:span text:style-name="_31_89">l</text:span><text:span text:style-name="_36_8">i</text:span><text:span text:style-name="_31_16">t</text:span><text:span text:style-name="_32_03">i</text:span><text:span text:style-name="_32_6">e</text:span><text:span text:style-name="_31_32">s</text:span><text:span text:style-name="_31_51"> </text:span><text:span text:style-name="_35_6">o</text:span><text:span text:style-name="_31_35">f</text:span><text:span text:style-name="_31_51"> </text:span><text:span text:style-name="_34_1">o</text:span><text:span text:style-name="_31_11">u</text:span><text:span text:style-name="_32_07">r</text:span><text:span text:style-name="_31_"> </text:span><text:span text:style-name="_31_47">C</text:span><text:span text:style-name="_32_24">h</text:span><text:span text:style-name="_36_6">r</text:span><text:span text:style-name="_31_10">i</text:span><text:span text:style-name="_32_21">s</text:span><text:span text:style-name="_35_9">t</text:span><text:span text:style-name="_31_13">i</text:span><text:span text:style-name="_31_70">a</text:span><text:span text:style-name="_35_9">n</text:span><text:span text:style-name="_37_6"> </text:span><text:span text:style-name="_32_21">c</text:span><text:span text:style-name="_36_9">i</text:span><text:span text:style-name="_31_32">v</text:span><text:span text:style-name="_31_86">i</text:span><text:span text:style-name="_36_0">l</text:span><text:span text:style-name="_31_05">i</text:span><text:span text:style-name="_32_16">z</text:span><text:span text:style-name="_35_9">a</text:span><text:span text:style-name="_31_11">t</text:span><text:span text:style-name="_31_74">i</text:span><text:span text:style-name="_36_8">o</text:span><text:span text:style-name="_39_6">n</text:span><text:span text:style-name="_31_51"> </text:span><text:span text:style-name="_37_1">m</text:span><text:span text:style-name="_31_04">i</text:span><text:span text:style-name="_32_19">g</text:span><text:span text:style-name="_33_5">h</text:span><text:span text:style-name="_31_16">t</text:span><text:span text:style-name="_31_51"> </text:span><text:span text:style-name="_32_0">a</text:span><text:span text:style-name="_31_31">l</text:span><text:span text:style-name="_32_18">l</text:span><text:span text:style-name="_31_"> </text:span><text:span text:style-name="_31_40">t</text:span><text:span text:style-name="_31_79">o</text:span><text:span text:style-name="_34_5">o</text:span><text:span text:style-name="_37_6"> </text:span><text:span text:style-name="_31_76">r</text:span><text:span text:style-name="_32_7">u</text:span><text:span text:style-name="_31_31">d</text:span><text:span text:style-name="_31_76">e</text:span><text:span text:style-name="_37_5">l</text:span><text:span text:style-name="_39_9">y</text:span><text:span text:style-name="_31_51"> </text:span><text:span text:style-name="_36_0">s</text:span><text:span text:style-name="_31_10">u</text:span><text:span text:style-name="_32_06">n</text:span><text:span text:style-name="_32_0">d</text:span><text:span text:style-name="_31_04">e</text:span><text:span text:style-name="_31_73">r</text:span><text:span text:style-name="_31_"> </text:span><text:span text:style-name="_31_35">t</text:span><text:span text:style-name="_31_94">h</text:span><text:span text:style-name="_33_6">e</text:span><text:span text:style-name="_37_6"> </text:span><text:span text:style-name="_31_71">f</text:span><text:span text:style-name="_37_5">r</text:span><text:span text:style-name="_31_14">a</text:span><text:span text:style-name="_32_25">i</text:span><text:span text:style-name="_35_3">l</text:span><text:span text:style-name="_37_6"> </text:span><text:span text:style-name="_31_76">b</text:span><text:span text:style-name="_35_9">r</text:span><text:span text:style-name="_31_41">i</text:span><text:span text:style-name="_32_10">d</text:span><text:span text:style-name="_33_6">g</text:span><text:span text:style-name="_31_25">e</text:span><text:span text:style-name="_31_51"> </text:span><text:span text:style-name="_32_0">w</text:span><text:span text:style-name="_31_19">h</text:span><text:span text:style-name="_32_06">i</text:span><text:span text:style-name="_32_0">c</text:span><text:span text:style-name="_31_17">h</text:span><text:span text:style-name="_31_51"> </text:span><text:span text:style-name="_35_0">h</text:span><text:span text:style-name="_31_14">a</text:span><text:span text:style-name="_32_18">n</text:span><text:span text:style-name="_35_7">g</text:span><text:span text:style-name="_31_50">s</text:span><text:span text:style-name="_31_51"> </text:span><text:span text:style-name="_36_5">d</text:span><text:span text:style-name="_31_11">a</text:span><text:span text:style-name="_31_88">r</text:span><text:span text:style-name="_34_2">k</text:span><text:span text:style-name="_31_35">l</text:span><text:span text:style-name="_32_04">i</text:span><text:span text:style-name="_36_5">n</text:span><text:span text:style-name="_31_49">g</text:span><text:span text:style-name="_31_51"> </text:span><text:span text:style-name="_35_9">b</text:span><text:span text:style-name="_31_20">e</text:span><text:span text:style-name="_32_06">t</text:span><text:span text:style-name="_34_5">w</text:span><text:span text:style-name="_31_29">e</text:span><text:span text:style-name="_32_01">e</text:span><text:span text:style-name="_35_9">n</text:span><text:span text:style-name="_37_6"> </text:span><text:span text:style-name="_31_79">t</text:span><text:span text:style-name="_34_2">h</text:span><text:span text:style-name="_31_29">e</text:span><text:span text:style-name="_31_51"> </text:span><text:span text:style-name="_33_0">p</text:span><text:span text:style-name="_39_8">a</text:span><text:span text:style-name="_31_86">l</text:span><text:span text:style-name="_35_0">e</text:span><text:span text:style-name="_37_6"> </text:span><text:span text:style-name="_32_00">a</text:span><text:span text:style-name="_32_7">n</text:span><text:span text:style-name="_31_10">d</text:span><text:span text:style-name="_31_51"> </text:span><text:span text:style-name="_32_7">e</text:span><text:span text:style-name="_31_28">v</text:span><text:span text:style-name="_32_19">a</text:span><text:span text:style-name="_36_8">n</text:span><text:span text:style-name="_31_04">e</text:span><text:span text:style-name="_32_00">s</text:span><text:span text:style-name="_33_6">c</text:span><text:span text:style-name="_31_35">e</text:span><text:span text:style-name="_31_70">n</text:span><text:span text:style-name="_37_2">t</text:span><text:span text:style-name="_37_6"> </text:span><text:span text:style-name="_32_21">p</text:span><text:span text:style-name="_34_2">r</text:span><text:span text:style-name="_31_16">e</text:span><text:span text:style-name="_31_94">s</text:span><text:span text:style-name="_33_5">e</text:span><text:span text:style-name="_31_20">n</text:span><text:span text:style-name="_31_94">t</text:span><text:span text:style-name="_31_"> </text:span><text:span text:style-name="_31_47">a</text:span><text:span text:style-name="_31_74">n</text:span><text:span text:style-name="_36_6">d</text:span><text:span text:style-name="_37_6"> </text:span><text:span text:style-name="_32_24">t</text:span><text:span text:style-name="_37_1">h</text:span><text:span text:style-name="_31_41">e</text:span><text:span text:style-name="_31_51"> </text:span><text:span text:style-name="_32_7">s</text:span><text:span text:style-name="_31_29">o</text:span><text:span text:style-name="_31_77">l</text:span><text:span text:style-name="_35_9">e</text:span><text:span text:style-name="_31_50">m</text:span><text:span text:style-name="_32_04">n</text:span><text:span text:style-name="_31_"> </text:span><text:span text:style-name="_31_11">g</text:span><text:span text:style-name="_31_71">r</text:span><text:span text:style-name="_33_0">e</text:span><text:span text:style-name="_31_43">a</text:span><text:span text:style-name="_31_71">t</text:span><text:span text:style-name="_31_"> </text:span><text:span text:style-name="_31_26">d</text:span><text:span text:style-name="_31_79">e</text:span><text:span text:style-name="_36_5">e</text:span><text:span text:style-name="_31_46">p</text:span><text:span text:style-name="_32_19">s</text:span><text:span text:style-name="_31_"> </text:span><text:span text:style-name="_31_44">o</text:span><text:span text:style-name="_31_91">f</text:span><text:span text:style-name="_31_"> </text:span><text:span text:style-name="_31_13">t</text:span><text:span text:style-name="_31_70">h</text:span><text:span text:style-name="_32_6">e</text:span><text:span text:style-name="_37_6"> </text:span><text:span text:style-name="_31_76">e</text:span><text:span text:style-name="_37_5">t</text:span><text:span text:style-name="_31_01">e</text:span><text:span text:style-name="_32_25">r</text:span><text:span text:style-name="_34_1">n</text:span><text:span text:style-name="_31_10">i</text:span><text:span text:style-name="_31_86">t</text:span><text:span text:style-name="_36_6">i</text:span><text:span text:style-name="_31_50">e</text:span><text:span text:style-name="_32_19">s</text:span><text:span text:style-name="_35_7">.</text:span><text:span text:style-name="_37_6"> </text:span><text:span text:style-name="_31_70">M</text:span><text:span text:style-name="_33_0">a</text:span><text:span text:style-name="_31_49">y</text:span><text:span text:style-name="_31_51"> </text:span><text:span text:style-name="_34_2">I</text:span><text:span text:style-name="_37_6"> </text:span><text:span text:style-name="_32_03">t</text:span><text:span text:style-name="_35_3">r</text:span><text:span text:style-name="_31_40">o</text:span><text:span text:style-name="_32_00">u</text:span><text:span text:style-name="_35_0">b</text:span><text:span text:style-name="_31_14">l</text:span><text:span text:style-name="_31_73">e</text:span><text:span text:style-name="_31_"> </text:span><text:span text:style-name="_39_8">y</text:span><text:span text:style-name="_32_16">o</text:span><text:span text:style-name="_34_5">u</text:span><text:span text:style-name="_37_6"> </text:span><text:span text:style-name="_32_22">f</text:span><text:span text:style-name="_36_9">o</text:span><text:span text:style-name="_39_8">r</text:span><text:span text:style-name="_31_51"> </text:span><text:span text:style-name="_34_1">a</text:span><text:span text:style-name="_37_6"> </text:span><text:span text:style-name="_32_24">m</text:span><text:span text:style-name="_33_0">a</text:span><text:span text:style-name="_31_29">t</text:span><text:span text:style-name="_31_71">c</text:span><text:span text:style-name="_32_6">h</text:span><text:span text:style-name="_31_16">?</text:span><text:span text:style-name="_32_07">'</text:span></text:p>
      <text:p text:style-name="P1"><text:span text:style-name="_31_10">"</text:span><text:span text:style-name="_32_06">I</text:span><text:span text:style-name="_31_"> </text:span><text:span text:style-name="_31_49">s</text:span><text:span text:style-name="_32_01">a</text:span><text:span text:style-name="_35_0">i</text:span><text:span text:style-name="_39_9">d</text:span><text:span text:style-name="_32_19">:</text:span><text:span text:style-name="_31_"> </text:span><text:span text:style-name="_31_17">'</text:span><text:span text:style-name="_32_09">Y</text:span><text:span text:style-name="_36_6">o</text:span><text:span text:style-name="_31_41">u</text:span><text:span text:style-name="_32_19">r</text:span><text:span text:style-name="_31_"> </text:span><text:span text:style-name="_31_16">s</text:span><text:span text:style-name="_32_03">e</text:span><text:span text:style-name="_33_0">n</text:span><text:span text:style-name="_31_13">t</text:span><text:span text:style-name="_31_85">i</text:span><text:span text:style-name="_34_2">m</text:span><text:span text:style-name="_31_02">e</text:span><text:span text:style-name="_31_92">n</text:span><text:span text:style-name="_35_9">t</text:span><text:span text:style-name="_31_13">s</text:span><text:span text:style-name="_31_51"> </text:span><text:span text:style-name="_35_9">d</text:span><text:span text:style-name="_39_9">o</text:span><text:span text:style-name="_31_51"> </text:span><text:span text:style-name="_36_8">y</text:span><text:span text:style-name="_31_11">o</text:span><text:span text:style-name="_31_79">u</text:span><text:span text:style-name="_31_"> </text:span><text:span text:style-name="_31_20">h</text:span><text:span text:style-name="_32_22">o</text:span><text:span text:style-name="_36_8">n</text:span><text:span text:style-name="_31_31">o</text:span><text:span text:style-name="_32_16">r</text:span><text:span text:style-name="_35_0">,</text:span><text:span text:style-name="_37_6"> </text:span><text:span text:style-name="_31_88">b</text:span><text:span text:style-name="_32_3">u</text:span><text:span text:style-name="_31_34">t</text:span><text:span text:style-name="_31_51"> </text:span><text:span text:style-name="_33_6">i</text:span><text:span text:style-name="_39_6">f</text:span><text:span text:style-name="_31_51"> </text:span><text:span text:style-name="_34_5">y</text:span><text:span text:style-name="_31_43">o</text:span><text:span text:style-name="_32_03">u</text:span><text:span text:style-name="_31_"> </text:span><text:span text:style-name="_31_35">w</text:span><text:span text:style-name="_31_79">i</text:span><text:span text:style-name="_35_6">l</text:span><text:span text:style-name="_31_44">l</text:span><text:span text:style-name="_31_51"> </text:span><text:span text:style-name="_37_2">a</text:span><text:span text:style-name="_39_5">l</text:span><text:span text:style-name="_31_86">l</text:span><text:span text:style-name="_32_6">o</text:span><text:span text:style-name="_31_04">w</text:span><text:span text:style-name="_31_51"> </text:span><text:span text:style-name="_33_0">m</text:span><text:span text:style-name="_31_40">e</text:span><text:span text:style-name="_31_51"> </text:span><text:span text:style-name="_32_4">t</text:span><text:span text:style-name="_31_25">o</text:span><text:span text:style-name="_31_51"> </text:span><text:span text:style-name="_36_5">s</text:span><text:span text:style-name="_31_10">a</text:span><text:span text:style-name="_32_07">y</text:span><text:span text:style-name="_31_"> </text:span><text:span text:style-name="_31_04">i</text:span><text:span text:style-name="_32_18">t</text:span><text:span text:style-name="_35_1">,</text:span><text:span text:style-name="_37_6"> </text:span><text:span text:style-name="_31_94">m</text:span><text:span text:style-name="_35_7">e</text:span><text:span text:style-name="_31_14">t</text:span><text:span text:style-name="_31_92">a</text:span><text:span text:style-name="_32_9">p</text:span><text:span text:style-name="_31_50">h</text:span><text:span text:style-name="_32_00">o</text:span><text:span text:style-name="_35_7">r</text:span><text:span text:style-name="_37_6"> </text:span><text:span text:style-name="_32_04">i</text:span><text:span text:style-name="_37_5">s</text:span><text:span text:style-name="_37_6"> </text:span><text:span text:style-name="_32_06">n</text:span><text:span text:style-name="_35_4">o</text:span><text:span text:style-name="_31_26">t</text:span><text:span text:style-name="_31_51"> </text:span><text:span text:style-name="_33_9">y</text:span><text:span text:style-name="_31_32">o</text:span><text:span text:style-name="_31_71">u</text:span><text:span text:style-name="_37_1">r</text:span><text:span text:style-name="_37_6"> </text:span><text:span text:style-name="_31_70">b</text:span><text:span text:style-name="_33_9">e</text:span><text:span text:style-name="_31_32">s</text:span><text:span text:style-name="_31_70">t</text:span><text:span text:style-name="_31_"> </text:span><text:span text:style-name="_31_25">h</text:span><text:span text:style-name="_32_16">o</text:span><text:span text:style-name="_35_6">l</text:span><text:span text:style-name="_31_25">d</text:span><text:span text:style-name="_32_21">.</text:span><text:span text:style-name="_31_"> </text:span><text:span text:style-name="_31_43">S</text:span><text:span text:style-name="_32_18">p</text:span><text:span text:style-name="_33_8">a</text:span><text:span text:style-name="_31_14">r</text:span><text:span text:style-name="_32_07">e</text:span><text:span text:style-name="_31_"> </text:span><text:span text:style-name="_31_25">y</text:span><text:span text:style-name="_31_86">o</text:span><text:span text:style-name="_36_8">u</text:span><text:span text:style-name="_31_19">r</text:span><text:span text:style-name="_31_51"> </text:span><text:span text:style-name="_33_9">t</text:span><text:span text:style-name="_31_11">h</text:span><text:span text:style-name="_32_19">i</text:span><text:span text:style-name="_35_0">g</text:span><text:span text:style-name="_31_31">h</text:span><text:span text:style-name="_31_86">;</text:span><text:span text:style-name="_31_"> </text:span><text:span text:style-name="_39_5">t</text:span><text:span text:style-name="_32_09">h</text:span><text:span text:style-name="_35_9">i</text:span><text:span text:style-name="_31_19">s</text:span><text:span text:style-name="_31_51"> </text:span><text:span text:style-name="_36_0">k</text:span><text:span text:style-name="_31_44">i</text:span><text:span text:style-name="_31_80">n</text:span><text:span text:style-name="_33_0">d</text:span><text:span text:style-name="_37_6"> </text:span><text:span text:style-name="_31_95">l</text:span><text:span text:style-name="_35_9">i</text:span><text:span text:style-name="_31_43">g</text:span><text:span text:style-name="_31_94">h</text:span><text:span text:style-name="_32_3">t</text:span><text:span text:style-name="_37_6"> </text:span><text:span text:style-name="_31_92">o</text:span><text:span text:style-name="_33_5">n</text:span><text:span text:style-name="_31_14">l</text:span><text:span text:style-name="_31_88">y</text:span><text:span text:style-name="_31_"> </text:span><text:span text:style-name="_31_28">o</text:span><text:span text:style-name="_31_79">n</text:span><text:span text:style-name="_31_"> </text:span><text:span text:style-name="_39_6">t</text:span><text:span text:style-name="_32_03">h</text:span><text:span text:style-name="_37_2">e</text:span><text:span text:style-name="_37_6"> </text:span><text:span text:style-name="_32_04">b</text:span><text:span text:style-name="_34_4">o</text:span><text:span text:style-name="_31_04">x</text:span><text:span text:style-name="_31_85">,</text:span><text:span text:style-name="_31_"> </text:span><text:span text:style-name="_31_29">a</text:span><text:span text:style-name="_31_95">n</text:span><text:span text:style-name="_32_6">d</text:span><text:span text:style-name="_37_6"> </text:span><text:span text:style-name="_31_94">s</text:span><text:span text:style-name="_34_5">e</text:span><text:span text:style-name="_31_11">l</text:span><text:span text:style-name="_32_15">d</text:span><text:span text:style-name="_32_7">o</text:span><text:span text:style-name="_31_46">m</text:span><text:span text:style-name="_31_51"> </text:span><text:span text:style-name="_32_6">t</text:span><text:span text:style-name="_31_32">h</text:span><text:span text:style-name="_31_91">e</text:span><text:span text:style-name="_34_5">r</text:span><text:span text:style-name="_31_32">e</text:span><text:span text:style-name="_32_10">,</text:span><text:span text:style-name="_31_"> </text:span><text:span text:style-name="_39_5">i</text:span><text:span text:style-name="_32_01">n</text:span><text:span text:style-name="_31_"> </text:span><text:span text:style-name="_31_20">f</text:span><text:span text:style-name="_31_89">a</text:span><text:span text:style-name="_37_1">c</text:span><text:span text:style-name="_31_49">t</text:span><text:span text:style-name="_31_91">,</text:span><text:span text:style-name="_31_"> </text:span><text:span text:style-name="_31_13">i</text:span><text:span text:style-name="_31_80">f</text:span><text:span text:style-name="_31_"> </text:span><text:span text:style-name="_31_44">m</text:span><text:span text:style-name="_32_01">y</text:span><text:span text:style-name="_31_"> </text:span><text:span text:style-name="_31_02">e</text:span><text:span text:style-name="_31_79">x</text:span><text:span text:style-name="_33_0">p</text:span><text:span text:style-name="_31_29">e</text:span><text:span text:style-name="_32_19">r</text:span><text:span text:style-name="_37_1">i</text:span><text:span text:style-name="_31_44">e</text:span><text:span text:style-name="_31_95">n</text:span><text:span text:style-name="_32_9">c</text:span><text:span text:style-name="_31_17">e</text:span><text:span text:style-name="_31_51"> </text:span><text:span text:style-name="_35_7">m</text:span><text:span text:style-name="_39_6">a</text:span><text:span text:style-name="_31_89">y</text:span><text:span text:style-name="_31_"> </text:span><text:span text:style-name="_39_9">b</text:span><text:span text:style-name="_32_10">e</text:span><text:span text:style-name="_31_"> </text:span><text:span text:style-name="_31_43">t</text:span><text:span text:style-name="_32_07">r</text:span><text:span text:style-name="_32_7">u</text:span><text:span text:style-name="_31_46">s</text:span><text:span text:style-name="_32_15">t</text:span><text:span text:style-name="_35_1">e</text:span><text:span text:style-name="_39_5">d</text:span><text:span text:style-name="_32_24">.</text:span><text:span text:style-name="_31_"> </text:span><text:span text:style-name="_31_32">B</text:span><text:span text:style-name="_31_71">u</text:span><text:span text:style-name="_32_0">t</text:span><text:span text:style-name="_37_6"> </text:span><text:span text:style-name="_32_07">t</text:span><text:span text:style-name="_32_6">o</text:span><text:span text:style-name="_37_6"> </text:span><text:span text:style-name="_31_70">r</text:span><text:span text:style-name="_34_5">e</text:span><text:span text:style-name="_31_46">t</text:span><text:span text:style-name="_32_10">u</text:span><text:span text:style-name="_36_8">r</text:span><text:span text:style-name="_39_5">n</text:span><text:span text:style-name="_31_51"> </text:span><text:span text:style-name="_33_6">t</text:span><text:span text:style-name="_31_34">o</text:span><text:span text:style-name="_31_51"> </text:span><text:span text:style-name="_35_7">b</text:span><text:span text:style-name="_39_9">u</text:span><text:span text:style-name="_32_10">s</text:span><text:span text:style-name="_33_6">i</text:span><text:span text:style-name="_31_35">n</text:span><text:span text:style-name="_32_25">e</text:span><text:span text:style-name="_32_3">s</text:span><text:span text:style-name="_31_49">s</text:span><text:span text:style-name="_31_71">:</text:span><text:span text:style-name="_31_"> </text:span><text:span text:style-name="_31_11">h</text:span><text:span text:style-name="_32_21">o</text:span><text:span text:style-name="_36_9">w</text:span><text:span text:style-name="_37_6"> </text:span><text:span text:style-name="_32_06">d</text:span><text:span text:style-name="_32_1">i</text:span><text:span text:style-name="_31_35">d</text:span><text:span text:style-name="_31_51"> </text:span><text:span text:style-name="_34_1">y</text:span><text:span text:style-name="_31_25">o</text:span><text:span text:style-name="_31_70">u</text:span><text:span text:style-name="_31_"> </text:span><text:span text:style-name="_31_29">g</text:span><text:span text:style-name="_32_25">e</text:span><text:span text:style-name="_37_2">t</text:span><text:span text:style-name="_37_6"> </text:span><text:span text:style-name="_32_19">i</text:span><text:span text:style-name="_34_4">n</text:span><text:span text:style-name="_37_6"> </text:span><text:span text:style-name="_32_00">h</text:span><text:span text:style-name="_32_4">e</text:span><text:span text:style-name="_31_04">r</text:span><text:span text:style-name="_32_09">e</text:span><text:span text:style-name="_36_9">?</text:span><text:span text:style-name="_31_43">'</text:span></text:p>
      <text:p text:style-name="P1"><text:span text:style-name="_34_2">"</text:span><text:span text:style-name="_31_31">'</text:span><text:span text:style-name="_31_76">T</text:span><text:span text:style-name="_33_0">h</text:span><text:span text:style-name="_31_19">r</text:span><text:span text:style-name="_31_85">o</text:span><text:span text:style-name="_35_3">u</text:span><text:span text:style-name="_31_47">g</text:span><text:span text:style-name="_31_95">h</text:span><text:span text:style-name="_31_"> </text:span><text:span text:style-name="_31_29">a</text:span><text:span text:style-name="_31_51"> </text:span><text:span text:style-name="_36_5">s</text:span><text:span text:style-name="_39_5">e</text:span><text:span text:style-name="_31_73">c</text:span><text:span text:style-name="_36_0">o</text:span><text:span text:style-name="_39_6">n</text:span><text:span text:style-name="_32_22">d</text:span>-<text:span text:style-name="_31_40">s</text:span><text:span text:style-name="_32_03">t</text:span><text:span text:style-name="_35_1">o</text:span><text:span text:style-name="_31_32">r</text:span><text:span text:style-name="_32_24">y</text:span><text:span text:style-name="_31_"> </text:span><text:span text:style-name="_31_17">w</text:span><text:span text:style-name="_31_79">i</text:span><text:span text:style-name="_36_0">n</text:span><text:span text:style-name="_31_01">d</text:span><text:span text:style-name="_31_94">o</text:span><text:span text:style-name="_35_7">w</text:span><text:span text:style-name="_31_04">.</text:span><text:span text:style-name="_32_10">'</text:span></text:p>
      <text:p text:style-name="P1"><text:span text:style-name="_31_41">"</text:span><text:span text:style-name="_32_10">I</text:span><text:span text:style-name="_34_5">t</text:span><text:span text:style-name="_37_6"> </text:span><text:span text:style-name="_32_06">w</text:span><text:span text:style-name="_33_8">a</text:span><text:span text:style-name="_31_26">s</text:span><text:span text:style-name="_31_51"> </text:span><text:span text:style-name="_36_8">e</text:span><text:span text:style-name="_31_13">v</text:span><text:span text:style-name="_31_76">e</text:span><text:span text:style-name="_35_3">n</text:span><text:span text:style-name="_37_6"> </text:span><text:span text:style-name="_31_70">s</text:span><text:span text:style-name="_36_6">o</text:span><text:span text:style-name="_31_28">.</text:span><text:span text:style-name="_31_51"> </text:span><text:span text:style-name="_37_4">I</text:span><text:span text:style-name="_37_6"> </text:span><text:span text:style-name="_31_70">r</text:span><text:span text:style-name="_33_6">e</text:span><text:span text:style-name="_31_44">d</text:span><text:span text:style-name="_31_77">e</text:span><text:span text:style-name="_33_0">e</text:span><text:span text:style-name="_31_31">m</text:span><text:span text:style-name="_31_88">e</text:span><text:span text:style-name="_33_5">d</text:span><text:span text:style-name="_37_6"> </text:span><text:span text:style-name="_31_89">t</text:span><text:span text:style-name="_35_4">h</text:span><text:span text:style-name="_31_46">e</text:span><text:span text:style-name="_31_51"> </text:span><text:span text:style-name="_33_9">t</text:span><text:span text:style-name="_31_19">i</text:span><text:span text:style-name="_31_79">n</text:span><text:span text:style-name="_32_1">w</text:span><text:span text:style-name="_39_8">a</text:span><text:span text:style-name="_31_74">r</text:span><text:span text:style-name="_35_0">e</text:span><text:span text:style-name="_37_6"> </text:span><text:span text:style-name="_32_07">a</text:span><text:span text:style-name="_36_0">t</text:span><text:span text:style-name="_37_6"> </text:span><text:span text:style-name="_32_16">p</text:span><text:span text:style-name="_32_1">a</text:span><text:span text:style-name="_31_20">w</text:span><text:span text:style-name="_31_76">n</text:span><text:span text:style-name="_37_5">b</text:span><text:span text:style-name="_31_10">r</text:span><text:span text:style-name="_31_71">o</text:span><text:span text:style-name="_36_0">k</text:span><text:span text:style-name="_31_02">e</text:span><text:span text:style-name="_31_92">r</text:span><text:span text:style-name="_32_0">'</text:span><text:span text:style-name="_31_04">s</text:span><text:span text:style-name="_31_51"> </text:span><text:span text:style-name="_35_3">r</text:span><text:span text:style-name="_31_14">a</text:span><text:span text:style-name="_32_21">t</text:span><text:span text:style-name="_33_8">e</text:span><text:span text:style-name="_31_25">s</text:span><text:span text:style-name="_31_79">,</text:span><text:span text:style-name="_31_"> </text:span><text:span text:style-name="_31_31">l</text:span><text:span text:style-name="_31_70">e</text:span><text:span text:style-name="_33_9">s</text:span><text:span text:style-name="_31_28">s</text:span><text:span text:style-name="_31_51"> </text:span><text:span text:style-name="_33_5">c</text:span><text:span text:style-name="_31_04">o</text:span><text:span text:style-name="_31_73">s</text:span><text:span text:style-name="_36_9">t</text:span><text:span text:style-name="_37_6"> </text:span><text:span text:style-name="_31_80">o</text:span><text:span text:style-name="_32_7">f</text:span><text:span text:style-name="_37_6"> </text:span><text:span text:style-name="_32_18">a</text:span><text:span text:style-name="_33_8">d</text:span><text:span text:style-name="_31_32">v</text:span><text:span text:style-name="_32_16">e</text:span><text:span text:style-name="_34_5">r</text:span><text:span text:style-name="_31_40">t</text:span><text:span text:style-name="_31_74">i</text:span><text:span text:style-name="_33_6">s</text:span><text:span text:style-name="_31_04">i</text:span><text:span text:style-name="_32_03">n</text:span><text:span text:style-name="_37_4">g</text:span><text:span text:style-name="_31_01">,</text:span><text:span text:style-name="_31_51"> </text:span><text:span text:style-name="_32_7">b</text:span><text:span text:style-name="_31_10">a</text:span><text:span text:style-name="_31_85">d</text:span><text:span text:style-name="_34_1">e</text:span><text:span text:style-name="_37_6"> </text:span><text:span text:style-name="_31_80">t</text:span><text:span text:style-name="_34_5">h</text:span><text:span text:style-name="_31_35">e</text:span><text:span text:style-name="_31_51"> </text:span><text:span text:style-name="_32_7">b</text:span><text:span text:style-name="_39_5">u</text:span><text:span text:style-name="_32_22">r</text:span><text:span text:style-name="_35_1">g</text:span><text:span text:style-name="_31_40">l</text:span><text:span text:style-name="_32_06">a</text:span><text:span text:style-name="_35_0">r</text:span><text:span text:style-name="_37_6"> </text:span><text:span text:style-name="_32_25">g</text:span><text:span text:style-name="_34_1">o</text:span><text:span text:style-name="_31_25">o</text:span><text:span text:style-name="_32_15">d</text:span>-<text:span text:style-name="_31_26">n</text:span><text:span text:style-name="_31_91">i</text:span><text:span text:style-name="_34_4">g</text:span><text:span text:style-name="_31_05">h</text:span><text:span text:style-name="_32_25">t</text:span><text:span text:style-name="_32_4">,</text:span><text:span text:style-name="_37_6"> </text:span><text:span text:style-name="_31_95">c</text:span><text:span text:style-name="_34_4">l</text:span><text:span text:style-name="_31_49">o</text:span><text:span text:style-name="_31_88">s</text:span><text:span text:style-name="_32_0">e</text:span><text:span text:style-name="_31_25">d</text:span><text:span text:style-name="_31_51"> </text:span><text:span text:style-name="_32_0">t</text:span><text:span text:style-name="_31_40">h</text:span><text:span text:style-name="_32_06">e</text:span><text:span text:style-name="_31_"> </text:span><text:span text:style-name="_31_02">w</text:span><text:span text:style-name="_31_76">i</text:span><text:span text:style-name="_37_2">n</text:span><text:span text:style-name="_31_02">d</text:span><text:span text:style-name="_32_16">o</text:span><text:span text:style-name="_36_8">w</text:span><text:span text:style-name="_37_6"> </text:span><text:span text:style-name="_32_10">a</text:span><text:span text:style-name="_33_0">f</text:span><text:span text:style-name="_31_29">t</text:span><text:span text:style-name="_32_06">e</text:span><text:span text:style-name="_34_4">r</text:span><text:span text:style-name="_37_6"> </text:span><text:span text:style-name="_31_73">h</text:span><text:span text:style-name="_36_9">i</text:span><text:span text:style-name="_31_50">m</text:span><text:span text:style-name="_32_01">,</text:span><text:span text:style-name="_31_"> </text:span><text:span text:style-name="_31_28">a</text:span><text:span text:style-name="_31_74">n</text:span><text:span text:style-name="_35_9">d</text:span><text:span text:style-name="_37_6"> </text:span><text:span text:style-name="_32_22">r</text:span><text:span text:style-name="_37_1">e</text:span><text:span text:style-name="_31_47">t</text:span><text:span text:style-name="_32_07">i</text:span><text:span text:style-name="_33_6">r</text:span><text:span text:style-name="_31_32">e</text:span><text:span text:style-name="_31_94">d</text:span><text:span text:style-name="_31_"> </text:span><text:span text:style-name="_31_40">t</text:span><text:span text:style-name="_32_04">o</text:span><text:span text:style-name="_31_"> </text:span><text:span text:style-name="_31_31">h</text:span><text:span text:style-name="_31_73">e</text:span><text:span text:style-name="_36_9">a</text:span><text:span text:style-name="_39_9">d</text:span><text:span text:style-name="_31_70">q</text:span><text:span text:style-name="_35_0">u</text:span><text:span text:style-name="_31_44">a</text:span><text:span text:style-name="_32_15">r</text:span><text:span text:style-name="_32_9">t</text:span><text:span text:style-name="_31_01">e</text:span><text:span text:style-name="_31_92">r</text:span><text:span text:style-name="_33_5">s</text:span><text:span text:style-name="_37_6"> </text:span><text:span text:style-name="_31_89">t</text:span><text:span text:style-name="_35_9">o</text:span><text:span text:style-name="_37_6"> </text:span><text:span text:style-name="_31_85">r</text:span><text:span text:style-name="_33_0">e</text:span><text:span text:style-name="_31_20">p</text:span><text:span text:style-name="_32_03">o</text:span><text:span text:style-name="_36_6">r</text:span><text:span text:style-name="_31_05">t</text:span><text:span text:style-name="_31_86">.</text:span><text:span text:style-name="_31_"> </text:span><text:span text:style-name="_31_31">N</text:span><text:span text:style-name="_31_95">e</text:span><text:span text:style-name="_35_3">x</text:span><text:span text:style-name="_31_25">t</text:span><text:span text:style-name="_31_51"> </text:span><text:span text:style-name="_34_5">m</text:span><text:span text:style-name="_31_16">o</text:span><text:span text:style-name="_31_71">r</text:span><text:span text:style-name="_33_0">n</text:span><text:span text:style-name="_31_29">i</text:span><text:span text:style-name="_31_92">n</text:span><text:span text:style-name="_34_4">g</text:span><text:span text:style-name="_37_6"> </text:span><text:span text:style-name="_32_01">w</text:span><text:span text:style-name="_37_2">e</text:span><text:span text:style-name="_37_6"> </text:span><text:span text:style-name="_31_73">s</text:span><text:span text:style-name="_32_1">e</text:span><text:span text:style-name="_31_29">n</text:span><text:span text:style-name="_32_07">t</text:span><text:span text:style-name="_31_"> </text:span><text:span text:style-name="_31_50">f</text:span><text:span text:style-name="_32_00">o</text:span><text:span text:style-name="_34_5">r</text:span><text:span text:style-name="_37_6"> </text:span><text:span text:style-name="_32_06">t</text:span><text:span text:style-name="_35_6">h</text:span><text:span text:style-name="_31_01">e</text:span><text:span text:style-name="_31_51"> </text:span><text:span text:style-name="_37_5">b</text:span><text:span text:style-name="_31_05">u</text:span><text:span text:style-name="_32_07">r</text:span><text:span text:style-name="_36_0">g</text:span><text:span text:style-name="_31_16">l</text:span><text:span text:style-name="_32_01">a</text:span><text:span text:style-name="_33_8">r</text:span>-<text:span text:style-name="_32_21">a</text:span><text:span text:style-name="_35_9">l</text:span><text:span text:style-name="_31_34">a</text:span><text:span text:style-name="_32_18">r</text:span><text:span text:style-name="_35_3">m</text:span><text:span text:style-name="_37_6"> </text:span><text:span text:style-name="_31_73">m</text:span><text:span text:style-name="_32_0">a</text:span><text:span text:style-name="_31_31">n</text:span><text:span text:style-name="_31_95">,</text:span><text:span text:style-name="_31_"> </text:span><text:span text:style-name="_31_40">a</text:span><text:span text:style-name="_32_10">n</text:span><text:span text:style-name="_35_4">d</text:span><text:span text:style-name="_37_6"> </text:span><text:span text:style-name="_32_07">h</text:span><text:span text:style-name="_35_4">e</text:span><text:span text:style-name="_37_6"> </text:span><text:span text:style-name="_32_15">c</text:span><text:span text:style-name="_35_0">a</text:span><text:span text:style-name="_39_8">m</text:span><text:span text:style-name="_31_86">e</text:span><text:span text:style-name="_31_"> </text:span><text:span text:style-name="_31_43">u</text:span><text:span text:style-name="_32_07">p</text:span><text:span text:style-name="_31_"> </text:span><text:span text:style-name="_31_20">a</text:span><text:span text:style-name="_31_85">n</text:span><text:span text:style-name="_34_2">d</text:span><text:span text:style-name="_37_6"> </text:span><text:span text:style-name="_32_09">e</text:span><text:span text:style-name="_36_8">x</text:span><text:span text:style-name="_31_14">p</text:span><text:span text:style-name="_32_01">l</text:span><text:span text:style-name="_35_9">a</text:span><text:span text:style-name="_31_35">i</text:span><text:span text:style-name="_31_86">n</text:span><text:span text:style-name="_37_2">e</text:span><text:span text:style-name="_31_19">d</text:span><text:span text:style-name="_31_51"> </text:span><text:span text:style-name="_35_9">t</text:span><text:span text:style-name="_31_35">h</text:span><text:span text:style-name="_31_95">a</text:span><text:span text:style-name="_36_0">t</text:span><text:span text:style-name="_37_6"> </text:span><text:span text:style-name="_32_03">t</text:span><text:span text:style-name="_37_5">h</text:span><text:span text:style-name="_31_16">e</text:span><text:span text:style-name="_31_51"> </text:span><text:span text:style-name="_36_5">r</text:span><text:span text:style-name="_31_17">e</text:span><text:span text:style-name="_32_16">a</text:span><text:span text:style-name="_32_6">s</text:span><text:span text:style-name="_31_29">o</text:span><text:span text:style-name="_31_77">n</text:span><text:span text:style-name="_31_"> </text:span><text:span text:style-name="_31_05">t</text:span><text:span text:style-name="_31_88">h</text:span><text:span text:style-name="_35_4">e</text:span><text:span text:style-name="_37_6"> </text:span><text:span text:style-name="_31_91">a</text:span><text:span text:style-name="_35_4">l</text:span><text:span text:style-name="_31_11">a</text:span><text:span text:style-name="_31_92">r</text:span><text:span text:style-name="_34_5">m</text:span><text:span text:style-name="_37_6"> </text:span><text:span text:style-name="_31_73">d</text:span><text:span text:style-name="_36_5">i</text:span><text:span text:style-name="_31_34">d</text:span><text:span text:style-name="_31_51"> </text:span><text:span text:style-name="_37_4">n</text:span><text:span text:style-name="_31_25">o</text:span><text:span text:style-name="_32_19">t</text:span><text:span text:style-name="_31_"> </text:span><text:span text:style-name="_31_49">'</text:span><text:span text:style-name="_32_18">g</text:span><text:span text:style-name="_33_6">o</text:span><text:span text:style-name="_37_6"> </text:span><text:span text:style-name="_32_19">o</text:span><text:span text:style-name="_33_8">f</text:span><text:span text:style-name="_31_34">f</text:span><text:span text:style-name="_32_25">'</text:span><text:span text:style-name="_31_"> </text:span><text:span text:style-name="_31_34">w</text:span><text:span text:style-name="_31_85">a</text:span><text:span text:style-name="_35_6">s</text:span><text:span text:style-name="_37_6"> </text:span><text:span text:style-name="_31_70">t</text:span><text:span text:style-name="_32_3">h</text:span><text:span text:style-name="_39_9">a</text:span><text:span text:style-name="_31_74">t</text:span><text:span text:style-name="_31_"> </text:span><text:span text:style-name="_31_41">n</text:span><text:span text:style-name="_32_25">o</text:span><text:span text:style-name="_31_"> </text:span><text:span text:style-name="_31_40">p</text:span><text:span text:style-name="_31_79">a</text:span><text:span text:style-name="_36_5">r</text:span><text:span text:style-name="_31_02">t</text:span><text:span text:style-name="_31_51"> </text:span><text:span text:style-name="_35_1">o</text:span><text:span text:style-name="_31_28">f</text:span><text:span text:style-name="_31_51"> </text:span><text:span text:style-name="_36_9">t</text:span><text:span text:style-name="_31_11">h</text:span><text:span text:style-name="_31_85">e</text:span><text:span text:style-name="_31_"> </text:span><text:span text:style-name="_31_14">h</text:span><text:span text:style-name="_31_94">o</text:span><text:span text:style-name="_34_4">u</text:span><text:span text:style-name="_31_41">s</text:span><text:span text:style-name="_32_18">e</text:span><text:span text:style-name="_31_"> </text:span><text:span text:style-name="_39_8">b</text:span><text:span text:style-name="_32_24">u</text:span><text:span text:style-name="_35_0">t</text:span><text:span text:style-name="_37_6"> </text:span><text:span text:style-name="_32_21">t</text:span><text:span text:style-name="_35_4">h</text:span><text:span text:style-name="_31_26">e</text:span><text:span text:style-name="_31_51"> </text:span><text:span text:style-name="_32_7">f</text:span><text:span text:style-name="_31_31">i</text:span><text:span text:style-name="_32_07">r</text:span><text:span text:style-name="_36_6">s</text:span><text:span text:style-name="_31_17">t</text:span><text:span text:style-name="_31_51"> </text:span><text:span text:style-name="_32_4">f</text:span><text:span text:style-name="_31_01">l</text:span><text:span text:style-name="_31_92">o</text:span><text:span text:style-name="_37_5">o</text:span><text:span text:style-name="_31_16">r</text:span><text:span text:style-name="_31_51"> </text:span><text:span text:style-name="_35_4">w</text:span><text:span text:style-name="_31_47">a</text:span><text:span text:style-name="_32_18">s</text:span><text:span text:style-name="_31_"> </text:span><text:span text:style-name="_31_35">a</text:span><text:span text:style-name="_32_16">t</text:span><text:span text:style-name="_32_4">t</text:span><text:span text:style-name="_31_34">a</text:span><text:span text:style-name="_32_24">c</text:span><text:span text:style-name="_35_9">h</text:span><text:span text:style-name="_31_34">e</text:span><text:span text:style-name="_31_86">d</text:span><text:span text:style-name="_31_"> </text:span><text:span text:style-name="_31_50">t</text:span><text:span text:style-name="_31_76">o</text:span><text:span text:style-name="_31_"> </text:span><text:span text:style-name="_31_34">t</text:span><text:span text:style-name="_31_74">h</text:span><text:span text:style-name="_33_9">e</text:span><text:span text:style-name="_37_6"> </text:span><text:span text:style-name="_32_00">a</text:span><text:span text:style-name="_33_5">l</text:span><text:span text:style-name="_31_17">a</text:span><text:span text:style-name="_32_18">r</text:span><text:span text:style-name="_32_7">m</text:span><text:span text:style-name="_31_43">.</text:span><text:span text:style-name="_31_51"> </text:span><text:span text:style-name="_32_6">T</text:span><text:span text:style-name="_31_35">h</text:span><text:span text:style-name="_32_19">i</text:span><text:span text:style-name="_35_6">s</text:span><text:span text:style-name="_37_6"> </text:span><text:span text:style-name="_31_92">w</text:span><text:span text:style-name="_33_8">a</text:span><text:span text:style-name="_31_17">s</text:span><text:span text:style-name="_31_51"> </text:span><text:span text:style-name="_32_3">s</text:span><text:span text:style-name="_31_34">i</text:span><text:span text:style-name="_32_16">m</text:span><text:span text:style-name="_37_4">p</text:span><text:span text:style-name="_31_05">l</text:span><text:span text:style-name="_32_18">y</text:span><text:span text:style-name="_31_"> </text:span><text:span text:style-name="_31_35">i</text:span><text:span text:style-name="_31_80">d</text:span><text:span text:style-name="_34_1">i</text:span><text:span text:style-name="_31_35">o</text:span><text:span text:style-name="_31_70">t</text:span><text:span text:style-name="_34_5">i</text:span><text:span text:style-name="_31_20">c</text:span><text:span text:style-name="_32_24">;</text:span><text:span text:style-name="_31_"> </text:span><text:span text:style-name="_31_05">o</text:span><text:span text:style-name="_32_21">n</text:span><text:span text:style-name="_32_3">e</text:span><text:span text:style-name="_37_6"> </text:span><text:span text:style-name="_32_21">m</text:span><text:span text:style-name="_35_4">i</text:span><text:span text:style-name="_31_20">g</text:span><text:span text:style-name="_32_07">h</text:span><text:span text:style-name="_32_3">t</text:span><text:span text:style-name="_37_6"> </text:span><text:span text:style-name="_31_74">a</text:span><text:span text:style-name="_33_5">s</text:span><text:span text:style-name="_37_6"> </text:span><text:span text:style-name="_32_15">w</text:span><text:span text:style-name="_35_7">e</text:span><text:span text:style-name="_31_31">l</text:span><text:span text:style-name="_31_91">l</text:span><text:span text:style-name="_31_"> </text:span><text:span text:style-name="_31_29">h</text:span><text:span text:style-name="_32_24">a</text:span><text:span text:style-name="_33_0">v</text:span><text:span text:style-name="_31_13">e</text:span><text:span text:style-name="_31_51"> </text:span><text:span text:style-name="_35_3">n</text:span><text:span text:style-name="_31_11">o</text:span><text:span text:style-name="_31_51"> </text:span><text:soft-page-break/><text:span text:style-name="_36_8">a</text:span><text:span text:style-name="_31_35">r</text:span><text:span text:style-name="_32_24">m</text:span><text:span text:style-name="_36_8">o</text:span><text:span text:style-name="_31_19">r</text:span><text:span text:style-name="_31_51"> </text:span><text:span text:style-name="_32_3">o</text:span><text:span text:style-name="_39_8">n</text:span><text:span text:style-name="_31_51"> </text:span><text:span text:style-name="_35_6">a</text:span><text:span text:style-name="_31_41">t</text:span><text:span text:style-name="_31_51"> </text:span><text:span text:style-name="_32_7">a</text:span><text:span text:style-name="_31_44">l</text:span><text:span text:style-name="_32_07">l</text:span><text:span text:style-name="_31_"> </text:span><text:span text:style-name="_31_46">i</text:span><text:span text:style-name="_31_92">n</text:span><text:span text:style-name="_31_"> </text:span><text:span text:style-name="_39_6">b</text:span><text:span text:style-name="_32_09">a</text:span><text:span text:style-name="_37_1">t</text:span><text:span text:style-name="_39_9">t</text:span><text:span text:style-name="_31_79">l</text:span><text:span text:style-name="_37_5">e</text:span><text:span text:style-name="_37_6"> </text:span><text:span text:style-name="_32_24">a</text:span><text:span text:style-name="_32_4">s</text:span><text:span text:style-name="_37_6"> </text:span><text:span text:style-name="_31_76">t</text:span><text:span text:style-name="_33_5">o</text:span><text:span text:style-name="_37_6"> </text:span><text:span text:style-name="_31_94">h</text:span><text:span text:style-name="_34_4">a</text:span><text:span text:style-name="_31_05">v</text:span><text:span text:style-name="_32_00">e</text:span><text:span text:style-name="_31_"> </text:span><text:span text:style-name="_31_32">i</text:span><text:span text:style-name="_31_88">t</text:span><text:span text:style-name="_31_"> </text:span><text:span text:style-name="_39_8">o</text:span><text:span text:style-name="_31_88">n</text:span><text:span text:style-name="_33_0">l</text:span><text:span text:style-name="_39_6">y</text:span><text:span text:style-name="_31_51"> </text:span><text:span text:style-name="_35_4">o</text:span><text:span text:style-name="_31_02">n</text:span><text:span text:style-name="_31_51"> </text:span><text:span text:style-name="_33_8">h</text:span><text:span text:style-name="_31_32">i</text:span><text:span text:style-name="_32_24">s</text:span><text:span text:style-name="_31_"> </text:span><text:span text:style-name="_31_47">l</text:span><text:span text:style-name="_32_15">e</text:span><text:span text:style-name="_36_9">g</text:span><text:span text:style-name="_31_13">s</text:span><text:span text:style-name="_31_73">.</text:span><text:span text:style-name="_31_"> </text:span><text:span text:style-name="_31_28">T</text:span><text:span text:style-name="_32_06">h</text:span><text:span text:style-name="_33_6">e</text:span><text:span text:style-name="_37_6"> </text:span><text:span text:style-name="_32_10">e</text:span><text:span text:style-name="_35_6">x</text:span><text:span text:style-name="_31_35">p</text:span><text:span text:style-name="_32_04">e</text:span><text:span text:style-name="_36_6">r</text:span><text:span text:style-name="_31_28">t</text:span><text:span text:style-name="_31_51"> </text:span><text:span text:style-name="_33_0">n</text:span><text:span text:style-name="_31_13">o</text:span><text:span text:style-name="_31_86">w</text:span><text:span text:style-name="_31_"> </text:span><text:span text:style-name="_31_13">p</text:span><text:span text:style-name="_31_89">u</text:span><text:span text:style-name="_33_9">t</text:span><text:span text:style-name="_37_6"> </text:span><text:span text:style-name="_32_10">t</text:span><text:span text:style-name="_34_1">h</text:span><text:span text:style-name="_39_9">e</text:span><text:span text:style-name="_31_51"> </text:span><text:span text:style-name="_33_5">w</text:span><text:span text:style-name="_31_49">h</text:span><text:span text:style-name="_31_85">o</text:span><text:span text:style-name="_33_8">l</text:span><text:span text:style-name="_31_13">e</text:span><text:span text:style-name="_31_51"> </text:span><text:span text:style-name="_35_6">s</text:span><text:span text:style-name="_31_25">e</text:span><text:span text:style-name="_31_89">c</text:span><text:span text:style-name="_36_9">o</text:span><text:span text:style-name="_31_47">n</text:span><text:span text:style-name="_32_00">d</text:span><text:span text:style-name="_31_"> </text:span><text:span text:style-name="_31_50">s</text:span><text:span text:style-name="_31_76">t</text:span><text:span text:style-name="_33_9">o</text:span><text:span text:style-name="_31_26">r</text:span><text:span text:style-name="_32_09">y</text:span><text:span text:style-name="_31_"> </text:span><text:span text:style-name="_39_6">o</text:span><text:span text:style-name="_32_03">n</text:span><text:span text:style-name="_31_"> </text:span><text:span text:style-name="_31_29">t</text:span><text:span text:style-name="_31_91">h</text:span><text:span text:style-name="_34_2">e</text:span><text:span text:style-name="_37_6"> </text:span><text:span text:style-name="_32_10">a</text:span><text:span text:style-name="_35_7">l</text:span><text:span text:style-name="_39_8">a</text:span><text:span text:style-name="_32_07">r</text:span><text:span text:style-name="_34_2">m</text:span><text:span text:style-name="_31_26">,</text:span><text:span text:style-name="_31_51"> </text:span><text:span text:style-name="_37_4">c</text:span><text:span text:style-name="_31_28">h</text:span><text:span text:style-name="_31_95">a</text:span><text:span text:style-name="_32_9">r</text:span><text:span text:style-name="_31_46">g</text:span><text:span text:style-name="_31_70">e</text:span><text:span text:style-name="_36_9">d</text:span><text:span text:style-name="_37_6"> </text:span><text:span text:style-name="_32_18">t</text:span><text:span text:style-name="_32_9">h</text:span><text:span text:style-name="_31_01">r</text:span><text:span text:style-name="_32_25">e</text:span><text:span text:style-name="_35_1">e</text:span><text:span text:style-name="_37_6"> </text:span><text:span text:style-name="_31_94">h</text:span><text:span text:style-name="_33_6">u</text:span><text:span text:style-name="_31_35">n</text:span><text:span text:style-name="_31_70">d</text:span><text:span text:style-name="_33_5">r</text:span><text:span text:style-name="_31_25">e</text:span><text:span text:style-name="_32_15">d</text:span><text:span text:style-name="_31_"> </text:span><text:span text:style-name="_31_16">d</text:span><text:span text:style-name="_32_18">o</text:span><text:span text:style-name="_32_1">l</text:span><text:span text:style-name="_31_25">l</text:span><text:span text:style-name="_32_04">a</text:span><text:span text:style-name="_35_3">r</text:span><text:span text:style-name="_31_01">s</text:span><text:span text:style-name="_31_51"> </text:span><text:span text:style-name="_32_7">f</text:span><text:span text:style-name="_31_35">o</text:span><text:span text:style-name="_31_85">r</text:span><text:span text:style-name="_31_"> </text:span><text:span text:style-name="_39_6">i</text:span><text:span text:style-name="_31_71">t</text:span><text:span text:style-name="_36_6">,</text:span><text:span text:style-name="_37_6"> </text:span><text:span text:style-name="_32_00">a</text:span><text:span text:style-name="_33_8">n</text:span><text:span text:style-name="_39_8">d</text:span><text:span text:style-name="_31_51"> </text:span><text:span text:style-name="_33_8">w</text:span><text:span text:style-name="_31_10">e</text:span><text:span text:style-name="_32_03">n</text:span><text:span text:style-name="_32_9">t</text:span><text:span text:style-name="_37_6"> </text:span><text:span text:style-name="_31_94">h</text:span><text:span text:style-name="_33_6">i</text:span><text:span text:style-name="_39_8">s</text:span><text:span text:style-name="_31_51"> </text:span><text:span text:style-name="_33_9">w</text:span><text:span text:style-name="_31_43">a</text:span><text:span text:style-name="_31_70">y</text:span><text:span text:style-name="_35_3">.</text:span><text:span text:style-name="_37_6"> </text:span><text:span text:style-name="_32_19">B</text:span><text:span text:style-name="_37_5">y</text:span><text:span text:style-name="_37_6"> </text:span><text:span text:style-name="_32_04">a</text:span><text:span text:style-name="_35_1">n</text:span><text:span text:style-name="_31_40">d</text:span><text:span text:style-name="_31_51"> </text:span><text:span text:style-name="_35_9">b</text:span><text:span text:style-name="_39_9">y</text:span><text:span text:style-name="_31_94">,</text:span><text:span text:style-name="_31_"> </text:span><text:span text:style-name="_39_8">o</text:span><text:span text:style-name="_32_04">n</text:span><text:span text:style-name="_34_2">e</text:span><text:span text:style-name="_37_6"> </text:span><text:span text:style-name="_32_18">n</text:span><text:span text:style-name="_36_5">i</text:span><text:span text:style-name="_31_34">g</text:span><text:span text:style-name="_32_24">h</text:span><text:span text:style-name="_32_9">t</text:span><text:span text:style-name="_31_49">,</text:span><text:span text:style-name="_31_51"> </text:span><text:span text:style-name="_37_5">I</text:span><text:span text:style-name="_37_6"> </text:span><text:span text:style-name="_32_09">f</text:span><text:span text:style-name="_34_1">o</text:span><text:span text:style-name="_31_49">u</text:span><text:span text:style-name="_31_70">n</text:span><text:span text:style-name="_36_8">d</text:span><text:span text:style-name="_37_6"> </text:span><text:span text:style-name="_31_74">a</text:span><text:span text:style-name="_31_"> </text:span><text:span text:style-name="_31_04">b</text:span><text:span text:style-name="_31_95">u</text:span><text:span text:style-name="_37_2">r</text:span><text:span text:style-name="_31_14">g</text:span><text:span text:style-name="_32_18">l</text:span><text:span text:style-name="_35_0">a</text:span><text:span text:style-name="_31_49">r</text:span><text:span text:style-name="_31_51"> </text:span><text:span text:style-name="_36_0">i</text:span><text:span text:style-name="_31_19">n</text:span><text:span text:style-name="_31_51"> </text:span><text:span text:style-name="_32_4">t</text:span><text:span text:style-name="_31_49">h</text:span><text:span text:style-name="_32_00">e</text:span><text:span text:style-name="_31_"> </text:span><text:span text:style-name="_31_44">t</text:span><text:span text:style-name="_32_10">h</text:span><text:span text:style-name="_36_5">i</text:span><text:span text:style-name="_39_9">r</text:span><text:span text:style-name="_31_80">d</text:span><text:span text:style-name="_31_"> </text:span><text:span text:style-name="_31_31">s</text:span><text:span text:style-name="_31_85">t</text:span><text:span text:style-name="_32_6">o</text:span><text:span text:style-name="_31_29">r</text:span><text:span text:style-name="_32_04">y</text:span><text:span text:style-name="_35_0">,</text:span><text:span text:style-name="_37_6"> </text:span><text:span text:style-name="_32_25">a</text:span><text:span text:style-name="_32_6">b</text:span><text:span text:style-name="_39_5">o</text:span><text:span text:style-name="_31_76">u</text:span><text:span text:style-name="_33_5">t</text:span><text:span text:style-name="_37_6"> </text:span><text:span text:style-name="_32_25">t</text:span><text:span text:style-name="_32_1">o</text:span><text:span text:style-name="_37_6"> </text:span><text:span text:style-name="_31_94">s</text:span><text:span text:style-name="_34_5">t</text:span><text:span text:style-name="_31_25">a</text:span><text:span text:style-name="_32_00">r</text:span><text:span text:style-name="_36_5">t</text:span><text:span text:style-name="_37_6"> </text:span><text:span text:style-name="_31_70">d</text:span><text:span text:style-name="_35_6">o</text:span><text:span text:style-name="_31_14">w</text:span><text:span text:style-name="_32_03">n</text:span><text:span text:style-name="_31_"> </text:span><text:span text:style-name="_31_20">a</text:span><text:span text:style-name="_31_51"> </text:span><text:span text:style-name="_33_5">l</text:span><text:span text:style-name="_31_32">a</text:span><text:span text:style-name="_32_07">d</text:span><text:span text:style-name="_35_4">d</text:span><text:span text:style-name="_31_40">e</text:span><text:span text:style-name="_31_92">r</text:span><text:span text:style-name="_31_"> </text:span><text:span text:style-name="_31_28">w</text:span><text:span text:style-name="_32_03">i</text:span><text:span text:style-name="_33_9">t</text:span><text:span text:style-name="_31_32">h</text:span><text:span text:style-name="_31_51"> </text:span><text:span text:style-name="_32_0">a</text:span><text:span text:style-name="_37_6"> </text:span><text:span text:style-name="_32_00">l</text:span><text:span text:style-name="_35_7">o</text:span><text:span text:style-name="_31_11">t</text:span><text:span text:style-name="_31_51"> </text:span><text:span text:style-name="_35_6">o</text:span><text:span text:style-name="_31_04">f</text:span><text:span text:style-name="_31_51"> </text:span><text:span text:style-name="_35_1">m</text:span><text:span text:style-name="_31_13">i</text:span><text:span text:style-name="_32_04">s</text:span><text:span text:style-name="_32_0">c</text:span><text:span text:style-name="_31_19">e</text:span><text:span text:style-name="_32_16">l</text:span><text:span text:style-name="_36_5">l</text:span><text:span text:style-name="_31_16">a</text:span><text:span text:style-name="_31_77">n</text:span><text:span text:style-name="_35_6">e</text:span><text:span text:style-name="_39_8">o</text:span><text:span text:style-name="_32_03">u</text:span><text:span text:style-name="_36_9">s</text:span><text:span text:style-name="_37_6"> </text:span><text:span text:style-name="_32_25">p</text:span><text:span text:style-name="_32_0">r</text:span><text:span text:style-name="_31_40">o</text:span><text:span text:style-name="_32_21">p</text:span><text:span text:style-name="_32_9">e</text:span><text:span text:style-name="_31_41">r</text:span><text:span text:style-name="_32_10">t</text:span><text:span text:style-name="_32_0">y</text:span><text:span text:style-name="_31_19">.</text:span><text:span text:style-name="_31_51"> </text:span><text:span text:style-name="_33_9">M</text:span><text:span text:style-name="_39_8">y</text:span><text:span text:style-name="_31_51"> </text:span><text:span text:style-name="_34_5">f</text:span><text:span text:style-name="_31_26">i</text:span><text:span text:style-name="_32_22">r</text:span><text:span text:style-name="_36_5">s</text:span><text:span text:style-name="_31_28">t</text:span><text:span text:style-name="_31_51"> </text:span><text:span text:style-name="_33_5">i</text:span><text:span text:style-name="_39_8">m</text:span><text:span text:style-name="_31_70">p</text:span><text:span text:style-name="_36_5">u</text:span><text:span text:style-name="_31_31">l</text:span><text:span text:style-name="_31_77">s</text:span><text:span text:style-name="_32_3">e</text:span><text:span text:style-name="_37_6"> </text:span><text:span text:style-name="_31_89">w</text:span><text:span text:style-name="_37_4">a</text:span><text:span text:style-name="_31_31">s</text:span><text:span text:style-name="_31_51"> </text:span><text:span text:style-name="_37_1">t</text:span><text:span text:style-name="_31_10">o</text:span><text:span text:style-name="_31_51"> </text:span><text:span text:style-name="_36_6">c</text:span><text:span text:style-name="_31_25">r</text:span><text:span text:style-name="_32_09">a</text:span><text:span text:style-name="_34_1">c</text:span><text:span text:style-name="_31_11">k</text:span><text:span text:style-name="_31_51"> </text:span><text:span text:style-name="_34_5">h</text:span><text:span text:style-name="_39_6">i</text:span><text:span text:style-name="_31_70">s</text:span><text:span text:style-name="_31_"> </text:span><text:span text:style-name="_31_47">h</text:span><text:span text:style-name="_31_85">e</text:span><text:span text:style-name="_36_6">a</text:span><text:span text:style-name="_31_40">d</text:span><text:span text:style-name="_31_51"> </text:span><text:span text:style-name="_32_7">w</text:span><text:span text:style-name="_31_26">i</text:span><text:span text:style-name="_31_79">t</text:span><text:span text:style-name="_36_6">h</text:span><text:span text:style-name="_37_6"> </text:span><text:span text:style-name="_32_15">a</text:span><text:span text:style-name="_31_"> </text:span><text:span text:style-name="_31_35">b</text:span><text:span text:style-name="_31_91">i</text:span><text:span text:style-name="_37_4">l</text:span><text:span text:style-name="_31_50">l</text:span><text:span text:style-name="_31_74">i</text:span><text:span text:style-name="_37_4">a</text:span><text:span text:style-name="_31_26">r</text:span><text:span text:style-name="_32_15">d</text:span><text:span text:style-name="_31_"> </text:span><text:span text:style-name="_31_02">c</text:span><text:span text:style-name="_32_19">u</text:span><text:span text:style-name="_33_6">e</text:span><text:span text:style-name="_31_17">;</text:span><text:span text:style-name="_31_51"> </text:span><text:span text:style-name="_34_1">b</text:span><text:span text:style-name="_31_25">u</text:span><text:span text:style-name="_32_06">t</text:span><text:span text:style-name="_31_"> </text:span><text:span text:style-name="_31_47">m</text:span><text:span text:style-name="_31_76">y</text:span><text:span text:style-name="_31_"> </text:span><text:span text:style-name="_31_43">s</text:span><text:span text:style-name="_32_22">e</text:span><text:span text:style-name="_34_1">c</text:span><text:span text:style-name="_31_11">o</text:span><text:span text:style-name="_31_92">n</text:span><text:span text:style-name="_34_5">d</text:span><text:span text:style-name="_37_6"> </text:span><text:span text:style-name="_31_86">w</text:span><text:span text:style-name="_35_0">a</text:span><text:span text:style-name="_39_6">s</text:span><text:span text:style-name="_31_51"> </text:span><text:span text:style-name="_32_9">t</text:span><text:span text:style-name="_39_5">o</text:span><text:span text:style-name="_31_51"> </text:span><text:span text:style-name="_33_6">r</text:span><text:span text:style-name="_31_10">e</text:span><text:span text:style-name="_31_71">f</text:span><text:span text:style-name="_34_5">r</text:span><text:span text:style-name="_31_50">a</text:span><text:span text:style-name="_31_92">i</text:span><text:span text:style-name="_37_4">n</text:span><text:span text:style-name="_37_6"> </text:span><text:span text:style-name="_31_91">f</text:span><text:span text:style-name="_32_9">r</text:span><text:span text:style-name="_39_8">o</text:span><text:span text:style-name="_32_15">m</text:span><text:span text:style-name="_31_"> </text:span><text:span text:style-name="_31_11">t</text:span><text:span text:style-name="_31_74">h</text:span><text:span text:style-name="_32_3">i</text:span><text:span text:style-name="_39_6">s</text:span><text:span text:style-name="_31_51"> </text:span><text:span text:style-name="_37_1">a</text:span><text:span text:style-name="_31_25">t</text:span><text:span text:style-name="_32_24">t</text:span><text:span text:style-name="_37_5">e</text:span><text:span text:style-name="_31_44">n</text:span><text:span text:style-name="_31_71">t</text:span><text:span text:style-name="_37_1">i</text:span><text:span text:style-name="_39_8">o</text:span><text:span text:style-name="_31_77">n</text:span><text:span text:style-name="_36_6">,</text:span><text:span text:style-name="_37_6"> </text:span><text:span text:style-name="_31_85">b</text:span><text:span text:style-name="_33_9">e</text:span><text:span text:style-name="_31_34">c</text:span><text:span text:style-name="_31_71">a</text:span><text:span text:style-name="_32_3">u</text:span><text:span text:style-name="_31_26">s</text:span><text:span text:style-name="_31_77">e</text:span><text:span text:style-name="_31_"> </text:span><text:span text:style-name="_39_6">h</text:span><text:span text:style-name="_31_74">e</text:span><text:span text:style-name="_31_"> </text:span><text:span text:style-name="_31_25">w</text:span><text:span text:style-name="_31_95">a</text:span><text:span text:style-name="_35_0">s</text:span><text:span text:style-name="_37_6"> </text:span><text:span text:style-name="_31_79">b</text:span><text:span text:style-name="_35_7">e</text:span><text:span text:style-name="_31_40">t</text:span><text:span text:style-name="_31_85">w</text:span><text:span text:style-name="_37_5">e</text:span><text:span text:style-name="_31_25">e</text:span><text:span text:style-name="_32_16">n</text:span><text:span text:style-name="_31_"> </text:span><text:span text:style-name="_31_44">m</text:span><text:span text:style-name="_32_25">e</text:span><text:span text:style-name="_31_"> </text:span><text:span text:style-name="_39_8">a</text:span><text:span text:style-name="_31_92">n</text:span><text:span text:style-name="_32_3">d</text:span><text:span text:style-name="_37_6"> </text:span><text:span text:style-name="_31_95">t</text:span><text:span text:style-name="_35_1">h</text:span><text:span text:style-name="_31_35">e</text:span><text:span text:style-name="_31_51"> </text:span><text:span text:style-name="_32_3">c</text:span><text:span text:style-name="_31_16">u</text:span><text:span text:style-name="_32_09">e</text:span><text:span text:style-name="_31_"> </text:span><text:span text:style-name="_39_6">r</text:span><text:span text:style-name="_32_06">a</text:span><text:span text:style-name="_34_5">c</text:span><text:span text:style-name="_31_26">k</text:span><text:span text:style-name="_32_06">.</text:span><text:span text:style-name="_31_"> </text:span><text:span text:style-name="_31_17">T</text:span><text:span text:style-name="_31_91">h</text:span><text:span text:style-name="_33_0">e</text:span><text:span text:style-name="_37_6"> </text:span><text:span text:style-name="_32_15">s</text:span><text:span text:style-name="_33_0">e</text:span><text:span text:style-name="_31_41">c</text:span><text:span text:style-name="_31_77">o</text:span><text:span text:style-name="_36_9">n</text:span><text:span text:style-name="_31_35">d</text:span><text:span text:style-name="_31_51"> </text:span><text:span text:style-name="_33_9">i</text:span><text:span text:style-name="_31_25">m</text:span><text:span text:style-name="_32_24">p</text:span><text:span text:style-name="_35_0">u</text:span><text:span text:style-name="_31_10">l</text:span><text:span text:style-name="_32_03">s</text:span><text:span text:style-name="_35_9">e</text:span><text:span text:style-name="_37_6"> </text:span><text:span text:style-name="_31_74">w</text:span><text:span text:style-name="_34_1">a</text:span><text:span text:style-name="_31_41">s</text:span><text:span text:style-name="_31_51"> </text:span><text:span text:style-name="_37_4">p</text:span><text:span text:style-name="_31_04">l</text:span><text:span text:style-name="_32_25">a</text:span><text:span text:style-name="_32_3">i</text:span><text:span text:style-name="_31_19">n</text:span><text:span text:style-name="_32_25">l</text:span><text:span text:style-name="_35_3">y</text:span><text:span text:style-name="_37_6"> </text:span><text:span text:style-name="_31_70">t</text:span><text:span text:style-name="_32_7">h</text:span><text:span text:style-name="_31_29">e</text:span><text:span text:style-name="_31_51"> </text:span><text:span text:style-name="_33_8">s</text:span><text:span text:style-name="_31_17">o</text:span><text:span text:style-name="_32_24">u</text:span><text:span text:style-name="_32_0">n</text:span><text:span text:style-name="_31_49">d</text:span><text:span text:style-name="_31_76">e</text:span><text:span text:style-name="_33_5">s</text:span><text:span text:style-name="_31_13">t</text:span><text:span text:style-name="_31_71">,</text:span><text:span text:style-name="_31_"> </text:span><text:span text:style-name="_31_17">s</text:span><text:span text:style-name="_31_77">o</text:span><text:span text:style-name="_31_"> </text:span><text:span text:style-name="_31_35">I</text:span><text:span text:style-name="_31_51"> </text:span><text:span text:style-name="_32_6">r</text:span><text:span text:style-name="_31_11">e</text:span><text:span text:style-name="_32_06">f</text:span><text:span text:style-name="_33_8">r</text:span><text:span text:style-name="_39_6">a</text:span><text:span text:style-name="_32_24">i</text:span><text:span text:style-name="_36_8">n</text:span><text:span text:style-name="_31_05">e</text:span><text:span text:style-name="_31_92">d</text:span><text:span text:style-name="_35_4">,</text:span><text:span text:style-name="_37_6"> </text:span><text:span text:style-name="_31_79">a</text:span><text:span text:style-name="_35_6">n</text:span><text:span text:style-name="_39_9">d</text:span><text:span text:style-name="_31_51"> </text:span><text:span text:style-name="_32_0">p</text:span><text:span text:style-name="_31_50">r</text:span><text:span text:style-name="_32_16">o</text:span><text:span text:style-name="_36_6">c</text:span><text:span text:style-name="_39_6">e</text:span><text:span text:style-name="_32_00">e</text:span><text:span text:style-name="_36_8">d</text:span><text:span text:style-name="_31_50">e</text:span><text:span text:style-name="_32_16">d</text:span><text:span text:style-name="_31_"> </text:span><text:span text:style-name="_31_46">t</text:span><text:span text:style-name="_32_25">o</text:span><text:span text:style-name="_31_"> </text:span><text:span text:style-name="_39_6">c</text:span><text:span text:style-name="_32_09">o</text:span><text:span text:style-name="_32_0">m</text:span><text:span text:style-name="_31_29">p</text:span><text:span text:style-name="_31_92">r</text:span><text:span text:style-name="_36_8">o</text:span><text:span text:style-name="_31_04">m</text:span><text:span text:style-name="_32_03">i</text:span><text:span text:style-name="_35_4">s</text:span><text:span text:style-name="_31_11">e</text:span><text:span text:style-name="_32_21">.</text:span><text:span text:style-name="_31_"> </text:span><text:span text:style-name="_31_04">I</text:span><text:span text:style-name="_31_51"> </text:span><text:span text:style-name="_35_4">r</text:span><text:span text:style-name="_31_13">e</text:span><text:span text:style-name="_32_18">d</text:span><text:span text:style-name="_32_9">e</text:span><text:span text:style-name="_31_05">e</text:span><text:span text:style-name="_31_80">m</text:span><text:span text:style-name="_35_6">e</text:span><text:span text:style-name="_31_49">d</text:span><text:span text:style-name="_31_51"> </text:span><text:span text:style-name="_36_9">t</text:span><text:span text:style-name="_39_9">h</text:span><text:span text:style-name="_32_21">e</text:span><text:span text:style-name="_31_"> </text:span><text:span text:style-name="_31_13">p</text:span><text:span text:style-name="_31_73">r</text:span><text:span text:style-name="_36_0">o</text:span><text:span text:style-name="_31_02">p</text:span><text:span text:style-name="_32_24">e</text:span><text:span text:style-name="_37_5">r</text:span><text:span text:style-name="_31_43">t</text:span><text:span text:style-name="_32_09">y</text:span><text:span text:style-name="_31_"> </text:span><text:span text:style-name="_31_50">a</text:span><text:span text:style-name="_31_77">t</text:span><text:span text:style-name="_31_"> </text:span><text:span text:style-name="_31_14">f</text:span><text:span text:style-name="_31_89">o</text:span><text:span text:style-name="_33_6">r</text:span><text:span text:style-name="_31_44">m</text:span><text:span text:style-name="_31_92">e</text:span><text:span text:style-name="_36_9">r</text:span><text:span text:style-name="_37_6"> </text:span><text:span text:style-name="_31_91">r</text:span><text:span text:style-name="_37_1">a</text:span><text:span text:style-name="_31_35">t</text:span><text:span text:style-name="_31_73">e</text:span><text:span text:style-name="_33_0">s</text:span><text:span text:style-name="_31_43">,</text:span><text:span text:style-name="_31_51"> </text:span><text:span text:style-name="_33_6">a</text:span><text:span text:style-name="_39_6">f</text:span><text:span text:style-name="_31_80">t</text:span><text:span text:style-name="_36_5">e</text:span><text:span text:style-name="_31_31">r</text:span><text:span text:style-name="_31_51"> </text:span><text:span text:style-name="_35_9">d</text:span><text:span text:style-name="_31_32">e</text:span><text:span text:style-name="_32_15">d</text:span><text:span text:style-name="_36_0">u</text:span><text:span text:style-name="_31_32">c</text:span><text:span text:style-name="_32_03">t</text:span><text:span text:style-name="_35_7">i</text:span><text:span text:style-name="_31_19">n</text:span><text:span text:style-name="_31_94">g</text:span><text:span text:style-name="_31_"> </text:span><text:span text:style-name="_31_05">t</text:span><text:span text:style-name="_31_73">e</text:span><text:span text:style-name="_36_9">n</text:span><text:span text:style-name="_37_6"> </text:span><text:span text:style-name="_32_06">p</text:span><text:span text:style-name="_36_5">e</text:span><text:span text:style-name="_39_5">r</text:span><text:span text:style-name="_31_51"> </text:span><text:span text:style-name="_32_1">c</text:span><text:span text:style-name="_31_50">e</text:span><text:span text:style-name="_31_86">n</text:span><text:span text:style-name="_37_1">t</text:span><text:span text:style-name="_31_01">.</text:span><text:span text:style-name="_31_51"> </text:span><text:span text:style-name="_33_6">f</text:span><text:span text:style-name="_31_13">o</text:span><text:span text:style-name="_31_92">r</text:span><text:span text:style-name="_31_"> </text:span><text:span text:style-name="_31_17">u</text:span><text:span text:style-name="_31_70">s</text:span><text:span text:style-name="_32_3">e</text:span><text:span text:style-name="_37_6"> </text:span><text:span text:style-name="_31_76">o</text:span><text:span text:style-name="_32_6">f</text:span><text:span text:style-name="_37_6"> </text:span><text:span text:style-name="_31_92">l</text:span><text:span text:style-name="_33_0">a</text:span><text:span text:style-name="_31_25">d</text:span><text:span text:style-name="_31_73">d</text:span><text:span text:style-name="_35_7">e</text:span><text:span text:style-name="_31_41">r</text:span><text:span text:style-name="_32_15">,</text:span><text:span text:style-name="_31_"> </text:span><text:span text:style-name="_39_6">i</text:span><text:span text:style-name="_31_89">t</text:span><text:span text:style-name="_31_"> </text:span><text:span text:style-name="_39_6">b</text:span><text:span text:style-name="_32_19">e</text:span><text:span text:style-name="_34_4">i</text:span><text:span text:style-name="_31_17">n</text:span><text:span text:style-name="_32_25">g</text:span><text:span text:style-name="_31_"> </text:span><text:span text:style-name="_31_17">m</text:span><text:span text:style-name="_31_95">y</text:span><text:span text:style-name="_31_"> </text:span><text:span text:style-name="_31_40">l</text:span><text:span text:style-name="_32_25">a</text:span><text:span text:style-name="_35_3">d</text:span><text:span text:style-name="_31_17">d</text:span><text:span text:style-name="_31_89">e</text:span><text:span text:style-name="_35_0">r</text:span><text:span text:style-name="_31_05">,</text:span><text:span text:style-name="_31_51"> </text:span><text:span text:style-name="_32_7">a</text:span><text:span text:style-name="_31_01">n</text:span><text:span text:style-name="_32_04">d</text:span><text:span text:style-name="_32_9">,</text:span><text:span text:style-name="_37_6"> </text:span><text:span text:style-name="_32_21">n</text:span><text:span text:style-name="_32_9">e</text:span><text:span text:style-name="_31_35">x</text:span><text:span text:style-name="_32_19">t</text:span><text:span text:style-name="_31_"> </text:span><text:span text:style-name="_31_13">d</text:span><text:span text:style-name="_31_94">a</text:span><text:span text:style-name="_32_9">y</text:span><text:span text:style-name="_37_6"> </text:span><text:span text:style-name="_32_22">w</text:span><text:span text:style-name="_33_9">e</text:span><text:span text:style-name="_37_6"> </text:span><text:span text:style-name="_32_01">s</text:span><text:span text:style-name="_32_7">e</text:span><text:span text:style-name="_31_25">n</text:span><text:span text:style-name="_32_16">t</text:span><text:span text:style-name="_31_"> </text:span><text:span text:style-name="_39_9">d</text:span><text:span text:style-name="_32_00">o</text:span><text:span text:style-name="_33_8">w</text:span><text:span text:style-name="_31_10">n</text:span><text:span text:style-name="_31_51"> </text:span><text:span text:style-name="_34_1">f</text:span><text:span text:style-name="_31_04">o</text:span><text:span text:style-name="_31_77">r</text:span><text:span text:style-name="_31_"> </text:span><text:span text:style-name="_31_26">t</text:span><text:span text:style-name="_31_80">h</text:span><text:span text:style-name="_37_2">e</text:span><text:span text:style-name="_37_6"> </text:span><text:span text:style-name="_32_06">e</text:span><text:span text:style-name="_35_4">x</text:span><text:span text:style-name="_31_35">p</text:span><text:span text:style-name="_31_95">e</text:span><text:span text:style-name="_37_4">r</text:span><text:span text:style-name="_31_19">t</text:span><text:span text:style-name="_31_51"> </text:span><text:span text:style-name="_35_7">o</text:span><text:span text:style-name="_31_05">n</text:span><text:span text:style-name="_31_89">c</text:span><text:span text:style-name="_34_2">e</text:span><text:span text:style-name="_37_6"> </text:span><text:span text:style-name="_31_89">m</text:span><text:span text:style-name="_35_4">o</text:span><text:span text:style-name="_31_32">r</text:span><text:span text:style-name="_32_21">e</text:span><text:span text:style-name="_36_8">,</text:span><text:span text:style-name="_37_6"> </text:span><text:span text:style-name="_31_76">a</text:span><text:span text:style-name="_37_4">n</text:span><text:span text:style-name="_31_40">d</text:span><text:span text:style-name="_31_51"> </text:span><text:span text:style-name="_34_2">h</text:span><text:span text:style-name="_31_34">a</text:span><text:span text:style-name="_31_73">d</text:span><text:span text:style-name="_31_"> </text:span><text:span text:style-name="_31_44">t</text:span><text:span text:style-name="_31_70">h</text:span><text:span text:style-name="_35_7">e</text:span><text:span text:style-name="_37_6"> </text:span><text:span text:style-name="_31_79">t</text:span><text:span text:style-name="_36_5">h</text:span><text:span text:style-name="_31_47">i</text:span><text:span text:style-name="_32_16">r</text:span><text:span text:style-name="_33_5">d</text:span><text:span text:style-name="_37_6"> </text:span><text:span text:style-name="_31_73">s</text:span><text:span text:style-name="_32_1">t</text:span><text:span text:style-name="_31_49">o</text:span><text:span text:style-name="_31_73">r</text:span><text:span text:style-name="_33_8">y</text:span><text:span text:style-name="_37_6"> </text:span><text:span text:style-name="_32_04">a</text:span><text:span text:style-name="_35_9">t</text:span><text:span text:style-name="_31_44">t</text:span><text:span text:style-name="_32_15">a</text:span><text:span text:style-name="_35_0">c</text:span><text:span text:style-name="_31_05">h</text:span><text:span text:style-name="_32_03">e</text:span><text:span text:style-name="_35_4">d</text:span><text:span text:style-name="_37_6"> </text:span><text:span text:style-name="_31_73">t</text:span><text:span text:style-name="_37_5">o</text:span><text:span text:style-name="_37_6"> </text:span><text:span text:style-name="_32_04">t</text:span><text:span text:style-name="_36_8">h</text:span><text:span text:style-name="_31_17">e</text:span><text:span text:style-name="_31_51"> </text:span><text:span text:style-name="_37_5">a</text:span><text:span text:style-name="_31_49">l</text:span><text:span text:style-name="_32_09">a</text:span><text:span text:style-name="_32_9">r</text:span><text:span text:style-name="_31_35">m</text:span><text:span text:style-name="_32_03">,</text:span><text:span text:style-name="_31_"> </text:span><text:span text:style-name="_31_14">f</text:span><text:span text:style-name="_31_71">o</text:span><text:span text:style-name="_36_5">r</text:span><text:span text:style-name="_37_6"> </text:span><text:span text:style-name="_32_04">t</text:span><text:span text:style-name="_36_8">h</text:span><text:span text:style-name="_31_50">r</text:span><text:span text:style-name="_32_00">e</text:span><text:span text:style-name="_32_7">e</text:span><text:span text:style-name="_37_6"> </text:span><text:span text:style-name="_31_70">h</text:span><text:span text:style-name="_34_1">u</text:span><text:span text:style-name="_31_02">n</text:span><text:span text:style-name="_31_74">d</text:span><text:span text:style-name="_33_5">r</text:span><text:span text:style-name="_31_19">e</text:span><text:span text:style-name="_31_79">d</text:span><text:span text:style-name="_31_"> </text:span><text:span text:style-name="_31_19">d</text:span><text:span text:style-name="_32_01">o</text:span><text:span text:style-name="_32_7">l</text:span><text:span text:style-name="_31_14">l</text:span><text:span text:style-name="_32_10">a</text:span><text:span text:style-name="_36_0">r</text:span><text:span text:style-name="_31_20">s</text:span><text:span text:style-name="_32_21">.</text:span></text:p>
      <text:p text:style-name="P1"><text:span text:style-name="_39_6">"</text:span><text:span text:style-name="_32_06">B</text:span><text:span text:style-name="_37_1">y</text:span><text:span text:style-name="_37_6"> </text:span><text:span text:style-name="_31_85">t</text:span><text:span text:style-name="_33_0">h</text:span><text:span text:style-name="_39_5">i</text:span><text:span text:style-name="_32_07">s</text:span><text:span text:style-name="_31_"> </text:span><text:span text:style-name="_31_05">t</text:span><text:span text:style-name="_32_24">i</text:span><text:span text:style-name="_36_6">m</text:span><text:span text:style-name="_39_8">e</text:span><text:span text:style-name="_31_51"> </text:span><text:span text:style-name="_35_7">t</text:span><text:span text:style-name="_31_32">h</text:span><text:span text:style-name="_32_06">e</text:span><text:span text:style-name="_31_"> </text:span><text:span text:style-name="_31_26">'</text:span><text:span text:style-name="_31_80">a</text:span><text:span text:style-name="_34_4">n</text:span><text:span text:style-name="_31_16">n</text:span><text:span text:style-name="_32_19">u</text:span><text:span text:style-name="_32_9">n</text:span><text:span text:style-name="_31_19">c</text:span><text:span text:style-name="_32_15">i</text:span><text:span text:style-name="_35_6">a</text:span><text:span text:style-name="_31_25">t</text:span><text:span text:style-name="_32_25">o</text:span><text:span text:style-name="_33_5">r</text:span><text:span text:style-name="_39_9">'</text:span><text:span text:style-name="_31_51"> </text:span><text:span text:style-name="_33_0">h</text:span><text:span text:style-name="_31_47">a</text:span><text:span text:style-name="_32_25">d</text:span><text:span text:style-name="_31_"> </text:span><text:span text:style-name="_31_44">g</text:span><text:span text:style-name="_32_03">r</text:span><text:span text:style-name="_37_2">o</text:span><text:span text:style-name="_31_50">w</text:span><text:span text:style-name="_32_25">n</text:span><text:span text:style-name="_31_"> </text:span><text:span text:style-name="_31_01">t</text:span><text:span text:style-name="_32_18">o</text:span><text:span text:style-name="_31_"> </text:span><text:span text:style-name="_31_25">f</text:span><text:span text:style-name="_32_01">o</text:span><text:span text:style-name="_36_6">r</text:span><text:span text:style-name="_31_29">m</text:span><text:span text:style-name="_31_94">i</text:span><text:span text:style-name="_32_9">d</text:span><text:span text:style-name="_31_04">a</text:span><text:span text:style-name="_32_04">b</text:span><text:span text:style-name="_36_8">l</text:span><text:span text:style-name="_31_13">e</text:span><text:span text:style-name="_31_51"> </text:span><text:span text:style-name="_33_8">d</text:span><text:span text:style-name="_31_41">i</text:span><text:span text:style-name="_31_92">m</text:span><text:span text:style-name="_32_3">e</text:span><text:span text:style-name="_39_9">n</text:span><text:span text:style-name="_32_15">s</text:span><text:span text:style-name="_35_4">i</text:span><text:span text:style-name="_31_05">o</text:span><text:span text:style-name="_31_80">n</text:span><text:span text:style-name="_35_3">s</text:span><text:span text:style-name="_31_26">.</text:span><text:span text:style-name="_31_51"> </text:span><text:span text:style-name="_35_7">I</text:span><text:span text:style-name="_31_19">t</text:span><text:span text:style-name="_31_51"> </text:span><text:span text:style-name="_35_1">h</text:span><text:span text:style-name="_31_41">a</text:span><text:span text:style-name="_32_00">d</text:span><text:span text:style-name="_31_"> </text:span><text:span text:style-name="_31_17">f</text:span><text:span text:style-name="_32_16">o</text:span><text:span text:style-name="_35_7">r</text:span><text:span text:style-name="_39_6">t</text:span><text:span text:style-name="_32_24">y</text:span>-<text:span text:style-name="_31_31">s</text:span><text:span text:style-name="_31_86">e</text:span><text:span text:style-name="_37_4">v</text:span><text:span text:style-name="_31_13">e</text:span><text:span text:style-name="_32_07">n</text:span><text:span text:style-name="_31_"> </text:span><text:span text:style-name="_31_04">t</text:span><text:span text:style-name="_31_92">a</text:span><text:span text:style-name="_35_7">g</text:span><text:span text:style-name="_31_25">s</text:span><text:span text:style-name="_31_51"> </text:span><text:span text:style-name="_36_5">o</text:span><text:span text:style-name="_31_41">n</text:span><text:span text:style-name="_31_51"> </text:span><text:span text:style-name="_35_1">i</text:span><text:span text:style-name="_31_50">t</text:span><text:span text:style-name="_31_91">,</text:span><text:span text:style-name="_31_"> </text:span><text:span text:style-name="_39_6">m</text:span><text:span text:style-name="_32_22">a</text:span><text:span text:style-name="_37_4">r</text:span><text:span text:style-name="_31_41">k</text:span><text:span text:style-name="_31_76">e</text:span><text:span text:style-name="_34_1">d</text:span><text:span text:style-name="_37_6"> </text:span><text:span text:style-name="_32_18">w</text:span><text:span text:style-name="_35_3">i</text:span><text:span text:style-name="_31_02">t</text:span><text:span text:style-name="_32_24">h</text:span><text:span text:style-name="_31_"> </text:span><text:span text:style-name="_39_5">t</text:span><text:span text:style-name="_32_07">h</text:span><text:span text:style-name="_37_4">e</text:span><text:span text:style-name="_37_6"> </text:span><text:span text:style-name="_32_24">n</text:span><text:span text:style-name="_32_4">a</text:span><text:span text:style-name="_31_40">m</text:span><text:span text:style-name="_32_06">e</text:span><text:span text:style-name="_35_0">s</text:span><text:span text:style-name="_37_6"> </text:span><text:span text:style-name="_31_86">o</text:span><text:span text:style-name="_37_4">f</text:span><text:span text:style-name="_37_6"> </text:span><text:span text:style-name="_32_15">t</text:span><text:span text:style-name="_35_1">h</text:span><text:span text:style-name="_31_31">e</text:span><text:span text:style-name="_31_51"> </text:span><text:span text:style-name="_37_2">v</text:span><text:span text:style-name="_31_11">a</text:span><text:span text:style-name="_31_95">r</text:span><text:span text:style-name="_37_1">i</text:span><text:span text:style-name="_31_50">o</text:span><text:span text:style-name="_32_10">u</text:span><text:span text:style-name="_35_7">s</text:span><text:span text:style-name="_37_6"> </text:span><text:span text:style-name="_31_89">r</text:span><text:span text:style-name="_35_7">o</text:span><text:span text:style-name="_31_11">o</text:span><text:span text:style-name="_31_77">m</text:span><text:span text:style-name="_37_5">s</text:span><text:span text:style-name="_37_6"> </text:span><text:span text:style-name="_32_09">a</text:span><text:span text:style-name="_36_8">n</text:span><text:span text:style-name="_31_05">d</text:span><text:span text:style-name="_31_51"> </text:span><text:span text:style-name="_35_7">c</text:span><text:span text:style-name="_31_47">h</text:span><text:span text:style-name="_32_15">i</text:span><text:span text:style-name="_33_5">m</text:span><text:span text:style-name="_31_50">n</text:span><text:span text:style-name="_31_92">e</text:span><text:span text:style-name="_35_7">y</text:span><text:span text:style-name="_31_02">s</text:span><text:span text:style-name="_32_10">,</text:span><text:span text:style-name="_31_"> </text:span><text:span text:style-name="_39_5">a</text:span><text:span text:style-name="_31_77">n</text:span><text:span text:style-name="_35_1">d</text:span><text:span text:style-name="_37_6"> </text:span><text:span text:style-name="_32_19">i</text:span><text:span text:style-name="_35_3">t</text:span><text:span text:style-name="_37_6"> </text:span><text:span text:style-name="_32_04">o</text:span><text:span text:style-name="_37_5">c</text:span><text:span text:style-name="_31_02">c</text:span><text:span text:style-name="_32_04">u</text:span><text:span text:style-name="_37_5">p</text:span><text:span text:style-name="_31_31">i</text:span><text:span text:style-name="_32_06">e</text:span><text:span text:style-name="_35_1">d</text:span><text:span text:style-name="_37_6"> </text:span><text:span text:style-name="_31_94">t</text:span><text:span text:style-name="_33_0">h</text:span><text:span text:style-name="_39_5">e</text:span><text:span text:style-name="_31_51"> </text:span><text:span text:style-name="_33_9">s</text:span><text:span text:style-name="_31_25">p</text:span><text:span text:style-name="_32_22">a</text:span><text:span text:style-name="_35_9">c</text:span><text:span text:style-name="_31_32">e</text:span><text:span text:style-name="_31_51"> </text:span><text:span text:style-name="_35_0">o</text:span><text:span text:style-name="_39_9">f</text:span><text:span text:style-name="_31_51"> </text:span><text:span text:style-name="_35_6">a</text:span><text:span text:style-name="_31_32">n</text:span><text:span text:style-name="_31_51"> </text:span><text:span text:style-name="_33_9">o</text:span><text:span text:style-name="_31_14">r</text:span><text:span text:style-name="_31_88">d</text:span><text:span text:style-name="_33_8">i</text:span><text:span text:style-name="_39_9">n</text:span><text:span text:style-name="_32_18">a</text:span><text:span text:style-name="_32_4">r</text:span><text:span text:style-name="_39_6">y</text:span><text:span text:style-name="_31_51"> </text:span><text:span text:style-name="_34_5">w</text:span><text:span text:style-name="_31_25">a</text:span><text:span text:style-name="_32_15">r</text:span><text:span text:style-name="_36_9">d</text:span><text:span text:style-name="_31_17">r</text:span><text:span text:style-name="_32_25">o</text:span><text:span text:style-name="_33_0">b</text:span><text:span text:style-name="_39_8">e</text:span><text:span text:style-name="_32_19">.</text:span><text:span text:style-name="_31_"> </text:span><text:span text:style-name="_31_47">T</text:span><text:span text:style-name="_32_01">h</text:span><text:span text:style-name="_32_7">e</text:span><text:span text:style-name="_37_6"> </text:span><text:span text:style-name="_31_89">g</text:span><text:span text:style-name="_33_9">o</text:span><text:span text:style-name="_31_11">n</text:span><text:span text:style-name="_31_92">g</text:span><text:span text:style-name="_31_"> </text:span><text:span text:style-name="_31_31">w</text:span><text:span text:style-name="_32_15">a</text:span><text:span text:style-name="_33_6">s</text:span><text:span text:style-name="_37_6"> </text:span><text:span text:style-name="_32_15">t</text:span><text:span text:style-name="_33_8">h</text:span><text:span text:style-name="_31_20">e</text:span><text:span text:style-name="_31_51"> </text:span><text:span text:style-name="_33_0">s</text:span><text:span text:style-name="_31_19">i</text:span><text:span text:style-name="_32_21">z</text:span><text:span text:style-name="_35_6">e</text:span><text:span text:style-name="_37_6"> </text:span><text:span text:style-name="_31_76">o</text:span><text:span text:style-name="_33_6">f</text:span><text:span text:style-name="_37_6"> </text:span><text:span text:style-name="_31_89">a</text:span><text:span text:style-name="_31_"> </text:span><text:span text:style-name="_31_19">w</text:span><text:span text:style-name="_32_18">a</text:span><text:span text:style-name="_36_5">s</text:span><text:span text:style-name="_31_25">h</text:span>-<text:span text:style-name="_32_1">b</text:span><text:span text:style-name="_31_25">o</text:span><text:span text:style-name="_32_22">w</text:span><text:span text:style-name="_33_5">l</text:span><text:span text:style-name="_31_17">,</text:span><text:span text:style-name="_31_51"> </text:span><text:span text:style-name="_32_6">a</text:span><text:span text:style-name="_39_9">n</text:span><text:span text:style-name="_32_06">d</text:span><text:span text:style-name="_31_"> </text:span><text:span text:style-name="_31_47">w</text:span><text:span text:style-name="_32_25">a</text:span><text:span text:style-name="_32_0">s</text:span><text:span text:style-name="_37_6"> </text:span><text:span text:style-name="_32_04">p</text:span><text:span text:style-name="_35_6">l</text:span><text:span text:style-name="_31_25">a</text:span><text:span text:style-name="_32_24">c</text:span><text:span text:style-name="_34_2">e</text:span><text:span text:style-name="_31_43">d</text:span><text:span text:style-name="_31_51"> </text:span><text:span text:style-name="_36_6">a</text:span><text:span text:style-name="_31_26">b</text:span><text:span text:style-name="_31_77">o</text:span><text:span text:style-name="_35_4">v</text:span><text:span text:style-name="_31_26">e</text:span><text:span text:style-name="_31_51"> </text:span><text:span text:style-name="_37_1">t</text:span><text:span text:style-name="_31_31">h</text:span><text:span text:style-name="_32_16">e</text:span><text:span text:style-name="_31_"> </text:span><text:span text:style-name="_39_6">h</text:span><text:span text:style-name="_31_86">e</text:span><text:span text:style-name="_34_2">a</text:span><text:span text:style-name="_31_14">d</text:span><text:span text:style-name="_31_51"> </text:span><text:span text:style-name="_34_2">o</text:span><text:span text:style-name="_31_29">f</text:span><text:span text:style-name="_31_51"> </text:span><text:span text:style-name="_34_1">o</text:span><text:span text:style-name="_31_26">u</text:span><text:span text:style-name="_32_03">r</text:span><text:span text:style-name="_31_"> </text:span><text:span text:style-name="_31_34">b</text:span><text:span text:style-name="_31_80">e</text:span><text:span text:style-name="_32_1">d</text:span><text:span text:style-name="_31_47">.</text:span><text:span text:style-name="_31_51"> </text:span><text:span text:style-name="_35_0">T</text:span><text:span text:style-name="_31_50">h</text:span><text:span text:style-name="_32_09">e</text:span><text:span text:style-name="_35_9">r</text:span><text:span text:style-name="_31_13">e</text:span><text:span text:style-name="_31_51"> </text:span><text:span text:style-name="_33_0">w</text:span><text:span text:style-name="_39_9">a</text:span><text:span text:style-name="_32_03">s</text:span><text:span text:style-name="_31_"> </text:span><text:span text:style-name="_31_10">a</text:span><text:span text:style-name="_31_51"> </text:span><text:span text:style-name="_32_7">w</text:span><text:span text:style-name="_31_04">i</text:span><text:span text:style-name="_31_79">r</text:span><text:span text:style-name="_35_7">e</text:span><text:span text:style-name="_37_6"> </text:span><text:span text:style-name="_32_04">f</text:span><text:span text:style-name="_35_9">r</text:span><text:span text:style-name="_39_9">o</text:span><text:span text:style-name="_32_18">m</text:span><text:span text:style-name="_31_"> </text:span><text:span text:style-name="_31_19">t</text:span><text:span text:style-name="_31_91">h</text:span><text:span text:style-name="_35_1">e</text:span><text:span text:style-name="_37_6"> </text:span><text:span text:style-name="_32_18">h</text:span><text:span text:style-name="_35_4">o</text:span><text:span text:style-name="_31_11">u</text:span><text:span text:style-name="_32_00">s</text:span><text:span text:style-name="_35_7">e</text:span><text:span text:style-name="_37_6"> </text:span><text:span text:style-name="_32_00">t</text:span><text:span text:style-name="_37_4">o</text:span><text:span text:style-name="_37_6"> </text:span><text:span text:style-name="_32_25">t</text:span><text:span text:style-name="_35_1">h</text:span><text:span text:style-name="_31_29">e</text:span><text:span text:style-name="_31_51"> </text:span><text:span text:style-name="_32_4">c</text:span><text:span text:style-name="_31_14">o</text:span><text:span text:style-name="_31_76">a</text:span><text:span text:style-name="_36_5">c</text:span><text:span text:style-name="_31_50">h</text:span><text:span text:style-name="_31_73">m</text:span><text:span text:style-name="_35_1">a</text:span><text:span text:style-name="_39_8">n</text:span><text:span text:style-name="_32_22">'</text:span><text:span text:style-name="_35_1">s</text:span><text:span text:style-name="_37_6"> </text:span><text:span text:style-name="_32_18">q</text:span><text:span text:style-name="_34_1">u</text:span><text:span text:style-name="_31_31">a</text:span><text:span text:style-name="_31_88">r</text:span><text:span text:style-name="_35_3">t</text:span><text:span text:style-name="_31_16">e</text:span><text:span text:style-name="_32_03">r</text:span><text:span text:style-name="_35_9">s</text:span><text:span text:style-name="_37_6"> </text:span><text:span text:style-name="_32_22">i</text:span><text:span text:style-name="_36_8">n</text:span><text:span text:style-name="_37_6"> </text:span><text:span text:style-name="_31_95">t</text:span><text:span text:style-name="_32_6">h</text:span><text:span text:style-name="_31_01">e</text:span><text:span text:style-name="_31_51"> </text:span><text:span text:style-name="_36_6">s</text:span><text:span text:style-name="_31_46">t</text:span><text:span text:style-name="_32_24">a</text:span><text:span text:style-name="_36_9">b</text:span><text:span text:style-name="_31_35">l</text:span><text:span text:style-name="_32_04">e</text:span><text:span text:style-name="_34_1">,</text:span><text:span text:style-name="_37_6"> </text:span><text:span text:style-name="_32_25">a</text:span><text:span text:style-name="_34_1">n</text:span><text:span text:style-name="_31_40">d</text:span><text:span text:style-name="_31_51"> </text:span><text:span text:style-name="_36_5">a</text:span><text:span text:style-name="_37_6"> </text:span><text:span text:style-name="_31_70">n</text:span><text:span text:style-name="_32_4">o</text:span><text:span text:style-name="_31_35">b</text:span><text:span text:style-name="_31_71">l</text:span><text:span text:style-name="_34_5">e</text:span><text:span text:style-name="_37_6"> </text:span><text:span text:style-name="_31_91">g</text:span><text:span text:style-name="_37_5">o</text:span><text:span text:style-name="_31_10">n</text:span><text:span text:style-name="_32_07">g</text:span><text:span text:style-name="_31_"> </text:span><text:span text:style-name="_31_40">a</text:span><text:span text:style-name="_31_77">l</text:span><text:span text:style-name="_33_6">o</text:span><text:span text:style-name="_31_49">n</text:span><text:span text:style-name="_31_92">g</text:span><text:span text:style-name="_36_0">s</text:span><text:span text:style-name="_39_8">i</text:span><text:span text:style-name="_32_24">d</text:span><text:span text:style-name="_32_6">e</text:span><text:span text:style-name="_37_6"> </text:span><text:span text:style-name="_31_88">h</text:span><text:span text:style-name="_33_8">i</text:span><text:span text:style-name="_31_13">s</text:span><text:span text:style-name="_31_51"> </text:span><text:span text:style-name="_35_3">p</text:span><text:span text:style-name="_31_01">i</text:span><text:span text:style-name="_32_21">l</text:span><text:span text:style-name="_36_6">l</text:span><text:span text:style-name="_39_8">o</text:span><text:span text:style-name="_32_19">w</text:span><text:span text:style-name="_34_4">.</text:span></text:p>
      <text:p text:style-name="P1"><text:span text:style-name="_32_24">"</text:span><text:span text:style-name="_36_9">W</text:span><text:span text:style-name="_31_46">e</text:span><text:span text:style-name="_31_51"> </text:span><text:span text:style-name="_32_4">s</text:span><text:span text:style-name="_31_05">h</text:span><text:span text:style-name="_31_92">o</text:span><text:span text:style-name="_36_6">u</text:span><text:span text:style-name="_31_20">l</text:span><text:span text:style-name="_32_00">d</text:span><text:span text:style-name="_31_"> </text:span><text:span text:style-name="_31_20">h</text:span><text:span text:style-name="_31_85">a</text:span><text:span text:style-name="_32_1">v</text:span><text:span text:style-name="_31_05">e</text:span><text:span text:style-name="_31_51"> </text:span><text:span text:style-name="_35_3">b</text:span><text:span text:style-name="_31_01">e</text:span><text:span text:style-name="_31_73">e</text:span><text:span text:style-name="_32_1">n</text:span><text:span text:style-name="_37_6"> </text:span><text:span text:style-name="_32_06">c</text:span><text:span text:style-name="_34_2">o</text:span><text:span text:style-name="_31_02">m</text:span><text:span text:style-name="_32_04">f</text:span><text:span text:style-name="_37_4">o</text:span><text:span text:style-name="_31_46">r</text:span><text:span text:style-name="_31_71">t</text:span><text:span text:style-name="_36_5">a</text:span><text:span text:style-name="_31_20">b</text:span><text:span text:style-name="_32_03">l</text:span><text:span text:style-name="_36_8">e</text:span><text:span text:style-name="_37_6"> </text:span><text:span text:style-name="_31_80">n</text:span><text:span text:style-name="_34_5">o</text:span><text:span text:style-name="_31_28">w</text:span><text:span text:style-name="_31_51"> </text:span><text:span text:style-name="_35_3">b</text:span><text:span text:style-name="_31_28">u</text:span><text:span text:style-name="_31_79">t</text:span><text:span text:style-name="_31_"> </text:span><text:span text:style-name="_31_14">f</text:span><text:span text:style-name="_31_86">o</text:span><text:span text:style-name="_35_7">r</text:span><text:span text:style-name="_37_6"> </text:span><text:span text:style-name="_31_89">o</text:span><text:span text:style-name="_33_6">n</text:span><text:span text:style-name="_31_13">e</text:span><text:span text:style-name="_31_51"> </text:span><text:span text:style-name="_32_1">d</text:span><text:span text:style-name="_31_47">e</text:span><text:span text:style-name="_32_18">f</text:span><text:span text:style-name="_35_9">e</text:span><text:span text:style-name="_31_20">c</text:span><text:span text:style-name="_32_04">t</text:span><text:span text:style-name="_33_9">.</text:span><text:span text:style-name="_37_6"> </text:span><text:span text:style-name="_32_07">E</text:span><text:span text:style-name="_32_9">v</text:span><text:span text:style-name="_31_31">e</text:span><text:span text:style-name="_31_71">r</text:span><text:span text:style-name="_34_5">y</text:span><text:span text:style-name="_37_6"> </text:span><text:span text:style-name="_31_95">m</text:span><text:span text:style-name="_36_9">o</text:span><text:span text:style-name="_31_04">r</text:span><text:span text:style-name="_31_88">n</text:span><text:span text:style-name="_33_8">i</text:span><text:span text:style-name="_31_43">n</text:span><text:span text:style-name="_32_00">g</text:span><text:span text:style-name="_31_"> </text:span><text:span text:style-name="_31_16">a</text:span><text:span text:style-name="_31_92">t</text:span><text:span text:style-name="_31_"> </text:span><text:span text:style-name="_31_46">f</text:span><text:span text:style-name="_31_95">i</text:span><text:span text:style-name="_33_5">v</text:span><text:span text:style-name="_31_43">e</text:span><text:span text:style-name="_31_51"> </text:span><text:span text:style-name="_32_9">t</text:span><text:span text:style-name="_31_05">h</text:span><text:span text:style-name="_31_95">e</text:span><text:span text:style-name="_31_"> </text:span><text:span text:style-name="_39_6">c</text:span><text:span text:style-name="_32_18">o</text:span><text:span text:style-name="_37_4">o</text:span><text:span text:style-name="_31_35">k</text:span><text:span text:style-name="_31_51"> </text:span><text:span text:style-name="_35_0">o</text:span><text:span text:style-name="_39_8">p</text:span><text:span text:style-name="_32_19">e</text:span><text:span text:style-name="_32_7">n</text:span><text:span text:style-name="_31_16">e</text:span><text:span text:style-name="_32_25">d</text:span><text:span text:style-name="_31_"> </text:span><text:span text:style-name="_31_13">t</text:span><text:span text:style-name="_31_77">h</text:span><text:span text:style-name="_33_8">e</text:span><text:span text:style-name="_37_6"> </text:span><text:span text:style-name="_32_06">k</text:span><text:span text:style-name="_33_0">i</text:span><text:span text:style-name="_31_50">t</text:span><text:span text:style-name="_32_03">c</text:span><text:span text:style-name="_34_1">h</text:span><text:span text:style-name="_31_32">e</text:span><text:span text:style-name="_32_15">n</text:span><text:span text:style-name="_31_"> </text:span><text:span text:style-name="_31_41">d</text:span><text:span text:style-name="_32_10">o</text:span><text:span text:style-name="_35_3">o</text:span><text:span text:style-name="_31_35">r</text:span><text:span text:style-name="_31_79">,</text:span><text:span text:style-name="_31_"> </text:span><text:span text:style-name="_31_31">i</text:span><text:span text:style-name="_31_77">n</text:span><text:span text:style-name="_31_"> </text:span><text:span text:style-name="_31_50">t</text:span><text:span text:style-name="_31_76">h</text:span><text:span text:style-name="_34_2">e</text:span><text:span text:style-name="_37_6"> </text:span><text:span text:style-name="_32_21">w</text:span><text:span text:style-name="_32_3">a</text:span><text:span text:style-name="_31_02">y</text:span><text:span text:style-name="_31_51"> </text:span><text:span text:style-name="_36_9">o</text:span><text:span text:style-name="_31_11">f</text:span><text:span text:style-name="_31_51"> </text:span><text:span text:style-name="_32_3">b</text:span><text:span text:style-name="_31_01">u</text:span><text:span text:style-name="_31_79">s</text:span><text:span text:style-name="_33_9">i</text:span><text:span text:style-name="_31_19">n</text:span><text:span text:style-name="_31_95">e</text:span><text:span text:style-name="_37_1">s</text:span><text:span text:style-name="_31_29">s</text:span><text:span text:style-name="_32_00">,</text:span><text:span text:style-name="_31_"> </text:span><text:span text:style-name="_31_47">a</text:span><text:span text:style-name="_32_10">n</text:span><text:span text:style-name="_32_0">d</text:span><text:span text:style-name="_37_6"> </text:span><text:span text:style-name="_32_24">r</text:span><text:span text:style-name="_32_3">i</text:span><text:span text:style-name="_39_5">p</text:span><text:span text:style-name="_31_51"> </text:span><text:span text:style-name="_34_4">w</text:span><text:span text:style-name="_31_43">e</text:span><text:span text:style-name="_32_07">n</text:span><text:span text:style-name="_34_5">t</text:span><text:span text:style-name="_37_6"> </text:span><text:span text:style-name="_32_24">t</text:span><text:span text:style-name="_33_8">h</text:span><text:span text:style-name="_31_32">a</text:span><text:span text:style-name="_31_86">t</text:span><text:span text:style-name="_31_"> </text:span><text:span text:style-name="_31_19">g</text:span><text:span text:style-name="_32_25">o</text:span><text:span text:style-name="_35_3">n</text:span><text:span text:style-name="_31_05">g</text:span><text:span text:style-name="_31_71">!</text:span><text:span text:style-name="_31_"> </text:span><text:span text:style-name="_31_31">T</text:span><text:span text:style-name="_32_04">h</text:span><text:span text:style-name="_34_4">e</text:span><text:span text:style-name="_37_6"> </text:span><text:span text:style-name="_31_79">f</text:span><text:span text:style-name="_32_3">i</text:span><text:span text:style-name="_31_50">r</text:span><text:span text:style-name="_31_94">s</text:span><text:span text:style-name="_35_7">t</text:span><text:span text:style-name="_37_6"> </text:span><text:span text:style-name="_31_80">t</text:span><text:span text:style-name="_34_2">i</text:span><text:span text:style-name="_31_32">m</text:span><text:span text:style-name="_32_16">e</text:span><text:span text:style-name="_31_"> </text:span><text:span text:style-name="_31_10">t</text:span><text:span text:style-name="_31_92">h</text:span><text:span text:style-name="_32_3">i</text:span><text:span text:style-name="_31_31">s</text:span><text:span text:style-name="_31_51"> </text:span><text:span text:style-name="_34_4">h</text:span><text:span text:style-name="_31_05">a</text:span><text:span text:style-name="_31_80">p</text:span><text:span text:style-name="_37_4">p</text:span><text:span text:style-name="_31_19">e</text:span><text:span text:style-name="_32_24">n</text:span><text:span text:style-name="_36_5">e</text:span><text:span text:style-name="_31_50">d</text:span><text:span text:style-name="_31_51"> </text:span><text:span text:style-name="_32_9">I</text:span><text:span text:style-name="_37_6"> </text:span><text:span text:style-name="_31_89">t</text:span><text:span text:style-name="_36_5">h</text:span><text:span text:style-name="_31_01">o</text:span><text:span text:style-name="_31_92">u</text:span><text:span text:style-name="_37_2">g</text:span><text:span text:style-name="_31_31">h</text:span><text:span text:style-name="_32_00">t</text:span><text:span text:style-name="_31_"> </text:span><text:span text:style-name="_31_47">t</text:span><text:span text:style-name="_32_06">h</text:span><text:span text:style-name="_35_7">e</text:span><text:span text:style-name="_37_6"> </text:span><text:span text:style-name="_32_15">l</text:span><text:span text:style-name="_36_9">a</text:span><text:span text:style-name="_31_10">s</text:span><text:span text:style-name="_32_21">t</text:span><text:span text:style-name="_31_"> </text:span><text:span text:style-name="_31_41">d</text:span><text:span text:style-name="_31_85">a</text:span><text:span text:style-name="_35_1">y</text:span><text:span text:style-name="_37_6"> </text:span><text:span text:style-name="_31_91">w</text:span><text:span text:style-name="_35_6">a</text:span><text:span text:style-name="_31_10">s</text:span><text:span text:style-name="_31_51"> </text:span><text:span text:style-name="_36_9">c</text:span><text:span text:style-name="_31_05">o</text:span><text:span text:style-name="_31_86">m</text:span><text:span text:style-name="_36_6">e</text:span><text:span text:style-name="_37_6"> </text:span><text:span text:style-name="_32_03">s</text:span><text:span text:style-name="_35_0">u</text:span><text:span text:style-name="_31_02">r</text:span><text:span text:style-name="_32_18">e</text:span><text:span text:style-name="_37_2">.</text:span><text:span text:style-name="_37_6"> </text:span><text:span text:style-name="_31_70">I</text:span><text:span text:style-name="_31_"> </text:span><text:span text:style-name="_31_28">d</text:span><text:span text:style-name="_31_70">i</text:span><text:span text:style-name="_36_6">d</text:span><text:span text:style-name="_31_05">n</text:span><text:span text:style-name="_31_73">'</text:span><text:span text:style-name="_37_2">t</text:span><text:span text:style-name="_37_6"> </text:span><text:span text:style-name="_31_70">t</text:span><text:span text:style-name="_33_8">h</text:span><text:span text:style-name="_31_44">i</text:span><text:span text:style-name="_32_16">n</text:span><text:span text:style-name="_33_5">k</text:span><text:span text:style-name="_37_6"> </text:span><text:span text:style-name="_32_16">i</text:span><text:span text:style-name="_36_6">t</text:span><text:span text:style-name="_37_6"> </text:span><text:span text:style-name="_31_94">i</text:span><text:span text:style-name="_33_9">n</text:span><text:span text:style-name="_37_6"> </text:span><text:span text:style-name="_32_25">b</text:span><text:span text:style-name="_33_8">e</text:span><text:span text:style-name="_31_20">d</text:span>--<text:span text:style-name="_31_10">n</text:span><text:span text:style-name="_32_25">o</text:span><text:span text:style-name="_37_1">,</text:span><text:span text:style-name="_37_6"> </text:span><text:span text:style-name="_32_10">b</text:span><text:span text:style-name="_33_6">u</text:span><text:span text:style-name="_31_20">t</text:span><text:span text:style-name="_31_51"> </text:span><text:span text:style-name="_32_1">o</text:span><text:span text:style-name="_31_28">u</text:span><text:span text:style-name="_32_22">t</text:span><text:span text:style-name="_31_"> </text:span><text:span text:style-name="_31_40">o</text:span><text:span text:style-name="_32_18">f</text:span><text:span text:style-name="_31_"> </text:span><text:span text:style-name="_31_26">i</text:span><text:span text:style-name="_32_04">t</text:span>--<text:span text:style-name="_32_22">f</text:span><text:span text:style-name="_32_3">o</text:span><text:span text:style-name="_31_40">r</text:span><text:span text:style-name="_31_51"> </text:span><text:span text:style-name="_37_1">t</text:span><text:span text:style-name="_39_5">h</text:span><text:span text:style-name="_31_73">e</text:span><text:span text:style-name="_31_"> </text:span><text:span text:style-name="_31_34">f</text:span><text:span text:style-name="_32_19">i</text:span><text:span text:style-name="_32_9">r</text:span><text:span text:style-name="_31_40">s</text:span><text:span text:style-name="_32_00">t</text:span><text:span text:style-name="_31_"> </text:span><text:span text:style-name="_31_17">e</text:span><text:span text:style-name="_32_16">f</text:span><text:span text:style-name="_33_6">f</text:span><text:span text:style-name="_31_49">e</text:span><text:span text:style-name="_32_01">c</text:span><text:span text:style-name="_33_6">t</text:span><text:span text:style-name="_37_6"> </text:span><text:span text:style-name="_32_21">o</text:span><text:span text:style-name="_32_4">f</text:span><text:span text:style-name="_37_6"> </text:span><text:span text:style-name="_31_76">t</text:span><text:span text:style-name="_37_5">h</text:span><text:span text:style-name="_31_02">a</text:span><text:span text:style-name="_32_19">t</text:span><text:span text:style-name="_31_"> </text:span><text:span text:style-name="_31_50">f</text:span><text:span text:style-name="_31_91">r</text:span><text:span text:style-name="_37_1">i</text:span><text:span text:style-name="_31_14">g</text:span><text:span text:style-name="_32_01">h</text:span><text:span text:style-name="_37_4">t</text:span><text:span text:style-name="_31_40">f</text:span><text:span text:style-name="_32_24">u</text:span><text:span text:style-name="_35_6">l</text:span><text:span text:style-name="_37_6"> </text:span><text:span text:style-name="_32_24">g</text:span><text:span text:style-name="_35_9">o</text:span><text:span text:style-name="_31_11">n</text:span><text:span text:style-name="_32_06">g</text:span><text:span text:style-name="_31_"> </text:span><text:span text:style-name="_31_11">i</text:span><text:span text:style-name="_32_04">s</text:span><text:span text:style-name="_31_"> </text:span><text:span text:style-name="_31_02">t</text:span><text:span text:style-name="_32_18">o</text:span><text:span text:style-name="_31_"> </text:span><text:span text:style-name="_31_19">h</text:span><text:span text:style-name="_31_71">u</text:span><text:span text:style-name="_32_1">r</text:span><text:span text:style-name="_31_16">l</text:span><text:span text:style-name="_31_51"> </text:span><text:span text:style-name="_35_0">y</text:span><text:span text:style-name="_31_25">o</text:span><text:span text:style-name="_31_79">u</text:span><text:span text:style-name="_31_"> </text:span><text:span text:style-name="_31_46">a</text:span><text:span text:style-name="_32_10">c</text:span><text:span text:style-name="_33_0">r</text:span><text:span text:style-name="_31_02">o</text:span><text:span text:style-name="_32_16">s</text:span><text:span text:style-name="_36_8">s</text:span><text:span text:style-name="_37_6"> </text:span><text:span text:style-name="_32_10">t</text:span><text:span text:style-name="_33_5">h</text:span><text:span text:style-name="_31_25">e</text:span><text:span text:style-name="_31_51"> </text:span><text:span text:style-name="_37_2">h</text:span><text:span text:style-name="_39_5">o</text:span><text:span text:style-name="_31_74">u</text:span><text:span text:style-name="_36_5">s</text:span><text:span text:style-name="_31_01">e</text:span><text:span text:style-name="_32_18">,</text:span><text:span text:style-name="_31_"> </text:span><text:span text:style-name="_31_05">a</text:span><text:span text:style-name="_32_22">n</text:span><text:span text:style-name="_32_0">d</text:span><text:span text:style-name="_37_6"> </text:span><text:span text:style-name="_32_04">s</text:span><text:span text:style-name="_34_1">l</text:span><text:span text:style-name="_31_19">a</text:span><text:span text:style-name="_32_24">m</text:span><text:span text:style-name="_31_"> </text:span><text:span text:style-name="_39_9">y</text:span><text:span text:style-name="_31_88">o</text:span><text:span text:style-name="_34_2">u</text:span><text:span text:style-name="_37_6"> </text:span><text:span text:style-name="_31_73">a</text:span><text:span text:style-name="_36_5">g</text:span><text:span text:style-name="_31_26">a</text:span><text:span text:style-name="_32_07">i</text:span><text:span text:style-name="_33_8">n</text:span><text:span text:style-name="_31_31">s</text:span><text:span text:style-name="_32_18">t</text:span><text:span text:style-name="_31_"> </text:span><text:span text:style-name="_31_47">t</text:span><text:span text:style-name="_32_16">h</text:span><text:span text:style-name="_35_7">e</text:span><text:span text:style-name="_37_6"> </text:span><text:span text:style-name="_32_03">w</text:span><text:span text:style-name="_33_8">a</text:span><text:span text:style-name="_31_34">l</text:span><text:span text:style-name="_32_16">l</text:span><text:span text:style-name="_36_6">,</text:span><text:span text:style-name="_37_6"> </text:span><text:span text:style-name="_31_91">a</text:span><text:span text:style-name="_33_9">n</text:span><text:span text:style-name="_31_46">d</text:span><text:span text:style-name="_31_51"> </text:span><text:span text:style-name="_35_6">t</text:span><text:span text:style-name="_31_11">h</text:span><text:span text:style-name="_31_89">e</text:span><text:span text:style-name="_32_9">n</text:span><text:span text:style-name="_37_6"> </text:span><text:span text:style-name="_32_18">c</text:span><text:span text:style-name="_35_4">u</text:span><text:span text:style-name="_31_35">r</text:span><text:span text:style-name="_31_80">l</text:span><text:span text:style-name="_31_"> </text:span><text:span text:style-name="_31_02">y</text:span><text:span text:style-name="_32_07">o</text:span><text:span text:style-name="_32_0">u</text:span><text:span text:style-name="_37_6"> </text:span><text:span text:style-name="_31_77">u</text:span><text:span text:style-name="_34_1">p</text:span><text:span text:style-name="_31_47">,</text:span><text:span text:style-name="_31_51"> </text:span><text:span text:style-name="_35_0">a</text:span><text:span text:style-name="_31_26">n</text:span><text:span text:style-name="_31_92">d</text:span><text:span text:style-name="_31_"> </text:span><text:span text:style-name="_31_10">s</text:span><text:span text:style-name="_31_85">q</text:span><text:span text:style-name="_35_1">u</text:span><text:span text:style-name="_31_28">i</text:span><text:span text:style-name="_31_92">r</text:span><text:span text:style-name="_34_5">m</text:span><text:span text:style-name="_37_6"> </text:span><text:span text:style-name="_31_86">y</text:span><text:span text:style-name="_33_0">o</text:span><text:span text:style-name="_31_02">u</text:span><text:span text:style-name="_31_51"> </text:span><text:span text:style-name="_37_4">l</text:span><text:span text:style-name="_31_46">i</text:span><text:span text:style-name="_31_85">k</text:span><text:span text:style-name="_33_0">e</text:span><text:span text:style-name="_37_6"> </text:span><text:span text:style-name="_32_18">a</text:span><text:span text:style-name="_31_"> </text:span><text:span text:style-name="_31_32">s</text:span><text:span text:style-name="_31_71">p</text:span><text:span text:style-name="_35_6">i</text:span><text:span text:style-name="_31_26">d</text:span><text:span text:style-name="_32_15">e</text:span><text:span text:style-name="_32_4">r</text:span><text:span text:style-name="_37_6"> </text:span><text:span text:style-name="_31_92">o</text:span><text:span text:style-name="_33_8">n</text:span><text:span text:style-name="_37_6"> </text:span><text:span text:style-name="_32_18">a</text:span><text:span text:style-name="_31_"> </text:span><text:span text:style-name="_31_41">s</text:span><text:span text:style-name="_31_73">t</text:span><text:span text:style-name="_35_6">o</text:span><text:span text:style-name="_31_47">v</text:span><text:span text:style-name="_31_88">e</text:span><text:span text:style-name="_31_"> </text:span><text:span text:style-name="_31_20">l</text:span><text:span text:style-name="_32_22">i</text:span><text:span text:style-name="_32_3">d</text:span><text:span text:style-name="_31_44">,</text:span><text:span text:style-name="_31_51"> </text:span><text:span text:style-name="_32_6">t</text:span><text:span text:style-name="_31_40">i</text:span><text:span text:style-name="_31_79">l</text:span><text:span text:style-name="_33_5">l</text:span><text:span text:style-name="_37_6"> </text:span><text:span text:style-name="_31_85">s</text:span><text:span text:style-name="_33_9">o</text:span><text:span text:style-name="_31_20">m</text:span><text:span text:style-name="_32_19">e</text:span><text:span text:style-name="_35_4">b</text:span><text:span text:style-name="_31_40">o</text:span><text:span text:style-name="_32_19">d</text:span><text:span text:style-name="_37_4">y</text:span><text:span text:style-name="_37_6"> </text:span><text:span text:style-name="_31_89">s</text:span><text:span text:style-name="_33_9">h</text:span><text:span text:style-name="_31_50">u</text:span><text:span text:style-name="_31_92">t</text:span><text:span text:style-name="_37_4">s</text:span><text:span text:style-name="_37_6"> </text:span><text:span text:style-name="_32_16">t</text:span><text:span text:style-name="_35_9">h</text:span><text:span text:style-name="_31_04">e</text:span><text:span text:style-name="_31_51"> </text:span><text:span text:style-name="_37_1">k</text:span><text:span text:style-name="_31_16">i</text:span><text:span text:style-name="_32_07">t</text:span><text:span text:style-name="_36_8">c</text:span><text:span text:style-name="_31_50">h</text:span><text:span text:style-name="_31_80">e</text:span><text:span text:style-name="_34_1">n</text:span><text:span text:style-name="_37_6"> </text:span><text:span text:style-name="_32_24">d</text:span><text:span text:style-name="_34_2">o</text:span><text:span text:style-name="_31_41">o</text:span><text:span text:style-name="_31_80">r</text:span><text:span text:style-name="_32_7">.</text:span><text:span text:style-name="_37_6"> </text:span><text:span text:style-name="_31_73">I</text:span><text:span text:style-name="_32_6">n</text:span><text:span text:style-name="_37_6"> </text:span><text:span text:style-name="_31_71">s</text:span><text:span text:style-name="_37_5">o</text:span><text:span text:style-name="_31_04">l</text:span><text:span text:style-name="_31_74">i</text:span><text:span text:style-name="_35_7">d</text:span><text:span text:style-name="_37_6"> </text:span><text:span text:style-name="_32_00">f</text:span><text:span text:style-name="_32_1">a</text:span><text:span text:style-name="_39_5">c</text:span><text:span text:style-name="_32_10">t</text:span><text:span text:style-name="_32_9">,</text:span><text:span text:style-name="_37_6"> </text:span><text:span text:style-name="_31_79">t</text:span><text:span text:style-name="_36_9">h</text:span><text:span text:style-name="_31_32">e</text:span><text:span text:style-name="_31_71">r</text:span><text:span text:style-name="_33_6">e</text:span><text:span text:style-name="_37_6"> </text:span><text:span text:style-name="_31_70">i</text:span><text:span text:style-name="_32_1">s</text:span><text:span text:style-name="_37_6"> </text:span><text:span text:style-name="_31_86">n</text:span><text:span text:style-name="_32_6">o</text:span><text:span text:style-name="_37_6"> </text:span><text:span text:style-name="_31_92">c</text:span><text:span text:style-name="_35_4">l</text:span><text:span text:style-name="_31_13">a</text:span><text:span text:style-name="_32_18">m</text:span><text:span text:style-name="_35_7">o</text:span><text:span text:style-name="_39_6">r</text:span><text:span text:style-name="_31_51"> </text:span><text:span text:style-name="_34_5">t</text:span><text:span text:style-name="_31_50">h</text:span><text:span text:style-name="_31_94">a</text:span><text:span text:style-name="_36_0">t</text:span><text:span text:style-name="_37_6"> </text:span><text:span text:style-name="_32_03">i</text:span><text:span text:style-name="_34_1">s</text:span><text:span text:style-name="_37_6"> </text:span><text:span text:style-name="_32_25">e</text:span><text:span text:style-name="_32_6">v</text:span><text:span text:style-name="_31_20">e</text:span><text:span text:style-name="_31_80">n</text:span><text:span text:style-name="_31_"> </text:span><text:span text:style-name="_31_28">r</text:span><text:span text:style-name="_31_70">e</text:span><text:span text:style-name="_35_9">m</text:span><text:span text:style-name="_31_26">o</text:span><text:span text:style-name="_31_71">t</text:span><text:span text:style-name="_33_8">e</text:span><text:span text:style-name="_31_10">l</text:span><text:span text:style-name="_31_73">y</text:span><text:span text:style-name="_31_"> </text:span><text:span text:style-name="_31_05">c</text:span><text:span text:style-name="_31_88">o</text:span><text:span text:style-name="_34_4">m</text:span><text:span text:style-name="_31_11">p</text:span><text:span text:style-name="_32_06">a</text:span><text:span text:style-name="_36_0">r</text:span><text:span text:style-name="_31_19">a</text:span><text:span text:style-name="_32_09">b</text:span><text:span text:style-name="_33_6">l</text:span><text:span text:style-name="_31_20">e</text:span><text:span text:style-name="_31_51"> </text:span><text:span text:style-name="_36_9">t</text:span><text:span text:style-name="_31_19">o</text:span><text:span text:style-name="_31_51"> </text:span><text:span text:style-name="_32_4">t</text:span><text:span text:style-name="_31_16">h</text:span><text:span text:style-name="_31_89">e</text:span><text:span text:style-name="_31_"> </text:span><text:span text:style-name="_31_13">d</text:span><text:span text:style-name="_32_10">i</text:span><text:span text:style-name="_33_0">r</text:span><text:span text:style-name="_39_8">e</text:span><text:span text:style-name="_31_51"> </text:span><text:span text:style-name="_33_9">c</text:span><text:span text:style-name="_39_6">l</text:span><text:span text:style-name="_31_71">a</text:span><text:span text:style-name="_36_8">m</text:span><text:span text:style-name="_31_19">o</text:span><text:span text:style-name="_31_94">r</text:span><text:span text:style-name="_31_"> </text:span><text:span text:style-name="_31_14">w</text:span><text:span text:style-name="_32_15">h</text:span><text:span text:style-name="_33_9">i</text:span><text:span text:style-name="_31_47">c</text:span><text:span text:style-name="_32_03">h</text:span><text:span text:style-name="_31_"> </text:span><text:span text:style-name="_31_04">t</text:span><text:span text:style-name="_31_73">h</text:span><text:span text:style-name="_34_4">a</text:span><text:span text:style-name="_31_20">t</text:span><text:span text:style-name="_31_51"> </text:span><text:span text:style-name="_35_7">g</text:span><text:span text:style-name="_31_46">o</text:span><text:span text:style-name="_32_06">n</text:span><text:span text:style-name="_35_3">g</text:span><text:span text:style-name="_37_6"> </text:span><text:span text:style-name="_32_00">m</text:span><text:span text:style-name="_33_6">a</text:span><text:span text:style-name="_31_47">k</text:span><text:span text:style-name="_31_85">e</text:span><text:span text:style-name="_32_6">s</text:span><text:span text:style-name="_31_40">.</text:span><text:span text:style-name="_31_51"> </text:span><text:span text:style-name="_35_6">W</text:span><text:span text:style-name="_31_11">e</text:span><text:span text:style-name="_32_22">l</text:span><text:span text:style-name="_34_4">l</text:span><text:span text:style-name="_31_17">,</text:span><text:span text:style-name="_31_51"> </text:span><text:span text:style-name="_36_9">t</text:span><text:span text:style-name="_31_17">h</text:span><text:span text:style-name="_31_95">i</text:span><text:span text:style-name="_32_6">s</text:span><text:span text:style-name="_37_6"> </text:span><text:span text:style-name="_32_07">c</text:span><text:span text:style-name="_36_6">a</text:span><text:span text:style-name="_31_14">t</text:span><text:span text:style-name="_31_86">a</text:span><text:span text:style-name="_35_3">s</text:span><text:span text:style-name="_31_43">t</text:span><text:span text:style-name="_32_07">r</text:span><text:span text:style-name="_34_2">o</text:span><text:span text:style-name="_31_40">p</text:span><text:span text:style-name="_31_92">h</text:span><text:span text:style-name="_32_0">e</text:span><text:span text:style-name="_37_6"> </text:span><text:span text:style-name="_31_79">h</text:span><text:span text:style-name="_32_6">a</text:span><text:span text:style-name="_31_34">p</text:span><text:span text:style-name="_32_03">p</text:span><text:span text:style-name="_34_2">e</text:span><text:span text:style-name="_31_32">n</text:span><text:span text:style-name="_31_95">e</text:span><text:span text:style-name="_32_9">d</text:span><text:span text:style-name="_37_6"> </text:span><text:span text:style-name="_31_89">e</text:span><text:span text:style-name="_34_1">v</text:span><text:span text:style-name="_31_43">e</text:span><text:span text:style-name="_31_74">r</text:span><text:span text:style-name="_33_9">y</text:span><text:span text:style-name="_37_6"> </text:span><text:span text:style-name="_31_89">m</text:span><text:span text:style-name="_36_9">o</text:span><text:span text:style-name="_31_34">r</text:span><text:span text:style-name="_32_22">n</text:span><text:span text:style-name="_33_8">i</text:span><text:span text:style-name="_31_49">n</text:span><text:span text:style-name="_32_00">g</text:span><text:span text:style-name="_31_"> </text:span><text:span text:style-name="_31_47">r</text:span><text:span text:style-name="_31_79">e</text:span><text:span text:style-name="_32_0">g</text:span><text:span text:style-name="_31_25">u</text:span><text:span text:style-name="_31_92">l</text:span><text:span text:style-name="_35_9">a</text:span><text:span text:style-name="_31_34">r</text:span><text:span text:style-name="_32_16">l</text:span><text:span text:style-name="_35_6">y</text:span><text:span text:style-name="_37_6"> </text:span><text:span text:style-name="_31_94">a</text:span><text:span text:style-name="_35_4">t</text:span><text:span text:style-name="_37_6"> </text:span><text:span text:style-name="_32_16">f</text:span><text:span text:style-name="_34_1">i</text:span><text:span text:style-name="_31_31">v</text:span><text:span text:style-name="_32_06">e</text:span><text:span text:style-name="_31_"> </text:span><text:span text:style-name="_31_29">o</text:span><text:span text:style-name="_31_88">'</text:span><text:span text:style-name="_33_0">c</text:span><text:span text:style-name="_31_19">l</text:span><text:span text:style-name="_31_95">o</text:span><text:span text:style-name="_37_2">c</text:span><text:span text:style-name="_31_11">k</text:span><text:span text:style-name="_32_16">,</text:span><text:span text:style-name="_31_"> </text:span><text:span text:style-name="_39_6">a</text:span><text:span text:style-name="_32_25">n</text:span><text:span text:style-name="_35_0">d</text:span><text:span text:style-name="_37_6"> </text:span><text:span text:style-name="_31_77">l</text:span><text:span text:style-name="_34_2">o</text:span><text:span text:style-name="_31_05">s</text:span><text:span text:style-name="_31_92">t</text:span><text:span text:style-name="_31_"> </text:span><text:span text:style-name="_31_05">u</text:span><text:span text:style-name="_32_10">s</text:span><text:span text:style-name="_31_"> </text:span><text:span text:style-name="_31_04">t</text:span><text:span text:style-name="_32_00">h</text:span><text:span text:style-name="_36_8">r</text:span><text:span text:style-name="_39_5">e</text:span><text:span text:style-name="_31_85">e</text:span><text:span text:style-name="_31_"> </text:span><text:span text:style-name="_31_02">h</text:span><text:span text:style-name="_32_03">o</text:span><text:span text:style-name="_35_1">u</text:span><text:span text:style-name="_31_47">r</text:span><text:span text:style-name="_31_92">s</text:span><text:span text:style-name="_31_"> </text:span><text:span text:style-name="_31_10">s</text:span><text:span text:style-name="_32_01">l</text:span><text:span text:style-name="_36_0">e</text:span><text:span text:style-name="_31_50">e</text:span><text:span text:style-name="_31_95">p</text:span><text:span text:style-name="_34_2">;</text:span><text:span text:style-name="_37_6"> </text:span><text:span text:style-name="_32_19">f</text:span><text:span text:style-name="_35_3">o</text:span><text:span text:style-name="_31_04">r</text:span><text:span text:style-name="_31_88">,</text:span><text:span text:style-name="_31_"> </text:span><text:span text:style-name="_31_17">m</text:span><text:span text:style-name="_31_85">i</text:span><text:span text:style-name="_34_1">n</text:span><text:span text:style-name="_31_32">d</text:span><text:span text:style-name="_31_51"> </text:span><text:span text:style-name="_35_7">y</text:span><text:span text:style-name="_39_8">o</text:span><text:span text:style-name="_32_09">u</text:span><text:span text:style-name="_33_6">,</text:span><text:span text:style-name="_37_6"> </text:span><text:span text:style-name="_32_25">w</text:span><text:span text:style-name="_33_0">h</text:span><text:span text:style-name="_31_47">e</text:span><text:span text:style-name="_31_80">n</text:span><text:span text:style-name="_31_"> </text:span><text:span text:style-name="_31_11">t</text:span><text:span text:style-name="_31_70">h</text:span><text:span text:style-name="_33_9">a</text:span><text:span text:style-name="_31_29">t</text:span><text:span text:style-name="_31_51"> </text:span><text:span text:style-name="_35_1">t</text:span><text:span text:style-name="_31_13">h</text:span><text:span text:style-name="_31_89">i</text:span><text:span text:style-name="_35_4">n</text:span><text:span text:style-name="_31_16">g</text:span><text:span text:style-name="_31_51"> </text:span><text:span text:style-name="_37_5">w</text:span><text:span text:style-name="_31_10">a</text:span><text:span text:style-name="_32_10">k</text:span><text:span text:style-name="_36_9">e</text:span><text:span text:style-name="_31_10">s</text:span><text:span text:style-name="_31_51"> </text:span><text:span text:style-name="_33_9">y</text:span><text:span text:style-name="_31_29">o</text:span><text:span text:style-name="_31_85">u</text:span><text:span text:style-name="_34_1">,</text:span><text:span text:style-name="_37_6"> </text:span><text:span text:style-name="_31_79">i</text:span><text:span text:style-name="_35_1">t</text:span><text:span text:style-name="_37_6"> </text:span><text:span text:style-name="_31_80">d</text:span><text:span text:style-name="_37_1">o</text:span><text:span text:style-name="_31_34">e</text:span><text:span text:style-name="_31_86">s</text:span><text:span text:style-name="_35_3">n</text:span><text:span text:style-name="_31_26">'</text:span><text:span text:style-name="_31_71">t</text:span><text:span text:style-name="_31_"> </text:span><text:span text:style-name="_31_31">m</text:span><text:span text:style-name="_31_94">e</text:span><text:span text:style-name="_35_4">r</text:span><text:span text:style-name="_31_35">e</text:span><text:span text:style-name="_31_94">l</text:span><text:span text:style-name="_35_4">y</text:span><text:span text:style-name="_37_6"> </text:span><text:span text:style-name="_32_04">w</text:span><text:span text:style-name="_35_6">a</text:span><text:span text:style-name="_31_46">k</text:span><text:span text:style-name="_31_79">e</text:span><text:span text:style-name="_31_"> </text:span><text:span text:style-name="_31_01">y</text:span><text:span text:style-name="_32_19">o</text:span><text:span text:style-name="_32_7">u</text:span><text:span text:style-name="_37_6"> </text:span><text:span text:style-name="_32_10">i</text:span><text:span text:style-name="_35_4">n</text:span><text:span text:style-name="_37_6"> </text:span><text:span text:style-name="_31_70">s</text:span><text:span text:style-name="_33_5">p</text:span><text:span text:style-name="_31_17">o</text:span><text:span text:style-name="_31_95">t</text:span><text:span text:style-name="_36_6">s</text:span><text:span text:style-name="_31_41">;</text:span><text:span text:style-name="_31_51"> </text:span><text:span text:style-name="_33_9">i</text:span><text:span text:style-name="_31_14">t</text:span><text:span text:style-name="_31_51"> </text:span><text:span text:style-name="_35_3">w</text:span><text:span text:style-name="_31_14">a</text:span><text:span text:style-name="_32_04">k</text:span><text:span text:style-name="_37_4">e</text:span><text:span text:style-name="_31_34">s</text:span><text:span text:style-name="_31_51"> </text:span><text:span text:style-name="_33_8">y</text:span><text:span text:style-name="_31_14">o</text:span><text:span text:style-name="_31_73">u</text:span><text:span text:style-name="_31_"> </text:span><text:span text:style-name="_31_28">a</text:span><text:span text:style-name="_32_06">l</text:span><text:span text:style-name="_37_4">l</text:span><text:span text:style-name="_37_6"> </text:span><text:span text:style-name="_31_86">o</text:span><text:span text:style-name="_35_0">v</text:span><text:span text:style-name="_31_16">e</text:span><text:span text:style-name="_32_16">r</text:span><text:span text:style-name="_33_9">,</text:span><text:span text:style-name="_37_6"> </text:span><text:span text:style-name="_32_09">c</text:span><text:span text:style-name="_32_1">o</text:span><text:span text:style-name="_31_20">n</text:span><text:span text:style-name="_32_24">s</text:span><text:span text:style-name="_36_5">c</text:span><text:span text:style-name="_31_20">i</text:span><text:span text:style-name="_31_91">e</text:span><text:span text:style-name="_34_1">n</text:span><text:span text:style-name="_31_49">c</text:span><text:span text:style-name="_31_76">e</text:span><text:span text:style-name="_31_"> </text:span><text:span text:style-name="_31_17">a</text:span><text:span text:style-name="_31_92">n</text:span><text:span text:style-name="_34_4">d</text:span><text:span text:style-name="_37_6"> </text:span><text:span text:style-name="_31_86">a</text:span><text:span text:style-name="_35_6">l</text:span><text:span text:style-name="_31_14">l</text:span><text:span text:style-name="_32_06">,</text:span><text:span text:style-name="_31_"> </text:span><text:span text:style-name="_31_50">a</text:span><text:span text:style-name="_32_00">n</text:span><text:span text:style-name="_35_9">d</text:span><text:span text:style-name="_37_6"> </text:span><text:span text:style-name="_31_86">y</text:span><text:span text:style-name="_34_1">o</text:span><text:span text:style-name="_31_50">u</text:span><text:span text:style-name="_31_51"> </text:span><text:span text:style-name="_37_1">a</text:span><text:span text:style-name="_31_01">r</text:span><text:span text:style-name="_32_18">e</text:span><text:span text:style-name="_31_"> </text:span><text:span text:style-name="_31_40">g</text:span><text:span text:style-name="_31_71">o</text:span><text:span text:style-name="_35_9">o</text:span><text:span text:style-name="_31_02">d</text:span><text:span text:style-name="_31_51"> </text:span><text:span text:style-name="_35_6">f</text:span><text:span text:style-name="_31_05">o</text:span><text:span text:style-name="_31_88">r</text:span><text:span text:style-name="_31_"> </text:span><text:span text:style-name="_31_11">e</text:span><text:span text:style-name="_32_15">i</text:span><text:span text:style-name="_33_6">g</text:span><text:span text:style-name="_31_29">h</text:span><text:span text:style-name="_31_70">t</text:span><text:span text:style-name="_36_5">e</text:span><text:span text:style-name="_31_34">e</text:span><text:span text:style-name="_31_94">n</text:span><text:span text:style-name="_31_"> </text:span><text:span text:style-name="_39_5">h</text:span><text:span text:style-name="_32_18">o</text:span><text:span text:style-name="_35_7">u</text:span><text:span text:style-name="_31_26">r</text:span><text:span text:style-name="_32_22">s</text:span><text:span text:style-name="_31_"> </text:span><text:span text:style-name="_31_02">o</text:span><text:span text:style-name="_32_21">f</text:span><text:span text:style-name="_31_"> </text:span><text:span text:style-name="_31_34">w</text:span><text:span text:style-name="_31_73">i</text:span><text:span text:style-name="_33_6">d</text:span><text:span text:style-name="_31_28">e</text:span>-<text:span text:style-name="_35_3">a</text:span><text:span text:style-name="_31_47">w</text:span><text:span text:style-name="_32_22">a</text:span><text:span text:style-name="_32_9">k</text:span><text:span text:style-name="_31_34">e</text:span><text:span text:style-name="_31_92">n</text:span><text:span text:style-name="_32_9">e</text:span><text:span text:style-name="_39_6">s</text:span><text:span text:style-name="_31_89">s</text:span><text:span text:style-name="_31_"> </text:span><text:span text:style-name="_31_04">s</text:span><text:span text:style-name="_31_92">u</text:span><text:span text:style-name="_33_6">b</text:span><text:span text:style-name="_31_46">s</text:span><text:span text:style-name="_32_07">e</text:span><text:span text:style-name="_33_9">q</text:span><text:span text:style-name="_31_14">u</text:span><text:span text:style-name="_31_92">e</text:span><text:span text:style-name="_32_4">n</text:span><text:span text:style-name="_31_26">t</text:span><text:span text:style-name="_31_73">l</text:span><text:span text:style-name="_32_6">y</text:span>--<text:span text:style-name="_34_5">e</text:span><text:span text:style-name="_31_50">i</text:span><text:span text:style-name="_31_94">g</text:span><text:span text:style-name="_35_3">h</text:span><text:span text:style-name="_31_47">t</text:span><text:span text:style-name="_32_07">e</text:span><text:span text:style-name="_33_0">e</text:span><text:span text:style-name="_31_43">n</text:span><text:span text:style-name="_31_51"> </text:span><text:span text:style-name="_33_5">h</text:span><text:span text:style-name="_31_16">o</text:span><text:span text:style-name="_32_06">u</text:span><text:span text:style-name="_37_4">r</text:span><text:span text:style-name="_31_41">s</text:span><text:span text:style-name="_31_51"> </text:span><text:span text:style-name="_35_7">o</text:span><text:span text:style-name="_31_02">f</text:span><text:span text:style-name="_31_51"> </text:span><text:span text:style-name="_37_2">t</text:span><text:span text:style-name="_31_11">h</text:span><text:span text:style-name="_32_10">e</text:span><text:span text:style-name="_31_"> </text:span><text:span text:style-name="_31_49">v</text:span><text:span text:style-name="_32_04">e</text:span><text:span text:style-name="_33_5">r</text:span><text:span text:style-name="_31_02">y</text:span><text:span text:style-name="_31_51"> </text:span><text:span text:style-name="_32_0">m</text:span><text:span text:style-name="_31_47">o</text:span><text:span text:style-name="_31_71">s</text:span><text:span text:style-name="_37_4">t</text:span><text:span text:style-name="_37_6"> </text:span><text:span text:style-name="_31_94">i</text:span><text:span text:style-name="_37_5">n</text:span><text:span text:style-name="_31_50">c</text:span><text:span text:style-name="_32_18">o</text:span><text:span text:style-name="_36_6">n</text:span><text:span text:style-name="_31_19">c</text:span><text:span text:style-name="_31_79">e</text:span><text:span text:style-name="_36_6">i</text:span><text:span text:style-name="_31_40">v</text:span><text:span text:style-name="_31_88">a</text:span><text:span text:style-name="_37_1">b</text:span><text:span text:style-name="_31_31">l</text:span><text:span text:style-name="_31_80">e</text:span><text:span text:style-name="_31_"> </text:span><text:span text:style-name="_31_04">w</text:span><text:span text:style-name="_32_09">i</text:span><text:span text:style-name="_35_3">d</text:span><text:span text:style-name="_31_34">e</text:span>-<text:span text:style-name="_37_2">a</text:span><text:span text:style-name="_31_11">w</text:span><text:span text:style-name="_32_19">a</text:span><text:span text:style-name="_37_2">k</text:span><text:span text:style-name="_39_6">e</text:span><text:span text:style-name="_32_10">n</text:span><text:span text:style-name="_32_7">e</text:span><text:span text:style-name="_39_8">s</text:span><text:span text:style-name="_31_73">s</text:span><text:span text:style-name="_31_"> </text:span><text:span text:style-name="_31_19">t</text:span><text:span text:style-name="_31_77">h</text:span><text:span text:style-name="_36_6">a</text:span><text:span text:style-name="_31_44">t</text:span><text:span text:style-name="_31_51"> </text:span><text:span text:style-name="_36_8">y</text:span><text:span text:style-name="_31_44">o</text:span><text:span text:style-name="_32_06">u</text:span><text:span text:style-name="_31_"> </text:span><text:span text:style-name="_39_5">e</text:span><text:span text:style-name="_31_71">v</text:span><text:span text:style-name="_36_9">e</text:span><text:span text:style-name="_31_20">r</text:span><text:span text:style-name="_31_51"> </text:span><text:span text:style-name="_37_4">e</text:span><text:span text:style-name="_31_25">x</text:span><text:span text:style-name="_32_03">p</text:span><text:span text:style-name="_33_9">e</text:span><text:span text:style-name="_31_43">r</text:span><text:span text:style-name="_32_19">i</text:span><text:span text:style-name="_35_1">e</text:span><text:span text:style-name="_31_14">n</text:span><text:span text:style-name="_32_15">c</text:span><text:span text:style-name="_32_0">e</text:span><text:span text:style-name="_31_47">d</text:span><text:span text:style-name="_31_51"> </text:span><text:span text:style-name="_37_1">i</text:span><text:span text:style-name="_31_04">n</text:span><text:span text:style-name="_31_51"> </text:span><text:span text:style-name="_34_4">y</text:span><text:span text:style-name="_31_40">o</text:span><text:span text:style-name="_31_94">u</text:span><text:span text:style-name="_35_9">r</text:span><text:span text:style-name="_37_6"> </text:span><text:span text:style-name="_32_10">l</text:span><text:span text:style-name="_33_8">i</text:span><text:span text:style-name="_31_32">f</text:span><text:span text:style-name="_32_04">e</text:span><text:span text:style-name="_34_2">.</text:span><text:span text:style-name="_37_6"> </text:span><text:span text:style-name="_31_86">A</text:span><text:span text:style-name="_31_"> </text:span><text:span text:style-name="_31_28">s</text:span><text:span text:style-name="_31_76">t</text:span><text:span text:style-name="_37_2">r</text:span><text:span text:style-name="_31_43">a</text:span><text:span text:style-name="_32_22">n</text:span><text:span text:style-name="_35_3">g</text:span><text:span text:style-name="_31_35">e</text:span><text:span text:style-name="_31_86">r</text:span><text:span text:style-name="_31_"> </text:span><text:span text:style-name="_31_04">d</text:span><text:span text:style-name="_32_16">i</text:span><text:span text:style-name="_36_0">e</text:span><text:span text:style-name="_31_40">d</text:span><text:span text:style-name="_31_51"> </text:span><text:span text:style-name="_35_6">o</text:span><text:span text:style-name="_31_11">n</text:span><text:span text:style-name="_31_51"> </text:span><text:span text:style-name="_32_4">o</text:span><text:span text:style-name="_39_9">u</text:span><text:span text:style-name="_31_74">r</text:span><text:span text:style-name="_31_"> </text:span><text:span text:style-name="_31_44">h</text:span><text:span text:style-name="_31_92">a</text:span><text:span text:style-name="_36_9">n</text:span><text:span text:style-name="_39_9">d</text:span><text:span text:style-name="_32_04">s</text:span><text:span text:style-name="_31_"> </text:span><text:span text:style-name="_31_25">o</text:span><text:span text:style-name="_32_07">n</text:span><text:span text:style-name="_32_9">e</text:span><text:span text:style-name="_37_6"> </text:span><text:span text:style-name="_31_73">t</text:span><text:span text:style-name="_35_0">i</text:span><text:span text:style-name="_31_44">m</text:span><text:span text:style-name="_32_07">e</text:span><text:span text:style-name="_35_4">,</text:span><text:span text:style-name="_37_6"> </text:span><text:span text:style-name="_32_10">a</text:span><text:span text:style-name="_34_4">i</text:span><text:span text:style-name="_39_9">d</text:span><text:span text:style-name="_31_51"> </text:span><text:span text:style-name="_33_8">w</text:span><text:span text:style-name="_31_31">e</text:span><text:span text:style-name="_31_51"> </text:span><text:span text:style-name="_32_4">v</text:span><text:span text:style-name="_31_13">a</text:span><text:span text:style-name="_32_10">c</text:span><text:span text:style-name="_33_6">a</text:span><text:span text:style-name="_31_01">t</text:span><text:span text:style-name="_32_16">e</text:span><text:span text:style-name="_35_7">d</text:span><text:span text:style-name="_37_6"> </text:span><text:span text:style-name="_32_09">a</text:span><text:span text:style-name="_36_0">n</text:span><text:span text:style-name="_31_14">d</text:span><text:span text:style-name="_31_51"> </text:span><text:span text:style-name="_32_7">l</text:span><text:span text:style-name="_31_49">e</text:span><text:span text:style-name="_32_22">f</text:span><text:span text:style-name="_35_1">t</text:span><text:span text:style-name="_37_6"> </text:span><text:span text:style-name="_31_91">h</text:span><text:span text:style-name="_34_1">i</text:span><text:span text:style-name="_31_34">m</text:span><text:span text:style-name="_31_51"> </text:span><text:span text:style-name="_35_0">i</text:span><text:span text:style-name="_31_49">n</text:span><text:span text:style-name="_31_51"> </text:span><text:span text:style-name="_36_5">o</text:span><text:span text:style-name="_31_43">u</text:span><text:span text:style-name="_31_71">r</text:span><text:span text:style-name="_31_"> </text:span><text:span text:style-name="_31_16">r</text:span><text:span text:style-name="_32_03">o</text:span><text:span text:style-name="_35_1">o</text:span><text:span text:style-name="_31_26">m</text:span><text:span text:style-name="_31_51"> </text:span><text:span text:style-name="_37_4">o</text:span><text:span text:style-name="_31_26">v</text:span><text:span text:style-name="_32_16">e</text:span><text:span text:style-name="_36_8">r</text:span><text:span text:style-name="_31_05">n</text:span><text:span text:style-name="_32_04">i</text:span><text:span text:style-name="_33_5">g</text:span><text:span text:style-name="_39_6">h</text:span><text:span text:style-name="_31_74">t</text:span><text:span text:style-name="_35_9">.</text:span><text:span text:style-name="_37_6"> </text:span><text:span text:style-name="_31_76">D</text:span><text:span text:style-name="_32_6">i</text:span><text:span text:style-name="_31_02">d</text:span><text:span text:style-name="_31_51"> </text:span><text:span text:style-name="_32_7">t</text:span><text:span text:style-name="_31_17">h</text:span><text:span text:style-name="_32_22">a</text:span><text:span text:style-name="_32_0">t</text:span><text:span text:style-name="_37_6"> </text:span><text:span text:style-name="_32_21">s</text:span><text:span text:style-name="_33_5">t</text:span><text:span text:style-name="_31_31">r</text:span><text:span text:style-name="_32_01">a</text:span><text:span text:style-name="_34_2">n</text:span><text:span text:style-name="_31_16">g</text:span><text:span text:style-name="_31_89">e</text:span><text:span text:style-name="_35_9">r</text:span><text:span text:style-name="_37_6"> </text:span><text:span text:style-name="_32_19">w</text:span><text:span text:style-name="_32_4">a</text:span><text:span text:style-name="_31_43">i</text:span><text:span text:style-name="_32_22">t</text:span><text:span text:style-name="_31_"> </text:span><text:span text:style-name="_39_5">f</text:span><text:span text:style-name="_32_01">o</text:span><text:span text:style-name="_33_0">r</text:span><text:span text:style-name="_37_6"> </text:span><text:span text:style-name="_31_91">t</text:span><text:span text:style-name="_32_3">h</text:span><text:span text:style-name="_31_17">e</text:span><text:span text:style-name="_31_51"> </text:span><text:span text:style-name="_37_2">g</text:span><text:span text:style-name="_31_46">e</text:span><text:span text:style-name="_32_00">n</text:span><text:span text:style-name="_35_3">e</text:span><text:span text:style-name="_31_16">r</text:span><text:span text:style-name="_32_09">a</text:span><text:span text:style-name="_33_5">l</text:span><text:span text:style-name="_37_6"> </text:span><text:span text:style-name="_32_10">j</text:span><text:span text:style-name="_32_4">u</text:span><text:span text:style-name="_31_25">d</text:span><text:span text:style-name="_31_74">g</text:span><text:span text:style-name="_36_8">m</text:span><text:span text:style-name="_31_28">e</text:span><text:span text:style-name="_31_89">n</text:span><text:span text:style-name="_35_4">t</text:span><text:span text:style-name="_31_14">?</text:span><text:span text:style-name="_31_51"> </text:span><text:span text:style-name="_35_6">N</text:span><text:span text:style-name="_31_43">o</text:span><text:span text:style-name="_31_77">,</text:span><text:span text:style-name="_31_"> </text:span><text:span text:style-name="_31_13">s</text:span><text:span text:style-name="_31_95">i</text:span><text:span text:style-name="_35_9">r</text:span><text:span text:style-name="_31_28">;</text:span><text:span text:style-name="_31_51"> </text:span><text:span text:style-name="_32_1">h</text:span><text:span text:style-name="_31_16">e</text:span><text:span text:style-name="_31_51"> </text:span><text:span text:style-name="_32_7">g</text:span><text:span text:style-name="_31_46">o</text:span><text:span text:style-name="_32_01">t</text:span><text:span text:style-name="_31_"> </text:span><text:span text:style-name="_31_14">u</text:span><text:span text:style-name="_32_19">p</text:span><text:span text:style-name="_31_"> </text:span><text:span text:style-name="_31_41">a</text:span><text:span text:style-name="_32_04">t</text:span><text:span text:style-name="_31_"> </text:span><text:span text:style-name="_31_49">f</text:span><text:span text:style-name="_32_07">i</text:span><text:span text:style-name="_37_1">v</text:span><text:span text:style-name="_31_20">e</text:span><text:span text:style-name="_31_51"> </text:span><text:span text:style-name="_34_4">t</text:span><text:span text:style-name="_31_35">h</text:span><text:span text:style-name="_32_21">e</text:span><text:span text:style-name="_31_"> </text:span><text:span text:style-name="_31_31">n</text:span><text:span text:style-name="_32_04">e</text:span><text:span text:style-name="_33_8">x</text:span><text:span text:style-name="_31_14">t</text:span><text:span text:style-name="_31_51"> </text:span><text:span text:style-name="_36_6">m</text:span><text:span text:style-name="_31_04">o</text:span><text:span text:style-name="_32_22">r</text:span><text:span text:style-name="_35_0">n</text:span><text:span text:style-name="_31_35">i</text:span><text:span text:style-name="_31_74">n</text:span><text:span text:style-name="_37_2">g</text:span><text:span text:style-name="_37_6"> </text:span><text:span text:style-name="_32_21">i</text:span><text:span text:style-name="_36_0">n</text:span><text:span text:style-name="_37_6"> </text:span><text:span text:style-name="_31_79">t</text:span><text:span text:style-name="_37_5">h</text:span><text:span text:style-name="_31_16">e</text:span><text:span text:style-name="_31_51"> </text:span><text:span text:style-name="_37_5">m</text:span><text:span text:style-name="_31_31">o</text:span><text:span text:style-name="_31_94">s</text:span><text:span text:style-name="_36_0">t</text:span><text:span text:style-name="_37_6"> </text:span><text:span text:style-name="_32_04">p</text:span><text:span text:style-name="_34_4">r</text:span><text:span text:style-name="_31_01">o</text:span><text:span text:style-name="_31_80">m</text:span><text:span text:style-name="_36_8">p</text:span><text:span text:style-name="_31_50">t</text:span><text:span text:style-name="_31_51"> </text:span><text:span text:style-name="_35_9">a</text:span><text:span text:style-name="_39_8">n</text:span><text:span text:style-name="_32_09">d</text:span><text:span text:style-name="_31_"> </text:span><text:span text:style-name="_39_8">u</text:span><text:span text:style-name="_31_80">n</text:span><text:span text:style-name="_36_8">o</text:span><text:span text:style-name="_31_20">s</text:span><text:span text:style-name="_31_76">t</text:span><text:span text:style-name="_37_5">e</text:span><text:span text:style-name="_39_9">n</text:span><text:span text:style-name="_32_16">t</text:span><text:span text:style-name="_35_4">a</text:span><text:span text:style-name="_31_43">t</text:span><text:span text:style-name="_31_76">i</text:span><text:span text:style-name="_33_5">o</text:span><text:span text:style-name="_31_20">u</text:span><text:span text:style-name="_31_94">s</text:span><text:span text:style-name="_31_"> </text:span><text:span text:style-name="_31_32">w</text:span><text:span text:style-name="_31_71">a</text:span><text:span text:style-name="_35_6">y</text:span><text:span text:style-name="_31_40">.</text:span><text:span text:style-name="_31_51"> </text:span><text:span text:style-name="_36_6">I</text:span><text:span text:style-name="_37_6"> </text:span><text:span text:style-name="_31_94">k</text:span><text:span text:style-name="_37_2">n</text:span><text:span text:style-name="_39_9">e</text:span><text:span text:style-name="_32_25">w</text:span><text:span text:style-name="_31_"> </text:span><text:span text:style-name="_31_49">h</text:span><text:span text:style-name="_31_95">e</text:span><text:span text:style-name="_31_"> </text:span><text:span text:style-name="_31_43">w</text:span><text:span text:style-name="_32_24">o</text:span><text:span text:style-name="_35_9">u</text:span><text:span text:style-name="_31_34">l</text:span><text:span text:style-name="_32_01">d</text:span><text:span text:style-name="_36_9">;</text:span><text:span text:style-name="_37_6"> </text:span><text:span text:style-name="_31_86">I</text:span><text:span text:style-name="_31_"> </text:span><text:span text:style-name="_31_10">k</text:span><text:span text:style-name="_32_18">n</text:span><text:span text:style-name="_33_0">e</text:span><text:span text:style-name="_31_14">w</text:span><text:span text:style-name="_31_51"> </text:span><text:span text:style-name="_32_9">i</text:span><text:span text:style-name="_31_10">t</text:span><text:span text:style-name="_31_51"> </text:span><text:span text:style-name="_36_6">m</text:span><text:span text:style-name="_39_8">i</text:span><text:span text:style-name="_32_22">g</text:span><text:span text:style-name="_37_2">h</text:span><text:span text:style-name="_31_25">t</text:span><text:span text:style-name="_31_86">y</text:span><text:span text:style-name="_31_"> </text:span><text:span text:style-name="_31_14">w</text:span><text:span text:style-name="_31_74">e</text:span><text:span text:style-name="_37_2">l</text:span><text:span text:style-name="_31_28">l</text:span><text:span text:style-name="_31_80">.</text:span><text:span text:style-name="_31_"> </text:span><text:span text:style-name="_31_17">H</text:span><text:span text:style-name="_31_80">e</text:span><text:span text:style-name="_31_"> </text:span><text:span text:style-name="_31_05">c</text:span><text:span text:style-name="_32_03">o</text:span><text:span text:style-name="_36_8">l</text:span><text:span text:style-name="_31_01">l</text:span><text:span text:style-name="_31_91">e</text:span><text:span text:style-name="_36_8">c</text:span><text:span text:style-name="_31_31">t</text:span><text:span text:style-name="_32_24">e</text:span><text:span text:style-name="_33_5">d</text:span><text:span text:style-name="_37_6"> </text:span><text:span text:style-name="_32_09">h</text:span><text:span text:style-name="_37_2">i</text:span><text:span text:style-name="_31_41">s</text:span><text:span text:style-name="_31_51"> </text:span><text:span text:style-name="_35_9">l</text:span><text:span text:style-name="_31_25">i</text:span><text:span text:style-name="_31_85">f</text:span><text:span text:style-name="_36_5">e</text:span>-<text:span text:style-name="_32_15">i</text:span><text:span text:style-name="_35_1">n</text:span><text:span text:style-name="_31_46">s</text:span><text:span text:style-name="_31_94">u</text:span><text:span text:style-name="_34_5">r</text:span><text:span text:style-name="_31_10">a</text:span><text:span text:style-name="_31_94">n</text:span><text:span text:style-name="_33_9">c</text:span><text:span text:style-name="_39_9">e</text:span><text:span text:style-name="_31_74">,</text:span><text:span text:style-name="_31_"> </text:span><text:span text:style-name="_31_16">a</text:span><text:span text:style-name="_31_76">n</text:span><text:span text:style-name="_33_5">d</text:span><text:span text:style-name="_37_6"> </text:span><text:span text:style-name="_31_86">l</text:span><text:span text:style-name="_37_1">i</text:span><text:span text:style-name="_31_11">v</text:span><text:span text:style-name="_31_88">e</text:span><text:span text:style-name="_35_1">d</text:span><text:span text:style-name="_37_6"> </text:span><text:span text:style-name="_31_74">h</text:span><text:span text:style-name="_32_3">a</text:span><text:span text:style-name="_31_25">p</text:span><text:span text:style-name="_32_01">p</text:span><text:span text:style-name="_32_7">y</text:span><text:span text:style-name="_37_6"> </text:span><text:span text:style-name="_31_94">e</text:span><text:span text:style-name="_33_8">v</text:span><text:span text:style-name="_31_01">e</text:span><text:span text:style-name="_31_70">r</text:span><text:span text:style-name="_31_"> </text:span><text:span text:style-name="_31_19">a</text:span><text:span text:style-name="_31_74">f</text:span><text:span text:style-name="_32_7">t</text:span><text:span text:style-name="_31_32">e</text:span><text:span text:style-name="_32_03">r</text:span><text:span text:style-name="_34_1">,</text:span><text:span text:style-name="_37_6"> </text:span><text:span text:style-name="_32_07">f</text:span><text:span text:style-name="_35_1">o</text:span><text:span text:style-name="_31_28">r</text:span><text:span text:style-name="_31_51"> </text:span><text:span text:style-name="_36_9">t</text:span><text:span text:style-name="_31_46">h</text:span><text:span text:style-name="_32_24">e</text:span><text:span text:style-name="_32_3">r</text:span><text:span text:style-name="_31_05">e</text:span><text:span text:style-name="_31_51"> </text:span><text:span text:style-name="_32_0">w</text:span><text:span text:style-name="_31_02">a</text:span><text:span text:style-name="_32_03">s</text:span><text:span text:style-name="_31_"> </text:span><text:span text:style-name="_31_13">p</text:span><text:span text:style-name="_31_76">l</text:span><text:span text:style-name="_34_1">e</text:span><text:span text:style-name="_31_26">n</text:span><text:span text:style-name="_31_74">t</text:span><text:span text:style-name="_33_9">y</text:span><text:span text:style-name="_37_6"> </text:span><text:span text:style-name="_32_25">o</text:span><text:span text:style-name="_32_9">f</text:span><text:span text:style-name="_37_6"> </text:span><text:span text:style-name="_31_79">p</text:span><text:span text:style-name="_34_5">r</text:span><text:span text:style-name="_31_01">o</text:span><text:span text:style-name="_32_04">o</text:span><text:span text:style-name="_37_1">f</text:span><text:span text:style-name="_37_6"> </text:span><text:span text:style-name="_31_88">a</text:span><text:span text:style-name="_33_6">s</text:span><text:span text:style-name="_37_6"> </text:span><text:span text:style-name="_31_79">t</text:span><text:span text:style-name="_36_6">o</text:span><text:span text:style-name="_37_6"> </text:span><text:span text:style-name="_32_21">t</text:span><text:span text:style-name="_37_5">h</text:span><text:span text:style-name="_31_31">e</text:span><text:span text:style-name="_31_51"> </text:span><text:span text:style-name="_33_6">p</text:span><text:span text:style-name="_31_40">e</text:span><text:span text:style-name="_31_80">r</text:span><text:span text:style-name="_35_7">f</text:span><text:span text:style-name="_31_29">e</text:span><text:span text:style-name="_32_18">c</text:span><text:span text:style-name="_35_1">t</text:span><text:span text:style-name="_37_6"> </text:span><text:span text:style-name="_31_73">s</text:span><text:span text:style-name="_32_9">q</text:span><text:span text:style-name="_31_40">u</text:span><text:span text:style-name="_31_92">a</text:span><text:span text:style-name="_32_0">r</text:span><text:span text:style-name="_31_25">e</text:span><text:span text:style-name="_32_18">n</text:span><text:span text:style-name="_32_3">e</text:span><text:span text:style-name="_31_25">s</text:span><text:span text:style-name="_32_01">s</text:span><text:span text:style-name="_31_"> </text:span><text:span text:style-name="_31_11">o</text:span><text:span text:style-name="_32_03">f</text:span><text:span text:style-name="_31_"> </text:span><text:span text:style-name="_31_11">h</text:span><text:span text:style-name="_31_76">i</text:span><text:span text:style-name="_34_1">s</text:span><text:span text:style-name="_37_6"> </text:span><text:span text:style-name="_32_10">d</text:span><text:span text:style-name="_36_6">e</text:span><text:span text:style-name="_31_28">a</text:span><text:span text:style-name="_32_04">t</text:span><text:span text:style-name="_33_0">h</text:span><text:span text:style-name="_31_40">.</text:span></text:p>
      <text:p text:style-name="P1"><text:span text:style-name="_35_4">"</text:span><text:span text:style-name="_31_44">W</text:span><text:span text:style-name="_31_74">e</text:span><text:span text:style-name="_36_0">l</text:span><text:span text:style-name="_31_01">l</text:span><text:span text:style-name="_32_06">,</text:span><text:span text:style-name="_31_"> </text:span><text:span text:style-name="_31_16">w</text:span><text:span text:style-name="_31_89">e</text:span><text:span text:style-name="_31_"> </text:span><text:span text:style-name="_31_47">w</text:span><text:span text:style-name="_31_95">e</text:span><text:span text:style-name="_32_4">r</text:span><text:span text:style-name="_39_8">e</text:span><text:span text:style-name="_31_51"> </text:span><text:span text:style-name="_32_1">g</text:span><text:span text:style-name="_31_28">r</text:span><text:span text:style-name="_32_04">a</text:span><text:span text:style-name="_32_9">d</text:span><text:span text:style-name="_31_41">u</text:span><text:span text:style-name="_32_10">a</text:span><text:span text:style-name="_34_1">l</text:span><text:span text:style-name="_31_40">l</text:span><text:span text:style-name="_32_06">y</text:span><text:span text:style-name="_31_"> </text:span><text:span text:style-name="_31_25">f</text:span><text:span text:style-name="_31_89">a</text:span><text:span text:style-name="_35_6">d</text:span><text:span text:style-name="_39_5">i</text:span><text:span text:style-name="_32_16">n</text:span><text:span text:style-name="_37_1">g</text:span><text:span text:style-name="_37_6"> </text:span><text:span text:style-name="_32_10">t</text:span><text:span text:style-name="_35_4">o</text:span><text:span text:style-name="_31_13">w</text:span><text:span text:style-name="_32_24">a</text:span><text:span text:style-name="_35_1">r</text:span><text:span text:style-name="_39_9">d</text:span><text:span text:style-name="_31_51"> </text:span><text:span text:style-name="_32_9">a</text:span><text:span text:style-name="_37_6"> </text:span><text:span text:style-name="_32_15">b</text:span><text:span text:style-name="_37_4">e</text:span><text:span text:style-name="_31_44">t</text:span><text:span text:style-name="_32_01">t</text:span><text:span text:style-name="_37_1">e</text:span><text:span text:style-name="_31_19">r</text:span><text:span text:style-name="_31_51"> </text:span><text:span text:style-name="_35_6">l</text:span><text:span text:style-name="_31_29">a</text:span><text:span text:style-name="_32_01">n</text:span><text:span text:style-name="_32_3">d</text:span><text:span text:style-name="_31_01">,</text:span><text:span text:style-name="_31_51"> </text:span><text:span text:style-name="_33_9">o</text:span><text:span text:style-name="_31_14">n</text:span><text:span text:style-name="_31_51"> </text:span><text:span text:style-name="_33_0">a</text:span><text:span text:style-name="_39_8">c</text:span><text:span text:style-name="_32_04">c</text:span><text:span text:style-name="_32_9">o</text:span><text:span text:style-name="_31_10">u</text:span><text:span text:style-name="_31_95">n</text:span><text:span text:style-name="_34_5">t</text:span><text:span text:style-name="_37_6"> </text:span><text:span text:style-name="_31_71">o</text:span><text:span text:style-name="_37_2">f</text:span><text:span text:style-name="_37_6"> </text:span><text:span text:style-name="_32_25">t</text:span><text:span text:style-name="_32_9">h</text:span><text:span text:style-name="_39_5">e</text:span><text:span text:style-name="_31_51"> </text:span><text:span text:style-name="_36_9">d</text:span><text:span text:style-name="_39_5">a</text:span><text:span text:style-name="_32_01">i</text:span><text:span text:style-name="_33_6">l</text:span><text:span text:style-name="_31_01">y</text:span><text:span text:style-name="_31_51"> </text:span><text:span text:style-name="_32_0">l</text:span><text:span text:style-name="_31_19">o</text:span><text:span text:style-name="_31_86">s</text:span><text:span text:style-name="_36_9">s</text:span><text:span text:style-name="_37_6"> </text:span><text:span text:style-name="_32_03">o</text:span><text:span text:style-name="_35_0">f</text:span><text:span text:style-name="_37_6"> </text:span><text:span text:style-name="_32_22">s</text:span><text:span text:style-name="_35_9">l</text:span><text:span text:style-name="_31_16">e</text:span><text:span text:style-name="_32_19">e</text:span><text:span text:style-name="_32_9">p</text:span><text:span text:style-name="_31_11">;</text:span><text:span text:style-name="_31_51"> </text:span><text:span text:style-name="_36_5">s</text:span><text:span text:style-name="_31_31">o</text:span><text:span text:style-name="_31_51"> </text:span><text:span text:style-name="_32_7">w</text:span><text:span text:style-name="_31_43">e</text:span><text:span text:style-name="_31_51"> </text:span><text:span text:style-name="_36_9">f</text:span><text:span text:style-name="_31_41">i</text:span><text:span text:style-name="_32_10">n</text:span><text:span text:style-name="_35_4">a</text:span><text:span text:style-name="_31_13">l</text:span><text:span text:style-name="_32_00">l</text:span><text:span text:style-name="_36_8">y</text:span><text:span text:style-name="_37_6"> </text:span><text:span text:style-name="_31_92">h</text:span><text:span text:style-name="_34_4">a</text:span><text:span text:style-name="_31_47">d</text:span><text:span text:style-name="_31_51"> </text:span><text:span text:style-name="_35_6">t</text:span><text:span text:style-name="_39_6">h</text:span><text:span text:style-name="_31_92">e</text:span><text:span text:style-name="_31_"> </text:span><text:span text:style-name="_31_25">e</text:span><text:span text:style-name="_32_25">x</text:span><text:span text:style-name="_34_2">p</text:span><text:span text:style-name="_31_31">e</text:span><text:span text:style-name="_32_25">r</text:span><text:span text:style-name="_34_4">t</text:span><text:span text:style-name="_37_6"> </text:span><text:span text:style-name="_31_79">u</text:span><text:span text:style-name="_36_8">p</text:span><text:span text:style-name="_37_6"> </text:span><text:span text:style-name="_32_03">a</text:span><text:span text:style-name="_35_9">g</text:span><text:span text:style-name="_31_01">a</text:span><text:span text:style-name="_32_10">i</text:span><text:span text:style-name="_34_4">n</text:span><text:span text:style-name="_31_16">,</text:span><text:span text:style-name="_31_51"> </text:span><text:span text:style-name="_33_6">a</text:span><text:span text:style-name="_31_34">n</text:span><text:span text:style-name="_31_71">d</text:span><text:span text:style-name="_31_"> </text:span><text:span text:style-name="_31_10">h</text:span><text:span text:style-name="_32_01">e</text:span><text:span text:style-name="_31_"> </text:span><text:span text:style-name="_31_14">r</text:span><text:span text:style-name="_32_21">a</text:span><text:span text:style-name="_34_4">n</text:span><text:span text:style-name="_37_6"> </text:span><text:span text:style-name="_32_22">a</text:span><text:span text:style-name="_31_"> </text:span><text:span text:style-name="_31_05">w</text:span><text:span text:style-name="_31_95">i</text:span><text:span text:style-name="_32_0">r</text:span><text:span text:style-name="_31_32">e</text:span><text:span text:style-name="_31_51"> </text:span><text:span text:style-name="_36_5">t</text:span><text:span text:style-name="_31_05">o</text:span><text:span text:style-name="_31_51"> </text:span><text:span text:style-name="_33_6">t</text:span><text:span text:style-name="_39_8">h</text:span><text:span text:style-name="_32_01">e</text:span><text:span text:style-name="_31_"> </text:span><text:span text:style-name="_31_19">o</text:span><text:span text:style-name="_31_95">u</text:span><text:span text:style-name="_36_5">t</text:span><text:span text:style-name="_31_02">s</text:span><text:span text:style-name="_32_00">i</text:span><text:span text:style-name="_34_2">d</text:span><text:span text:style-name="_31_05">e</text:span><text:span text:style-name="_31_51"> </text:span><text:span text:style-name="_36_5">o</text:span><text:span text:style-name="_31_41">f</text:span><text:span text:style-name="_31_51"> </text:span><text:span text:style-name="_33_8">t</text:span><text:span text:style-name="_31_19">h</text:span><text:span text:style-name="_31_71">e</text:span><text:span text:style-name="_31_"> </text:span><text:span text:style-name="_31_29">d</text:span><text:span text:style-name="_32_22">o</text:span><text:span text:style-name="_35_4">o</text:span><text:span text:style-name="_39_9">r</text:span><text:span text:style-name="_32_18">,</text:span><text:span text:style-name="_31_"> </text:span><text:span text:style-name="_31_16">a</text:span><text:span text:style-name="_31_77">n</text:span><text:span text:style-name="_32_4">d</text:span><text:span text:style-name="_37_6"> </text:span><text:span text:style-name="_31_89">p</text:span><text:span text:style-name="_33_6">l</text:span><text:span text:style-name="_31_16">a</text:span><text:span text:style-name="_31_77">c</text:span><text:span text:style-name="_32_3">e</text:span><text:span text:style-name="_31_34">d</text:span><text:span text:style-name="_31_51"> </text:span><text:span text:style-name="_36_9">a</text:span><text:span text:style-name="_37_6"> </text:span><text:span text:style-name="_32_15">s</text:span><text:span text:style-name="_33_6">w</text:span><text:span text:style-name="_31_44">i</text:span><text:span text:style-name="_32_16">t</text:span><text:span text:style-name="_37_2">c</text:span><text:span text:style-name="_31_26">h</text:span><text:span text:style-name="_31_51"> </text:span><text:span text:style-name="_36_6">t</text:span><text:span text:style-name="_31_28">h</text:span><text:span text:style-name="_32_01">e</text:span><text:span text:style-name="_35_9">r</text:span><text:span text:style-name="_31_43">e</text:span><text:span text:style-name="_32_21">,</text:span><text:span text:style-name="_31_"> </text:span><text:span text:style-name="_31_05">w</text:span><text:span text:style-name="_31_74">h</text:span><text:span text:style-name="_32_1">e</text:span><text:span text:style-name="_31_20">r</text:span><text:span text:style-name="_32_21">e</text:span><text:span text:style-name="_34_5">b</text:span><text:span text:style-name="_31_02">y</text:span><text:span text:style-name="_31_51"> </text:span><text:span text:style-name="_32_7">T</text:span><text:span text:style-name="_31_29">h</text:span><text:span text:style-name="_31_76">o</text:span><text:span text:style-name="_36_8">m</text:span><text:span text:style-name="_31_13">a</text:span><text:span text:style-name="_32_25">s</text:span><text:span text:style-name="_37_5">,</text:span><text:span text:style-name="_37_6"> </text:span><text:span text:style-name="_31_92">t</text:span><text:span text:style-name="_35_7">h</text:span><text:span text:style-name="_31_50">e</text:span><text:span text:style-name="_31_51"> </text:span><text:span text:style-name="_33_6">b</text:span><text:span text:style-name="_31_16">u</text:span><text:span text:style-name="_32_04">t</text:span><text:span text:style-name="_35_3">l</text:span><text:span text:style-name="_31_02">e</text:span><text:span text:style-name="_32_25">r</text:span><text:span text:style-name="_33_5">,</text:span><text:span text:style-name="_37_6"> </text:span><text:span text:style-name="_32_07">a</text:span><text:span text:style-name="_35_4">l</text:span><text:span text:style-name="_31_35">w</text:span><text:span text:style-name="_31_95">a</text:span><text:span text:style-name="_35_7">y</text:span><text:span text:style-name="_31_19">s</text:span><text:span text:style-name="_31_51"> </text:span><text:span text:style-name="_37_2">m</text:span><text:span text:style-name="_39_6">a</text:span><text:span text:style-name="_31_71">d</text:span><text:span text:style-name="_35_1">e</text:span><text:span text:style-name="_37_6"> </text:span><text:span text:style-name="_31_85">o</text:span><text:span text:style-name="_35_3">n</text:span><text:span text:style-name="_31_01">e</text:span><text:span text:style-name="_31_51"> </text:span><text:span text:style-name="_35_6">l</text:span><text:span text:style-name="_31_02">i</text:span><text:span text:style-name="_31_77">t</text:span><text:span text:style-name="_35_7">t</text:span><text:span text:style-name="_39_6">l</text:span><text:span text:style-name="_31_88">e</text:span><text:span text:style-name="_31_"> </text:span><text:span text:style-name="_39_6">m</text:span><text:span text:style-name="_31_89">i</text:span><text:span text:style-name="_35_0">s</text:span><text:span text:style-name="_31_04">t</text:span><text:span text:style-name="_32_21">a</text:span><text:span text:style-name="_37_4">k</text:span><text:span text:style-name="_31_32">e</text:span>--<text:span text:style-name="_31_50">h</text:span><text:span text:style-name="_31_70">e</text:span><text:span text:style-name="_31_"> </text:span><text:span text:style-name="_31_43">s</text:span><text:span text:style-name="_32_03">w</text:span><text:span text:style-name="_32_7">i</text:span><text:span text:style-name="_31_02">t</text:span><text:span text:style-name="_32_07">c</text:span><text:span text:style-name="_36_9">h</text:span><text:span text:style-name="_31_16">e</text:span><text:span text:style-name="_31_73">d</text:span><text:span text:style-name="_31_"> </text:span><text:span text:style-name="_31_28">t</text:span><text:span text:style-name="_31_92">h</text:span><text:span text:style-name="_36_9">e</text:span><text:span text:style-name="_37_6"> </text:span><text:span text:style-name="_31_70">a</text:span><text:span text:style-name="_32_6">l</text:span><text:span text:style-name="_31_11">a</text:span><text:span text:style-name="_31_79">r</text:span><text:span text:style-name="_32_0">m</text:span><text:span text:style-name="_37_6"> </text:span><text:span text:style-name="_32_19">o</text:span><text:span text:style-name="_36_5">f</text:span><text:span text:style-name="_31_28">f</text:span><text:span text:style-name="_31_51"> </text:span><text:span text:style-name="_33_5">a</text:span><text:span text:style-name="_31_41">t</text:span><text:span text:style-name="_31_51"> </text:span><text:span text:style-name="_34_1">n</text:span><text:span text:style-name="_31_47">i</text:span><text:span text:style-name="_31_74">g</text:span><text:span text:style-name="_32_0">h</text:span><text:span text:style-name="_31_19">t</text:span><text:span text:style-name="_31_51"> </text:span><text:span text:style-name="_36_0">w</text:span><text:span text:style-name="_31_02">h</text:span><text:span text:style-name="_31_94">e</text:span><text:span text:style-name="_32_7">n</text:span><text:span text:style-name="_37_6"> </text:span><text:span text:style-name="_31_70">h</text:span><text:span text:style-name="_35_3">e</text:span><text:span text:style-name="_37_6"> </text:span><text:span text:style-name="_31_71">w</text:span><text:span text:style-name="_33_8">e</text:span><text:span text:style-name="_31_50">n</text:span><text:span text:style-name="_31_71">t</text:span><text:span text:style-name="_31_"> </text:span><text:span text:style-name="_31_05">t</text:span><text:span text:style-name="_31_73">o</text:span><text:span text:style-name="_31_"> </text:span><text:span text:style-name="_31_16">b</text:span><text:span text:style-name="_32_03">e</text:span><text:span text:style-name="_33_9">d</text:span><text:span text:style-name="_31_20">,</text:span><text:span text:style-name="_31_51"> </text:span><text:span text:style-name="_35_9">a</text:span><text:span text:style-name="_39_6">n</text:span><text:span text:style-name="_32_00">d</text:span><text:span text:style-name="_31_"> </text:span><text:span text:style-name="_31_19">s</text:span><text:span text:style-name="_32_00">w</text:span><text:span text:style-name="_35_7">i</text:span><text:span text:style-name="_31_05">t</text:span><text:span text:style-name="_31_79">c</text:span><text:span text:style-name="_32_1">h</text:span><text:span text:style-name="_31_40">e</text:span><text:span text:style-name="_32_22">d</text:span><text:span text:style-name="_31_"> </text:span><text:span text:style-name="_31_17">i</text:span><text:span text:style-name="_31_79">t</text:span><text:span text:style-name="_31_"> </text:span><text:span text:style-name="_31_46">o</text:span><text:span text:style-name="_31_70">n</text:span><text:span text:style-name="_31_"> </text:span><text:span text:style-name="_31_41">a</text:span><text:span text:style-name="_31_95">g</text:span><text:span text:style-name="_32_7">a</text:span><text:span text:style-name="_31_31">i</text:span><text:span text:style-name="_32_04">n</text:span><text:span text:style-name="_31_"> </text:span><text:span text:style-name="_31_44">a</text:span><text:span text:style-name="_31_94">t</text:span><text:span text:style-name="_31_"> </text:span><text:span text:style-name="_39_5">d</text:span><text:span text:style-name="_32_01">a</text:span><text:span text:style-name="_36_5">y</text:span><text:span text:style-name="_31_44">b</text:span><text:span text:style-name="_32_06">r</text:span><text:span text:style-name="_34_5">e</text:span><text:span text:style-name="_31_49">a</text:span><text:span text:style-name="_31_92">k</text:span><text:span text:style-name="_31_"> </text:span><text:span text:style-name="_31_50">i</text:span><text:span text:style-name="_32_09">n</text:span><text:span text:style-name="_31_"> </text:span><text:span text:style-name="_31_49">t</text:span><text:span text:style-name="_32_03">h</text:span><text:span text:style-name="_32_0">e</text:span><text:span text:style-name="_37_6"> </text:span><text:span text:style-name="_32_16">m</text:span><text:span text:style-name="_35_0">o</text:span><text:span text:style-name="_31_49">r</text:span><text:span text:style-name="_31_73">n</text:span><text:span text:style-name="_33_9">i</text:span><text:span text:style-name="_31_29">n</text:span><text:span text:style-name="_32_16">g</text:span><text:span text:style-name="_34_5">,</text:span><text:span text:style-name="_37_6"> </text:span><text:span text:style-name="_32_10">j</text:span><text:span text:style-name="_35_4">u</text:span><text:span text:style-name="_31_01">s</text:span><text:span text:style-name="_31_80">t</text:span><text:span text:style-name="_31_"> </text:span><text:span text:style-name="_31_32">i</text:span><text:span text:style-name="_31_85">n</text:span><text:span text:style-name="_31_"> </text:span><text:span text:style-name="_31_31">t</text:span><text:span text:style-name="_31_70">i</text:span><text:span text:style-name="_33_8">m</text:span><text:span text:style-name="_31_19">e</text:span><text:span text:style-name="_31_51"> </text:span><text:span text:style-name="_36_0">f</text:span><text:span text:style-name="_31_17">o</text:span><text:span text:style-name="_31_71">r</text:span><text:span text:style-name="_31_"> </text:span><text:span text:style-name="_31_32">t</text:span><text:span text:style-name="_32_25">h</text:span><text:span text:style-name="_34_2">e</text:span><text:span text:style-name="_37_6"> </text:span><text:span text:style-name="_32_01">c</text:span><text:span text:style-name="_32_1">o</text:span><text:span text:style-name="_39_9">o</text:span><text:span text:style-name="_32_03">k</text:span><text:span text:style-name="_31_"> </text:span><text:span text:style-name="_31_32">t</text:span><text:span text:style-name="_32_18">o</text:span><text:span text:style-name="_31_"> </text:span><text:span text:style-name="_31_26">o</text:span><text:span text:style-name="_32_04">p</text:span><text:span text:style-name="_35_6">e</text:span><text:span text:style-name="_39_9">n</text:span><text:span text:style-name="_31_51"> </text:span><text:span text:style-name="_32_4">t</text:span><text:span text:style-name="_39_9">h</text:span><text:span text:style-name="_32_09">e</text:span><text:span text:style-name="_31_"> </text:span><text:span text:style-name="_31_01">k</text:span><text:span text:style-name="_31_92">i</text:span><text:span text:style-name="_35_6">t</text:span><text:span text:style-name="_39_6">c</text:span><text:span text:style-name="_32_15">h</text:span><text:span text:style-name="_33_6">e</text:span><text:span text:style-name="_31_04">n</text:span><text:span text:style-name="_31_51"> </text:span><text:span text:style-name="_32_9">d</text:span><text:span text:style-name="_31_17">o</text:span><text:span text:style-name="_32_15">o</text:span><text:span text:style-name="_33_5">r</text:span><text:span text:style-name="_31_25">,</text:span><text:span text:style-name="_31_51"> </text:span><text:span text:style-name="_33_9">a</text:span><text:span text:style-name="_31_50">n</text:span><text:span text:style-name="_31_86">d</text:span><text:span text:style-name="_31_"> </text:span><text:span text:style-name="_31_05">e</text:span><text:span text:style-name="_32_25">n</text:span><text:span text:style-name="_32_0">a</text:span><text:span text:style-name="_31_44">b</text:span><text:span text:style-name="_31_79">l</text:span><text:span text:style-name="_37_2">e</text:span><text:span text:style-name="_37_6"> </text:span><text:span text:style-name="_31_80">t</text:span><text:span text:style-name="_37_5">h</text:span><text:span text:style-name="_31_28">a</text:span><text:span text:style-name="_31_89">t</text:span><text:span text:style-name="_31_"> </text:span><text:span text:style-name="_31_10">g</text:span><text:span text:style-name="_32_19">o</text:span><text:span text:style-name="_37_4">n</text:span><text:span text:style-name="_31_49">g</text:span><text:span text:style-name="_31_51"> </text:span><text:span text:style-name="_33_9">t</text:span><text:span text:style-name="_31_35">o</text:span><text:span text:style-name="_31_51"> </text:span><text:span text:style-name="_35_7">s</text:span><text:span text:style-name="_31_05">l</text:span><text:span text:style-name="_31_89">a</text:span><text:span text:style-name="_35_7">m</text:span><text:span text:style-name="_37_6"> </text:span><text:span text:style-name="_31_88">u</text:span><text:span text:style-name="_35_0">s</text:span><text:span text:style-name="_37_6"> </text:span><text:span text:style-name="_31_86">a</text:span><text:span text:style-name="_36_6">c</text:span><text:span text:style-name="_39_6">r</text:span><text:span text:style-name="_31_76">o</text:span><text:span text:style-name="_32_0">s</text:span><text:span text:style-name="_39_5">s</text:span><text:span text:style-name="_31_51"> </text:span><text:span text:style-name="_33_8">t</text:span><text:span text:style-name="_31_20">h</text:span><text:span text:style-name="_32_03">e</text:span><text:span text:style-name="_31_"> </text:span><text:span text:style-name="_31_50">h</text:span><text:span text:style-name="_32_16">o</text:span><text:span text:style-name="_35_3">u</text:span><text:span text:style-name="_31_46">s</text:span><text:span text:style-name="_31_91">e</text:span><text:span text:style-name="_32_7">,</text:span><text:span text:style-name="_37_6"> </text:span><text:span text:style-name="_31_91">s</text:span><text:span text:style-name="_37_1">o</text:span><text:span text:style-name="_31_05">m</text:span><text:span text:style-name="_31_85">e</text:span><text:span text:style-name="_33_0">t</text:span><text:span text:style-name="_31_01">i</text:span><text:span text:style-name="_32_01">m</text:span><text:span text:style-name="_36_0">e</text:span><text:span text:style-name="_31_25">s</text:span><text:span text:style-name="_31_51"> </text:span><text:span text:style-name="_32_4">b</text:span><text:span text:style-name="_31_02">r</text:span><text:span text:style-name="_32_06">e</text:span><text:span text:style-name="_32_4">a</text:span><text:span text:style-name="_31_25">k</text:span><text:span text:style-name="_32_19">i</text:span><text:span text:style-name="_32_3">n</text:span><text:span text:style-name="_31_14">g</text:span><text:span text:style-name="_31_51"> </text:span><text:span text:style-name="_32_9">a</text:span><text:span text:style-name="_37_6"> </text:span><text:span text:style-name="_31_89">w</text:span><text:span text:style-name="_34_1">i</text:span><text:span text:style-name="_31_41">n</text:span><text:span text:style-name="_31_70">d</text:span><text:span text:style-name="_36_0">o</text:span><text:span text:style-name="_39_9">w</text:span><text:span text:style-name="_31_51"> </text:span><text:span text:style-name="_32_3">w</text:span><text:span text:style-name="_31_10">i</text:span><text:span text:style-name="_32_07">t</text:span><text:span text:style-name="_33_0">h</text:span><text:span text:style-name="_37_6"> </text:span><text:span text:style-name="_31_77">o</text:span><text:span text:style-name="_34_1">n</text:span><text:span text:style-name="_39_6">e</text:span><text:span text:style-name="_31_51"> </text:span><text:span text:style-name="_36_8">o</text:span><text:span text:style-name="_31_05">r</text:span><text:span text:style-name="_31_51"> </text:span><text:span text:style-name="_34_2">t</text:span><text:span text:style-name="_31_44">h</text:span><text:span text:style-name="_32_00">e</text:span><text:span text:style-name="_31_"> </text:span><text:span text:style-name="_31_10">o</text:span><text:span text:style-name="_31_73">t</text:span><text:span text:style-name="_32_6">h</text:span><text:span text:style-name="_31_14">e</text:span><text:span text:style-name="_32_22">r</text:span><text:span text:style-name="_31_"> </text:span><text:span text:style-name="_31_01">o</text:span><text:span text:style-name="_32_24">f</text:span><text:span text:style-name="_31_"> </text:span><text:span text:style-name="_31_29">u</text:span><text:span text:style-name="_31_92">s</text:span><text:span text:style-name="_37_4">.</text:span><text:span text:style-name="_37_6"> </text:span><text:span text:style-name="_32_09">A</text:span><text:span text:style-name="_32_0">t</text:span><text:span text:style-name="_37_6"> </text:span><text:span text:style-name="_32_00">t</text:span><text:span text:style-name="_36_6">h</text:span><text:span text:style-name="_31_26">e</text:span><text:span text:style-name="_31_51"> </text:span><text:span text:style-name="_37_2">e</text:span><text:span text:style-name="_31_10">n</text:span><text:span text:style-name="_31_92">d</text:span><text:span text:style-name="_31_"> </text:span><text:span text:style-name="_31_28">o</text:span><text:span text:style-name="_32_09">f</text:span><text:span text:style-name="_31_"> </text:span><text:span text:style-name="_31_25">a</text:span><text:span text:style-name="_31_51"> </text:span><text:span text:style-name="_33_6">w</text:span><text:span text:style-name="_31_28">e</text:span><text:span text:style-name="_31_80">e</text:span><text:span text:style-name="_35_0">k</text:span><text:span text:style-name="_37_6"> </text:span><text:span text:style-name="_32_03">w</text:span><text:span text:style-name="_37_4">e</text:span><text:span text:style-name="_37_6"> </text:span><text:span text:style-name="_31_76">r</text:span><text:span text:style-name="_32_4">e</text:span><text:span text:style-name="_31_20">c</text:span><text:span text:style-name="_31_95">o</text:span><text:span text:style-name="_33_9">g</text:span><text:span text:style-name="_31_02">n</text:span><text:span text:style-name="_31_86">i</text:span><text:span text:style-name="_34_1">z</text:span><text:span text:style-name="_31_41">e</text:span><text:span text:style-name="_32_16">d</text:span><text:span text:style-name="_31_"> </text:span><text:span text:style-name="_31_40">t</text:span><text:span text:style-name="_32_22">h</text:span><text:span text:style-name="_32_6">a</text:span><text:span text:style-name="_39_9">t</text:span><text:span text:style-name="_31_51"> </text:span><text:span text:style-name="_36_8">t</text:span><text:span text:style-name="_39_8">h</text:span><text:span text:style-name="_32_25">i</text:span><text:span text:style-name="_36_6">s</text:span><text:span text:style-name="_37_6"> </text:span><text:span text:style-name="_32_15">s</text:span><text:span text:style-name="_36_0">w</text:span><text:span text:style-name="_31_02">i</text:span><text:span text:style-name="_32_09">t</text:span><text:span text:style-name="_32_3">c</text:span><text:span text:style-name="_31_25">h</text:span><text:span text:style-name="_31_51"> </text:span><text:span text:style-name="_32_3">b</text:span><text:span text:style-name="_31_25">u</text:span><text:span text:style-name="_32_21">s</text:span><text:span text:style-name="_34_5">i</text:span><text:span text:style-name="_31_44">n</text:span><text:span text:style-name="_32_10">e</text:span><text:span text:style-name="_35_4">s</text:span><text:span text:style-name="_31_19">s</text:span><text:span text:style-name="_31_51"> </text:span><text:span text:style-name="_35_6">w</text:span><text:span text:style-name="_31_05">a</text:span><text:span text:style-name="_31_95">s</text:span><text:span text:style-name="_31_"> </text:span><text:span text:style-name="_31_02">a</text:span><text:span text:style-name="_31_51"> </text:span><text:span text:style-name="_34_5">d</text:span><text:span text:style-name="_31_34">e</text:span><text:span text:style-name="_31_88">l</text:span><text:span text:style-name="_35_4">u</text:span><text:span text:style-name="_31_02">s</text:span><text:span text:style-name="_31_70">i</text:span><text:span text:style-name="_32_1">o</text:span><text:span text:style-name="_31_25">n</text:span><text:span text:style-name="_31_51"> </text:span><text:span text:style-name="_33_9">a</text:span><text:span text:style-name="_31_26">n</text:span><text:span text:style-name="_31_70">d</text:span><text:span text:style-name="_31_"> </text:span><text:span text:style-name="_31_49">a</text:span><text:span text:style-name="_31_51"> </text:span><text:span text:style-name="_36_6">s</text:span><text:span text:style-name="_31_13">n</text:span><text:span text:style-name="_32_19">a</text:span><text:span text:style-name="_34_5">r</text:span><text:span text:style-name="_31_35">e</text:span><text:span text:style-name="_31_94">.</text:span><text:span text:style-name="_31_"> </text:span><text:span text:style-name="_31_05">W</text:span><text:span text:style-name="_31_86">e</text:span><text:span text:style-name="_31_"> </text:span><text:span text:style-name="_31_44">a</text:span><text:span text:style-name="_32_21">l</text:span><text:span text:style-name="_32_4">s</text:span><text:span text:style-name="_31_17">o</text:span><text:span text:style-name="_31_51"> </text:span><text:span text:style-name="_33_5">d</text:span><text:span text:style-name="_31_35">i</text:span><text:span text:style-name="_31_74">s</text:span><text:span text:style-name="_32_7">c</text:span><text:span text:style-name="_31_34">o</text:span><text:span text:style-name="_32_21">v</text:span><text:span text:style-name="_33_0">e</text:span><text:span text:style-name="_31_10">r</text:span><text:span text:style-name="_31_76">e</text:span><text:span text:style-name="_36_6">d</text:span><text:span text:style-name="_37_6"> </text:span><text:span text:style-name="_32_07">t</text:span><text:span text:style-name="_35_9">h</text:span><text:span text:style-name="_31_41">a</text:span><text:span text:style-name="_31_74">t</text:span><text:span text:style-name="_31_"> </text:span><text:span text:style-name="_31_40">a</text:span><text:span text:style-name="_31_51"> </text:span><text:span text:style-name="_35_0">b</text:span><text:span text:style-name="_31_02">a</text:span><text:span text:style-name="_32_16">n</text:span><text:span text:style-name="_36_9">d</text:span><text:span text:style-name="_37_6"> </text:span><text:span text:style-name="_31_95">o</text:span><text:span text:style-name="_34_1">f</text:span><text:span text:style-name="_37_6"> </text:span><text:span text:style-name="_31_79">b</text:span><text:span text:style-name="_33_0">u</text:span><text:span text:style-name="_39_5">r</text:span><text:span text:style-name="_31_89">g</text:span><text:span text:style-name="_36_6">l</text:span><text:span text:style-name="_31_26">a</text:span><text:span text:style-name="_32_16">r</text:span><text:span text:style-name="_32_7">s</text:span><text:span text:style-name="_37_6"> </text:span><text:span text:style-name="_31_79">h</text:span><text:span text:style-name="_33_5">a</text:span><text:span text:style-name="_31_49">d</text:span><text:span text:style-name="_31_51"> </text:span><text:span text:style-name="_32_0">b</text:span><text:span text:style-name="_31_44">e</text:span><text:span text:style-name="_32_01">e</text:span><text:span text:style-name="_35_4">n</text:span><text:span text:style-name="_37_6"> </text:span><text:span text:style-name="_31_70">l</text:span><text:span text:style-name="_36_5">o</text:span><text:span text:style-name="_31_46">d</text:span><text:span text:style-name="_32_21">g</text:span><text:span text:style-name="_32_6">i</text:span><text:span text:style-name="_31_25">n</text:span><text:span text:style-name="_31_94">g</text:span><text:span text:style-name="_31_"> </text:span><text:span text:style-name="_31_01">i</text:span><text:span text:style-name="_32_10">n</text:span><text:span text:style-name="_31_"> </text:span><text:span text:style-name="_31_17">t</text:span><text:span text:style-name="_31_86">h</text:span><text:span text:style-name="_32_0">e</text:span><text:span text:style-name="_37_6"> </text:span><text:span text:style-name="_32_24">h</text:span><text:span text:style-name="_37_1">o</text:span><text:span text:style-name="_31_28">u</text:span><text:span text:style-name="_32_06">s</text:span><text:span text:style-name="_36_6">e</text:span><text:span text:style-name="_37_6"> </text:span><text:span text:style-name="_32_21">t</text:span><text:span text:style-name="_35_3">h</text:span><text:span text:style-name="_31_46">e</text:span><text:span text:style-name="_31_51"> </text:span><text:span text:style-name="_33_9">w</text:span><text:span text:style-name="_31_02">h</text:span><text:span text:style-name="_32_15">o</text:span><text:span text:style-name="_33_5">l</text:span><text:span text:style-name="_31_19">e</text:span><text:span text:style-name="_31_51"> </text:span><text:span text:style-name="_32_9">t</text:span><text:span text:style-name="_31_44">i</text:span><text:span text:style-name="_32_24">m</text:span><text:span text:style-name="_35_6">e</text:span>--<text:span text:style-name="_32_1">n</text:span><text:span text:style-name="_31_44">o</text:span><text:span text:style-name="_32_24">t</text:span><text:span text:style-name="_31_"> </text:span><text:span text:style-name="_31_19">e</text:span><text:span text:style-name="_32_16">x</text:span><text:span text:style-name="_35_9">a</text:span><text:span text:style-name="_31_44">c</text:span><text:span text:style-name="_31_74">t</text:span><text:span text:style-name="_35_1">l</text:span><text:span text:style-name="_31_40">y</text:span><text:span text:style-name="_31_51"> </text:span><text:span text:style-name="_32_4">t</text:span><text:span text:style-name="_31_19">o</text:span><text:span text:style-name="_31_51"> </text:span><text:span text:style-name="_36_5">s</text:span><text:span text:style-name="_31_31">t</text:span><text:span text:style-name="_31_85">e</text:span><text:span text:style-name="_35_9">a</text:span><text:span text:style-name="_31_25">l</text:span><text:span text:style-name="_32_16">,</text:span><text:span text:style-name="_31_"> </text:span><text:span text:style-name="_31_17">f</text:span><text:span text:style-name="_31_85">o</text:span><text:span text:style-name="_33_9">r</text:span><text:span text:style-name="_37_6"> </text:span><text:span text:style-name="_32_18">t</text:span><text:span text:style-name="_33_6">h</text:span><text:span text:style-name="_39_6">e</text:span><text:span text:style-name="_32_22">r</text:span><text:span text:style-name="_35_1">e</text:span><text:span text:style-name="_37_6"> </text:span><text:span text:style-name="_32_16">w</text:span><text:span text:style-name="_32_3">a</text:span><text:span text:style-name="_31_40">s</text:span><text:span text:style-name="_32_06">n</text:span><text:span text:style-name="_36_8">'</text:span><text:span text:style-name="_31_43">t</text:span><text:span text:style-name="_31_51"> </text:span><text:span text:style-name="_37_5">m</text:span><text:span text:style-name="_39_8">u</text:span><text:span text:style-name="_32_16">c</text:span><text:span text:style-name="_37_1">h</text:span><text:span text:style-name="_37_6"> </text:span><text:span text:style-name="_32_25">l</text:span><text:span text:style-name="_35_9">e</text:span><text:span text:style-name="_31_11">f</text:span><text:span text:style-name="_31_71">t</text:span><text:span text:style-name="_31_"> </text:span><text:span text:style-name="_31_29">n</text:span><text:span text:style-name="_32_07">o</text:span><text:span text:style-name="_37_5">w</text:span><text:span text:style-name="_31_19">,</text:span><text:span text:style-name="_31_51"> </text:span><text:span text:style-name="_32_1">b</text:span><text:span text:style-name="_31_11">u</text:span><text:span text:style-name="_31_91">t</text:span><text:span text:style-name="_31_"> </text:span><text:span text:style-name="_31_32">t</text:span><text:span text:style-name="_32_07">o</text:span><text:span text:style-name="_31_"> </text:span><text:span text:style-name="_39_6">h</text:span><text:span text:style-name="_32_21">i</text:span><text:span text:style-name="_34_4">d</text:span><text:span text:style-name="_31_14">e</text:span><text:span text:style-name="_31_51"> </text:span><text:span text:style-name="_34_5">f</text:span><text:span text:style-name="_31_50">r</text:span><text:span text:style-name="_31_92">o</text:span><text:span text:style-name="_35_3">m</text:span><text:span text:style-name="_37_6"> </text:span><text:span text:style-name="_32_03">t</text:span><text:span text:style-name="_36_6">h</text:span><text:span text:style-name="_31_01">e</text:span><text:span text:style-name="_31_51"> </text:span><text:span text:style-name="_32_0">p</text:span><text:span text:style-name="_39_8">o</text:span><text:span text:style-name="_31_70">l</text:span><text:span text:style-name="_37_2">i</text:span><text:span text:style-name="_31_25">c</text:span><text:span text:style-name="_31_74">e</text:span><text:span text:style-name="_32_3">,</text:span><text:span text:style-name="_37_6"> </text:span><text:span text:style-name="_32_03">f</text:span><text:span text:style-name="_34_5">o</text:span><text:span text:style-name="_39_6">r</text:span><text:span text:style-name="_31_51"> </text:span><text:span text:style-name="_35_7">t</text:span><text:span text:style-name="_31_43">h</text:span><text:span text:style-name="_32_01">e</text:span><text:span text:style-name="_33_9">y</text:span><text:span text:style-name="_37_6"> </text:span><text:span text:style-name="_32_01">w</text:span><text:span text:style-name="_33_8">e</text:span><text:span text:style-name="_31_02">r</text:span><text:span text:style-name="_31_73">e</text:span><text:span text:style-name="_31_"> </text:span><text:span text:style-name="_31_47">h</text:span><text:span text:style-name="_31_86">o</text:span><text:span text:style-name="_32_7">t</text:span><text:span text:style-name="_37_6"> </text:span><text:span text:style-name="_31_94">p</text:span><text:span text:style-name="_37_2">r</text:span><text:span text:style-name="_31_10">e</text:span><text:span text:style-name="_32_25">s</text:span><text:span text:style-name="_35_4">s</text:span><text:span text:style-name="_31_41">e</text:span><text:span text:style-name="_31_94">d</text:span><text:span text:style-name="_33_6">,</text:span><text:span text:style-name="_37_6"> </text:span><text:span text:style-name="_32_24">a</text:span><text:span text:style-name="_32_6">n</text:span><text:span text:style-name="_31_46">d</text:span><text:span text:style-name="_31_51"> </text:span><text:span text:style-name="_36_8">t</text:span><text:span text:style-name="_31_10">h</text:span><text:span text:style-name="_31_94">e</text:span><text:span text:style-name="_33_8">y</text:span><text:span text:style-name="_37_6"> </text:span><text:span text:style-name="_31_85">s</text:span><text:span text:style-name="_33_8">h</text:span><text:span text:style-name="_31_41">r</text:span><text:span text:style-name="_31_77">e</text:span><text:span text:style-name="_32_1">w</text:span><text:span text:style-name="_31_44">d</text:span><text:span text:style-name="_31_73">l</text:span><text:span text:style-name="_32_9">y</text:span><text:span text:style-name="_37_6"> </text:span><text:span text:style-name="_31_74">j</text:span><text:span text:style-name="_34_4">u</text:span><text:span text:style-name="_39_8">d</text:span><text:span text:style-name="_32_03">g</text:span><text:span text:style-name="_35_1">e</text:span><text:span text:style-name="_31_25">d</text:span><text:span text:style-name="_31_51"> </text:span><text:span text:style-name="_32_6">t</text:span><text:span text:style-name="_31_04">h</text:span><text:span text:style-name="_31_70">a</text:span><text:span text:style-name="_35_3">t</text:span><text:span text:style-name="_37_6"> </text:span><text:span text:style-name="_32_10">t</text:span><text:span text:style-name="_37_1">h</text:span><text:span text:style-name="_31_49">e</text:span><text:span text:style-name="_31_51"> </text:span><text:span text:style-name="_36_5">d</text:span><text:span text:style-name="_31_17">e</text:span><text:span text:style-name="_31_76">t</text:span><text:span text:style-name="_34_1">e</text:span><text:span text:style-name="_31_26">c</text:span><text:span text:style-name="_32_00">t</text:span><text:span text:style-name="_36_0">i</text:span><text:span text:style-name="_31_35">v</text:span><text:span text:style-name="_32_07">e</text:span><text:span text:style-name="_32_9">s</text:span><text:span text:style-name="_37_6"> </text:span><text:span text:style-name="_31_89">w</text:span><text:span text:style-name="_34_4">o</text:span><text:span text:style-name="_31_16">u</text:span><text:span text:style-name="_31_73">l</text:span><text:span text:style-name="_32_6">d</text:span><text:span text:style-name="_37_6"> </text:span><text:span text:style-name="_31_94">n</text:span><text:span text:style-name="_34_2">e</text:span><text:span text:style-name="_31_19">v</text:span><text:span text:style-name="_32_21">e</text:span><text:span text:style-name="_33_0">r</text:span><text:span text:style-name="_37_6"> </text:span><text:span text:style-name="_31_85">t</text:span><text:span text:style-name="_32_7">h</text:span><text:span text:style-name="_39_5">i</text:span><text:span text:style-name="_31_94">n</text:span><text:span text:style-name="_34_2">k</text:span><text:span text:style-name="_37_6"> </text:span><text:span text:style-name="_32_19">o</text:span><text:span text:style-name="_36_9">f</text:span><text:span text:style-name="_37_6"> </text:span><text:span text:style-name="_31_95">a</text:span><text:span text:style-name="_31_"> </text:span><text:span text:style-name="_31_44">t</text:span><text:span text:style-name="_31_80">r</text:span><text:span text:style-name="_32_4">i</text:span><text:span text:style-name="_31_14">b</text:span><text:span text:style-name="_31_71">e</text:span><text:span text:style-name="_31_"> </text:span><text:span text:style-name="_31_16">o</text:span><text:span text:style-name="_32_01">f</text:span><text:span text:style-name="_31_"> </text:span><text:span text:style-name="_31_35">b</text:span><text:span text:style-name="_31_92">u</text:span><text:span text:style-name="_37_1">r</text:span><text:span text:style-name="_31_05">g</text:span><text:span text:style-name="_32_06">l</text:span><text:span text:style-name="_34_1">a</text:span><text:span text:style-name="_31_19">r</text:span><text:span text:style-name="_31_88">s</text:span><text:span text:style-name="_31_"> </text:span><text:span text:style-name="_31_46">t</text:span><text:span text:style-name="_32_21">a</text:span><text:span text:style-name="_32_6">k</text:span><text:span text:style-name="_31_13">i</text:span><text:span text:style-name="_32_07">n</text:span><text:span text:style-name="_32_6">g</text:span><text:span text:style-name="_37_6"> </text:span><text:span text:style-name="_31_79">s</text:span><text:span text:style-name="_33_5">a</text:span><text:span text:style-name="_31_46">n</text:span><text:span text:style-name="_31_89">c</text:span><text:span text:style-name="_35_7">t</text:span><text:span text:style-name="_31_50">u</text:span><text:span text:style-name="_32_04">a</text:span><text:span text:style-name="_37_2">r</text:span><text:span text:style-name="_31_28">y</text:span><text:span text:style-name="_31_51"> </text:span><text:span text:style-name="_36_9">i</text:span><text:span text:style-name="_31_31">n</text:span><text:span text:style-name="_31_51"> </text:span><text:span text:style-name="_35_4">a</text:span><text:span text:style-name="_37_6"> </text:span><text:span text:style-name="_32_24">h</text:span><text:span text:style-name="_36_0">o</text:span><text:span text:style-name="_31_40">u</text:span><text:span text:style-name="_32_01">s</text:span><text:span text:style-name="_34_5">e</text:span><text:span text:style-name="_37_6"> </text:span><text:span text:style-name="_32_15">n</text:span><text:span text:style-name="_35_0">o</text:span><text:span text:style-name="_31_29">t</text:span><text:span text:style-name="_32_01">o</text:span><text:span text:style-name="_33_9">r</text:span><text:span text:style-name="_31_40">i</text:span><text:span text:style-name="_32_16">o</text:span><text:span text:style-name="_33_9">u</text:span><text:span text:style-name="_31_04">s</text:span><text:span text:style-name="_32_00">l</text:span><text:span text:style-name="_32_1">y</text:span><text:span text:style-name="_37_6"> </text:span><text:span text:style-name="_32_19">p</text:span><text:span text:style-name="_33_8">r</text:span><text:span text:style-name="_31_35">o</text:span><text:span text:style-name="_32_01">t</text:span><text:span text:style-name="_33_9">e</text:span><text:span text:style-name="_31_41">c</text:span><text:span text:style-name="_31_73">t</text:span><text:span text:style-name="_37_5">e</text:span><text:span text:style-name="_31_17">d</text:span><text:span text:style-name="_31_51"> </text:span><text:span text:style-name="_32_0">b</text:span><text:span text:style-name="_31_35">y</text:span><text:span text:style-name="_31_51"> </text:span><text:span text:style-name="_32_6">t</text:span><text:span text:style-name="_39_6">h</text:span><text:span text:style-name="_32_10">e</text:span><text:span text:style-name="_31_"> </text:span><text:span text:style-name="_31_14">m</text:span><text:span text:style-name="_31_71">o</text:span><text:span text:style-name="_35_0">s</text:span><text:span text:style-name="_31_20">t</text:span><text:span text:style-name="_31_51"> </text:span><text:span text:style-name="_36_0">i</text:span><text:span text:style-name="_39_6">m</text:span><text:span text:style-name="_31_85">p</text:span><text:span text:style-name="_37_4">o</text:span><text:span text:style-name="_31_34">s</text:span><text:span text:style-name="_32_04">i</text:span><text:span text:style-name="_36_8">n</text:span><text:span text:style-name="_31_16">g</text:span><text:span text:style-name="_31_51"> </text:span><text:span text:style-name="_35_4">a</text:span><text:span text:style-name="_31_49">n</text:span><text:span text:style-name="_31_76">d</text:span><text:span text:style-name="_31_"> </text:span><text:span text:style-name="_31_11">e</text:span><text:span text:style-name="_31_74">l</text:span><text:span text:style-name="_36_0">a</text:span><text:span text:style-name="_31_35">b</text:span><text:span text:style-name="_31_95">o</text:span><text:span text:style-name="_34_2">r</text:span><text:span text:style-name="_31_10">a</text:span><text:span text:style-name="_32_06">t</text:span><text:span text:style-name="_37_2">e</text:span><text:span text:style-name="_37_6"> </text:span><text:span text:style-name="_31_86">b</text:span><text:span text:style-name="_36_8">u</text:span><text:span text:style-name="_31_41">r</text:span><text:span text:style-name="_32_06">g</text:span><text:span text:style-name="_35_0">l</text:span><text:span text:style-name="_31_46">a</text:span><text:span text:style-name="_32_18">r</text:span><text:span text:style-name="_31_"> </text:span><text:span text:style-name="_39_6">a</text:span><text:span text:style-name="_31_80">l</text:span><text:span text:style-name="_33_9">a</text:span><text:span text:style-name="_31_25">r</text:span><text:span text:style-name="_32_09">m</text:span><text:span text:style-name="_31_"> </text:span><text:span text:style-name="_31_17">i</text:span><text:span text:style-name="_32_19">n</text:span><text:span text:style-name="_31_"> </text:span><text:span text:style-name="_31_34">A</text:span><text:span text:style-name="_32_06">m</text:span><text:span text:style-name="_32_3">e</text:span><text:span text:style-name="_31_43">r</text:span><text:span text:style-name="_31_86">i</text:span><text:span text:style-name="_33_6">c</text:span><text:span text:style-name="_31_41">a</text:span><text:span text:style-name="_31_73">.</text:span></text:p>
      <text:p text:style-name="P1"><text:span text:style-name="_31_10">"</text:span><text:span text:style-name="_32_06">S</text:span><text:span text:style-name="_32_3">e</text:span><text:span text:style-name="_31_44">n</text:span><text:span text:style-name="_31_88">t</text:span><text:span text:style-name="_31_"> </text:span><text:span text:style-name="_31_43">d</text:span><text:span text:style-name="_32_25">o</text:span><text:span text:style-name="_34_5">w</text:span><text:span text:style-name="_31_28">n</text:span><text:span text:style-name="_31_51"> </text:span><text:span text:style-name="_36_5">f</text:span><text:span text:style-name="_39_9">o</text:span><text:span text:style-name="_32_00">r</text:span><text:span text:style-name="_31_"> </text:span><text:span text:style-name="_31_17">t</text:span><text:span text:style-name="_31_85">h</text:span><text:span text:style-name="_35_4">e</text:span><text:span text:style-name="_37_6"> </text:span><text:span text:style-name="_32_09">e</text:span><text:span text:style-name="_32_0">x</text:span><text:span text:style-name="_39_5">p</text:span><text:span text:style-name="_31_95">e</text:span><text:span text:style-name="_33_0">r</text:span><text:span text:style-name="_31_29">t</text:span><text:span text:style-name="_31_51"> </text:span><text:span text:style-name="_32_0">a</text:span><text:span text:style-name="_31_20">g</text:span><text:span text:style-name="_31_95">a</text:span><text:span text:style-name="_37_2">i</text:span><text:span text:style-name="_31_47">n</text:span><text:span text:style-name="_31_80">,</text:span><text:span text:style-name="_31_"> </text:span><text:span text:style-name="_31_44">a</text:span><text:span text:style-name="_32_00">n</text:span><text:span text:style-name="_32_1">d</text:span><text:span text:style-name="_37_6"> </text:span><text:span text:style-name="_32_01">t</text:span><text:span text:style-name="_35_0">h</text:span><text:span text:style-name="_31_28">i</text:span><text:span text:style-name="_32_01">s</text:span><text:span text:style-name="_31_"> </text:span><text:span text:style-name="_31_50">t</text:span><text:span text:style-name="_31_77">i</text:span><text:span text:style-name="_36_0">m</text:span><text:span text:style-name="_31_25">e</text:span><text:span text:style-name="_31_51"> </text:span><text:span text:style-name="_32_4">h</text:span><text:span text:style-name="_31_25">e</text:span><text:span text:style-name="_31_51"> </text:span><text:span text:style-name="_34_2">s</text:span><text:span text:style-name="_31_46">t</text:span><text:span text:style-name="_31_73">r</text:span><text:span text:style-name="_33_6">u</text:span><text:span text:style-name="_31_25">c</text:span><text:span text:style-name="_31_91">k</text:span><text:span text:style-name="_31_"> </text:span><text:span text:style-name="_31_40">a</text:span><text:span text:style-name="_31_51"> </text:span><text:span text:style-name="_35_0">m</text:span><text:span text:style-name="_31_26">o</text:span><text:span text:style-name="_31_88">s</text:span><text:span text:style-name="_32_6">t</text:span><text:span text:style-name="_37_6"> </text:span><text:span text:style-name="_32_09">d</text:span><text:span text:style-name="_37_4">a</text:span><text:span text:style-name="_31_31">z</text:span><text:span text:style-name="_31_91">z</text:span><text:span text:style-name="_34_5">l</text:span><text:span text:style-name="_31_32">i</text:span><text:span text:style-name="_31_91">n</text:span><text:span text:style-name="_35_9">g</text:span><text:span text:style-name="_37_6"> </text:span><text:span text:style-name="_32_00">i</text:span><text:span text:style-name="_34_5">d</text:span><text:span text:style-name="_31_49">e</text:span><text:span text:style-name="_31_80">a</text:span>--<text:span text:style-name="_32_22">h</text:span><text:span text:style-name="_37_5">e</text:span><text:span text:style-name="_37_6"> </text:span><text:span text:style-name="_31_73">f</text:span><text:span text:style-name="_36_6">i</text:span><text:span text:style-name="_31_10">x</text:span><text:span text:style-name="_32_24">e</text:span><text:span text:style-name="_32_1">d</text:span><text:span text:style-name="_37_6"> </text:span><text:span text:style-name="_31_70">t</text:span><text:span text:style-name="_36_6">h</text:span><text:span text:style-name="_31_02">e</text:span><text:span text:style-name="_31_51"> </text:span><text:span text:style-name="_33_5">t</text:span><text:span text:style-name="_39_8">h</text:span><text:span text:style-name="_31_92">i</text:span><text:span text:style-name="_36_9">n</text:span><text:span text:style-name="_31_50">g</text:span><text:span text:style-name="_31_51"> </text:span><text:span text:style-name="_33_0">s</text:span><text:span text:style-name="_31_17">o</text:span><text:span text:style-name="_31_51"> </text:span><text:span text:style-name="_36_5">t</text:span><text:span text:style-name="_31_01">h</text:span><text:span text:style-name="_31_95">a</text:span><text:span text:style-name="_34_1">t</text:span><text:span text:style-name="_37_6"> </text:span><text:span text:style-name="_31_80">o</text:span><text:span text:style-name="_36_6">p</text:span><text:span text:style-name="_31_47">e</text:span><text:span text:style-name="_31_71">n</text:span><text:span text:style-name="_33_9">i</text:span><text:span text:style-name="_31_13">n</text:span><text:span text:style-name="_32_00">g</text:span><text:span text:style-name="_31_"> </text:span><text:span text:style-name="_31_47">t</text:span><text:span text:style-name="_31_94">h</text:span><text:span text:style-name="_32_9">e</text:span><text:span text:style-name="_37_6"> </text:span><text:span text:style-name="_32_25">k</text:span><text:span text:style-name="_35_7">i</text:span><text:span text:style-name="_31_05">t</text:span><text:span text:style-name="_32_06">c</text:span><text:span text:style-name="_37_2">h</text:span><text:span text:style-name="_31_11">e</text:span><text:span text:style-name="_32_24">n</text:span><text:span text:style-name="_31_"> </text:span><text:span text:style-name="_31_25">d</text:span><text:span text:style-name="_32_22">o</text:span><text:span text:style-name="_36_8">o</text:span><text:span text:style-name="_39_8">r</text:span><text:span text:style-name="_31_51"> </text:span><text:span text:style-name="_37_4">w</text:span><text:span text:style-name="_39_8">o</text:span><text:span text:style-name="_31_88">u</text:span><text:span text:style-name="_32_9">l</text:span><text:span text:style-name="_31_17">d</text:span><text:span text:style-name="_31_51"> </text:span><text:span text:style-name="_37_4">t</text:span><text:span text:style-name="_31_40">a</text:span><text:span text:style-name="_31_85">k</text:span><text:span text:style-name="_36_6">e</text:span><text:span text:style-name="_37_6"> </text:span><text:span text:style-name="_31_76">o</text:span><text:span text:style-name="_35_9">f</text:span><text:span text:style-name="_31_10">f</text:span><text:span text:style-name="_31_51"> </text:span><text:span text:style-name="_36_9">t</text:span><text:span text:style-name="_31_13">h</text:span><text:span text:style-name="_31_95">e</text:span><text:span text:style-name="_31_"> </text:span><text:span text:style-name="_31_40">a</text:span><text:span text:style-name="_32_07">l</text:span><text:span text:style-name="_36_6">a</text:span><text:span text:style-name="_31_34">r</text:span><text:span text:style-name="_32_16">m</text:span><text:span text:style-name="_37_4">.</text:span><text:span text:style-name="_37_6"> </text:span><text:span text:style-name="_31_86">I</text:span><text:span text:style-name="_37_1">t</text:span><text:span text:style-name="_37_6"> </text:span><text:span text:style-name="_31_80">w</text:span><text:span text:style-name="_35_3">a</text:span><text:span text:style-name="_31_50">s</text:span><text:span text:style-name="_31_51"> </text:span><text:span text:style-name="_36_5">a</text:span><text:span text:style-name="_37_6"> </text:span><text:span text:style-name="_31_86">n</text:span><text:span text:style-name="_33_9">o</text:span><text:span text:style-name="_31_10">b</text:span><text:span text:style-name="_31_77">l</text:span><text:span text:style-name="_34_2">e</text:span><text:span text:style-name="_37_6"> </text:span><text:span text:style-name="_31_94">i</text:span><text:span text:style-name="_35_6">d</text:span><text:span text:style-name="_31_32">e</text:span><text:span text:style-name="_31_71">a</text:span><text:span text:style-name="_32_7">,</text:span><text:span text:style-name="_37_6"> </text:span><text:span text:style-name="_31_76">a</text:span><text:span text:style-name="_35_4">n</text:span><text:span text:style-name="_31_50">d</text:span><text:span text:style-name="_31_51"> </text:span><text:span text:style-name="_33_6">h</text:span><text:span text:style-name="_31_34">e</text:span><text:span text:style-name="_31_51"> </text:span><text:span text:style-name="_35_9">c</text:span><text:span text:style-name="_31_50">h</text:span><text:span text:style-name="_32_06">a</text:span><text:span text:style-name="_35_3">r</text:span><text:span text:style-name="_31_29">g</text:span><text:span text:style-name="_31_95">e</text:span><text:span text:style-name="_32_0">d</text:span><text:span text:style-name="_37_6"> </text:span><text:span text:style-name="_32_10">a</text:span><text:span text:style-name="_32_7">c</text:span><text:span text:style-name="_31_19">c</text:span><text:span text:style-name="_32_16">o</text:span><text:span text:style-name="_33_8">r</text:span><text:span text:style-name="_31_46">d</text:span><text:span text:style-name="_31_86">i</text:span><text:span text:style-name="_33_6">n</text:span><text:span text:style-name="_31_34">g</text:span><text:span text:style-name="_31_70">l</text:span><text:span text:style-name="_32_1">y</text:span><text:span text:style-name="_31_05">.</text:span><text:span text:style-name="_31_51"> </text:span><text:span text:style-name="_32_3">B</text:span><text:span text:style-name="_31_01">u</text:span><text:span text:style-name="_31_89">t</text:span><text:span text:style-name="_31_"> </text:span><text:span text:style-name="_31_11">y</text:span><text:span text:style-name="_32_22">o</text:span><text:span text:style-name="_32_1">u</text:span><text:span text:style-name="_37_6"> </text:span><text:span text:style-name="_31_77">a</text:span><text:span text:style-name="_34_4">l</text:span><text:span text:style-name="_31_50">r</text:span><text:span text:style-name="_31_94">e</text:span><text:span text:style-name="_35_0">a</text:span><text:span text:style-name="_31_35">d</text:span><text:span text:style-name="_32_06">y</text:span><text:span text:style-name="_31_"> </text:span><text:span text:style-name="_39_8">f</text:span><text:span text:style-name="_31_71">o</text:span><text:span text:style-name="_35_1">r</text:span><text:span text:style-name="_31_32">e</text:span><text:span text:style-name="_32_00">s</text:span><text:span text:style-name="_37_2">e</text:span><text:span text:style-name="_31_20">e</text:span><text:span text:style-name="_31_51"> </text:span><text:span text:style-name="_35_4">t</text:span><text:span text:style-name="_31_20">h</text:span><text:span text:style-name="_32_22">e</text:span><text:span text:style-name="_31_"> </text:span><text:span text:style-name="_31_50">r</text:span><text:span text:style-name="_32_15">e</text:span><text:span text:style-name="_35_9">s</text:span><text:span text:style-name="_31_46">u</text:span><text:span text:style-name="_32_21">l</text:span><text:span text:style-name="_35_9">t</text:span><text:span text:style-name="_31_32">.</text:span><text:span text:style-name="_31_51"> </text:span><text:span text:style-name="_37_1">I</text:span><text:span text:style-name="_37_6"> </text:span><text:span text:style-name="_32_00">s</text:span><text:span text:style-name="_33_0">w</text:span><text:span text:style-name="_31_47">i</text:span><text:span text:style-name="_32_16">t</text:span><text:span text:style-name="_32_9">c</text:span><text:span text:style-name="_31_43">h</text:span><text:span text:style-name="_32_25">e</text:span><text:span text:style-name="_32_7">d</text:span><text:span text:style-name="_37_6"> </text:span><text:span text:style-name="_31_76">o</text:span><text:span text:style-name="_32_4">n</text:span><text:span text:style-name="_37_6"> </text:span><text:span text:style-name="_32_03">t</text:span><text:span text:style-name="_33_9">h</text:span><text:span text:style-name="_31_02">e</text:span><text:span text:style-name="_31_51"> </text:span><text:span text:style-name="_32_4">a</text:span><text:span text:style-name="_31_44">l</text:span><text:span text:style-name="_31_77">a</text:span><text:span text:style-name="_35_7">r</text:span><text:span text:style-name="_39_6">m</text:span><text:span text:style-name="_31_51"> </text:span><text:span text:style-name="_35_0">e</text:span><text:span text:style-name="_31_10">v</text:span><text:span text:style-name="_32_06">e</text:span><text:span text:style-name="_32_0">r</text:span><text:span text:style-name="_31_04">y</text:span><text:span text:style-name="_31_51"> </text:span><text:span text:style-name="_32_0">n</text:span><text:span text:style-name="_31_35">i</text:span><text:span text:style-name="_31_76">g</text:span><text:span text:style-name="_35_6">h</text:span><text:span text:style-name="_31_19">t</text:span><text:span text:style-name="_31_51"> </text:span><text:span text:style-name="_32_6">a</text:span><text:span text:style-name="_31_05">t</text:span><text:span text:style-name="_31_51"> </text:span><text:span text:style-name="_33_9">b</text:span><text:span text:style-name="_31_13">e</text:span><text:span text:style-name="_31_70">d</text:span>-<text:span text:style-name="_37_6"> </text:span><text:span text:style-name="_31_76">t</text:span><text:span text:style-name="_32_1">i</text:span><text:span text:style-name="_31_43">m</text:span><text:span text:style-name="_31_91">e</text:span><text:span text:style-name="_33_0">,</text:span><text:span text:style-name="_37_6"> </text:span><text:span text:style-name="_32_21">n</text:span><text:span text:style-name="_35_9">o</text:span><text:span text:style-name="_37_6"> </text:span><text:span text:style-name="_31_85">l</text:span><text:span text:style-name="_32_9">o</text:span><text:span text:style-name="_39_8">n</text:span><text:span text:style-name="_31_92">g</text:span><text:span text:style-name="_34_5">e</text:span><text:span text:style-name="_31_14">r</text:span><text:span text:style-name="_31_51"> </text:span><text:span text:style-name="_35_1">t</text:span><text:span text:style-name="_31_19">r</text:span><text:span text:style-name="_31_89">u</text:span><text:span text:style-name="_32_0">s</text:span><text:span text:style-name="_31_32">t</text:span><text:span text:style-name="_32_24">i</text:span><text:span text:style-name="_37_1">n</text:span><text:span text:style-name="_31_17">g</text:span><text:span text:style-name="_31_51"> </text:span><text:span text:style-name="_33_8">o</text:span><text:span text:style-name="_31_28">n</text:span><text:span text:style-name="_31_51"> </text:span><text:span text:style-name="_36_6">T</text:span><text:span text:style-name="_31_43">h</text:span><text:span text:style-name="_31_91">o</text:span><text:span text:style-name="_33_5">m</text:span><text:span text:style-name="_31_25">a</text:span><text:span text:style-name="_31_71">s</text:span><text:span text:style-name="_36_0">'</text:span><text:span text:style-name="_31_10">s</text:span><text:span text:style-name="_31_51"> </text:span><text:span text:style-name="_33_5">f</text:span><text:span text:style-name="_39_9">r</text:span><text:span text:style-name="_32_00">a</text:span><text:span text:style-name="_32_1">i</text:span><text:span text:style-name="_31_16">l</text:span><text:span text:style-name="_31_51"> </text:span><text:span text:style-name="_37_4">m</text:span><text:span text:style-name="_31_50">e</text:span><text:span text:style-name="_31_88">m</text:span><text:span text:style-name="_35_7">o</text:span><text:span text:style-name="_39_8">r</text:span><text:span text:style-name="_31_89">y</text:span><text:span text:style-name="_37_5">;</text:span><text:span text:style-name="_37_6"> </text:span><text:span text:style-name="_32_21">a</text:span><text:span text:style-name="_32_7">n</text:span><text:span text:style-name="_31_16">d</text:span><text:span text:style-name="_31_51"> </text:span><text:span text:style-name="_32_1">a</text:span><text:span text:style-name="_31_17">s</text:span><text:span text:style-name="_31_51"> </text:span><text:span text:style-name="_37_1">s</text:span><text:span text:style-name="_31_35">o</text:span><text:span text:style-name="_31_73">o</text:span><text:span text:style-name="_35_6">n</text:span><text:span text:style-name="_37_6"> </text:span><text:span text:style-name="_32_00">a</text:span><text:span text:style-name="_34_4">s</text:span><text:span text:style-name="_37_6"> </text:span><text:span text:style-name="_31_91">t</text:span><text:span text:style-name="_37_2">h</text:span><text:span text:style-name="_39_5">e</text:span><text:span text:style-name="_31_51"> </text:span><text:span text:style-name="_33_8">l</text:span><text:span text:style-name="_31_26">i</text:span><text:span text:style-name="_32_09">g</text:span><text:span text:style-name="_35_9">h</text:span><text:span text:style-name="_31_50">t</text:span><text:span text:style-name="_31_86">s</text:span><text:span text:style-name="_31_"> </text:span><text:span text:style-name="_39_8">w</text:span><text:span text:style-name="_31_71">e</text:span><text:span text:style-name="_32_4">r</text:span><text:span text:style-name="_31_01">e</text:span><text:span text:style-name="_31_51"> </text:span><text:span text:style-name="_33_6">o</text:span><text:span text:style-name="_31_29">u</text:span><text:span text:style-name="_32_19">t</text:span><text:span text:style-name="_31_"> </text:span><text:span text:style-name="_39_5">t</text:span><text:span text:style-name="_31_95">h</text:span><text:span text:style-name="_34_1">e</text:span><text:span text:style-name="_37_6"> </text:span><text:span text:style-name="_32_24">b</text:span><text:span text:style-name="_35_6">u</text:span><text:span text:style-name="_31_25">r</text:span><text:span text:style-name="_32_00">g</text:span><text:span text:style-name="_35_6">l</text:span><text:span text:style-name="_31_49">a</text:span><text:span text:style-name="_31_91">r</text:span><text:span text:style-name="_33_0">s</text:span><text:span text:style-name="_37_6"> </text:span><text:span text:style-name="_31_89">w</text:span><text:span text:style-name="_35_7">a</text:span><text:span text:style-name="_31_49">l</text:span><text:span text:style-name="_31_71">k</text:span><text:span text:style-name="_36_6">e</text:span><text:span text:style-name="_31_43">d</text:span><text:span text:style-name="_31_51"> </text:span><text:span text:style-name="_35_0">i</text:span><text:span text:style-name="_31_02">n</text:span><text:span text:style-name="_31_51"> </text:span><text:span text:style-name="_34_1">a</text:span><text:span text:style-name="_31_49">t</text:span><text:span text:style-name="_31_51"> </text:span><text:span text:style-name="_35_0">t</text:span><text:span text:style-name="_31_31">h</text:span><text:span text:style-name="_32_06">e</text:span><text:span text:style-name="_31_"> </text:span><text:span text:style-name="_31_26">k</text:span><text:span text:style-name="_32_01">i</text:span><text:span text:style-name="_34_5">t</text:span><text:span text:style-name="_31_49">c</text:span><text:span text:style-name="_32_00">h</text:span><text:span text:style-name="_37_2">e</text:span><text:span text:style-name="_31_13">n</text:span><text:span text:style-name="_31_51"> </text:span><text:span text:style-name="_37_5">d</text:span><text:span text:style-name="_31_46">o</text:span><text:span text:style-name="_31_85">o</text:span><text:span text:style-name="_32_4">r</text:span><text:span text:style-name="_31_02">,</text:span><text:span text:style-name="_31_51"> </text:span><text:span text:style-name="_33_5">t</text:span><text:span text:style-name="_31_26">h</text:span><text:span text:style-name="_32_16">u</text:span><text:span text:style-name="_37_2">s</text:span><text:span text:style-name="_37_6"> </text:span><text:span text:style-name="_32_03">t</text:span><text:span text:style-name="_33_9">a</text:span><text:span text:style-name="_31_29">k</text:span><text:span text:style-name="_32_22">i</text:span><text:span text:style-name="_32_0">n</text:span><text:span text:style-name="_31_44">g</text:span><text:span text:style-name="_31_51"> </text:span><text:span text:style-name="_32_6">t</text:span><text:span text:style-name="_31_47">h</text:span><text:span text:style-name="_32_22">e</text:span><text:span text:style-name="_31_"> </text:span><text:span text:style-name="_31_35">a</text:span><text:span text:style-name="_32_19">l</text:span><text:span text:style-name="_36_0">a</text:span><text:span text:style-name="_31_43">r</text:span><text:span text:style-name="_31_71">m</text:span><text:span text:style-name="_31_"> </text:span><text:span text:style-name="_31_29">o</text:span><text:span text:style-name="_32_04">f</text:span><text:span text:style-name="_32_1">f</text:span><text:span text:style-name="_37_6"> </text:span><text:span text:style-name="_31_92">w</text:span><text:span text:style-name="_33_6">i</text:span><text:span text:style-name="_31_40">t</text:span><text:span text:style-name="_31_71">h</text:span><text:span text:style-name="_37_1">o</text:span><text:span text:style-name="_31_04">u</text:span><text:span text:style-name="_31_70">t</text:span><text:span text:style-name="_31_"> </text:span><text:span text:style-name="_31_49">w</text:span><text:span text:style-name="_31_88">a</text:span><text:span text:style-name="_36_9">i</text:span><text:span text:style-name="_31_11">t</text:span><text:span text:style-name="_32_22">i</text:span><text:span text:style-name="_33_8">n</text:span><text:span text:style-name="_31_01">g</text:span><text:span text:style-name="_31_51"> </text:span><text:span text:style-name="_32_1">f</text:span><text:span text:style-name="_31_44">o</text:span><text:span text:style-name="_31_71">r</text:span><text:span text:style-name="_31_"> </text:span><text:span text:style-name="_39_6">t</text:span><text:span text:style-name="_32_15">h</text:span><text:span text:style-name="_32_0">e</text:span><text:span text:style-name="_37_6"> </text:span><text:span text:style-name="_31_94">c</text:span><text:span text:style-name="_37_1">o</text:span><text:span text:style-name="_31_25">o</text:span><text:span text:style-name="_31_80">k</text:span><text:span text:style-name="_31_"> </text:span><text:span text:style-name="_31_11">t</text:span><text:span text:style-name="_31_74">o</text:span><text:span text:style-name="_31_"> </text:span><text:span text:style-name="_31_46">d</text:span><text:span text:style-name="_32_21">o</text:span><text:span text:style-name="_31_"> </text:span><text:span text:style-name="_31_50">i</text:span><text:span text:style-name="_32_18">t</text:span><text:span text:style-name="_31_"> </text:span><text:span text:style-name="_31_46">i</text:span><text:span text:style-name="_31_86">n</text:span><text:span text:style-name="_31_"> </text:span><text:span text:style-name="_39_8">t</text:span><text:span text:style-name="_32_15">h</text:span><text:span text:style-name="_34_4">e</text:span><text:span text:style-name="_37_6"> </text:span><text:span text:style-name="_32_00">m</text:span><text:span text:style-name="_34_2">o</text:span><text:span text:style-name="_31_50">r</text:span><text:span text:style-name="_32_06">n</text:span><text:span text:style-name="_34_1">i</text:span><text:span text:style-name="_31_43">n</text:span><text:span text:style-name="_31_74">g</text:span><text:span text:style-name="_36_0">.</text:span><text:span text:style-name="_37_6"> </text:span><text:span text:style-name="_32_18">Y</text:span><text:span text:style-name="_35_9">o</text:span><text:span text:style-name="_31_34">u</text:span><text:span text:style-name="_31_51"> </text:span><text:span text:style-name="_33_8">s</text:span><text:span text:style-name="_31_10">e</text:span><text:span text:style-name="_32_03">e</text:span><text:span text:style-name="_31_"> </text:span><text:span text:style-name="_31_41">h</text:span><text:span text:style-name="_32_18">o</text:span><text:span text:style-name="_37_4">w</text:span><text:span text:style-name="_37_6"> </text:span><text:span text:style-name="_31_76">a</text:span><text:span text:style-name="_32_1">g</text:span><text:span text:style-name="_31_43">g</text:span><text:span text:style-name="_32_24">r</text:span><text:span text:style-name="_33_9">a</text:span><text:span text:style-name="_39_8">v</text:span><text:span text:style-name="_32_09">a</text:span><text:span text:style-name="_35_6">t</text:span><text:span text:style-name="_31_46">i</text:span><text:span text:style-name="_31_86">n</text:span><text:span text:style-name="_33_5">g</text:span><text:span text:style-name="_31_11">l</text:span><text:span text:style-name="_31_74">y</text:span><text:span text:style-name="_31_"> </text:span><text:span text:style-name="_31_04">w</text:span><text:span text:style-name="_32_22">e</text:span><text:span text:style-name="_31_"> </text:span><text:span text:style-name="_31_29">w</text:span><text:span text:style-name="_32_03">e</text:span><text:span text:style-name="_35_4">r</text:span><text:span text:style-name="_31_44">e</text:span><text:span text:style-name="_31_51"> </text:span><text:span text:style-name="_34_4">s</text:span><text:span text:style-name="_31_28">i</text:span><text:span text:style-name="_32_07">t</text:span><text:span text:style-name="_35_9">u</text:span><text:span text:style-name="_31_14">a</text:span><text:span text:style-name="_32_19">t</text:span><text:span text:style-name="_32_7">e</text:span><text:span text:style-name="_31_50">d</text:span><text:span text:style-name="_31_76">.</text:span><text:span text:style-name="_31_"> </text:span><text:span text:style-name="_31_02">F</text:span><text:span text:style-name="_31_95">o</text:span><text:span text:style-name="_34_5">r</text:span><text:span text:style-name="_37_6"> </text:span><text:span text:style-name="_31_92">m</text:span><text:span text:style-name="_35_3">o</text:span><text:span text:style-name="_31_05">n</text:span><text:span text:style-name="_32_06">t</text:span><text:span text:style-name="_32_4">h</text:span><text:span text:style-name="_39_5">s</text:span><text:span text:style-name="_31_51"> </text:span><text:span text:style-name="_34_4">w</text:span><text:span text:style-name="_31_32">e</text:span><text:span text:style-name="_31_51"> </text:span><text:span text:style-name="_35_7">c</text:span><text:span text:style-name="_31_16">o</text:span><text:span text:style-name="_31_85">u</text:span><text:span text:style-name="_36_0">l</text:span><text:span text:style-name="_31_43">d</text:span><text:span text:style-name="_31_74">n</text:span><text:span text:style-name="_32_0">'</text:span><text:span text:style-name="_39_9">t</text:span><text:span text:style-name="_31_51"> </text:span><text:span text:style-name="_37_2">h</text:span><text:span text:style-name="_31_16">a</text:span><text:span text:style-name="_31_77">v</text:span><text:span text:style-name="_32_6">e</text:span><text:span text:style-name="_37_6"> </text:span><text:span text:style-name="_32_01">a</text:span><text:span text:style-name="_33_8">n</text:span><text:span text:style-name="_31_29">y</text:span><text:span text:style-name="_31_51"> </text:span><text:span text:style-name="_34_2">c</text:span><text:span text:style-name="_31_50">o</text:span><text:span text:style-name="_32_10">m</text:span><text:span text:style-name="_36_9">p</text:span><text:span text:style-name="_31_50">a</text:span><text:span text:style-name="_32_07">n</text:span><text:span text:style-name="_32_1">y</text:span><text:span text:style-name="_31_46">.</text:span><text:span text:style-name="_31_51"> </text:span><text:span text:style-name="_37_4">N</text:span><text:span text:style-name="_31_19">o</text:span><text:span text:style-name="_31_73">t</text:span><text:span text:style-name="_31_"> </text:span><text:span text:style-name="_31_17">a</text:span><text:span text:style-name="_31_51"> </text:span><text:span text:style-name="_33_9">s</text:span><text:span text:style-name="_31_26">p</text:span><text:span text:style-name="_31_88">a</text:span><text:span text:style-name="_37_1">r</text:span><text:span text:style-name="_39_6">e</text:span><text:span text:style-name="_31_51"> </text:span><text:span text:style-name="_37_5">b</text:span><text:span text:style-name="_31_11">e</text:span><text:span text:style-name="_32_16">d</text:span><text:span text:style-name="_31_"> </text:span><text:span text:style-name="_31_26">i</text:span><text:span text:style-name="_32_24">n</text:span><text:span text:style-name="_31_"> </text:span><text:span text:style-name="_31_25">t</text:span><text:span text:style-name="_31_77">h</text:span><text:span text:style-name="_35_0">e</text:span><text:span text:style-name="_37_6"> </text:span><text:span text:style-name="_31_92">h</text:span><text:span text:style-name="_36_0">o</text:span><text:span text:style-name="_39_6">u</text:span><text:span text:style-name="_32_10">s</text:span><text:span text:style-name="_32_6">e</text:span><text:span text:style-name="_31_35">;</text:span><text:span text:style-name="_31_51"> </text:span><text:span text:style-name="_32_0">a</text:span><text:span text:style-name="_31_26">l</text:span><text:span text:style-name="_31_76">l</text:span><text:span text:style-name="_31_"> </text:span><text:span text:style-name="_31_26">o</text:span><text:span text:style-name="_31_73">c</text:span><text:span text:style-name="_32_7">c</text:span><text:span text:style-name="_31_11">u</text:span><text:span text:style-name="_31_92">p</text:span><text:span text:style-name="_33_8">i</text:span><text:span text:style-name="_31_41">e</text:span><text:span text:style-name="_32_22">d</text:span><text:span text:style-name="_31_"> </text:span><text:span text:style-name="_31_16">b</text:span><text:span text:style-name="_31_88">y</text:span><text:span text:style-name="_31_"> </text:span><text:span text:style-name="_31_14">b</text:span><text:span text:style-name="_31_88">u</text:span><text:span text:style-name="_36_0">r</text:span><text:span text:style-name="_31_34">g</text:span><text:span text:style-name="_32_15">l</text:span><text:span text:style-name="_36_0">a</text:span><text:span text:style-name="_31_20">r</text:span><text:span text:style-name="_31_91">s</text:span><text:span text:style-name="_35_4">.</text:span></text:p>
      <text:p text:style-name="P1"><text:span text:style-name="_31_71">"</text:span><text:span text:style-name="_37_2">F</text:span><text:span text:style-name="_31_35">i</text:span><text:span text:style-name="_32_21">n</text:span><text:span text:style-name="_34_1">a</text:span><text:span text:style-name="_31_31">l</text:span><text:span text:style-name="_32_00">l</text:span><text:span text:style-name="_34_4">y</text:span><text:span text:style-name="_31_05">,</text:span><text:span text:style-name="_31_51"> </text:span><text:span text:style-name="_32_7">I</text:span><text:span text:style-name="_37_6"> </text:span><text:span text:style-name="_31_91">g</text:span><text:span text:style-name="_32_0">o</text:span><text:span text:style-name="_31_47">t</text:span><text:span text:style-name="_31_51"> </text:span><text:span text:style-name="_37_5">u</text:span><text:span text:style-name="_39_6">p</text:span><text:span text:style-name="_31_51"> </text:span><text:span text:style-name="_34_1">a</text:span><text:span text:style-name="_37_6"> </text:span><text:span text:style-name="_31_80">c</text:span><text:span text:style-name="_35_6">u</text:span><text:span text:style-name="_31_41">r</text:span><text:span text:style-name="_31_89">e</text:span><text:span text:style-name="_31_"> </text:span><text:span text:style-name="_31_44">o</text:span><text:span text:style-name="_32_22">f</text:span><text:span text:style-name="_31_"> </text:span><text:span text:style-name="_31_47">m</text:span><text:span text:style-name="_32_21">y</text:span><text:span text:style-name="_31_"> </text:span><text:span text:style-name="_39_6">o</text:span><text:span text:style-name="_31_76">w</text:span><text:span text:style-name="_35_4">n</text:span><text:span text:style-name="_31_49">.</text:span><text:span text:style-name="_31_51"> </text:span><text:span text:style-name="_34_1">T</text:span><text:span text:style-name="_31_26">h</text:span><text:span text:style-name="_31_94">e</text:span><text:span text:style-name="_31_"> </text:span><text:span text:style-name="_31_04">e</text:span><text:span text:style-name="_31_86">x</text:span><text:span text:style-name="_36_6">p</text:span><text:span text:style-name="_31_26">e</text:span><text:span text:style-name="_32_18">r</text:span><text:span text:style-name="_36_8">t</text:span><text:span text:style-name="_37_6"> </text:span><text:span text:style-name="_32_03">a</text:span><text:span text:style-name="_34_2">n</text:span><text:span text:style-name="_31_01">s</text:span><text:span text:style-name="_31_79">w</text:span><text:span text:style-name="_35_1">e</text:span><text:span text:style-name="_31_44">r</text:span><text:span text:style-name="_31_95">e</text:span><text:span text:style-name="_37_1">d</text:span><text:span text:style-name="_37_6"> </text:span><text:span text:style-name="_32_03">t</text:span><text:span text:style-name="_37_4">h</text:span><text:span text:style-name="_31_32">e</text:span><text:span text:style-name="_31_51"> </text:span><text:span text:style-name="_32_9">c</text:span><text:span text:style-name="_31_13">a</text:span><text:span text:style-name="_31_73">l</text:span><text:span text:style-name="_36_9">l</text:span><text:span text:style-name="_31_16">,</text:span><text:span text:style-name="_31_51"> </text:span><text:span text:style-name="_37_4">a</text:span><text:span text:style-name="_39_9">n</text:span><text:span text:style-name="_32_00">d</text:span><text:span text:style-name="_31_"> </text:span><text:span text:style-name="_31_13">r</text:span><text:span text:style-name="_31_77">a</text:span><text:span text:style-name="_33_6">n</text:span><text:span text:style-name="_37_6"> </text:span><text:span text:style-name="_32_06">a</text:span><text:span text:style-name="_35_3">n</text:span><text:span text:style-name="_31_02">o</text:span><text:span text:style-name="_32_19">t</text:span><text:span text:style-name="_35_7">h</text:span><text:span text:style-name="_31_20">e</text:span><text:span text:style-name="_32_25">r</text:span><text:span text:style-name="_31_"> </text:span><text:span text:style-name="_31_04">g</text:span><text:span text:style-name="_32_04">r</text:span><text:span text:style-name="_36_9">o</text:span><text:span text:style-name="_31_25">u</text:span><text:span text:style-name="_31_94">n</text:span><text:span text:style-name="_37_4">d</text:span><text:span text:style-name="_37_6"> </text:span><text:span text:style-name="_32_00">w</text:span><text:span text:style-name="_36_8">i</text:span><text:span text:style-name="_31_47">r</text:span><text:span text:style-name="_31_85">e</text:span><text:span text:style-name="_31_"> </text:span><text:span text:style-name="_39_5">t</text:span><text:span text:style-name="_32_09">o</text:span><text:span text:style-name="_31_"> </text:span><text:span text:style-name="_31_46">t</text:span><text:span text:style-name="_31_74">h</text:span><text:span text:style-name="_37_1">e</text:span><text:span text:style-name="_37_6"> </text:span><text:span text:style-name="_31_85">s</text:span><text:span text:style-name="_33_8">t</text:span><text:span text:style-name="_39_8">a</text:span><text:span text:style-name="_32_16">b</text:span><text:span text:style-name="_32_1">l</text:span><text:span text:style-name="_31_19">e</text:span><text:span text:style-name="_31_88">,</text:span><text:span text:style-name="_31_"> </text:span><text:span text:style-name="_31_04">a</text:span><text:span text:style-name="_31_86">n</text:span><text:span text:style-name="_32_7">d</text:span><text:span text:style-name="_37_6"> </text:span><text:span text:style-name="_31_94">e</text:span><text:span text:style-name="_36_0">s</text:span><text:span text:style-name="_31_32">t</text:span><text:span text:style-name="_32_10">a</text:span><text:span text:style-name="_34_4">b</text:span><text:span text:style-name="_31_25">l</text:span><text:span text:style-name="_31_92">i</text:span><text:span text:style-name="_36_6">s</text:span><text:span text:style-name="_31_14">h</text:span><text:span text:style-name="_32_22">e</text:span><text:span text:style-name="_37_5">d</text:span><text:span text:style-name="_37_6"> </text:span><text:span text:style-name="_31_74">a</text:span><text:span text:style-name="_31_"> </text:span><text:span text:style-name="_31_47">s</text:span><text:span text:style-name="_32_07">w</text:span><text:span text:style-name="_35_6">i</text:span><text:span text:style-name="_31_25">t</text:span><text:span text:style-name="_31_79">c</text:span><text:span text:style-name="_35_4">h</text:span><text:span text:style-name="_37_6"> </text:span><text:span text:style-name="_32_21">t</text:span><text:span text:style-name="_32_3">h</text:span><text:span text:style-name="_31_50">e</text:span><text:span text:style-name="_32_21">r</text:span><text:span text:style-name="_35_3">e</text:span><text:span text:style-name="_31_50">,</text:span><text:span text:style-name="_31_51"> </text:span><text:span text:style-name="_36_6">s</text:span><text:span text:style-name="_31_32">o</text:span><text:span text:style-name="_31_51"> </text:span><text:span text:style-name="_37_1">t</text:span><text:span text:style-name="_31_46">h</text:span><text:span text:style-name="_32_00">a</text:span><text:span text:style-name="_32_6">t</text:span><text:span text:style-name="_37_6"> </text:span><text:span text:style-name="_31_88">t</text:span><text:span text:style-name="_33_0">h</text:span><text:span text:style-name="_31_26">e</text:span><text:span text:style-name="_31_51"> </text:span><text:span text:style-name="_34_4">c</text:span><text:span text:style-name="_39_5">o</text:span><text:span text:style-name="_32_21">a</text:span><text:span text:style-name="_33_5">c</text:span><text:span text:style-name="_31_31">h</text:span><text:span text:style-name="_31_94">m</text:span><text:span text:style-name="_36_9">a</text:span><text:span text:style-name="_31_17">n</text:span><text:span text:style-name="_31_51"> </text:span><text:span text:style-name="_32_3">c</text:span><text:span text:style-name="_31_02">o</text:span><text:span text:style-name="_31_77">u</text:span><text:span text:style-name="_37_5">l</text:span><text:span text:style-name="_31_05">d</text:span><text:span text:style-name="_31_51"> </text:span><text:span text:style-name="_35_6">p</text:span><text:span text:style-name="_31_29">u</text:span><text:span text:style-name="_31_77">t</text:span><text:span text:style-name="_31_"> </text:span><text:span text:style-name="_31_20">o</text:span><text:span text:style-name="_31_80">n</text:span><text:span text:style-name="_31_"> </text:span><text:span text:style-name="_39_5">a</text:span><text:span text:style-name="_31_74">n</text:span><text:span text:style-name="_32_0">d</text:span><text:span text:style-name="_37_6"> </text:span><text:span text:style-name="_31_74">t</text:span><text:span text:style-name="_33_0">a</text:span><text:span text:style-name="_31_20">k</text:span><text:span text:style-name="_31_88">e</text:span><text:span text:style-name="_31_"> </text:span><text:span text:style-name="_31_35">o</text:span><text:span text:style-name="_31_70">f</text:span><text:span text:style-name="_37_2">f</text:span><text:span text:style-name="_37_6"> </text:span><text:span text:style-name="_32_07">t</text:span><text:span text:style-name="_33_9">h</text:span><text:span text:style-name="_31_20">e</text:span><text:span text:style-name="_31_51"> </text:span><text:span text:style-name="_32_4">a</text:span><text:span text:style-name="_31_01">l</text:span><text:span text:style-name="_32_25">a</text:span><text:span text:style-name="_33_8">r</text:span><text:span text:style-name="_31_49">m</text:span><text:span text:style-name="_31_92">.</text:span><text:span text:style-name="_31_"> </text:span><text:span text:style-name="_31_14">T</text:span><text:span text:style-name="_31_94">h</text:span><text:span text:style-name="_32_3">a</text:span><text:span text:style-name="_31_47">t</text:span><text:span text:style-name="_31_51"> </text:span><text:span text:style-name="_35_1">w</text:span><text:span text:style-name="_31_17">o</text:span><text:span text:style-name="_31_74">r</text:span><text:span text:style-name="_35_9">k</text:span><text:span text:style-name="_39_6">e</text:span><text:span text:style-name="_31_85">d</text:span><text:span text:style-name="_31_"> </text:span><text:span text:style-name="_31_40">f</text:span><text:span text:style-name="_31_79">i</text:span><text:span text:style-name="_32_6">r</text:span><text:span text:style-name="_31_49">s</text:span><text:span text:style-name="_31_89">t</text:span><text:span text:style-name="_31_"> </text:span><text:span text:style-name="_31_20">r</text:span><text:span text:style-name="_31_91">a</text:span><text:span text:style-name="_35_9">t</text:span><text:span text:style-name="_31_14">e</text:span><text:span text:style-name="_32_21">,</text:span><text:span text:style-name="_31_"> </text:span><text:span text:style-name="_31_35">a</text:span><text:span text:style-name="_32_09">n</text:span><text:span text:style-name="_33_8">d</text:span><text:span text:style-name="_37_6"> </text:span><text:span text:style-name="_31_71">a</text:span><text:span text:style-name="_31_"> </text:span><text:span text:style-name="_31_29">s</text:span><text:span text:style-name="_32_04">e</text:span><text:span text:style-name="_35_7">a</text:span><text:span text:style-name="_31_01">s</text:span><text:span text:style-name="_32_19">o</text:span><text:span text:style-name="_34_4">n</text:span><text:span text:style-name="_37_6"> </text:span><text:span text:style-name="_31_94">o</text:span><text:span text:style-name="_37_2">f</text:span><text:span text:style-name="_37_6"> </text:span><text:span text:style-name="_32_03">p</text:span><text:span text:style-name="_35_9">e</text:span><text:span text:style-name="_31_29">a</text:span><text:span text:style-name="_32_25">c</text:span><text:span text:style-name="_37_5">e</text:span><text:span text:style-name="_37_6"> </text:span><text:span text:style-name="_32_24">e</text:span><text:span text:style-name="_34_2">n</text:span><text:span text:style-name="_31_28">s</text:span><text:span text:style-name="_32_06">u</text:span><text:span text:style-name="_35_7">e</text:span><text:span text:style-name="_39_6">d</text:span><text:span text:style-name="_31_85">,</text:span><text:span text:style-name="_31_"> </text:span><text:span text:style-name="_31_43">d</text:span><text:span text:style-name="_32_10">u</text:span><text:span text:style-name="_33_6">r</text:span><text:span text:style-name="_31_43">i</text:span><text:span text:style-name="_31_77">n</text:span><text:span text:style-name="_36_9">g</text:span><text:span text:style-name="_37_6"> </text:span><text:span text:style-name="_32_00">w</text:span><text:span text:style-name="_35_3">h</text:span><text:span text:style-name="_39_6">i</text:span><text:span text:style-name="_32_21">c</text:span><text:span text:style-name="_32_3">h</text:span><text:span text:style-name="_37_6"> </text:span><text:span text:style-name="_31_79">w</text:span><text:span text:style-name="_33_6">e</text:span><text:span text:style-name="_37_6"> </text:span><text:span text:style-name="_32_09">g</text:span><text:span text:style-name="_35_7">o</text:span><text:span text:style-name="_31_40">t</text:span><text:span text:style-name="_31_51"> </text:span><text:span text:style-name="_32_9">t</text:span><text:span text:style-name="_31_46">o</text:span><text:span text:style-name="_31_51"> </text:span><text:span text:style-name="_37_2">i</text:span><text:span text:style-name="_31_50">n</text:span><text:span text:style-name="_32_01">v</text:span><text:span text:style-name="_36_6">i</text:span><text:span text:style-name="_31_26">t</text:span><text:span text:style-name="_31_94">i</text:span><text:span text:style-name="_35_7">n</text:span><text:span text:style-name="_31_19">g</text:span><text:span text:style-name="_31_51"> </text:span><text:span text:style-name="_33_5">c</text:span><text:span text:style-name="_31_14">o</text:span><text:span text:style-name="_31_89">m</text:span><text:span text:style-name="_36_6">p</text:span><text:span text:style-name="_31_20">a</text:span><text:span text:style-name="_31_76">n</text:span><text:span text:style-name="_35_6">y</text:span><text:span text:style-name="_37_6"> </text:span><text:span text:style-name="_32_01">o</text:span><text:span text:style-name="_35_9">n</text:span><text:span text:style-name="_31_14">c</text:span><text:span text:style-name="_32_09">e</text:span><text:span text:style-name="_31_"> </text:span><text:span text:style-name="_31_17">m</text:span><text:span text:style-name="_31_89">o</text:span><text:span text:style-name="_32_0">r</text:span><text:span text:style-name="_31_32">e</text:span><text:span text:style-name="_31_51"> </text:span><text:span text:style-name="_35_6">a</text:span><text:span text:style-name="_31_46">n</text:span><text:span text:style-name="_31_71">d</text:span><text:span text:style-name="_31_"> </text:span><text:span text:style-name="_31_02">e</text:span><text:span text:style-name="_31_77">n</text:span><text:span text:style-name="_32_9">j</text:span><text:span text:style-name="_31_14">o</text:span><text:span text:style-name="_31_76">y</text:span><text:span text:style-name="_37_2">i</text:span><text:span text:style-name="_31_25">n</text:span><text:span text:style-name="_31_71">g</text:span><text:span text:style-name="_31_"> </text:span><text:span text:style-name="_31_16">l</text:span><text:span text:style-name="_31_77">i</text:span><text:span text:style-name="_36_8">f</text:span><text:span text:style-name="_39_6">e</text:span><text:span text:style-name="_32_07">.</text:span></text:p>
      <text:p text:style-name="P1"><text:span text:style-name="_31_02">"</text:span><text:span text:style-name="_32_09">B</text:span><text:span text:style-name="_36_8">u</text:span><text:span text:style-name="_39_6">t</text:span><text:span text:style-name="_31_51"> </text:span><text:span text:style-name="_37_2">b</text:span><text:span text:style-name="_31_16">y</text:span><text:span text:style-name="_31_51"> </text:span><text:span text:style-name="_32_4">a</text:span><text:span text:style-name="_31_14">n</text:span><text:span text:style-name="_32_04">d</text:span><text:span text:style-name="_31_"> </text:span><text:span text:style-name="_31_25">b</text:span><text:span text:style-name="_32_21">y</text:span><text:span text:style-name="_31_"> </text:span><text:span text:style-name="_31_40">t</text:span><text:span text:style-name="_32_10">h</text:span><text:span text:style-name="_32_3">e</text:span><text:span text:style-name="_37_6"> </text:span><text:span text:style-name="_31_94">i</text:span><text:span text:style-name="_34_4">r</text:span><text:span text:style-name="_39_5">r</text:span><text:span text:style-name="_32_19">e</text:span><text:span text:style-name="_32_7">p</text:span><text:span text:style-name="_31_01">r</text:span><text:span text:style-name="_31_80">e</text:span><text:span text:style-name="_33_0">s</text:span><text:span text:style-name="_31_25">s</text:span><text:span text:style-name="_32_15">i</text:span><text:span text:style-name="_32_1">b</text:span><text:span text:style-name="_31_35">l</text:span><text:span text:style-name="_31_70">e</text:span><text:span text:style-name="_31_"> </text:span><text:span text:style-name="_31_31">a</text:span><text:span text:style-name="_32_25">l</text:span><text:span text:style-name="_35_4">a</text:span><text:span text:style-name="_31_04">r</text:span><text:span text:style-name="_31_94">m</text:span><text:span text:style-name="_31_"> </text:span><text:span text:style-name="_31_47">i</text:span><text:span text:style-name="_32_22">n</text:span><text:span text:style-name="_35_4">v</text:span><text:span text:style-name="_31_19">e</text:span><text:span text:style-name="_31_95">n</text:span><text:span text:style-name="_36_6">t</text:span><text:span text:style-name="_31_49">e</text:span><text:span text:style-name="_32_03">d</text:span><text:span text:style-name="_31_"> </text:span><text:span text:style-name="_39_6">a</text:span><text:span text:style-name="_31_51"> </text:span><text:span text:style-name="_37_4">n</text:span><text:span text:style-name="_31_47">e</text:span><text:span text:style-name="_31_89">w</text:span><text:span text:style-name="_31_"> </text:span><text:span text:style-name="_31_44">k</text:span><text:span text:style-name="_31_79">i</text:span><text:span text:style-name="_36_9">n</text:span><text:span text:style-name="_31_46">k</text:span><text:span text:style-name="_32_19">.</text:span><text:span text:style-name="_31_"> </text:span><text:span text:style-name="_31_17">O</text:span><text:span text:style-name="_31_70">n</text:span><text:span text:style-name="_32_0">e</text:span><text:span text:style-name="_37_6"> </text:span><text:span text:style-name="_31_85">w</text:span><text:span text:style-name="_32_9">i</text:span><text:span text:style-name="_31_02">n</text:span><text:span text:style-name="_32_24">t</text:span><text:span text:style-name="_32_7">e</text:span><text:span text:style-name="_31_17">r</text:span><text:span text:style-name="_32_15">'</text:span><text:span text:style-name="_36_6">s</text:span><text:span text:style-name="_37_6"> </text:span><text:span text:style-name="_31_80">n</text:span><text:span text:style-name="_37_5">i</text:span><text:span text:style-name="_31_34">g</text:span><text:span text:style-name="_31_73">h</text:span><text:span text:style-name="_35_1">t</text:span><text:span text:style-name="_37_6"> </text:span><text:span text:style-name="_31_70">w</text:span><text:span text:style-name="_36_9">e</text:span><text:span text:style-name="_37_6"> </text:span><text:span text:style-name="_32_10">w</text:span><text:span text:style-name="_32_9">e</text:span><text:span text:style-name="_31_16">r</text:span><text:span text:style-name="_31_80">e</text:span><text:span text:style-name="_31_"> </text:span><text:span text:style-name="_31_43">f</text:span><text:span text:style-name="_32_04">l</text:span><text:span text:style-name="_32_0">u</text:span><text:span text:style-name="_31_11">n</text:span><text:span text:style-name="_32_07">g</text:span><text:span text:style-name="_31_"> </text:span><text:span text:style-name="_31_11">o</text:span><text:span text:style-name="_31_89">u</text:span><text:span text:style-name="_36_6">t</text:span><text:span text:style-name="_37_6"> </text:span><text:span text:style-name="_31_92">o</text:span><text:span text:style-name="_32_9">f</text:span><text:span text:style-name="_37_6"> </text:span><text:span text:style-name="_32_07">b</text:span><text:span text:style-name="_37_5">e</text:span><text:span text:style-name="_39_6">d</text:span><text:span text:style-name="_31_51"> </text:span><text:span text:style-name="_33_9">b</text:span><text:span text:style-name="_31_41">y</text:span><text:span text:style-name="_31_51"> </text:span><text:span text:style-name="_35_3">t</text:span><text:span text:style-name="_31_28">h</text:span><text:span text:style-name="_32_16">e</text:span><text:span text:style-name="_31_"> </text:span><text:span text:style-name="_39_9">s</text:span><text:span text:style-name="_32_00">u</text:span><text:span text:style-name="_35_4">d</text:span><text:span text:style-name="_31_05">d</text:span><text:span text:style-name="_32_10">e</text:span><text:span text:style-name="_36_9">n</text:span><text:span text:style-name="_37_6"> </text:span><text:span text:style-name="_31_85">m</text:span><text:span text:style-name="_34_5">u</text:span><text:span text:style-name="_31_19">s</text:span><text:span text:style-name="_32_09">i</text:span><text:span text:style-name="_32_4">c</text:span><text:span text:style-name="_37_6"> </text:span><text:span text:style-name="_32_01">o</text:span><text:span text:style-name="_34_4">f</text:span><text:span text:style-name="_37_6"> </text:span><text:span text:style-name="_31_76">t</text:span><text:span text:style-name="_34_2">h</text:span><text:span text:style-name="_31_43">a</text:span><text:span text:style-name="_32_03">t</text:span><text:span text:style-name="_31_"> </text:span><text:span text:style-name="_31_17">a</text:span><text:span text:style-name="_31_86">w</text:span><text:span text:style-name="_32_6">f</text:span><text:span text:style-name="_31_35">u</text:span><text:span text:style-name="_31_85">l</text:span><text:span text:style-name="_31_"> </text:span><text:span text:style-name="_39_9">g</text:span><text:span text:style-name="_32_04">o</text:span><text:span text:style-name="_32_4">n</text:span><text:span text:style-name="_31_25">g</text:span><text:span text:style-name="_32_19">,</text:span><text:span text:style-name="_31_"> </text:span><text:span text:style-name="_31_05">a</text:span><text:span text:style-name="_31_76">n</text:span><text:span text:style-name="_32_7">d</text:span><text:span text:style-name="_37_6"> </text:span><text:span text:style-name="_32_04">w</text:span><text:span text:style-name="_33_6">h</text:span><text:span text:style-name="_31_49">e</text:span><text:span text:style-name="_32_01">n</text:span><text:span text:style-name="_31_"> </text:span><text:span text:style-name="_31_50">w</text:span><text:span text:style-name="_31_92">e</text:span><text:span text:style-name="_31_"> </text:span><text:span text:style-name="_31_16">h</text:span><text:span text:style-name="_32_24">o</text:span><text:span text:style-name="_36_8">b</text:span><text:span text:style-name="_31_41">b</text:span><text:span text:style-name="_31_80">l</text:span><text:span text:style-name="_33_9">e</text:span><text:span text:style-name="_31_10">d</text:span><text:span text:style-name="_31_51"> </text:span><text:span text:style-name="_34_1">t</text:span><text:span text:style-name="_31_32">o</text:span><text:span text:style-name="_31_51"> </text:span><text:span text:style-name="_35_0">t</text:span><text:span text:style-name="_31_02">h</text:span><text:span text:style-name="_32_01">e</text:span><text:span text:style-name="_31_"> </text:span><text:span text:style-name="_31_19">a</text:span><text:span text:style-name="_31_95">n</text:span><text:span text:style-name="_33_0">n</text:span><text:span text:style-name="_31_49">u</text:span><text:span text:style-name="_31_70">n</text:span><text:span text:style-name="_35_3">c</text:span><text:span text:style-name="_39_5">i</text:span><text:span text:style-name="_32_19">a</text:span><text:span text:style-name="_33_6">t</text:span><text:span text:style-name="_31_43">o</text:span><text:span text:style-name="_32_07">r</text:span><text:span text:style-name="_35_7">,</text:span><text:span text:style-name="_37_6"> </text:span><text:span text:style-name="_32_22">t</text:span><text:span text:style-name="_36_9">u</text:span><text:span text:style-name="_31_46">r</text:span><text:span text:style-name="_32_15">n</text:span><text:span text:style-name="_32_7">e</text:span><text:span text:style-name="_31_14">d</text:span><text:span text:style-name="_31_51"> </text:span><text:span text:style-name="_35_1">u</text:span><text:span text:style-name="_31_13">p</text:span><text:span text:style-name="_31_51"> </text:span><text:span text:style-name="_35_1">t</text:span><text:span text:style-name="_31_49">h</text:span><text:span text:style-name="_31_88">e</text:span><text:span text:style-name="_31_"> </text:span><text:span text:style-name="_39_9">g</text:span><text:span text:style-name="_31_70">a</text:span><text:span text:style-name="_34_5">s</text:span><text:span text:style-name="_31_19">,</text:span><text:span text:style-name="_31_51"> </text:span><text:span text:style-name="_35_3">a</text:span><text:span text:style-name="_31_25">n</text:span><text:span text:style-name="_32_00">d</text:span><text:span text:style-name="_31_"> </text:span><text:span text:style-name="_31_29">s</text:span><text:span text:style-name="_31_92">a</text:span><text:span text:style-name="_35_9">w</text:span><text:span text:style-name="_37_6"> </text:span><text:span text:style-name="_32_16">t</text:span><text:span text:style-name="_36_6">h</text:span><text:span text:style-name="_31_32">e</text:span><text:span text:style-name="_31_51"> </text:span><text:span text:style-name="_36_6">w</text:span><text:span text:style-name="_31_31">o</text:span><text:span text:style-name="_32_10">r</text:span><text:span text:style-name="_37_4">d</text:span><text:span text:style-name="_37_6"> </text:span><text:span text:style-name="_32_06">'</text:span><text:span text:style-name="_33_0">N</text:span><text:span text:style-name="_31_50">u</text:span><text:span text:style-name="_31_92">r</text:span><text:span text:style-name="_32_9">s</text:span><text:span text:style-name="_31_14">e</text:span><text:span text:style-name="_31_92">r</text:span><text:span text:style-name="_32_6">y</text:span><text:span text:style-name="_31_20">'</text:span><text:span text:style-name="_31_51"> </text:span><text:span text:style-name="_35_4">e</text:span><text:span text:style-name="_31_10">x</text:span><text:span text:style-name="_32_00">p</text:span><text:span text:style-name="_32_9">o</text:span><text:span text:style-name="_31_11">s</text:span><text:span text:style-name="_32_01">e</text:span><text:span text:style-name="_35_7">d</text:span><text:span text:style-name="_31_28">,</text:span><text:span text:style-name="_31_51"> </text:span><text:span text:style-name="_36_8">M</text:span><text:span text:style-name="_31_16">r</text:span><text:span text:style-name="_32_18">s</text:span><text:span text:style-name="_32_3">.</text:span><text:span text:style-name="_37_6"> </text:span><text:span text:style-name="_31_92">M</text:span><text:span text:style-name="_35_7">c</text:span><text:span text:style-name="_31_29">W</text:span><text:span text:style-name="_31_73">i</text:span><text:span text:style-name="_32_1">l</text:span><text:span text:style-name="_31_25">l</text:span><text:span text:style-name="_32_24">i</text:span><text:span text:style-name="_35_0">a</text:span><text:span text:style-name="_31_49">m</text:span><text:span text:style-name="_32_07">s</text:span><text:span text:style-name="_31_"> </text:span><text:span text:style-name="_31_26">f</text:span><text:span text:style-name="_32_25">a</text:span><text:span text:style-name="_35_4">i</text:span><text:span text:style-name="_31_31">n</text:span><text:span text:style-name="_31_74">t</text:span><text:span text:style-name="_34_5">e</text:span><text:span text:style-name="_31_49">d</text:span><text:span text:style-name="_31_51"> </text:span><text:span text:style-name="_37_2">d</text:span><text:span text:style-name="_31_44">e</text:span><text:span text:style-name="_32_18">a</text:span><text:span text:style-name="_37_2">d</text:span><text:span text:style-name="_37_6"> </text:span><text:span text:style-name="_32_15">a</text:span><text:span text:style-name="_36_9">w</text:span><text:span text:style-name="_31_17">a</text:span><text:span text:style-name="_31_94">y</text:span><text:span text:style-name="_32_4">,</text:span><text:span text:style-name="_37_6"> </text:span><text:span text:style-name="_32_10">a</text:span><text:span text:style-name="_33_6">n</text:span><text:span text:style-name="_31_02">d</text:span><text:span text:style-name="_31_51"> </text:span><text:span text:style-name="_36_5">I</text:span><text:span text:style-name="_37_6"> </text:span><text:span text:style-name="_31_73">c</text:span><text:span text:style-name="_33_9">a</text:span><text:span text:style-name="_39_9">m</text:span><text:span text:style-name="_32_07">e</text:span><text:span text:style-name="_31_"> </text:span><text:span text:style-name="_39_9">p</text:span><text:span text:style-name="_32_09">r</text:span><text:span text:style-name="_33_6">e</text:span><text:span text:style-name="_31_35">c</text:span><text:span text:style-name="_32_21">i</text:span><text:span text:style-name="_33_6">o</text:span><text:span text:style-name="_31_46">u</text:span><text:span text:style-name="_32_01">s</text:span><text:span text:style-name="_31_"> </text:span><text:span text:style-name="_31_19">n</text:span><text:span text:style-name="_32_19">e</text:span><text:span text:style-name="_35_9">a</text:span><text:span text:style-name="_31_20">r</text:span><text:span text:style-name="_31_51"> </text:span><text:span text:style-name="_36_5">d</text:span><text:span text:style-name="_31_49">o</text:span><text:span text:style-name="_32_10">i</text:span><text:span text:style-name="_32_6">n</text:span><text:span text:style-name="_31_25">g</text:span><text:span text:style-name="_31_51"> </text:span><text:span text:style-name="_35_3">t</text:span><text:span text:style-name="_31_25">h</text:span><text:span text:style-name="_32_00">e</text:span><text:span text:style-name="_31_"> </text:span><text:span text:style-name="_39_9">s</text:span><text:span text:style-name="_32_03">a</text:span><text:span text:style-name="_34_4">m</text:span><text:span text:style-name="_31_10">e</text:span><text:span text:style-name="_31_51"> </text:span><text:span text:style-name="_33_9">t</text:span><text:span text:style-name="_31_50">h</text:span><text:span text:style-name="_31_88">i</text:span><text:span text:style-name="_37_2">n</text:span><text:span text:style-name="_31_29">g</text:span><text:span text:style-name="_31_51"> </text:span><text:span text:style-name="_35_6">m</text:span><text:span text:style-name="_31_25">y</text:span><text:span text:style-name="_32_19">s</text:span><text:span text:style-name="_37_4">e</text:span><text:span text:style-name="_31_34">l</text:span><text:span text:style-name="_32_24">f</text:span><text:span text:style-name="_32_6">.</text:span><text:span text:style-name="_37_6"> </text:span><text:span text:style-name="_32_16">I</text:span><text:span text:style-name="_31_"> </text:span><text:span text:style-name="_31_35">s</text:span><text:span text:style-name="_32_18">e</text:span><text:span text:style-name="_36_0">i</text:span><text:span text:style-name="_31_02">z</text:span><text:span text:style-name="_32_09">e</text:span><text:span text:style-name="_36_6">d</text:span><text:span text:style-name="_37_6"> </text:span><text:span text:style-name="_32_22">m</text:span><text:span text:style-name="_35_0">y</text:span><text:span text:style-name="_37_6"> </text:span><text:span text:style-name="_31_77">s</text:span><text:span text:style-name="_37_5">h</text:span><text:span text:style-name="_31_13">o</text:span><text:span text:style-name="_31_80">t</text:span><text:span text:style-name="_36_8">g</text:span><text:span text:style-name="_31_26">u</text:span><text:span text:style-name="_32_07">n</text:span><text:span text:style-name="_35_6">,</text:span><text:span text:style-name="_37_6"> </text:span><text:span text:style-name="_31_71">a</text:span><text:span text:style-name="_35_1">n</text:span><text:span text:style-name="_31_29">d</text:span><text:span text:style-name="_31_51"> </text:span><text:span text:style-name="_37_1">s</text:span><text:span text:style-name="_31_25">t</text:span><text:span text:style-name="_31_88">o</text:span><text:span text:style-name="_35_3">o</text:span><text:span text:style-name="_31_50">d</text:span><text:span text:style-name="_31_51"> </text:span><text:span text:style-name="_37_5">t</text:span><text:span text:style-name="_31_43">i</text:span><text:span text:style-name="_32_04">m</text:span><text:span text:style-name="_32_9">i</text:span><text:span text:style-name="_31_10">n</text:span><text:span text:style-name="_32_24">g</text:span><text:span text:style-name="_31_"> </text:span><text:span text:style-name="_39_9">t</text:span><text:span text:style-name="_31_88">h</text:span><text:span text:style-name="_35_1">e</text:span><text:span text:style-name="_37_6"> </text:span><text:span text:style-name="_32_10">c</text:span><text:span text:style-name="_32_3">o</text:span><text:span text:style-name="_31_43">a</text:span><text:span text:style-name="_31_76">c</text:span><text:span text:style-name="_35_6">h</text:span><text:span text:style-name="_39_6">m</text:span><text:span text:style-name="_31_73">a</text:span><text:span text:style-name="_34_2">n</text:span><text:span text:style-name="_37_6"> </text:span><text:span text:style-name="_31_92">w</text:span><text:span text:style-name="_35_9">h</text:span><text:span text:style-name="_31_10">i</text:span><text:span text:style-name="_31_79">l</text:span><text:span text:style-name="_33_0">s</text:span><text:span text:style-name="_31_47">t</text:span><text:span text:style-name="_31_51"> </text:span><text:span text:style-name="_33_5">t</text:span><text:span text:style-name="_31_32">h</text:span><text:span text:style-name="_31_80">a</text:span><text:span text:style-name="_32_3">t</text:span><text:span text:style-name="_37_6"> </text:span><text:span text:style-name="_31_95">a</text:span><text:span text:style-name="_34_5">p</text:span><text:span text:style-name="_31_04">p</text:span><text:span text:style-name="_31_94">a</text:span><text:span text:style-name="_32_4">l</text:span><text:span text:style-name="_31_05">l</text:span><text:span text:style-name="_32_01">i</text:span><text:span text:style-name="_34_1">n</text:span><text:span text:style-name="_31_05">g</text:span><text:span text:style-name="_31_51"> </text:span><text:span text:style-name="_33_6">b</text:span><text:span text:style-name="_31_16">u</text:span><text:span text:style-name="_32_10">z</text:span><text:span text:style-name="_35_9">z</text:span><text:span text:style-name="_31_13">i</text:span><text:span text:style-name="_31_94">n</text:span><text:span text:style-name="_34_1">g</text:span><text:span text:style-name="_37_6"> </text:span><text:span text:style-name="_32_15">w</text:span><text:span text:style-name="_36_6">e</text:span><text:span text:style-name="_31_20">n</text:span><text:span text:style-name="_31_79">t</text:span><text:span text:style-name="_31_"> </text:span><text:span text:style-name="_31_26">o</text:span><text:span text:style-name="_32_04">n</text:span><text:span text:style-name="_37_2">.</text:span><text:span text:style-name="_37_6"> </text:span><text:span text:style-name="_31_85">I</text:span><text:span text:style-name="_31_"> </text:span><text:span text:style-name="_31_10">k</text:span><text:span text:style-name="_31_76">n</text:span><text:span text:style-name="_35_3">e</text:span><text:span text:style-name="_39_8">w</text:span><text:span text:style-name="_31_51"> </text:span><text:span text:style-name="_36_5">t</text:span><text:span text:style-name="_31_04">h</text:span><text:span text:style-name="_32_07">a</text:span><text:span text:style-name="_32_3">t</text:span><text:span text:style-name="_37_6"> </text:span><text:span text:style-name="_31_92">h</text:span><text:span text:style-name="_33_5">i</text:span><text:span text:style-name="_39_6">s</text:span><text:span text:style-name="_31_51"> </text:span><text:span text:style-name="_36_5">g</text:span><text:span text:style-name="_31_04">o</text:span><text:span text:style-name="_32_01">n</text:span><text:span text:style-name="_34_4">g</text:span><text:span text:style-name="_37_6"> </text:span><text:span text:style-name="_31_92">h</text:span><text:span text:style-name="_33_8">a</text:span><text:span text:style-name="_31_02">d</text:span><text:span text:style-name="_31_51"> </text:span><text:span text:style-name="_37_5">f</text:span><text:span text:style-name="_31_19">l</text:span><text:span text:style-name="_31_95">u</text:span><text:span text:style-name="_35_6">n</text:span><text:span text:style-name="_31_28">g</text:span><text:span text:style-name="_31_51"> </text:span><text:span text:style-name="_35_4">h</text:span><text:span text:style-name="_31_13">i</text:span><text:span text:style-name="_31_91">m</text:span><text:span text:style-name="_31_"> </text:span><text:span text:style-name="_31_41">o</text:span><text:span text:style-name="_32_19">u</text:span><text:span text:style-name="_36_5">t</text:span><text:span text:style-name="_31_34">,</text:span><text:span text:style-name="_31_51"> </text:span><text:span text:style-name="_32_9">t</text:span><text:span text:style-name="_31_34">o</text:span><text:span text:style-name="_32_21">o</text:span><text:span text:style-name="_34_4">,</text:span><text:span text:style-name="_37_6"> </text:span><text:span text:style-name="_32_18">a</text:span><text:span text:style-name="_34_5">n</text:span><text:span text:style-name="_31_25">d</text:span><text:span text:style-name="_31_51"> </text:span><text:span text:style-name="_35_6">t</text:span><text:span text:style-name="_31_25">h</text:span><text:span text:style-name="_31_73">a</text:span><text:span text:style-name="_32_9">t</text:span><text:span text:style-name="_37_6"> </text:span><text:span text:style-name="_32_01">h</text:span><text:span text:style-name="_37_2">e</text:span><text:span text:style-name="_37_6"> </text:span><text:span text:style-name="_31_89">w</text:span><text:span text:style-name="_34_1">o</text:span><text:span text:style-name="_31_01">u</text:span><text:span text:style-name="_31_95">l</text:span><text:span text:style-name="_36_0">d</text:span><text:span text:style-name="_37_6"> </text:span><text:span text:style-name="_32_18">b</text:span><text:span text:style-name="_35_7">e</text:span><text:span text:style-name="_37_6"> </text:span><text:span text:style-name="_32_01">a</text:span><text:span text:style-name="_35_9">l</text:span><text:span text:style-name="_31_46">o</text:span><text:span text:style-name="_31_89">n</text:span><text:span text:style-name="_32_1">g</text:span><text:span text:style-name="_37_6"> </text:span><text:span text:style-name="_31_91">w</text:span><text:span text:style-name="_37_4">i</text:span><text:span text:style-name="_39_8">t</text:span><text:span text:style-name="_32_10">h</text:span><text:span text:style-name="_31_"> </text:span><text:span text:style-name="_39_5">h</text:span><text:span text:style-name="_31_74">i</text:span><text:span text:style-name="_32_9">s</text:span><text:span text:style-name="_37_6"> </text:span><text:span text:style-name="_32_06">g</text:span><text:span text:style-name="_37_5">u</text:span><text:span text:style-name="_39_8">n</text:span><text:span text:style-name="_31_51"> </text:span><text:span text:style-name="_36_8">a</text:span><text:span text:style-name="_31_14">s</text:span><text:span text:style-name="_31_51"> </text:span><text:span text:style-name="_35_9">s</text:span><text:span text:style-name="_31_02">o</text:span><text:span text:style-name="_31_71">o</text:span><text:span text:style-name="_37_1">n</text:span><text:span text:style-name="_37_6"> </text:span><text:span text:style-name="_31_74">a</text:span><text:span text:style-name="_34_1">s</text:span><text:span text:style-name="_37_6"> </text:span><text:span text:style-name="_32_21">h</text:span><text:span text:style-name="_35_9">e</text:span><text:span text:style-name="_37_6"> </text:span><text:span text:style-name="_31_85">c</text:span><text:span text:style-name="_35_6">o</text:span><text:span text:style-name="_31_10">u</text:span><text:span text:style-name="_32_01">l</text:span><text:span text:style-name="_34_4">d</text:span><text:span text:style-name="_37_6"> </text:span><text:span text:style-name="_32_10">j</text:span><text:span text:style-name="_34_5">u</text:span><text:span text:style-name="_31_14">m</text:span><text:span text:style-name="_31_76">p</text:span><text:span text:style-name="_31_"> </text:span><text:span text:style-name="_31_25">i</text:span><text:span text:style-name="_32_22">n</text:span><text:span text:style-name="_33_5">t</text:span><text:span text:style-name="_31_16">o</text:span><text:span text:style-name="_31_51"> </text:span><text:span text:style-name="_33_5">h</text:span><text:span text:style-name="_31_50">i</text:span><text:span text:style-name="_31_95">s</text:span><text:span text:style-name="_31_"> </text:span><text:span text:style-name="_31_40">c</text:span><text:span text:style-name="_31_77">l</text:span><text:span text:style-name="_35_1">o</text:span><text:span text:style-name="_31_13">t</text:span><text:span text:style-name="_32_01">h</text:span><text:span text:style-name="_33_5">e</text:span><text:span text:style-name="_31_20">s</text:span><text:span text:style-name="_31_91">.</text:span><text:span text:style-name="_31_"> </text:span><text:span text:style-name="_31_19">W</text:span><text:span text:style-name="_31_74">h</text:span><text:span text:style-name="_34_1">e</text:span><text:span text:style-name="_31_46">n</text:span><text:span text:style-name="_31_51"> </text:span><text:span text:style-name="_36_6">I</text:span><text:span text:style-name="_37_6"> </text:span><text:span text:style-name="_31_85">j</text:span><text:span text:style-name="_36_5">u</text:span><text:span text:style-name="_31_32">d</text:span><text:span text:style-name="_31_88">g</text:span><text:span text:style-name="_32_1">e</text:span><text:span text:style-name="_31_04">d</text:span><text:span text:style-name="_31_51"> </text:span><text:span text:style-name="_36_0">t</text:span><text:span text:style-name="_31_29">h</text:span><text:span text:style-name="_32_15">a</text:span><text:span text:style-name="_33_6">t</text:span><text:span text:style-name="_37_6"> </text:span><text:span text:style-name="_32_15">t</text:span><text:span text:style-name="_36_5">h</text:span><text:span text:style-name="_31_16">e</text:span><text:span text:style-name="_31_51"> </text:span><text:span text:style-name="_37_1">t</text:span><text:span text:style-name="_31_44">i</text:span><text:span text:style-name="_31_74">m</text:span><text:span text:style-name="_35_0">e</text:span><text:span text:style-name="_37_6"> </text:span><text:span text:style-name="_32_15">w</text:span><text:span text:style-name="_32_6">a</text:span><text:span text:style-name="_39_6">s</text:span><text:span text:style-name="_31_51"> </text:span><text:span text:style-name="_34_2">r</text:span><text:span text:style-name="_31_34">i</text:span><text:span text:style-name="_31_92">p</text:span><text:span text:style-name="_34_1">e</text:span><text:span text:style-name="_31_02">,</text:span><text:span text:style-name="_31_51"> </text:span><text:span text:style-name="_37_1">I</text:span><text:span text:style-name="_37_6"> </text:span><text:span text:style-name="_31_79">c</text:span><text:span text:style-name="_35_0">r</text:span><text:span text:style-name="_31_31">e</text:span><text:span text:style-name="_32_21">p</text:span><text:span text:style-name="_34_1">t</text:span><text:span text:style-name="_37_6"> </text:span><text:span text:style-name="_31_80">t</text:span><text:span text:style-name="_36_8">o</text:span><text:span text:style-name="_37_6"> </text:span><text:span text:style-name="_31_88">t</text:span><text:span text:style-name="_35_4">h</text:span><text:span text:style-name="_31_25">e</text:span><text:span text:style-name="_31_51"> </text:span><text:span text:style-name="_35_6">r</text:span><text:span text:style-name="_39_9">o</text:span><text:span text:style-name="_31_74">o</text:span><text:span text:style-name="_35_4">m</text:span><text:span text:style-name="_37_6"> </text:span><text:span text:style-name="_31_95">n</text:span><text:span text:style-name="_32_7">e</text:span><text:span text:style-name="_31_14">x</text:span><text:span text:style-name="_31_86">t</text:span><text:span text:style-name="_31_"> </text:span><text:span text:style-name="_31_26">t</text:span><text:span text:style-name="_32_03">h</text:span><text:span text:style-name="_34_4">e</text:span><text:span text:style-name="_37_6"> </text:span><text:span text:style-name="_31_80">n</text:span><text:span text:style-name="_32_4">u</text:span><text:span text:style-name="_31_20">r</text:span><text:span text:style-name="_32_16">s</text:span><text:span text:style-name="_36_6">e</text:span><text:span text:style-name="_31_05">r</text:span><text:span text:style-name="_32_15">y</text:span><text:span text:style-name="_34_1">,</text:span><text:span text:style-name="_37_6"> </text:span><text:span text:style-name="_32_24">g</text:span><text:span text:style-name="_32_9">l</text:span><text:span text:style-name="_31_20">a</text:span><text:span text:style-name="_31_85">n</text:span><text:span text:style-name="_34_5">c</text:span><text:span text:style-name="_31_01">e</text:span><text:span text:style-name="_31_70">d</text:span><text:span text:style-name="_31_"> </text:span><text:span text:style-name="_31_41">t</text:span><text:span text:style-name="_31_91">h</text:span><text:span text:style-name="_36_9">r</text:span><text:span text:style-name="_31_14">o</text:span><text:span text:style-name="_32_00">u</text:span><text:span text:style-name="_34_5">g</text:span><text:span text:style-name="_39_8">h</text:span><text:span text:style-name="_31_51"> </text:span><text:span text:style-name="_35_1">t</text:span><text:span text:style-name="_31_26">h</text:span><text:span text:style-name="_32_18">e</text:span><text:span text:style-name="_31_"> </text:span><text:span text:style-name="_31_05">w</text:span><text:span text:style-name="_32_00">i</text:span><text:span text:style-name="_37_1">n</text:span><text:span text:style-name="_31_28">d</text:span><text:span text:style-name="_32_22">o</text:span><text:span text:style-name="_33_5">w</text:span><text:span text:style-name="_31_29">,</text:span><text:span text:style-name="_31_51"> </text:span><text:span text:style-name="_32_9">a</text:span><text:span text:style-name="_31_29">n</text:span><text:span text:style-name="_31_92">d</text:span><text:span text:style-name="_31_"> </text:span><text:span text:style-name="_39_5">s</text:span><text:span text:style-name="_32_03">a</text:span><text:span text:style-name="_34_5">w</text:span><text:span text:style-name="_37_6"> </text:span><text:span text:style-name="_31_88">t</text:span><text:span text:style-name="_35_0">h</text:span><text:span text:style-name="_31_32">e</text:span><text:span text:style-name="_31_51"> </text:span><text:span text:style-name="_33_9">d</text:span><text:span text:style-name="_31_11">i</text:span><text:span text:style-name="_32_07">m</text:span><text:span text:style-name="_31_"> </text:span><text:span text:style-name="_31_20">o</text:span><text:span text:style-name="_31_80">u</text:span><text:span text:style-name="_34_5">t</text:span><text:span text:style-name="_39_9">l</text:span><text:span text:style-name="_31_89">i</text:span><text:span text:style-name="_32_3">n</text:span><text:span text:style-name="_31_10">e</text:span><text:span text:style-name="_31_51"> </text:span><text:span text:style-name="_36_8">o</text:span><text:span text:style-name="_31_11">f</text:span><text:span text:style-name="_31_51"> </text:span><text:span text:style-name="_32_1">t</text:span><text:span text:style-name="_31_25">h</text:span><text:span text:style-name="_31_85">e</text:span><text:span text:style-name="_31_"> </text:span><text:span text:style-name="_39_5">c</text:span><text:span text:style-name="_32_25">o</text:span><text:span text:style-name="_33_5">a</text:span><text:span text:style-name="_31_25">c</text:span><text:span text:style-name="_31_79">h</text:span><text:span text:style-name="_33_8">m</text:span><text:span text:style-name="_31_05">a</text:span><text:span text:style-name="_31_92">n</text:span><text:span text:style-name="_31_"> </text:span><text:span text:style-name="_31_25">i</text:span><text:span text:style-name="_32_24">n</text:span><text:span text:style-name="_31_"> </text:span><text:span text:style-name="_31_05">t</text:span><text:span text:style-name="_31_73">h</text:span><text:span text:style-name="_35_9">e</text:span><text:span text:style-name="_37_6"> </text:span><text:span text:style-name="_31_92">y</text:span><text:span text:style-name="_36_9">a</text:span><text:span text:style-name="_31_02">r</text:span><text:span text:style-name="_31_80">d</text:span><text:span text:style-name="_31_"> </text:span><text:span text:style-name="_39_6">b</text:span><text:span text:style-name="_31_91">e</text:span><text:span text:style-name="_37_1">l</text:span><text:span text:style-name="_31_35">o</text:span><text:span text:style-name="_32_25">w</text:span><text:span text:style-name="_32_3">,</text:span><text:span text:style-name="_37_6"> </text:span><text:span text:style-name="_32_21">s</text:span><text:span text:style-name="_35_3">t</text:span><text:span text:style-name="_31_04">a</text:span><text:span text:style-name="_31_94">n</text:span><text:span text:style-name="_32_3">d</text:span><text:span text:style-name="_39_8">i</text:span><text:span text:style-name="_32_01">n</text:span><text:span text:style-name="_33_0">g</text:span><text:span text:style-name="_37_6"> </text:span><text:span text:style-name="_32_18">a</text:span><text:span text:style-name="_37_5">t</text:span><text:span text:style-name="_37_6"> </text:span><text:span text:style-name="_31_71">p</text:span><text:span text:style-name="_37_5">r</text:span><text:span text:style-name="_31_25">e</text:span><text:span text:style-name="_31_95">s</text:span><text:span text:style-name="_33_8">e</text:span><text:span text:style-name="_31_29">n</text:span><text:span text:style-name="_31_85">t</text:span>-<text:span text:style-name="_31_25">a</text:span><text:span text:style-name="_32_19">r</text:span><text:span text:style-name="_35_6">m</text:span><text:span text:style-name="_31_04">s</text:span><text:span text:style-name="_31_51"> </text:span><text:span text:style-name="_35_0">a</text:span><text:span text:style-name="_31_34">n</text:span><text:span text:style-name="_32_22">d</text:span><text:span text:style-name="_31_"> </text:span><text:span text:style-name="_31_41">w</text:span><text:span text:style-name="_31_77">a</text:span><text:span text:style-name="_36_8">i</text:span><text:span text:style-name="_31_25">t</text:span><text:span text:style-name="_32_16">i</text:span><text:span text:style-name="_35_7">n</text:span><text:span text:style-name="_31_25">g</text:span><text:span text:style-name="_31_51"> </text:span><text:span text:style-name="_35_1">f</text:span><text:span text:style-name="_39_9">o</text:span><text:span text:style-name="_32_07">r</text:span><text:span text:style-name="_31_"> </text:span><text:span text:style-name="_31_14">a</text:span><text:span text:style-name="_31_51"> </text:span><text:span text:style-name="_37_4">c</text:span><text:span text:style-name="_31_20">h</text:span><text:span text:style-name="_31_94">a</text:span><text:span text:style-name="_32_1">n</text:span><text:span text:style-name="_31_26">c</text:span><text:span text:style-name="_32_10">e</text:span><text:span text:style-name="_33_8">.</text:span><text:span text:style-name="_37_6"> </text:span><text:span text:style-name="_31_77">T</text:span><text:span text:style-name="_37_2">h</text:span><text:span text:style-name="_31_47">e</text:span><text:span text:style-name="_32_09">n</text:span><text:span text:style-name="_31_"> </text:span><text:span text:style-name="_31_19">I</text:span><text:span text:style-name="_31_51"> </text:span><text:span text:style-name="_35_0">h</text:span><text:span text:style-name="_31_19">o</text:span><text:span text:style-name="_32_10">p</text:span><text:span text:style-name="_36_0">p</text:span><text:span text:style-name="_31_47">e</text:span><text:span text:style-name="_32_15">d</text:span><text:span text:style-name="_31_"> </text:span><text:span text:style-name="_31_28">i</text:span><text:span text:style-name="_32_07">n</text:span><text:span text:style-name="_34_5">t</text:span><text:span text:style-name="_31_31">o</text:span><text:span text:style-name="_31_51"> </text:span><text:span text:style-name="_33_0">t</text:span><text:span text:style-name="_31_32">h</text:span><text:span text:style-name="_31_89">e</text:span><text:span text:style-name="_31_"> </text:span><text:span text:style-name="_39_5">n</text:span><text:span text:style-name="_31_88">u</text:span><text:span text:style-name="_32_1">r</text:span><text:span text:style-name="_31_43">s</text:span><text:span text:style-name="_31_94">e</text:span><text:span text:style-name="_36_9">r</text:span><text:span text:style-name="_31_14">y</text:span><text:span text:style-name="_31_51"> </text:span><text:span text:style-name="_34_1">a</text:span><text:span text:style-name="_31_28">n</text:span><text:span text:style-name="_31_92">d</text:span><text:span text:style-name="_31_"> </text:span><text:span text:style-name="_39_8">f</text:span><text:span text:style-name="_31_88">i</text:span><text:span text:style-name="_32_7">r</text:span><text:span text:style-name="_31_10">e</text:span><text:span text:style-name="_32_03">d</text:span><text:span text:style-name="_33_0">,</text:span><text:span text:style-name="_37_6"> </text:span><text:span text:style-name="_31_94">a</text:span><text:span text:style-name="_33_0">n</text:span><text:span text:style-name="_39_9">d</text:span><text:span text:style-name="_31_51"> </text:span><text:span text:style-name="_33_8">i</text:span><text:span text:style-name="_31_19">n</text:span><text:span text:style-name="_31_51"> </text:span><text:span text:style-name="_36_6">t</text:span><text:span text:style-name="_31_14">h</text:span><text:span text:style-name="_32_21">e</text:span><text:span text:style-name="_31_"> </text:span><text:span text:style-name="_31_35">s</text:span><text:span text:style-name="_31_88">a</text:span><text:span text:style-name="_32_9">m</text:span><text:span text:style-name="_31_47">e</text:span><text:span text:style-name="_31_51"> </text:span><text:span text:style-name="_32_6">i</text:span><text:span text:style-name="_31_47">n</text:span><text:span text:style-name="_32_24">s</text:span><text:span text:style-name="_37_2">t</text:span><text:span text:style-name="_31_35">a</text:span><text:span text:style-name="_32_09">n</text:span><text:span text:style-name="_34_2">t</text:span><text:span text:style-name="_37_6"> </text:span><text:span text:style-name="_32_25">t</text:span><text:span text:style-name="_35_3">h</text:span><text:span text:style-name="_31_19">e</text:span><text:span text:style-name="_31_51"> </text:span><text:span text:style-name="_36_5">c</text:span><text:span text:style-name="_31_16">o</text:span><text:span text:style-name="_31_95">a</text:span><text:span text:style-name="_33_6">c</text:span><text:span text:style-name="_31_20">h</text:span><text:span text:style-name="_32_10">m</text:span><text:span text:style-name="_35_9">a</text:span><text:span text:style-name="_31_20">n</text:span><text:span text:style-name="_31_51"> </text:span><text:span text:style-name="_32_7">f</text:span><text:span text:style-name="_31_40">i</text:span><text:span text:style-name="_31_95">r</text:span><text:span text:style-name="_37_4">e</text:span><text:span text:style-name="_31_02">d</text:span><text:span text:style-name="_31_51"> </text:span><text:span text:style-name="_36_9">a</text:span><text:span text:style-name="_31_20">t</text:span><text:span text:style-name="_31_51"> </text:span><text:span text:style-name="_32_1">t</text:span><text:span text:style-name="_31_02">h</text:span><text:span text:style-name="_32_09">e</text:span><text:span text:style-name="_31_"> </text:span><text:span text:style-name="_31_26">r</text:span><text:span text:style-name="_32_24">e</text:span><text:span text:style-name="_32_3">d</text:span><text:span text:style-name="_37_6"> </text:span><text:span text:style-name="_32_15">f</text:span><text:span text:style-name="_36_0">l</text:span><text:span text:style-name="_39_8">a</text:span><text:span text:style-name="_32_16">s</text:span><text:span text:style-name="_35_3">h</text:span><text:span text:style-name="_37_6"> </text:span><text:span text:style-name="_32_04">o</text:span><text:span text:style-name="_35_1">f</text:span><text:span text:style-name="_37_6"> </text:span><text:span text:style-name="_31_86">m</text:span><text:span text:style-name="_35_9">y</text:span><text:span text:style-name="_37_6"> </text:span><text:span text:style-name="_31_71">g</text:span><text:span text:style-name="_32_0">u</text:span><text:span text:style-name="_31_11">n</text:span><text:span text:style-name="_31_70">.</text:span><text:span text:style-name="_31_"> </text:span><text:span text:style-name="_31_17">B</text:span><text:span text:style-name="_32_22">o</text:span><text:span text:style-name="_34_1">t</text:span><text:span text:style-name="_31_46">h</text:span><text:span text:style-name="_31_51"> </text:span><text:span text:style-name="_36_9">o</text:span><text:span text:style-name="_31_11">f</text:span><text:span text:style-name="_31_51"> </text:span><text:span text:style-name="_37_5">u</text:span><text:span text:style-name="_31_43">s</text:span><text:span text:style-name="_31_51"> </text:span><text:span text:style-name="_32_0">w</text:span><text:span text:style-name="_31_29">e</text:span><text:span text:style-name="_31_89">r</text:span><text:span text:style-name="_36_6">e</text:span><text:span text:style-name="_37_6"> </text:span><text:span text:style-name="_31_76">s</text:span><text:span text:style-name="_32_4">u</text:span><text:span text:style-name="_31_49">c</text:span><text:span text:style-name="_31_76">c</text:span><text:span text:style-name="_36_6">e</text:span><text:span text:style-name="_31_41">s</text:span><text:span text:style-name="_31_92">s</text:span><text:span text:style-name="_36_5">f</text:span><text:span text:style-name="_39_6">u</text:span><text:span text:style-name="_31_70">l</text:span><text:span text:style-name="_32_3">;</text:span><text:span text:style-name="_37_6"> </text:span><text:span text:style-name="_31_77">I</text:span><text:span text:style-name="_31_"> </text:span><text:span text:style-name="_31_11">c</text:span><text:span text:style-name="_32_06">r</text:span><text:span text:style-name="_35_3">i</text:span><text:span text:style-name="_31_46">p</text:span><text:span text:style-name="_31_70">p</text:span><text:span text:style-name="_32_6">l</text:span><text:span text:style-name="_31_14">e</text:span><text:span text:style-name="_31_77">d</text:span><text:span text:style-name="_31_"> </text:span><text:span text:style-name="_39_5">a</text:span><text:span text:style-name="_31_51"> </text:span><text:span text:style-name="_35_1">n</text:span><text:span text:style-name="_31_35">u</text:span><text:span text:style-name="_32_15">r</text:span><text:span text:style-name="_32_6">s</text:span><text:span text:style-name="_31_25">e</text:span><text:span text:style-name="_32_07">,</text:span><text:span text:style-name="_31_"> </text:span><text:span text:style-name="_31_14">a</text:span><text:span text:style-name="_32_24">n</text:span><text:span text:style-name="_32_9">d</text:span><text:span text:style-name="_37_6"> </text:span><text:span text:style-name="_31_92">h</text:span><text:span text:style-name="_37_2">e</text:span><text:span text:style-name="_37_6"> </text:span><text:span text:style-name="_32_07">s</text:span><text:span text:style-name="_36_8">h</text:span><text:span text:style-name="_31_20">o</text:span><text:span text:style-name="_32_01">t</text:span><text:span text:style-name="_31_"> </text:span><text:span text:style-name="_31_10">o</text:span><text:span text:style-name="_32_00">f</text:span><text:span text:style-name="_32_7">f</text:span><text:span text:style-name="_37_6"> </text:span><text:span text:style-name="_31_76">a</text:span><text:span text:style-name="_36_9">l</text:span><text:span text:style-name="_31_41">l</text:span><text:span text:style-name="_31_51"> </text:span><text:span text:style-name="_34_2">m</text:span><text:span text:style-name="_31_50">y</text:span><text:span text:style-name="_31_51"> </text:span><text:span text:style-name="_36_0">b</text:span><text:span text:style-name="_31_31">a</text:span><text:span text:style-name="_31_92">c</text:span><text:span text:style-name="_35_7">k</text:span><text:span text:style-name="_37_6"> </text:span><text:span text:style-name="_31_88">h</text:span><text:span text:style-name="_35_6">a</text:span><text:span text:style-name="_31_05">i</text:span><text:span text:style-name="_31_94">r</text:span><text:span text:style-name="_35_0">.</text:span><text:span text:style-name="_37_6"> </text:span><text:span text:style-name="_32_24">W</text:span><text:span text:style-name="_37_4">e</text:span><text:span text:style-name="_37_6"> </text:span><text:span text:style-name="_31_91">t</text:span><text:span text:style-name="_35_3">u</text:span><text:span text:style-name="_31_11">r</text:span><text:span text:style-name="_31_89">n</text:span><text:span text:style-name="_33_5">e</text:span><text:span text:style-name="_39_6">d</text:span><text:span text:style-name="_31_51"> </text:span><text:span text:style-name="_33_9">u</text:span><text:span text:style-name="_31_05">p</text:span><text:span text:style-name="_31_51"> </text:span><text:span text:style-name="_33_8">t</text:span><text:span text:style-name="_31_34">h</text:span><text:span text:style-name="_32_10">e</text:span><text:span text:style-name="_31_"> </text:span><text:span text:style-name="_31_31">g</text:span><text:span text:style-name="_31_89">a</text:span><text:span text:style-name="_37_1">s</text:span><text:span text:style-name="_39_5">,</text:span><text:span text:style-name="_31_51"> </text:span><text:span text:style-name="_35_9">a</text:span><text:span text:style-name="_31_04">n</text:span><text:span text:style-name="_32_07">d</text:span><text:span text:style-name="_31_"> </text:span><text:span text:style-name="_31_01">t</text:span><text:span text:style-name="_32_15">e</text:span><text:span text:style-name="_36_6">l</text:span><text:span text:style-name="_31_04">e</text:span><text:span text:style-name="_31_70">p</text:span><text:span text:style-name="_33_8">h</text:span><text:span text:style-name="_31_01">o</text:span><text:span text:style-name="_32_01">n</text:span><text:span text:style-name="_36_6">e</text:span><text:span text:style-name="_31_20">d</text:span><text:span text:style-name="_31_51"> </text:span><text:span text:style-name="_32_7">f</text:span><text:span text:style-name="_39_5">o</text:span><text:span text:style-name="_31_85">r</text:span><text:span text:style-name="_31_"> </text:span><text:span text:style-name="_39_8">a</text:span><text:span text:style-name="_31_51"> </text:span><text:span text:style-name="_36_5">s</text:span><text:span text:style-name="_31_02">u</text:span><text:span text:style-name="_31_73">r</text:span><text:span text:style-name="_37_2">g</text:span><text:span text:style-name="_31_31">e</text:span><text:span text:style-name="_32_01">o</text:span><text:span text:style-name="_32_6">n</text:span><text:span text:style-name="_31_32">.</text:span><text:span text:style-name="_31_51"> </text:span><text:span text:style-name="_32_7">T</text:span><text:span text:style-name="_31_29">h</text:span><text:span text:style-name="_32_21">e</text:span><text:span text:style-name="_36_6">r</text:span><text:span text:style-name="_31_04">e</text:span><text:span text:style-name="_31_51"> </text:span><text:span text:style-name="_35_7">w</text:span><text:span text:style-name="_31_31">a</text:span><text:span text:style-name="_31_80">s</text:span><text:span text:style-name="_31_"> </text:span><text:span text:style-name="_39_8">n</text:span><text:span text:style-name="_32_21">o</text:span><text:span text:style-name="_32_0">t</text:span><text:span text:style-name="_37_6"> </text:span><text:span text:style-name="_32_04">a</text:span><text:span text:style-name="_31_"> </text:span><text:span text:style-name="_31_35">s</text:span><text:span text:style-name="_31_76">i</text:span><text:span text:style-name="_37_4">g</text:span><text:span text:style-name="_31_35">n</text:span><text:span text:style-name="_31_51"> </text:span><text:span text:style-name="_34_5">o</text:span><text:span text:style-name="_31_31">f</text:span><text:span text:style-name="_31_51"> </text:span><text:span text:style-name="_32_1">a</text:span><text:span text:style-name="_37_6"> </text:span><text:span text:style-name="_32_21">b</text:span><text:span text:style-name="_34_2">u</text:span><text:span text:style-name="_31_41">r</text:span><text:span text:style-name="_31_70">g</text:span><text:span text:style-name="_33_6">l</text:span><text:span text:style-name="_31_19">a</text:span><text:span text:style-name="_31_92">r</text:span><text:span text:style-name="_32_0">,</text:span><text:span text:style-name="_37_6"> </text:span><text:span text:style-name="_31_80">a</text:span><text:span text:style-name="_34_5">n</text:span><text:span text:style-name="_31_40">d</text:span><text:span text:style-name="_31_51"> </text:span><text:span text:style-name="_36_9">n</text:span><text:span text:style-name="_31_02">o</text:span><text:span text:style-name="_31_51"> </text:span><text:span text:style-name="_34_2">w</text:span><text:span text:style-name="_31_35">i</text:span><text:span text:style-name="_32_19">n</text:span><text:span text:style-name="_32_9">d</text:span><text:span text:style-name="_31_01">o</text:span><text:span text:style-name="_31_86">w</text:span><text:span text:style-name="_31_"> </text:span><text:span text:style-name="_31_26">h</text:span><text:span text:style-name="_32_25">a</text:span><text:span text:style-name="_36_5">d</text:span><text:span text:style-name="_37_6"> </text:span><text:span text:style-name="_31_79">b</text:span><text:span text:style-name="_36_8">e</text:span><text:span text:style-name="_31_25">e</text:span><text:span text:style-name="_32_03">n</text:span><text:span text:style-name="_31_"> </text:span><text:span text:style-name="_31_05">r</text:span><text:span text:style-name="_32_01">a</text:span><text:span text:style-name="_34_5">i</text:span><text:span text:style-name="_31_46">s</text:span><text:span text:style-name="_31_73">e</text:span><text:span text:style-name="_34_5">d</text:span><text:span text:style-name="_31_50">.</text:span><text:span text:style-name="_31_51"> </text:span><text:span text:style-name="_32_7">O</text:span><text:span text:style-name="_31_29">n</text:span><text:span text:style-name="_32_15">e</text:span><text:span text:style-name="_31_"> </text:span><text:span text:style-name="_31_14">g</text:span><text:span text:style-name="_32_21">l</text:span><text:span text:style-name="_32_3">a</text:span><text:span text:style-name="_31_05">s</text:span><text:span text:style-name="_31_95">s</text:span><text:span text:style-name="_31_"> </text:span><text:span text:style-name="_31_40">w</text:span><text:span text:style-name="_31_95">a</text:span><text:span text:style-name="_34_2">s</text:span><text:span text:style-name="_37_6"> </text:span><text:span text:style-name="_32_00">a</text:span><text:span text:style-name="_35_7">b</text:span><text:span text:style-name="_31_14">s</text:span><text:span text:style-name="_32_04">e</text:span><text:span text:style-name="_35_9">n</text:span><text:span text:style-name="_31_41">t</text:span><text:span text:style-name="_31_79">,</text:span><text:span text:style-name="_31_"> </text:span><text:span text:style-name="_31_01">b</text:span><text:span text:style-name="_32_01">u</text:span><text:span text:style-name="_33_6">t</text:span><text:span text:style-name="_37_6"> </text:span><text:span text:style-name="_32_15">t</text:span><text:span text:style-name="_37_1">h</text:span><text:span text:style-name="_31_34">a</text:span><text:span text:style-name="_31_70">t</text:span><text:span text:style-name="_31_"> </text:span><text:span text:style-name="_31_04">w</text:span><text:span text:style-name="_32_04">a</text:span><text:span text:style-name="_33_8">s</text:span><text:span text:style-name="_37_6"> </text:span><text:span text:style-name="_32_00">w</text:span><text:span text:style-name="_36_9">h</text:span><text:span text:style-name="_31_47">e</text:span><text:span text:style-name="_32_07">r</text:span><text:span text:style-name="_36_5">e</text:span><text:span text:style-name="_37_6"> </text:span><text:span text:style-name="_31_80">t</text:span><text:span text:style-name="_34_1">h</text:span><text:span text:style-name="_31_50">e</text:span><text:span text:style-name="_31_51"> </text:span><text:span text:style-name="_37_5">c</text:span><text:span text:style-name="_31_01">o</text:span><text:span text:style-name="_31_91">a</text:span><text:span text:style-name="_36_6">c</text:span><text:span text:style-name="_31_49">h</text:span><text:span text:style-name="_31_77">m</text:span><text:span text:style-name="_37_1">a</text:span><text:span text:style-name="_31_41">n</text:span><text:span text:style-name="_31_71">'</text:span><text:span text:style-name="_34_5">s</text:span><text:span text:style-name="_37_6"> </text:span><text:span text:style-name="_31_71">c</text:span><text:span text:style-name="_37_5">h</text:span><text:span text:style-name="_31_13">a</text:span><text:span text:style-name="_32_07">r</text:span><text:span text:style-name="_36_0">g</text:span><text:span text:style-name="_39_6">e</text:span><text:span text:style-name="_31_51"> </text:span><text:span text:style-name="_32_9">h</text:span><text:span text:style-name="_31_28">a</text:span><text:span text:style-name="_32_09">d</text:span><text:span text:style-name="_31_"> </text:span><text:span text:style-name="_31_13">c</text:span><text:span text:style-name="_32_19">o</text:span><text:span text:style-name="_37_4">m</text:span><text:span text:style-name="_31_41">e</text:span><text:span text:style-name="_31_51"> </text:span><text:span text:style-name="_36_5">t</text:span><text:span text:style-name="_31_32">h</text:span><text:span text:style-name="_32_22">r</text:span><text:span text:style-name="_32_6">o</text:span><text:span text:style-name="_31_05">u</text:span><text:span text:style-name="_32_07">g</text:span><text:span text:style-name="_35_0">h</text:span><text:span text:style-name="_31_16">.</text:span><text:span text:style-name="_31_51"> </text:span><text:span text:style-name="_34_1">H</text:span><text:span text:style-name="_31_20">e</text:span><text:span text:style-name="_32_25">r</text:span><text:span text:style-name="_35_7">e</text:span><text:span text:style-name="_37_6"> </text:span><text:span text:style-name="_32_16">w</text:span><text:span text:style-name="_32_9">a</text:span><text:span text:style-name="_31_49">s</text:span><text:span text:style-name="_31_51"> </text:span><text:span text:style-name="_36_6">a</text:span><text:span text:style-name="_37_6"> </text:span><text:span text:style-name="_32_07">f</text:span><text:span text:style-name="_33_8">i</text:span><text:span text:style-name="_31_25">n</text:span><text:span text:style-name="_31_91">e</text:span><text:span text:style-name="_31_"> </text:span><text:span text:style-name="_39_9">m</text:span><text:span text:style-name="_32_19">y</text:span><text:span text:style-name="_37_1">s</text:span><text:span text:style-name="_31_13">t</text:span><text:span text:style-name="_32_03">e</text:span><text:span text:style-name="_34_5">r</text:span><text:span text:style-name="_39_6">y</text:span>--<text:span text:style-name="_31_19">a</text:span><text:span text:style-name="_31_51"> </text:span><text:span text:style-name="_33_5">b</text:span><text:span text:style-name="_31_46">u</text:span><text:span text:style-name="_31_89">r</text:span><text:span text:style-name="_34_1">g</text:span><text:span text:style-name="_31_44">l</text:span><text:span text:style-name="_32_06">a</text:span><text:span text:style-name="_36_0">r</text:span><text:span text:style-name="_37_6"> </text:span><text:span text:style-name="_32_15">a</text:span><text:span text:style-name="_33_5">l</text:span><text:span text:style-name="_31_05">a</text:span><text:span text:style-name="_31_73">r</text:span><text:span text:style-name="_37_4">m</text:span><text:span text:style-name="_37_6"> </text:span><text:span text:style-name="_32_06">'</text:span><text:span text:style-name="_32_6">g</text:span><text:span text:style-name="_31_20">o</text:span><text:span text:style-name="_32_16">i</text:span><text:span text:style-name="_32_9">n</text:span><text:span text:style-name="_31_11">g</text:span><text:span text:style-name="_31_51"> </text:span><text:span text:style-name="_36_6">o</text:span><text:span text:style-name="_31_26">f</text:span><text:span text:style-name="_32_18">f</text:span><text:span text:style-name="_35_9">'</text:span><text:span text:style-name="_37_6"> </text:span><text:span text:style-name="_31_77">a</text:span><text:span text:style-name="_32_7">t</text:span><text:span text:style-name="_37_6"> </text:span><text:span text:style-name="_31_70">m</text:span><text:span text:style-name="_36_8">i</text:span><text:span text:style-name="_31_02">d</text:span><text:span text:style-name="_31_76">n</text:span><text:span text:style-name="_37_2">i</text:span><text:span text:style-name="_31_14">g</text:span><text:span text:style-name="_31_71">h</text:span><text:span text:style-name="_33_9">t</text:span><text:span text:style-name="_37_6"> </text:span><text:span text:style-name="_32_25">o</text:span><text:span text:style-name="_37_4">f</text:span><text:span text:style-name="_37_6"> </text:span><text:span text:style-name="_31_77">i</text:span><text:span text:style-name="_35_9">t</text:span><text:span text:style-name="_31_50">s</text:span><text:span text:style-name="_31_51"> </text:span><text:span text:style-name="_32_6">o</text:span><text:span text:style-name="_31_19">w</text:span><text:span text:style-name="_31_73">n</text:span><text:span text:style-name="_31_"> </text:span><text:span text:style-name="_31_43">a</text:span><text:span text:style-name="_31_73">c</text:span><text:span text:style-name="_34_1">c</text:span><text:span text:style-name="_31_02">o</text:span><text:span text:style-name="_31_76">r</text:span><text:span text:style-name="_34_5">d</text:span><text:span text:style-name="_31_43">,</text:span><text:span text:style-name="_31_51"> </text:span><text:span text:style-name="_32_0">a</text:span><text:span text:style-name="_31_16">n</text:span><text:span text:style-name="_31_79">d</text:span><text:span text:style-name="_31_"> </text:span><text:span text:style-name="_31_50">n</text:span><text:span text:style-name="_31_77">o</text:span><text:span text:style-name="_33_0">t</text:span><text:span text:style-name="_37_6"> </text:span><text:span text:style-name="_31_94">a</text:span><text:span text:style-name="_31_"> </text:span><text:span text:style-name="_31_04">b</text:span><text:span text:style-name="_32_06">u</text:span><text:span text:style-name="_32_1">r</text:span><text:span text:style-name="_39_5">g</text:span><text:span text:style-name="_31_73">l</text:span><text:span text:style-name="_36_6">a</text:span><text:span text:style-name="_31_43">r</text:span><text:span text:style-name="_31_51"> </text:span><text:span text:style-name="_35_1">i</text:span><text:span text:style-name="_39_9">n</text:span><text:span text:style-name="_31_51"> </text:span><text:span text:style-name="_32_7">t</text:span><text:span text:style-name="_31_20">h</text:span><text:span text:style-name="_31_92">e</text:span><text:span text:style-name="_31_"> </text:span><text:span text:style-name="_39_6">n</text:span><text:span text:style-name="_31_79">e</text:span><text:span text:style-name="_36_5">i</text:span><text:span text:style-name="_31_11">g</text:span><text:span text:style-name="_32_25">h</text:span><text:span text:style-name="_37_5">b</text:span><text:span text:style-name="_31_01">o</text:span><text:span text:style-name="_31_76">r</text:span><text:span text:style-name="_32_9">h</text:span><text:span text:style-name="_31_44">o</text:span><text:span text:style-name="_31_94">o</text:span><text:span text:style-name="_35_4">d</text:span><text:span text:style-name="_31_17">!</text:span></text:p>
      <text:p text:style-name="P1"><text:span text:style-name="_36_6">"</text:span><text:span text:style-name="_31_46">T</text:span><text:span text:style-name="_32_09">h</text:span><text:span text:style-name="_32_6">e</text:span><text:span text:style-name="_37_6"> </text:span><text:span text:style-name="_31_73">e</text:span><text:span text:style-name="_33_0">x</text:span><text:span text:style-name="_31_14">p</text:span><text:span text:style-name="_31_80">e</text:span><text:span text:style-name="_36_8">r</text:span><text:span text:style-name="_31_32">t</text:span><text:span text:style-name="_31_51"> </text:span><text:span text:style-name="_34_2">a</text:span><text:span text:style-name="_31_20">n</text:span><text:span text:style-name="_32_25">s</text:span><text:span text:style-name="_32_4">w</text:span><text:span text:style-name="_31_34">e</text:span><text:span text:style-name="_32_04">r</text:span><text:span text:style-name="_35_9">e</text:span><text:span text:style-name="_31_32">d</text:span><text:span text:style-name="_31_51"> </text:span><text:span text:style-name="_32_4">t</text:span><text:span text:style-name="_39_8">h</text:span><text:span text:style-name="_31_86">e</text:span><text:span text:style-name="_31_"> </text:span><text:span text:style-name="_39_8">u</text:span><text:span text:style-name="_32_00">s</text:span><text:span text:style-name="_36_9">u</text:span><text:span text:style-name="_31_44">a</text:span><text:span text:style-name="_31_73">l</text:span><text:span text:style-name="_31_"> </text:span><text:span text:style-name="_31_05">c</text:span><text:span text:style-name="_31_79">a</text:span><text:span text:style-name="_32_0">l</text:span><text:span text:style-name="_31_46">l</text:span><text:span text:style-name="_31_80">,</text:span><text:span text:style-name="_31_"> </text:span><text:span text:style-name="_31_29">a</text:span><text:span text:style-name="_32_18">n</text:span><text:span text:style-name="_32_7">d</text:span><text:span text:style-name="_37_6"> </text:span><text:span text:style-name="_31_95">e</text:span><text:span text:style-name="_32_6">x</text:span><text:span text:style-name="_31_13">p</text:span><text:span text:style-name="_31_94">l</text:span><text:span text:style-name="_35_4">a</text:span><text:span text:style-name="_31_11">i</text:span><text:span text:style-name="_31_88">n</text:span><text:span text:style-name="_33_0">e</text:span><text:span text:style-name="_31_13">d</text:span><text:span text:style-name="_31_51"> </text:span><text:span text:style-name="_35_6">t</text:span><text:span text:style-name="_31_16">h</text:span><text:span text:style-name="_31_80">a</text:span><text:span text:style-name="_36_5">t</text:span><text:span text:style-name="_37_6"> </text:span><text:span text:style-name="_32_25">i</text:span><text:span text:style-name="_34_2">t</text:span><text:span text:style-name="_37_6"> </text:span><text:span text:style-name="_32_18">w</text:span><text:span text:style-name="_36_8">a</text:span><text:span text:style-name="_31_19">s</text:span><text:span text:style-name="_31_51"> </text:span><text:span text:style-name="_33_5">a</text:span><text:span text:style-name="_37_6"> </text:span><text:span text:style-name="_32_00">'</text:span><text:span text:style-name="_35_4">F</text:span><text:span text:style-name="_31_31">a</text:span><text:span text:style-name="_32_24">l</text:span><text:span text:style-name="_36_5">s</text:span><text:span text:style-name="_39_9">e</text:span><text:span text:style-name="_31_51"> </text:span><text:span text:style-name="_35_3">a</text:span><text:span text:style-name="_31_31">l</text:span><text:span text:style-name="_31_80">a</text:span><text:span text:style-name="_33_0">r</text:span><text:span text:style-name="_31_46">m</text:span><text:span text:style-name="_32_09">.</text:span><text:span text:style-name="_32_7">'</text:span><text:span text:style-name="_37_6"> </text:span><text:span text:style-name="_32_25">S</text:span><text:span text:style-name="_37_4">a</text:span><text:span text:style-name="_31_43">i</text:span><text:span text:style-name="_31_77">d</text:span><text:span text:style-name="_31_"> </text:span><text:span text:style-name="_31_10">i</text:span><text:span text:style-name="_31_70">t</text:span><text:span text:style-name="_31_"> </text:span><text:span text:style-name="_31_02">w</text:span><text:span text:style-name="_31_95">a</text:span><text:span text:style-name="_35_1">s</text:span><text:span text:style-name="_37_6"> </text:span><text:span text:style-name="_31_71">e</text:span><text:span text:style-name="_36_9">a</text:span><text:span text:style-name="_31_19">s</text:span><text:span text:style-name="_31_92">i</text:span><text:span text:style-name="_35_1">l</text:span><text:span text:style-name="_31_19">y</text:span><text:span text:style-name="_31_51"> </text:span><text:span text:style-name="_32_7">f</text:span><text:span text:style-name="_31_13">i</text:span><text:span text:style-name="_32_09">x</text:span><text:span text:style-name="_32_9">e</text:span><text:span text:style-name="_31_32">d</text:span><text:span text:style-name="_32_21">.</text:span><text:span text:style-name="_31_"> </text:span><text:span text:style-name="_31_44">S</text:span><text:span text:style-name="_32_15">o</text:span><text:span text:style-name="_31_"> </text:span><text:span text:style-name="_31_01">h</text:span><text:span text:style-name="_31_89">e</text:span><text:span text:style-name="_31_"> </text:span><text:span text:style-name="_31_11">o</text:span><text:span text:style-name="_32_24">v</text:span><text:span text:style-name="_35_3">e</text:span><text:span text:style-name="_31_50">r</text:span><text:span text:style-name="_31_85">h</text:span><text:span text:style-name="_35_9">a</text:span><text:span text:style-name="_31_28">u</text:span><text:span text:style-name="_32_15">l</text:span><text:span text:style-name="_37_4">e</text:span><text:span text:style-name="_31_41">d</text:span><text:span text:style-name="_31_51"> </text:span><text:span text:style-name="_36_8">t</text:span><text:span text:style-name="_31_43">h</text:span><text:span text:style-name="_31_71">e</text:span><text:span text:style-name="_31_"> </text:span><text:span text:style-name="_39_6">n</text:span><text:span text:style-name="_32_19">u</text:span><text:span text:style-name="_35_4">r</text:span><text:span text:style-name="_31_17">s</text:span><text:span text:style-name="_31_71">e</text:span><text:span text:style-name="_34_2">r</text:span><text:span text:style-name="_31_43">y</text:span><text:span text:style-name="_31_51"> </text:span><text:span text:style-name="_35_7">w</text:span><text:span text:style-name="_31_02">i</text:span><text:span text:style-name="_32_16">n</text:span><text:span text:style-name="_34_4">d</text:span><text:span text:style-name="_31_26">o</text:span><text:span text:style-name="_32_22">w</text:span><text:span text:style-name="_33_0">,</text:span><text:span text:style-name="_37_6"> </text:span><text:span text:style-name="_31_77">c</text:span><text:span text:style-name="_34_4">h</text:span><text:span text:style-name="_31_41">a</text:span><text:span text:style-name="_31_76">r</text:span><text:span text:style-name="_34_5">g</text:span><text:span text:style-name="_31_14">e</text:span><text:span text:style-name="_31_88">d</text:span><text:span text:style-name="_31_"> </text:span><text:span text:style-name="_39_8">a</text:span><text:span text:style-name="_31_51"> </text:span><text:span text:style-name="_34_4">r</text:span><text:span text:style-name="_31_14">e</text:span><text:span text:style-name="_32_25">m</text:span><text:span text:style-name="_33_8">u</text:span><text:span text:style-name="_31_17">n</text:span><text:span text:style-name="_31_91">e</text:span><text:span text:style-name="_36_9">r</text:span><text:span text:style-name="_31_31">a</text:span><text:span text:style-name="_31_94">t</text:span><text:span text:style-name="_36_6">i</text:span><text:span text:style-name="_31_05">v</text:span><text:span text:style-name="_32_04">e</text:span><text:span text:style-name="_31_"> </text:span><text:span text:style-name="_31_40">f</text:span><text:span text:style-name="_32_18">i</text:span><text:span text:style-name="_35_0">g</text:span><text:span text:style-name="_31_01">u</text:span><text:span text:style-name="_31_71">r</text:span><text:span text:style-name="_33_0">e</text:span><text:span text:style-name="_37_6"> </text:span><text:span text:style-name="_31_89">f</text:span><text:span text:style-name="_32_3">o</text:span><text:span text:style-name="_31_50">r</text:span><text:span text:style-name="_31_51"> </text:span><text:span text:style-name="_35_3">i</text:span><text:span text:style-name="_31_29">t</text:span><text:span text:style-name="_31_92">,</text:span><text:span text:style-name="_31_"> </text:span><text:span text:style-name="_31_29">a</text:span><text:span text:style-name="_31_92">n</text:span><text:span text:style-name="_34_4">d</text:span><text:span text:style-name="_37_6"> </text:span><text:span text:style-name="_31_80">d</text:span><text:span text:style-name="_34_4">e</text:span><text:span text:style-name="_31_25">p</text:span><text:span text:style-name="_31_71">a</text:span><text:span text:style-name="_32_6">r</text:span><text:span text:style-name="_39_5">t</text:span><text:span text:style-name="_32_03">e</text:span><text:span text:style-name="_36_8">d</text:span><text:span text:style-name="_31_50">.</text:span></text:p>
      <text:p text:style-name="P1"><text:span text:style-name="_32_1">"</text:span><text:span text:style-name="_31_04">W</text:span><text:span text:style-name="_31_91">h</text:span><text:span text:style-name="_35_6">a</text:span><text:span text:style-name="_31_40">t</text:span><text:span text:style-name="_31_51"> </text:span><text:span text:style-name="_32_3">w</text:span><text:span text:style-name="_39_8">e</text:span><text:span text:style-name="_31_51"> </text:span><text:span text:style-name="_35_3">s</text:span><text:span text:style-name="_31_14">u</text:span><text:span text:style-name="_32_01">f</text:span><text:span text:style-name="_32_7">f</text:span><text:span text:style-name="_31_11">e</text:span><text:span text:style-name="_32_15">r</text:span><text:span text:style-name="_34_4">e</text:span><text:span text:style-name="_31_29">d</text:span><text:span text:style-name="_31_51"> </text:span><text:span text:style-name="_34_2">f</text:span><text:span text:style-name="_31_10">r</text:span><text:span text:style-name="_32_04">o</text:span><text:span text:style-name="_35_4">m</text:span><text:span text:style-name="_37_6"> </text:span><text:span text:style-name="_31_79">f</text:span><text:span text:style-name="_33_6">a</text:span><text:span text:style-name="_39_6">l</text:span><text:span text:style-name="_32_03">s</text:span><text:span text:style-name="_37_2">e</text:span><text:span text:style-name="_37_6"> </text:span><text:span text:style-name="_31_85">a</text:span><text:span text:style-name="_37_2">l</text:span><text:span text:style-name="_31_35">a</text:span><text:span text:style-name="_32_24">r</text:span><text:span text:style-name="_37_5">m</text:span><text:span text:style-name="_31_46">s</text:span><text:span text:style-name="_31_51"> </text:span><text:span text:style-name="_36_8">f</text:span><text:span text:style-name="_31_11">o</text:span><text:span text:style-name="_32_15">r</text:span><text:span text:style-name="_31_"> </text:span><text:span text:style-name="_31_31">t</text:span><text:span text:style-name="_31_73">h</text:span><text:span text:style-name="_32_6">e</text:span><text:span text:style-name="_37_6"> </text:span><text:span text:style-name="_32_09">n</text:span><text:span text:style-name="_37_5">e</text:span><text:span text:style-name="_31_14">x</text:span><text:span text:style-name="_32_04">t</text:span><text:span text:style-name="_31_"> </text:span><text:span text:style-name="_31_47">t</text:span><text:span text:style-name="_31_71">h</text:span><text:span text:style-name="_35_4">r</text:span><text:span text:style-name="_39_8">e</text:span><text:span text:style-name="_32_22">e</text:span><text:span text:style-name="_31_"> </text:span><text:span text:style-name="_31_31">y</text:span><text:span text:style-name="_31_89">e</text:span><text:span text:style-name="_37_1">a</text:span><text:span text:style-name="_31_28">r</text:span><text:span text:style-name="_32_03">s</text:span><text:span text:style-name="_31_"> </text:span><text:span text:style-name="_31_44">n</text:span><text:span text:style-name="_31_73">o</text:span><text:span text:style-name="_31_"> </text:span><text:span text:style-name="_31_19">s</text:span><text:span text:style-name="_31_85">t</text:span><text:span text:style-name="_36_6">y</text:span><text:span text:style-name="_31_35">l</text:span><text:span text:style-name="_31_86">o</text:span><text:span text:style-name="_32_4">g</text:span><text:span text:style-name="_31_10">r</text:span><text:span text:style-name="_31_91">a</text:span><text:span text:style-name="_32_1">p</text:span><text:span text:style-name="_31_16">h</text:span><text:span text:style-name="_32_01">i</text:span><text:span text:style-name="_32_0">c</text:span><text:span text:style-name="_37_6"> </text:span><text:span text:style-name="_32_04">p</text:span><text:span text:style-name="_37_5">e</text:span><text:span text:style-name="_31_01">n</text:span><text:span text:style-name="_31_51"> </text:span><text:span text:style-name="_34_1">c</text:span><text:span text:style-name="_39_5">a</text:span><text:span text:style-name="_31_86">n</text:span><text:span text:style-name="_31_"> </text:span><text:span text:style-name="_31_43">d</text:span><text:span text:style-name="_31_73">e</text:span><text:span text:style-name="_32_0">s</text:span><text:span text:style-name="_31_29">c</text:span><text:span text:style-name="_32_09">r</text:span><text:span text:style-name="_32_9">i</text:span><text:span text:style-name="_31_41">b</text:span><text:span text:style-name="_32_06">e</text:span><text:span text:style-name="_35_3">.</text:span><text:span text:style-name="_37_6"> </text:span><text:span text:style-name="_31_70">D</text:span><text:span text:style-name="_37_5">u</text:span><text:span text:style-name="_31_10">r</text:span><text:span text:style-name="_32_09">i</text:span><text:span text:style-name="_35_7">n</text:span><text:span text:style-name="_31_28">g</text:span><text:span text:style-name="_31_51"> </text:span><text:span text:style-name="_33_6">t</text:span><text:span text:style-name="_31_19">h</text:span><text:span text:style-name="_31_86">e</text:span><text:span text:style-name="_31_"> </text:span><text:span text:style-name="_39_5">n</text:span><text:span text:style-name="_32_25">e</text:span><text:span text:style-name="_35_3">x</text:span><text:span text:style-name="_31_01">t</text:span><text:span text:style-name="_31_51"> </text:span><text:span text:style-name="_35_1">t</text:span><text:span text:style-name="_31_05">h</text:span><text:span text:style-name="_31_80">r</text:span><text:span text:style-name="_33_0">e</text:span><text:span text:style-name="_31_17">e</text:span><text:span text:style-name="_31_51"> </text:span><text:span text:style-name="_35_3">m</text:span><text:span text:style-name="_31_02">o</text:span><text:span text:style-name="_31_92">n</text:span><text:span text:style-name="_32_0">t</text:span><text:span text:style-name="_31_11">h</text:span><text:span text:style-name="_31_79">s</text:span><text:span text:style-name="_31_"> </text:span><text:span text:style-name="_39_8">I</text:span><text:span text:style-name="_31_51"> </text:span><text:span text:style-name="_32_4">a</text:span><text:span text:style-name="_31_11">l</text:span><text:span text:style-name="_31_92">w</text:span><text:span text:style-name="_33_8">a</text:span><text:span text:style-name="_31_31">y</text:span><text:span text:style-name="_31_86">s</text:span><text:span text:style-name="_31_"> </text:span><text:span text:style-name="_39_8">f</text:span><text:span text:style-name="_32_21">l</text:span><text:span text:style-name="_32_6">e</text:span><text:span text:style-name="_31_35">w</text:span><text:span text:style-name="_31_51"> </text:span><text:span text:style-name="_35_1">w</text:span><text:span text:style-name="_31_29">i</text:span><text:span text:style-name="_31_74">t</text:span><text:span text:style-name="_33_8">h</text:span><text:span text:style-name="_37_6"> </text:span><text:span text:style-name="_32_19">m</text:span><text:span text:style-name="_35_6">y</text:span><text:span text:style-name="_37_6"> </text:span><text:span text:style-name="_32_25">g</text:span><text:span text:style-name="_35_1">u</text:span><text:span text:style-name="_31_17">n</text:span><text:span text:style-name="_31_51"> </text:span><text:span text:style-name="_35_7">t</text:span><text:span text:style-name="_31_11">o</text:span><text:span text:style-name="_31_51"> </text:span><text:span text:style-name="_37_5">t</text:span><text:span text:style-name="_31_04">h</text:span><text:span text:style-name="_31_74">e</text:span><text:span text:style-name="_31_"> </text:span><text:span text:style-name="_39_8">r</text:span><text:span text:style-name="_32_22">o</text:span><text:span text:style-name="_35_3">o</text:span><text:span text:style-name="_31_26">m</text:span><text:span text:style-name="_31_51"> </text:span><text:span text:style-name="_33_6">i</text:span><text:span text:style-name="_31_19">n</text:span><text:span text:style-name="_32_25">d</text:span><text:span text:style-name="_36_8">i</text:span><text:span text:style-name="_31_35">c</text:span><text:span text:style-name="_32_21">a</text:span><text:span text:style-name="_33_5">t</text:span><text:span text:style-name="_31_01">e</text:span><text:span text:style-name="_31_79">d</text:span><text:span text:style-name="_36_9">,</text:span><text:span text:style-name="_37_6"> </text:span><text:span text:style-name="_32_21">a</text:span><text:span text:style-name="_37_4">n</text:span><text:span text:style-name="_31_04">d</text:span><text:span text:style-name="_31_51"> </text:span><text:span text:style-name="_32_9">t</text:span><text:span text:style-name="_31_04">h</text:span><text:span text:style-name="_31_71">e</text:span><text:span text:style-name="_31_"> </text:span><text:span text:style-name="_31_26">c</text:span><text:span text:style-name="_32_06">o</text:span><text:span text:style-name="_35_0">a</text:span><text:span text:style-name="_39_5">c</text:span><text:span text:style-name="_32_00">h</text:span><text:span text:style-name="_33_6">m</text:span><text:span text:style-name="_31_31">a</text:span><text:span text:style-name="_32_10">n</text:span><text:span text:style-name="_31_"> </text:span><text:span text:style-name="_31_20">a</text:span><text:span text:style-name="_32_18">l</text:span><text:span text:style-name="_32_9">w</text:span><text:span text:style-name="_31_11">a</text:span><text:span text:style-name="_31_95">y</text:span><text:span text:style-name="_32_1">s</text:span><text:span text:style-name="_37_6"> </text:span><text:span text:style-name="_31_94">s</text:span><text:span text:style-name="_36_5">a</text:span><text:span text:style-name="_31_19">l</text:span><text:span text:style-name="_32_16">l</text:span><text:span text:style-name="_36_5">i</text:span><text:span text:style-name="_31_05">e</text:span><text:span text:style-name="_32_06">d</text:span><text:span text:style-name="_31_"> </text:span><text:span text:style-name="_31_16">f</text:span><text:span text:style-name="_32_00">o</text:span><text:span text:style-name="_34_1">r</text:span><text:span text:style-name="_31_10">t</text:span><text:span text:style-name="_31_88">h</text:span><text:span text:style-name="_31_"> </text:span><text:span text:style-name="_31_26">w</text:span><text:span text:style-name="_32_19">i</text:span><text:span text:style-name="_33_9">t</text:span><text:span text:style-name="_31_29">h</text:span><text:span text:style-name="_31_51"> </text:span><text:span text:style-name="_36_6">h</text:span><text:span text:style-name="_31_46">i</text:span><text:span text:style-name="_32_25">s</text:span><text:span text:style-name="_31_"> </text:span><text:span text:style-name="_31_25">b</text:span><text:span text:style-name="_32_24">a</text:span><text:span text:style-name="_34_2">t</text:span><text:span text:style-name="_31_44">t</text:span><text:span text:style-name="_32_04">e</text:span><text:span text:style-name="_32_6">r</text:span><text:span text:style-name="_39_5">y</text:span><text:span text:style-name="_31_51"> </text:span><text:span text:style-name="_32_6">t</text:span><text:span text:style-name="_39_5">o</text:span><text:span text:style-name="_31_51"> </text:span><text:span text:style-name="_37_4">s</text:span><text:span text:style-name="_31_47">u</text:span><text:span text:style-name="_31_95">p</text:span><text:span text:style-name="_32_1">p</text:span><text:span text:style-name="_39_6">o</text:span><text:span text:style-name="_31_77">r</text:span><text:span text:style-name="_33_9">t</text:span><text:span text:style-name="_37_6"> </text:span><text:span text:style-name="_32_01">m</text:span><text:span text:style-name="_32_7">e</text:span><text:span text:style-name="_39_9">.</text:span><text:span text:style-name="_31_51"> </text:span><text:span text:style-name="_32_9">B</text:span><text:span text:style-name="_31_50">u</text:span><text:span text:style-name="_31_88">t</text:span><text:span text:style-name="_31_"> </text:span><text:span text:style-name="_31_19">t</text:span><text:span text:style-name="_31_77">h</text:span><text:span text:style-name="_32_3">e</text:span><text:span text:style-name="_31_19">r</text:span><text:span text:style-name="_31_86">e</text:span><text:span text:style-name="_31_"> </text:span><text:span text:style-name="_31_43">w</text:span><text:span text:style-name="_32_03">a</text:span><text:span text:style-name="_35_7">s</text:span><text:span text:style-name="_37_6"> </text:span><text:span text:style-name="_31_91">n</text:span><text:span text:style-name="_35_4">e</text:span><text:span text:style-name="_39_8">v</text:span><text:span text:style-name="_31_71">e</text:span><text:span text:style-name="_35_1">r</text:span><text:span text:style-name="_37_6"> </text:span><text:span text:style-name="_32_01">a</text:span><text:span text:style-name="_36_5">n</text:span><text:span text:style-name="_39_6">y</text:span><text:span text:style-name="_32_06">t</text:span><text:span text:style-name="_36_0">h</text:span><text:span text:style-name="_31_34">i</text:span><text:span text:style-name="_31_71">n</text:span><text:span text:style-name="_32_3">g</text:span><text:span text:style-name="_37_6"> </text:span><text:span text:style-name="_32_25">t</text:span><text:span text:style-name="_32_6">o</text:span><text:span text:style-name="_37_6"> </text:span><text:span text:style-name="_31_86">s</text:span><text:span text:style-name="_34_2">h</text:span><text:span text:style-name="_31_46">o</text:span><text:span text:style-name="_32_07">o</text:span><text:span text:style-name="_33_6">t</text:span><text:span text:style-name="_37_6"> </text:span><text:span text:style-name="_31_88">a</text:span><text:span text:style-name="_34_5">t</text:span>--<text:span text:style-name="_33_0">w</text:span><text:span text:style-name="_31_11">i</text:span><text:span text:style-name="_32_00">n</text:span><text:span text:style-name="_33_5">d</text:span><text:span text:style-name="_31_31">o</text:span><text:span text:style-name="_31_73">w</text:span><text:span text:style-name="_35_7">s</text:span><text:span text:style-name="_37_6"> </text:span><text:span text:style-name="_32_22">a</text:span><text:span text:style-name="_36_0">l</text:span><text:span text:style-name="_31_50">l</text:span><text:span text:style-name="_31_51"> </text:span><text:span text:style-name="_34_1">t</text:span><text:span text:style-name="_31_19">i</text:span><text:span text:style-name="_31_80">g</text:span><text:span text:style-name="_37_1">h</text:span><text:span text:style-name="_31_29">t</text:span><text:span text:style-name="_31_51"> </text:span><text:span text:style-name="_32_3">a</text:span><text:span text:style-name="_31_44">n</text:span><text:span text:style-name="_31_73">d</text:span><text:span text:style-name="_31_"> </text:span><text:span text:style-name="_31_14">s</text:span><text:span text:style-name="_31_95">e</text:span><text:span text:style-name="_35_7">c</text:span><text:span text:style-name="_39_8">u</text:span><text:span text:style-name="_32_04">r</text:span><text:span text:style-name="_33_9">e</text:span><text:span text:style-name="_31_46">.</text:span><text:span text:style-name="_31_51"> </text:span><text:span text:style-name="_35_1">W</text:span><text:span text:style-name="_31_26">e</text:span><text:span text:style-name="_31_51"> </text:span><text:span text:style-name="_34_2">a</text:span><text:span text:style-name="_31_31">l</text:span><text:span text:style-name="_31_73">w</text:span><text:span text:style-name="_37_5">a</text:span><text:span text:style-name="_31_11">y</text:span><text:span text:style-name="_31_86">s</text:span><text:span text:style-name="_31_"> </text:span><text:span text:style-name="_31_16">s</text:span><text:span text:style-name="_32_06">e</text:span><text:span text:style-name="_34_5">n</text:span><text:span text:style-name="_39_5">t</text:span><text:span text:style-name="_31_51"> </text:span><text:span text:style-name="_33_5">d</text:span><text:span text:style-name="_31_04">o</text:span><text:span text:style-name="_32_03">w</text:span><text:span text:style-name="_35_4">n</text:span><text:span text:style-name="_37_6"> </text:span><text:span text:style-name="_32_15">f</text:span><text:span text:style-name="_35_4">o</text:span><text:span text:style-name="_31_46">r</text:span><text:span text:style-name="_31_51"> </text:span><text:span text:style-name="_33_0">t</text:span><text:span text:style-name="_31_20">h</text:span><text:span text:style-name="_32_09">e</text:span><text:span text:style-name="_31_"> </text:span><text:span text:style-name="_31_46">e</text:span><text:span text:style-name="_31_94">x</text:span><text:span text:style-name="_36_5">p</text:span><text:span text:style-name="_31_41">e</text:span><text:span text:style-name="_32_07">r</text:span><text:span text:style-name="_33_0">t</text:span><text:span text:style-name="_37_6"> </text:span><text:span text:style-name="_31_79">n</text:span><text:span text:style-name="_36_5">e</text:span><text:span text:style-name="_31_34">x</text:span><text:span text:style-name="_31_89">t</text:span><text:span text:style-name="_31_"> </text:span><text:span text:style-name="_31_41">d</text:span><text:span text:style-name="_31_94">a</text:span><text:span text:style-name="_35_6">y</text:span><text:span text:style-name="_39_8">,</text:span><text:span text:style-name="_31_51"> </text:span><text:span text:style-name="_36_6">a</text:span><text:span text:style-name="_31_35">n</text:span><text:span text:style-name="_32_04">d</text:span><text:span text:style-name="_31_"> </text:span><text:span text:style-name="_31_19">h</text:span><text:span text:style-name="_31_86">e</text:span><text:span text:style-name="_31_"> </text:span><text:span text:style-name="_31_29">f</text:span><text:span text:style-name="_31_89">i</text:span><text:span text:style-name="_32_1">x</text:span><text:span text:style-name="_31_20">e</text:span><text:span text:style-name="_31_79">d</text:span><text:span text:style-name="_31_"> </text:span><text:span text:style-name="_39_8">t</text:span><text:span text:style-name="_32_06">h</text:span><text:span text:style-name="_35_9">o</text:span><text:span text:style-name="_31_50">s</text:span><text:span text:style-name="_32_21">e</text:span><text:span text:style-name="_31_"> </text:span><text:span text:style-name="_31_28">p</text:span><text:span text:style-name="_32_07">a</text:span><text:span text:style-name="_33_6">r</text:span><text:span text:style-name="_31_25">t</text:span><text:span text:style-name="_32_00">i</text:span><text:span text:style-name="_37_5">c</text:span><text:span text:style-name="_31_11">u</text:span><text:span text:style-name="_32_18">l</text:span><text:span text:style-name="_36_0">a</text:span><text:span text:style-name="_31_25">r</text:span><text:span text:style-name="_31_51"> </text:span><text:span text:style-name="_37_1">w</text:span><text:span text:style-name="_31_01">i</text:span><text:span text:style-name="_32_07">n</text:span><text:span text:style-name="_35_3">d</text:span><text:span text:style-name="_31_02">o</text:span><text:span text:style-name="_31_73">w</text:span><text:span text:style-name="_34_4">s</text:span><text:span text:style-name="_37_6"> </text:span><text:span text:style-name="_31_85">s</text:span><text:span text:style-name="_36_6">o</text:span><text:span text:style-name="_37_6"> </text:span><text:span text:style-name="_32_22">t</text:span><text:span text:style-name="_35_7">h</text:span><text:span text:style-name="_39_5">e</text:span><text:span text:style-name="_31_71">y</text:span><text:span text:style-name="_31_"> </text:span><text:span text:style-name="_31_02">w</text:span><text:span text:style-name="_31_70">o</text:span><text:span text:style-name="_35_1">u</text:span><text:span text:style-name="_39_9">l</text:span><text:span text:style-name="_31_74">d</text:span><text:span text:style-name="_31_"> </text:span><text:span text:style-name="_31_20">k</text:span><text:span text:style-name="_32_18">e</text:span><text:span text:style-name="_37_1">e</text:span><text:span text:style-name="_39_5">p</text:span><text:span text:style-name="_31_51"> </text:span><text:span text:style-name="_32_4">q</text:span><text:span text:style-name="_31_40">u</text:span><text:span text:style-name="_32_09">i</text:span><text:span text:style-name="_36_5">e</text:span><text:span text:style-name="_31_44">t</text:span><text:span text:style-name="_31_51"> </text:span><text:span text:style-name="_32_4">a</text:span><text:span text:style-name="_37_6"> </text:span><text:span text:style-name="_32_24">w</text:span><text:span text:style-name="_34_2">e</text:span><text:span text:style-name="_31_32">e</text:span><text:span text:style-name="_31_86">k</text:span><text:span text:style-name="_31_"> </text:span><text:span text:style-name="_31_10">o</text:span><text:span text:style-name="_32_16">r</text:span><text:span text:style-name="_31_"> </text:span><text:span text:style-name="_31_14">s</text:span><text:span text:style-name="_32_19">o</text:span><text:span text:style-name="_35_1">,</text:span><text:span text:style-name="_37_6"> </text:span><text:span text:style-name="_32_19">a</text:span><text:span text:style-name="_32_4">n</text:span><text:span text:style-name="_31_29">d</text:span><text:span text:style-name="_31_51"> </text:span><text:span text:style-name="_32_1">a</text:span><text:span text:style-name="_31_29">l</text:span><text:span text:style-name="_31_79">w</text:span><text:span text:style-name="_32_4">a</text:span><text:span text:style-name="_31_11">y</text:span><text:span text:style-name="_32_22">s</text:span><text:span text:style-name="_31_"> </text:span><text:span text:style-name="_31_44">r</text:span><text:span text:style-name="_32_24">e</text:span><text:span text:style-name="_32_9">m</text:span><text:span text:style-name="_31_35">e</text:span><text:span text:style-name="_31_89">m</text:span><text:span text:style-name="_34_5">b</text:span><text:span text:style-name="_31_29">e</text:span><text:span text:style-name="_31_74">r</text:span><text:span text:style-name="_37_5">e</text:span><text:span text:style-name="_31_02">d</text:span><text:span text:style-name="_31_51"> </text:span><text:span text:style-name="_32_4">t</text:span><text:span text:style-name="_39_9">o</text:span><text:span text:style-name="_31_51"> </text:span><text:span text:style-name="_34_5">s</text:span><text:span text:style-name="_31_01">e</text:span><text:span text:style-name="_31_86">n</text:span><text:span text:style-name="_37_5">d</text:span><text:span text:style-name="_37_6"> </text:span><text:span text:style-name="_32_09">u</text:span><text:span text:style-name="_32_7">s</text:span><text:span text:style-name="_37_6"> </text:span><text:span text:style-name="_32_19">a</text:span><text:span text:style-name="_31_"> </text:span><text:span text:style-name="_31_32">b</text:span><text:span text:style-name="_32_07">i</text:span><text:span text:style-name="_36_5">l</text:span><text:span text:style-name="_39_8">l</text:span><text:span text:style-name="_31_51"> </text:span><text:span text:style-name="_36_0">a</text:span><text:span text:style-name="_31_50">b</text:span><text:span text:style-name="_31_88">o</text:span><text:span text:style-name="_36_8">u</text:span><text:span text:style-name="_31_05">t</text:span><text:span text:style-name="_31_51"> </text:span><text:span text:style-name="_36_0">l</text:span><text:span text:style-name="_31_11">i</text:span><text:span text:style-name="_32_03">k</text:span><text:span text:style-name="_33_0">e</text:span><text:span text:style-name="_37_6"> </text:span><text:span text:style-name="_31_79">t</text:span><text:span text:style-name="_33_0">h</text:span><text:span text:style-name="_31_32">i</text:span><text:span text:style-name="_31_77">s</text:span><text:span text:style-name="_34_4">:</text:span></text:p>
      <text:p text:style-name="P1"><text:span text:style-name="_32_25">W</text:span><text:span text:style-name="_34_2">i</text:span><text:span text:style-name="_31_49">r</text:span><text:span text:style-name="_31_79">e</text:span><text:span text:style-name="_31_"> </text:span><text:span text:style-name="_31_35">$</text:span><text:span text:style-name="_31_73">2</text:span><text:span text:style-name="_32_6">.</text:span><text:span text:style-name="_31_28">1</text:span><text:span text:style-name="_31_92">5</text:span></text:p>
      <text:p text:style-name="P1"><text:span text:style-name="_31_47">N</text:span><text:span text:style-name="_32_18">i</text:span><text:span text:style-name="_35_9">p</text:span><text:span text:style-name="_39_9">p</text:span><text:span text:style-name="_31_85">l</text:span><text:span text:style-name="_35_3">e</text:span><text:span text:style-name="_37_6"> </text:span><text:span text:style-name="_31_80">.</text:span><text:span text:style-name="_33_9">7</text:span><text:span text:style-name="_31_43">5</text:span></text:p>
      <text:p text:style-name="P1"><text:span text:style-name="_32_9">T</text:span><text:span text:style-name="_31_16">w</text:span><text:span text:style-name="_32_06">o</text:span><text:span text:style-name="_31_"> </text:span><text:span text:style-name="_31_50">h</text:span><text:span text:style-name="_31_73">o</text:span><text:span text:style-name="_32_6">u</text:span><text:span text:style-name="_31_01">r</text:span><text:span text:style-name="_32_00">s</text:span><text:span text:style-name="_37_2">'</text:span><text:span text:style-name="_37_6"> </text:span><text:span text:style-name="_31_71">l</text:span><text:span text:style-name="_34_1">a</text:span><text:span text:style-name="_31_20">b</text:span><text:span text:style-name="_31_77">o</text:span><text:span text:style-name="_33_6">r</text:span><text:span text:style-name="_37_6"> </text:span><text:span text:style-name="_32_15">1</text:span><text:span text:style-name="_33_0">.</text:span><text:span text:style-name="_39_8">5</text:span><text:span text:style-name="_32_15">0</text:span></text:p>
      <text:p text:style-name="P1"><text:span text:style-name="_39_6">W</text:span><text:span text:style-name="_31_86">a</text:span><text:span text:style-name="_36_6">x</text:span><text:span text:style-name="_37_6"> </text:span><text:span text:style-name="_32_07">.</text:span><text:span text:style-name="_33_0">4</text:span><text:span text:style-name="_31_41">7</text:span></text:p>
      <text:p text:style-name="P1"><text:span text:style-name="_37_5">T</text:span><text:span text:style-name="_31_46">a</text:span><text:span text:style-name="_31_74">p</text:span><text:span text:style-name="_32_6">e</text:span><text:span text:style-name="_37_6"> </text:span><text:span text:style-name="_32_04">.</text:span><text:span text:style-name="_35_3">3</text:span><text:span text:style-name="_31_44">4</text:span></text:p>
      <text:p text:style-name="P1"><text:span text:style-name="_34_4">S</text:span><text:span text:style-name="_31_19">c</text:span><text:span text:style-name="_31_94">r</text:span><text:span text:style-name="_32_0">e</text:span><text:span text:style-name="_31_05">w</text:span><text:span text:style-name="_31_80">s</text:span><text:span text:style-name="_31_"> </text:span><text:span text:style-name="_39_8">.</text:span><text:span text:style-name="_31_71">1</text:span><text:span text:style-name="_35_3">5</text:span></text:p>
      <text:p text:style-name="P1"><text:span text:style-name="_32_18">R</text:span><text:span text:style-name="_37_1">e</text:span><text:span text:style-name="_31_26">c</text:span><text:span text:style-name="_32_10">h</text:span><text:span text:style-name="_34_5">a</text:span><text:span text:style-name="_31_49">r</text:span><text:span text:style-name="_32_15">g</text:span><text:span text:style-name="_32_9">i</text:span><text:span text:style-name="_31_31">n</text:span><text:span text:style-name="_32_03">g</text:span><text:span text:style-name="_31_"> </text:span><text:span text:style-name="_31_49">b</text:span><text:span text:style-name="_32_01">a</text:span><text:span text:style-name="_35_0">t</text:span><text:span text:style-name="_31_43">t</text:span><text:span text:style-name="_32_10">e</text:span><text:span text:style-name="_32_4">r</text:span><text:span text:style-name="_31_40">y</text:span><text:span text:style-name="_31_51"> </text:span><text:span text:style-name="_32_0">.</text:span><text:span text:style-name="_31_10">9</text:span><text:span text:style-name="_31_86">8</text:span></text:p>
      <text:p text:style-name="P1"><text:span text:style-name="_31_16">T</text:span><text:span text:style-name="_32_04">h</text:span><text:span text:style-name="_36_0">r</text:span><text:span text:style-name="_31_47">e</text:span><text:span text:style-name="_31_86">e</text:span><text:span text:style-name="_31_"> </text:span><text:span text:style-name="_31_40">h</text:span><text:span text:style-name="_31_76">o</text:span><text:span text:style-name="_33_6">u</text:span><text:span text:style-name="_39_8">r</text:span><text:span text:style-name="_31_73">s</text:span><text:span text:style-name="_34_5">'</text:span><text:span text:style-name="_37_6"> </text:span><text:span text:style-name="_32_22">l</text:span><text:span text:style-name="_35_3">a</text:span><text:span text:style-name="_31_49">b</text:span><text:span text:style-name="_31_86">o</text:span><text:span text:style-name="_34_2">r</text:span><text:span text:style-name="_37_6"> </text:span><text:span text:style-name="_31_70">2</text:span><text:span text:style-name="_37_2">.</text:span><text:span text:style-name="_31_11">2</text:span><text:span text:style-name="_32_01">5</text:span></text:p>
      <text:p text:style-name="P1"><text:span text:style-name="_31_47">S</text:span><text:span text:style-name="_32_24">t</text:span><text:span text:style-name="_35_3">r</text:span><text:span text:style-name="_39_8">i</text:span><text:span text:style-name="_31_80">n</text:span><text:span text:style-name="_34_2">g</text:span><text:span text:style-name="_37_6"> </text:span><text:span text:style-name="_32_19">.</text:span><text:span text:style-name="_37_4">0</text:span><text:span text:style-name="_31_31">2</text:span></text:p>
      <text:p text:style-name="P1"><text:span text:style-name="_36_8">L</text:span><text:span text:style-name="_39_9">a</text:span><text:span text:style-name="_31_80">r</text:span><text:span text:style-name="_33_6">d</text:span><text:span text:style-name="_37_6"> </text:span><text:span text:style-name="_32_10">.</text:span><text:span text:style-name="_35_6">6</text:span><text:span text:style-name="_31_11">6</text:span></text:p>
      <text:p text:style-name="P1"><text:span text:style-name="_36_8">P</text:span><text:span text:style-name="_31_01">o</text:span><text:span text:style-name="_31_95">n</text:span><text:span text:style-name="_36_8">d</text:span><text:span text:style-name="_31_25">'</text:span><text:span text:style-name="_32_09">s</text:span><text:span text:style-name="_31_"> </text:span><text:span text:style-name="_31_29">E</text:span><text:span text:style-name="_32_03">x</text:span><text:span text:style-name="_37_1">t</text:span><text:span text:style-name="_31_43">r</text:span><text:span text:style-name="_31_95">a</text:span><text:span text:style-name="_32_9">c</text:span><text:span text:style-name="_31_11">t</text:span><text:span text:style-name="_31_74">.</text:span><text:span text:style-name="_31_"> </text:span><text:span text:style-name="_31_29">1</text:span><text:span text:style-name="_31_92">.</text:span><text:span text:style-name="_33_5">2</text:span><text:span text:style-name="_31_14">5</text:span></text:p>
      <text:p text:style-name="P1"><text:span text:style-name="_32_3">S</text:span><text:span text:style-name="_31_26">p</text:span><text:span text:style-name="_31_73">r</text:span><text:span text:style-name="_32_4">i</text:span><text:span text:style-name="_31_19">n</text:span><text:span text:style-name="_31_91">g</text:span><text:span text:style-name="_35_0">s</text:span><text:span text:style-name="_37_6"> </text:span><text:span text:style-name="_31_85">a</text:span><text:span text:style-name="_36_8">t</text:span><text:span text:style-name="_37_6"> </text:span><text:span text:style-name="_31_71">5</text:span><text:span text:style-name="_35_4">0</text:span><text:span text:style-name="_37_6"> </text:span><text:span text:style-name="_32_15">2</text:span><text:span text:style-name="_35_1">.</text:span><text:span text:style-name="_31_14">0</text:span><text:span text:style-name="_31_95">0</text:span></text:p>
      <text:p text:style-name="P1"><text:span text:style-name="_31_04">R</text:span><text:span text:style-name="_32_04">a</text:span><text:span text:style-name="_32_3">i</text:span><text:span text:style-name="_31_14">l</text:span><text:span text:style-name="_31_73">r</text:span><text:span text:style-name="_32_9">o</text:span><text:span text:style-name="_31_29">a</text:span><text:span text:style-name="_32_19">d</text:span><text:span text:style-name="_31_"> </text:span><text:span text:style-name="_31_04">f</text:span><text:span text:style-name="_32_00">a</text:span><text:span text:style-name="_32_0">r</text:span><text:span text:style-name="_31_28">e</text:span><text:span text:style-name="_32_06">s</text:span><text:span text:style-name="_31_"> </text:span><text:span text:style-name="_31_50">7</text:span><text:span text:style-name="_32_09">.</text:span><text:span text:style-name="_34_2">2</text:span><text:span text:style-name="_31_20">5</text:span></text:p>
      <text:p text:style-name="P1"><text:span text:style-name="_32_6">"</text:span><text:span text:style-name="_31_10">A</text:span><text:span text:style-name="_31_95">t</text:span><text:span text:style-name="_31_"> </text:span><text:span text:style-name="_39_8">l</text:span><text:span text:style-name="_31_85">e</text:span><text:span text:style-name="_33_9">n</text:span><text:span text:style-name="_31_16">g</text:span><text:span text:style-name="_32_18">t</text:span><text:span text:style-name="_34_2">h</text:span><text:span text:style-name="_37_6"> </text:span><text:span text:style-name="_32_15">a</text:span><text:span text:style-name="_31_"> </text:span><text:span text:style-name="_31_32">p</text:span><text:span text:style-name="_31_86">e</text:span><text:span text:style-name="_32_0">r</text:span><text:span text:style-name="_39_8">f</text:span><text:span text:style-name="_31_71">e</text:span><text:span text:style-name="_37_2">c</text:span><text:span text:style-name="_31_20">t</text:span><text:span text:style-name="_32_15">l</text:span><text:span text:style-name="_34_5">y</text:span><text:span text:style-name="_37_6"> </text:span><text:span text:style-name="_31_91">n</text:span><text:span text:style-name="_34_4">a</text:span><text:span text:style-name="_39_8">t</text:span><text:span text:style-name="_32_03">u</text:span><text:span text:style-name="_35_1">r</text:span><text:span text:style-name="_31_43">a</text:span><text:span text:style-name="_31_94">l</text:span><text:span text:style-name="_31_"> </text:span><text:span text:style-name="_31_31">t</text:span><text:span text:style-name="_31_70">h</text:span><text:span text:style-name="_32_0">i</text:span><text:span text:style-name="_31_28">n</text:span><text:span text:style-name="_31_89">g</text:span><text:span text:style-name="_31_"> </text:span><text:span text:style-name="_31_47">c</text:span><text:span text:style-name="_32_03">a</text:span><text:span text:style-name="_35_3">m</text:span><text:span text:style-name="_39_6">e</text:span><text:span text:style-name="_31_51"> </text:span><text:span text:style-name="_35_4">a</text:span><text:span text:style-name="_31_34">b</text:span><text:span text:style-name="_31_77">o</text:span><text:span text:style-name="_35_3">u</text:span><text:span text:style-name="_39_5">t</text:span>--<text:span text:style-name="_31_20">a</text:span><text:span text:style-name="_32_01">f</text:span><text:span text:style-name="_37_5">t</text:span><text:span text:style-name="_31_50">e</text:span><text:span text:style-name="_31_91">r</text:span><text:span text:style-name="_31_"> </text:span><text:span text:style-name="_31_01">w</text:span><text:span text:style-name="_31_76">e</text:span><text:span text:style-name="_31_"> </text:span><text:span text:style-name="_31_01">h</text:span><text:span text:style-name="_31_85">a</text:span><text:span text:style-name="_33_0">d</text:span><text:span text:style-name="_37_6"> </text:span><text:span text:style-name="_31_92">a</text:span><text:span text:style-name="_32_7">n</text:span><text:span text:style-name="_31_47">s</text:span><text:span text:style-name="_31_94">w</text:span><text:span text:style-name="_34_5">e</text:span><text:span text:style-name="_31_01">r</text:span><text:span text:style-name="_32_19">e</text:span><text:span text:style-name="_32_1">d</text:span><text:span text:style-name="_37_6"> </text:span><text:span text:style-name="_31_91">t</text:span><text:span text:style-name="_34_2">h</text:span><text:span text:style-name="_39_8">r</text:span><text:span text:style-name="_32_25">e</text:span><text:span text:style-name="_36_8">e</text:span><text:span text:style-name="_37_6"> </text:span><text:span text:style-name="_32_16">o</text:span><text:span text:style-name="_35_1">r</text:span><text:span text:style-name="_37_6"> </text:span><text:span text:style-name="_31_74">f</text:span><text:span text:style-name="_35_1">o</text:span><text:span text:style-name="_31_13">u</text:span><text:span text:style-name="_31_77">r</text:span><text:span text:style-name="_31_"> </text:span><text:span text:style-name="_31_32">h</text:span><text:span text:style-name="_32_09">u</text:span><text:span text:style-name="_37_4">n</text:span><text:span text:style-name="_39_5">d</text:span><text:span text:style-name="_32_10">r</text:span><text:span text:style-name="_36_0">e</text:span><text:span text:style-name="_31_05">d</text:span><text:span text:style-name="_31_51"> </text:span><text:span text:style-name="_35_6">f</text:span><text:span text:style-name="_31_17">a</text:span><text:span text:style-name="_32_01">l</text:span><text:span text:style-name="_36_8">s</text:span><text:span text:style-name="_31_25">e</text:span><text:span text:style-name="_31_51"> </text:span><text:span text:style-name="_34_5">a</text:span><text:span text:style-name="_39_9">l</text:span><text:span text:style-name="_32_15">a</text:span><text:span text:style-name="_33_9">r</text:span><text:span text:style-name="_31_35">m</text:span><text:span text:style-name="_32_01">s</text:span>--<text:span text:style-name="_31_85">t</text:span><text:span text:style-name="_32_1">o</text:span><text:span text:style-name="_37_6"> </text:span><text:span text:style-name="_32_19">w</text:span><text:span text:style-name="_32_3">i</text:span><text:span text:style-name="_31_16">t</text:span><text:span text:style-name="_32_10">,</text:span><text:span text:style-name="_31_"> </text:span><text:span text:style-name="_31_35">w</text:span><text:span text:style-name="_31_86">e</text:span><text:span text:style-name="_31_"> </text:span><text:span text:style-name="_31_13">s</text:span><text:span text:style-name="_31_79">t</text:span><text:span text:style-name="_37_2">o</text:span><text:span text:style-name="_31_31">p</text:span><text:span text:style-name="_32_16">p</text:span><text:span text:style-name="_37_2">e</text:span><text:span text:style-name="_31_41">d</text:span><text:span text:style-name="_31_51"> </text:span><text:span text:style-name="_34_4">a</text:span><text:span text:style-name="_31_20">n</text:span><text:span text:style-name="_31_86">s</text:span><text:span text:style-name="_34_4">w</text:span><text:span text:style-name="_31_25">e</text:span><text:span text:style-name="_31_92">r</text:span><text:span text:style-name="_36_0">i</text:span><text:span text:style-name="_31_10">n</text:span><text:span text:style-name="_32_06">g</text:span><text:span text:style-name="_31_"> </text:span><text:span text:style-name="_31_19">t</text:span><text:span text:style-name="_32_16">h</text:span><text:span text:style-name="_36_5">e</text:span><text:span text:style-name="_31_25">m</text:span><text:span text:style-name="_32_22">.</text:span><text:span text:style-name="_31_"> </text:span><text:span text:style-name="_31_32">Y</text:span><text:span text:style-name="_31_80">e</text:span><text:span text:style-name="_34_5">s</text:span><text:span text:style-name="_31_10">,</text:span><text:span text:style-name="_31_51"> </text:span><text:span text:style-name="_32_9">I</text:span><text:span text:style-name="_37_6"> </text:span><text:span text:style-name="_31_73">s</text:span><text:span text:style-name="_32_1">i</text:span><text:span text:style-name="_31_29">m</text:span><text:span text:style-name="_31_91">p</text:span><text:span text:style-name="_35_4">l</text:span><text:span text:style-name="_39_9">y</text:span><text:span text:style-name="_31_51"> </text:span><text:span text:style-name="_32_0">r</text:span><text:span text:style-name="_31_31">o</text:span><text:span text:style-name="_31_85">s</text:span><text:span text:style-name="_32_3">e</text:span><text:span text:style-name="_37_6"> </text:span><text:span text:style-name="_31_70">u</text:span><text:span text:style-name="_33_0">p</text:span><text:span text:style-name="_37_6"> </text:span><text:span text:style-name="_31_94">c</text:span><text:span text:style-name="_36_6">a</text:span><text:span text:style-name="_31_13">l</text:span><text:span text:style-name="_31_89">m</text:span><text:span text:style-name="_36_5">l</text:span><text:span text:style-name="_31_11">y</text:span><text:span text:style-name="_31_76">,</text:span><text:span text:style-name="_31_"> </text:span><text:span text:style-name="_31_11">w</text:span><text:span text:style-name="_31_95">h</text:span><text:span text:style-name="_32_9">e</text:span><text:span text:style-name="_31_20">n</text:span><text:span text:style-name="_31_51"> </text:span><text:span text:style-name="_32_3">s</text:span><text:span text:style-name="_31_46">l</text:span><text:span text:style-name="_32_07">a</text:span><text:span text:style-name="_35_7">m</text:span><text:span text:style-name="_31_41">m</text:span><text:span text:style-name="_32_21">e</text:span><text:span text:style-name="_37_2">d</text:span><text:span text:style-name="_37_6"> </text:span><text:span text:style-name="_31_91">a</text:span><text:span text:style-name="_34_4">c</text:span><text:span text:style-name="_31_10">r</text:span><text:span text:style-name="_32_18">o</text:span><text:span text:style-name="_36_5">s</text:span><text:span text:style-name="_39_8">s</text:span><text:span text:style-name="_31_51"> </text:span><text:span text:style-name="_34_5">t</text:span><text:span text:style-name="_39_6">h</text:span><text:span text:style-name="_32_10">e</text:span><text:span text:style-name="_31_"> </text:span><text:span text:style-name="_31_16">h</text:span><text:span text:style-name="_32_24">o</text:span><text:span text:style-name="_37_2">u</text:span><text:span text:style-name="_31_20">s</text:span><text:span text:style-name="_31_92">e</text:span><text:span text:style-name="_31_"> </text:span><text:span text:style-name="_31_02">b</text:span><text:span text:style-name="_32_22">y</text:span><text:span text:style-name="_31_"> </text:span><text:span text:style-name="_31_04">t</text:span><text:span text:style-name="_32_07">h</text:span><text:span text:style-name="_33_6">e</text:span><text:span text:style-name="_37_6"> </text:span><text:span text:style-name="_32_10">a</text:span><text:span text:style-name="_36_6">l</text:span><text:span text:style-name="_31_49">a</text:span><text:span text:style-name="_31_74">r</text:span><text:span text:style-name="_35_0">m</text:span><text:span text:style-name="_31_04">,</text:span><text:span text:style-name="_31_51"> </text:span><text:span text:style-name="_37_1">c</text:span><text:span text:style-name="_31_16">a</text:span><text:span text:style-name="_32_15">l</text:span><text:span text:style-name="_37_4">m</text:span><text:span text:style-name="_31_28">l</text:span><text:span text:style-name="_31_89">y</text:span><text:span text:style-name="_31_"> </text:span><text:span text:style-name="_31_14">i</text:span><text:span text:style-name="_31_86">n</text:span><text:span text:style-name="_37_2">s</text:span><text:span text:style-name="_31_20">p</text:span><text:span text:style-name="_31_77">e</text:span><text:span text:style-name="_36_5">c</text:span><text:span text:style-name="_31_14">t</text:span><text:span text:style-name="_32_19">e</text:span><text:span text:style-name="_32_9">d</text:span><text:span text:style-name="_37_6"> </text:span><text:span text:style-name="_32_01">t</text:span><text:span text:style-name="_33_8">h</text:span><text:span text:style-name="_31_20">e</text:span><text:span text:style-name="_31_51"> </text:span><text:span text:style-name="_36_0">a</text:span><text:span text:style-name="_31_46">n</text:span><text:span text:style-name="_31_88">n</text:span><text:span text:style-name="_33_6">u</text:span><text:span text:style-name="_31_31">n</text:span><text:span text:style-name="_31_86">c</text:span><text:span text:style-name="_33_6">i</text:span><text:span text:style-name="_31_34">a</text:span><text:span text:style-name="_31_85">t</text:span><text:span text:style-name="_35_0">o</text:span><text:span text:style-name="_31_28">r</text:span><text:span text:style-name="_32_00">,</text:span><text:span text:style-name="_31_"> </text:span><text:span text:style-name="_31_14">t</text:span><text:span text:style-name="_31_95">o</text:span><text:span text:style-name="_35_4">o</text:span><text:span text:style-name="_31_11">k</text:span><text:span text:style-name="_31_51"> </text:span><text:span text:style-name="_32_9">n</text:span><text:span text:style-name="_31_46">o</text:span><text:span text:style-name="_32_15">t</text:span><text:span text:style-name="_32_3">e</text:span><text:span text:style-name="_37_6"> </text:span><text:span text:style-name="_31_89">o</text:span><text:span text:style-name="_34_5">f</text:span><text:span text:style-name="_37_6"> </text:span><text:span text:style-name="_31_92">t</text:span><text:span text:style-name="_33_6">h</text:span><text:span text:style-name="_31_29">e</text:span><text:span text:style-name="_31_51"> </text:span><text:span text:style-name="_32_1">r</text:span><text:span text:style-name="_31_04">o</text:span><text:span text:style-name="_31_73">o</text:span><text:span text:style-name="_33_9">m</text:span><text:span text:style-name="_37_6"> </text:span><text:span text:style-name="_31_77">i</text:span><text:span text:style-name="_36_8">n</text:span><text:span text:style-name="_39_6">d</text:span><text:span text:style-name="_32_24">i</text:span><text:span text:style-name="_33_6">c</text:span><text:span text:style-name="_39_6">a</text:span><text:span text:style-name="_32_10">t</text:span><text:span text:style-name="_32_3">e</text:span><text:span text:style-name="_31_17">d</text:span><text:span text:style-name="_31_71">;</text:span><text:span text:style-name="_31_"> </text:span><text:span text:style-name="_31_16">a</text:span><text:span text:style-name="_31_70">n</text:span><text:span text:style-name="_35_9">d</text:span><text:span text:style-name="_37_6"> </text:span><text:span text:style-name="_31_92">t</text:span><text:span text:style-name="_35_6">h</text:span><text:span text:style-name="_31_31">e</text:span><text:span text:style-name="_32_19">n</text:span><text:span text:style-name="_31_"> </text:span><text:span text:style-name="_31_35">c</text:span><text:span text:style-name="_32_01">a</text:span><text:span text:style-name="_35_0">l</text:span><text:span text:style-name="_39_8">m</text:span><text:span text:style-name="_32_16">l</text:span><text:span text:style-name="_35_3">y</text:span><text:span text:style-name="_37_6"> </text:span><text:span text:style-name="_32_16">d</text:span><text:span text:style-name="_32_6">i</text:span><text:span text:style-name="_39_8">s</text:span><text:span text:style-name="_32_04">c</text:span><text:span text:style-name="_35_0">o</text:span><text:span text:style-name="_31_28">n</text:span><text:span text:style-name="_31_77">n</text:span><text:span text:style-name="_35_6">e</text:span><text:span text:style-name="_39_9">c</text:span><text:span text:style-name="_31_92">t</text:span><text:span text:style-name="_35_6">e</text:span><text:span text:style-name="_31_41">d</text:span><text:span text:style-name="_31_51"> </text:span><text:span text:style-name="_32_3">t</text:span><text:span text:style-name="_31_16">h</text:span><text:span text:style-name="_31_76">a</text:span><text:span text:style-name="_32_7">t</text:span><text:span text:style-name="_37_6"> </text:span><text:span text:style-name="_31_79">r</text:span><text:span text:style-name="_36_0">o</text:span><text:span text:style-name="_31_44">o</text:span><text:span text:style-name="_31_80">m</text:span><text:span text:style-name="_31_"> </text:span><text:span text:style-name="_31_01">f</text:span><text:span text:style-name="_31_76">r</text:span><text:span text:style-name="_33_0">o</text:span><text:span text:style-name="_31_05">m</text:span><text:span text:style-name="_31_51"> </text:span><text:span text:style-name="_35_1">t</text:span><text:span text:style-name="_31_32">h</text:span><text:span text:style-name="_32_01">e</text:span><text:span text:style-name="_31_"> </text:span><text:span text:style-name="_31_26">a</text:span><text:span text:style-name="_31_80">l</text:span><text:span text:style-name="_32_6">a</text:span><text:span text:style-name="_31_41">r</text:span><text:span text:style-name="_31_92">m</text:span><text:span text:style-name="_32_1">,</text:span><text:span text:style-name="_37_6"> </text:span><text:span text:style-name="_31_74">a</text:span><text:span text:style-name="_36_8">n</text:span><text:span text:style-name="_31_20">d</text:span><text:span text:style-name="_31_51"> </text:span><text:span text:style-name="_34_4">w</text:span><text:span text:style-name="_31_04">e</text:span><text:span text:style-name="_31_74">n</text:span><text:span text:style-name="_32_6">t</text:span><text:span text:style-name="_37_6"> </text:span><text:span text:style-name="_32_07">b</text:span><text:span text:style-name="_34_5">a</text:span><text:span text:style-name="_31_28">c</text:span><text:span text:style-name="_32_01">k</text:span><text:span text:style-name="_31_"> </text:span><text:span text:style-name="_31_26">t</text:span><text:span text:style-name="_31_77">o</text:span><text:span text:style-name="_31_"> </text:span><text:span text:style-name="_31_44">b</text:span><text:span text:style-name="_32_07">e</text:span><text:span text:style-name="_33_8">d</text:span><text:span text:style-name="_37_6"> </text:span><text:span text:style-name="_32_07">a</text:span><text:span text:style-name="_35_0">s</text:span><text:span text:style-name="_37_6"> </text:span><text:span text:style-name="_31_91">i</text:span><text:span text:style-name="_32_0">f</text:span><text:span text:style-name="_37_6"> </text:span><text:span text:style-name="_32_03">n</text:span><text:span text:style-name="_32_9">o</text:span><text:span text:style-name="_31_29">t</text:span><text:span text:style-name="_32_01">h</text:span><text:span text:style-name="_37_4">i</text:span><text:span text:style-name="_31_46">n</text:span><text:span text:style-name="_32_24">g</text:span><text:span text:style-name="_31_"> </text:span><text:span text:style-name="_39_9">h</text:span><text:span text:style-name="_31_77">a</text:span><text:span text:style-name="_35_3">d</text:span><text:span text:style-name="_37_6"> </text:span><text:span text:style-name="_31_79">h</text:span><text:span text:style-name="_35_0">a</text:span><text:span text:style-name="_31_44">p</text:span><text:span text:style-name="_31_92">p</text:span><text:span text:style-name="_35_3">e</text:span><text:span text:style-name="_31_40">n</text:span><text:span text:style-name="_32_09">e</text:span><text:span text:style-name="_32_0">d</text:span><text:span text:style-name="_31_13">.</text:span><text:span text:style-name="_31_51"> </text:span><text:span text:style-name="_33_6">M</text:span><text:span text:style-name="_39_5">o</text:span><text:span text:style-name="_31_80">r</text:span><text:span text:style-name="_35_6">e</text:span><text:span text:style-name="_31_26">o</text:span><text:span text:style-name="_31_91">v</text:span><text:span text:style-name="_32_6">e</text:span><text:span text:style-name="_31_10">r</text:span><text:span text:style-name="_32_18">,</text:span><text:span text:style-name="_31_"> </text:span><text:span text:style-name="_31_05">I</text:span><text:span text:style-name="_31_51"> </text:span><text:span text:style-name="_32_0">l</text:span><text:span text:style-name="_31_02">e</text:span><text:span text:style-name="_32_06">f</text:span><text:span text:style-name="_35_3">t</text:span><text:span text:style-name="_37_6"> </text:span><text:span text:style-name="_31_80">t</text:span><text:span text:style-name="_32_7">h</text:span><text:span text:style-name="_31_05">a</text:span><text:span text:style-name="_32_03">t</text:span><text:span text:style-name="_31_"> </text:span><text:span text:style-name="_31_19">r</text:span><text:span text:style-name="_32_00">o</text:span><text:span text:style-name="_33_6">o</text:span><text:span text:style-name="_39_6">m</text:span><text:span text:style-name="_31_51"> </text:span><text:span text:style-name="_33_8">o</text:span><text:span text:style-name="_31_41">f</text:span><text:span text:style-name="_32_15">f</text:span><text:span text:style-name="_31_"> </text:span><text:span text:style-name="_31_20">p</text:span><text:span text:style-name="_31_89">e</text:span><text:span text:style-name="_32_0">r</text:span><text:span text:style-name="_31_44">m</text:span><text:span text:style-name="_32_15">a</text:span><text:span text:style-name="_32_4">n</text:span><text:span text:style-name="_31_17">e</text:span><text:span text:style-name="_31_85">n</text:span><text:span text:style-name="_32_0">t</text:span><text:span text:style-name="_31_35">l</text:span><text:span text:style-name="_31_92">y</text:span><text:span text:style-name="_37_1">,</text:span><text:span text:style-name="_37_6"> </text:span><text:span text:style-name="_31_85">a</text:span><text:span text:style-name="_35_7">n</text:span><text:span text:style-name="_31_04">d</text:span><text:span text:style-name="_31_51"> </text:span><text:span text:style-name="_33_9">d</text:span><text:span text:style-name="_31_46">i</text:span><text:span text:style-name="_31_86">d</text:span><text:span text:style-name="_31_"> </text:span><text:span text:style-name="_39_6">n</text:span><text:span text:style-name="_31_80">o</text:span><text:span text:style-name="_37_4">t</text:span><text:span text:style-name="_37_6"> </text:span><text:span text:style-name="_32_15">s</text:span><text:span text:style-name="_33_6">e</text:span><text:span text:style-name="_31_14">n</text:span><text:span text:style-name="_31_89">d</text:span><text:span text:style-name="_31_"> </text:span><text:span text:style-name="_31_04">f</text:span><text:span text:style-name="_31_94">o</text:span><text:span text:style-name="_33_5">r</text:span><text:span text:style-name="_37_6"> </text:span><text:span text:style-name="_32_24">t</text:span><text:span text:style-name="_32_7">h</text:span><text:span text:style-name="_31_10">e</text:span><text:span text:style-name="_31_51"> </text:span><text:span text:style-name="_35_7">e</text:span><text:span text:style-name="_31_19">x</text:span><text:span text:style-name="_32_22">p</text:span><text:span text:style-name="_36_0">e</text:span><text:span text:style-name="_31_11">r</text:span><text:span text:style-name="_32_25">t</text:span><text:span text:style-name="_37_5">.</text:span><text:span text:style-name="_37_6"> </text:span><text:span text:style-name="_31_92">W</text:span><text:span text:style-name="_35_9">e</text:span><text:span text:style-name="_31_28">l</text:span><text:span text:style-name="_32_00">l</text:span><text:span text:style-name="_32_1">,</text:span><text:span text:style-name="_37_6"> </text:span><text:span text:style-name="_31_85">i</text:span><text:span text:style-name="_32_4">t</text:span><text:span text:style-name="_37_6"> </text:span><text:span text:style-name="_31_95">g</text:span><text:span text:style-name="_35_3">o</text:span><text:span text:style-name="_31_25">e</text:span><text:span text:style-name="_31_80">s</text:span><text:span text:style-name="_31_"> </text:span><text:span text:style-name="_39_9">w</text:span><text:span text:style-name="_32_00">i</text:span><text:span text:style-name="_32_1">t</text:span><text:span text:style-name="_31_14">h</text:span><text:span text:style-name="_31_73">o</text:span><text:span text:style-name="_35_7">u</text:span><text:span text:style-name="_39_6">t</text:span><text:span text:style-name="_31_51"> </text:span><text:span text:style-name="_33_0">s</text:span><text:span text:style-name="_31_17">a</text:span><text:span text:style-name="_32_25">y</text:span><text:span text:style-name="_34_1">i</text:span><text:span text:style-name="_31_35">n</text:span><text:span text:style-name="_32_16">g</text:span><text:span text:style-name="_31_"> </text:span><text:span text:style-name="_31_47">t</text:span><text:span text:style-name="_32_25">h</text:span><text:span text:style-name="_32_7">a</text:span><text:span text:style-name="_31_05">t</text:span><text:span text:style-name="_31_51"> </text:span><text:span text:style-name="_37_1">i</text:span><text:span text:style-name="_31_35">n</text:span><text:span text:style-name="_31_51"> </text:span><text:span text:style-name="_34_4">t</text:span><text:span text:style-name="_31_05">h</text:span><text:span text:style-name="_31_70">e</text:span><text:span text:style-name="_31_"> </text:span><text:span text:style-name="_31_05">c</text:span><text:span text:style-name="_32_19">o</text:span><text:span text:style-name="_35_3">u</text:span><text:span text:style-name="_31_50">r</text:span><text:span text:style-name="_31_86">s</text:span><text:span text:style-name="_32_1">e</text:span><text:span text:style-name="_37_6"> </text:span><text:span text:style-name="_31_79">o</text:span><text:span text:style-name="_37_2">f</text:span><text:span text:style-name="_37_6"> </text:span><text:span text:style-name="_32_04">t</text:span><text:span text:style-name="_35_4">i</text:span><text:span text:style-name="_31_34">m</text:span><text:span text:style-name="_32_10">e</text:span><text:span text:style-name="_31_"> </text:span><text:span text:style-name="_31_28">a</text:span><text:span text:style-name="_31_95">l</text:span><text:span text:style-name="_32_4">l</text:span><text:span text:style-name="_37_6"> </text:span><text:span text:style-name="_31_73">t</text:span><text:span text:style-name="_36_5">h</text:span><text:span text:style-name="_31_26">e</text:span><text:span text:style-name="_31_51"> </text:span><text:span text:style-name="_32_7">r</text:span><text:span text:style-name="_31_34">o</text:span><text:span text:style-name="_31_80">o</text:span><text:span text:style-name="_34_1">m</text:span><text:span text:style-name="_31_19">s</text:span><text:span text:style-name="_31_51"> </text:span><text:span text:style-name="_34_5">w</text:span><text:span text:style-name="_31_28">e</text:span><text:span text:style-name="_31_79">r</text:span><text:span text:style-name="_36_0">e</text:span><text:span text:style-name="_37_6"> </text:span><text:span text:style-name="_31_74">t</text:span><text:span text:style-name="_34_4">a</text:span><text:span text:style-name="_39_5">k</text:span><text:span text:style-name="_31_76">e</text:span><text:span text:style-name="_35_7">n</text:span><text:span text:style-name="_37_6"> </text:span><text:span text:style-name="_31_80">o</text:span><text:span text:style-name="_35_6">f</text:span><text:span text:style-name="_31_25">f</text:span><text:span text:style-name="_32_04">,</text:span><text:span text:style-name="_31_"> </text:span><text:span text:style-name="_39_6">a</text:span><text:span text:style-name="_31_74">n</text:span><text:span text:style-name="_32_3">d</text:span><text:span text:style-name="_37_6"> </text:span><text:span text:style-name="_31_76">t</text:span><text:span text:style-name="_33_6">h</text:span><text:span text:style-name="_31_41">e</text:span><text:span text:style-name="_31_51"> </text:span><text:span text:style-name="_33_8">e</text:span><text:span text:style-name="_31_26">n</text:span><text:span text:style-name="_31_86">t</text:span><text:span text:style-name="_35_6">i</text:span><text:span text:style-name="_31_49">r</text:span><text:span text:style-name="_31_79">e</text:span><text:span text:style-name="_31_"> </text:span><text:span text:style-name="_39_6">m</text:span><text:span text:style-name="_31_89">a</text:span><text:span text:style-name="_33_9">c</text:span><text:span text:style-name="_31_44">h</text:span><text:span text:style-name="_31_86">i</text:span><text:span text:style-name="_37_5">n</text:span><text:span text:style-name="_31_29">e</text:span><text:span text:style-name="_31_51"> </text:span><text:span text:style-name="_32_6">w</text:span><text:span text:style-name="_31_32">a</text:span><text:span text:style-name="_31_73">s</text:span><text:span text:style-name="_31_"> </text:span><text:span text:style-name="_31_13">o</text:span><text:span text:style-name="_32_24">u</text:span><text:span text:style-name="_32_3">t</text:span><text:span text:style-name="_37_6"> </text:span><text:span text:style-name="_31_88">o</text:span><text:span text:style-name="_35_7">f</text:span><text:span text:style-name="_37_6"> </text:span><text:span text:style-name="_31_79">s</text:span><text:span text:style-name="_35_1">e</text:span><text:span text:style-name="_31_20">r</text:span><text:span text:style-name="_32_19">v</text:span><text:span text:style-name="_36_6">i</text:span><text:span text:style-name="_31_26">c</text:span><text:span text:style-name="_31_86">e</text:span><text:span text:style-name="_33_0">.</text:span></text:p>
      <text:p text:style-name="P1"><text:span text:style-name="_31_76">"</text:span><text:span text:style-name="_35_0">I</text:span><text:span text:style-name="_31_41">t</text:span><text:span text:style-name="_31_51"> </text:span><text:span text:style-name="_33_5">w</text:span><text:span text:style-name="_31_11">a</text:span><text:span text:style-name="_31_80">s</text:span><text:span text:style-name="_31_"> </text:span><text:span text:style-name="_31_31">a</text:span><text:span text:style-name="_31_77">t</text:span><text:span text:style-name="_31_"> </text:span><text:span text:style-name="_31_35">t</text:span><text:span text:style-name="_32_25">h</text:span><text:span text:style-name="_34_5">i</text:span><text:span text:style-name="_31_29">s</text:span><text:span text:style-name="_31_51"> </text:span><text:span text:style-name="_33_9">u</text:span><text:span text:style-name="_31_19">n</text:span><text:span text:style-name="_32_16">p</text:span><text:span text:style-name="_33_6">r</text:span><text:span text:style-name="_31_05">o</text:span><text:span text:style-name="_32_25">t</text:span><text:span text:style-name="_32_6">e</text:span><text:span text:style-name="_39_5">c</text:span><text:span text:style-name="_32_10">t</text:span><text:span text:style-name="_36_5">e</text:span><text:span text:style-name="_31_05">d</text:span><text:span text:style-name="_31_51"> </text:span><text:span text:style-name="_32_4">t</text:span><text:span text:style-name="_31_41">i</text:span><text:span text:style-name="_32_22">m</text:span><text:span text:style-name="_33_0">e</text:span><text:span text:style-name="_37_6"> </text:span><text:span text:style-name="_31_92">t</text:span><text:span text:style-name="_34_2">h</text:span><text:span text:style-name="_31_11">a</text:span><text:span text:style-name="_32_03">t</text:span><text:span text:style-name="_31_"> </text:span><text:span text:style-name="_31_13">t</text:span><text:span text:style-name="_32_16">h</text:span><text:span text:style-name="_33_8">e</text:span><text:span text:style-name="_37_6"> </text:span><text:span text:style-name="_32_00">h</text:span><text:span text:style-name="_32_9">e</text:span><text:span text:style-name="_31_10">a</text:span><text:span text:style-name="_31_85">v</text:span><text:span text:style-name="_33_9">i</text:span><text:span text:style-name="_31_29">e</text:span><text:span text:style-name="_32_10">s</text:span><text:span text:style-name="_34_2">t</text:span><text:span text:style-name="_37_6"> </text:span><text:span text:style-name="_31_95">c</text:span><text:span text:style-name="_35_7">a</text:span><text:span text:style-name="_31_25">l</text:span><text:span text:style-name="_32_07">a</text:span><text:span text:style-name="_35_9">m</text:span><text:span text:style-name="_39_9">i</text:span><text:span text:style-name="_31_70">t</text:span><text:span text:style-name="_35_9">y</text:span><text:span text:style-name="_37_6"> </text:span><text:span text:style-name="_31_89">o</text:span><text:span text:style-name="_33_9">f</text:span><text:span text:style-name="_37_6"> </text:span><text:span text:style-name="_31_94">a</text:span><text:span text:style-name="_32_7">l</text:span><text:span text:style-name="_39_5">l</text:span><text:span text:style-name="_31_51"> </text:span><text:span text:style-name="_33_8">h</text:span><text:span text:style-name="_31_50">a</text:span><text:span text:style-name="_32_09">p</text:span><text:span text:style-name="_33_6">p</text:span><text:span text:style-name="_31_01">e</text:span><text:span text:style-name="_32_16">n</text:span><text:span text:style-name="_36_0">e</text:span><text:span text:style-name="_31_49">d</text:span><text:span text:style-name="_32_06">.</text:span><text:span text:style-name="_31_"> </text:span><text:span text:style-name="_31_40">T</text:span><text:span text:style-name="_32_09">h</text:span><text:span text:style-name="_37_5">e</text:span><text:span text:style-name="_37_6"> </text:span><text:span text:style-name="_32_18">b</text:span><text:span text:style-name="_37_5">u</text:span><text:span text:style-name="_39_8">r</text:span><text:span text:style-name="_32_15">g</text:span><text:span text:style-name="_36_8">l</text:span><text:span text:style-name="_39_9">a</text:span><text:span text:style-name="_31_91">r</text:span><text:span text:style-name="_34_5">s</text:span><text:span text:style-name="_37_6"> </text:span><text:span text:style-name="_31_73">w</text:span><text:span text:style-name="_35_7">a</text:span><text:span text:style-name="_31_50">l</text:span><text:span text:style-name="_31_94">k</text:span><text:span text:style-name="_32_9">e</text:span><text:span text:style-name="_31_19">d</text:span><text:span text:style-name="_31_51"> </text:span><text:span text:style-name="_32_1">i</text:span><text:span text:style-name="_31_11">n</text:span><text:span text:style-name="_31_51"> </text:span><text:span text:style-name="_35_7">o</text:span><text:span text:style-name="_31_49">n</text:span><text:span text:style-name="_31_76">e</text:span><text:span text:style-name="_31_"> </text:span><text:span text:style-name="_39_8">n</text:span><text:span text:style-name="_31_77">i</text:span><text:span text:style-name="_32_1">g</text:span><text:span text:style-name="_31_16">h</text:span><text:span text:style-name="_31_74">t</text:span><text:span text:style-name="_31_"> </text:span><text:span text:style-name="_31_10">a</text:span><text:span text:style-name="_32_25">n</text:span><text:span text:style-name="_34_4">d</text:span><text:span text:style-name="_37_6"> </text:span><text:span text:style-name="_32_10">c</text:span><text:span text:style-name="_36_0">a</text:span><text:span text:style-name="_31_01">r</text:span><text:span text:style-name="_31_71">r</text:span><text:span text:style-name="_35_7">i</text:span><text:span text:style-name="_31_05">e</text:span><text:span text:style-name="_31_79">d</text:span><text:span text:style-name="_31_"> </text:span><text:span text:style-name="_31_49">o</text:span><text:span text:style-name="_32_04">f</text:span><text:span text:style-name="_32_0">f</text:span><text:span text:style-name="_37_6"> </text:span><text:span text:style-name="_32_04">t</text:span><text:span text:style-name="_33_8">h</text:span><text:span text:style-name="_31_04">e</text:span><text:span text:style-name="_31_51"> </text:span><text:span text:style-name="_32_1">b</text:span><text:span text:style-name="_31_28">u</text:span><text:span text:style-name="_32_15">r</text:span><text:span text:style-name="_33_9">g</text:span><text:span text:style-name="_39_5">l</text:span><text:span text:style-name="_32_03">a</text:span><text:span text:style-name="_34_4">r</text:span><text:span text:style-name="_37_6"> </text:span><text:span text:style-name="_32_01">a</text:span><text:span text:style-name="_36_0">l</text:span><text:span text:style-name="_31_14">a</text:span><text:span text:style-name="_32_01">r</text:span><text:span text:style-name="_35_0">m</text:span><text:span text:style-name="_31_35">!</text:span><text:span text:style-name="_31_51"> </text:span><text:span text:style-name="_35_9">y</text:span><text:span text:style-name="_31_43">e</text:span><text:span text:style-name="_32_10">s</text:span><text:span text:style-name="_35_6">,</text:span><text:span text:style-name="_37_6"> </text:span><text:span text:style-name="_31_71">s</text:span><text:span text:style-name="_32_3">i</text:span><text:span text:style-name="_31_50">r</text:span><text:span text:style-name="_31_89">,</text:span><text:span text:style-name="_31_"> </text:span><text:span text:style-name="_39_6">e</text:span><text:span text:style-name="_32_21">v</text:span><text:span text:style-name="_32_0">e</text:span><text:span text:style-name="_31_14">r</text:span><text:span text:style-name="_31_73">y</text:span><text:span text:style-name="_31_"> </text:span><text:span text:style-name="_31_44">h</text:span><text:span text:style-name="_31_85">i</text:span><text:span text:style-name="_33_5">d</text:span><text:span text:style-name="_31_20">e</text:span><text:span text:style-name="_31_51"> </text:span><text:span text:style-name="_32_3">a</text:span><text:span text:style-name="_31_47">n</text:span><text:span text:style-name="_31_70">d</text:span><text:span text:style-name="_31_"> </text:span><text:span text:style-name="_31_01">h</text:span><text:span text:style-name="_32_16">a</text:span><text:span text:style-name="_36_0">i</text:span><text:span text:style-name="_39_8">r</text:span><text:span text:style-name="_31_51"> </text:span><text:span text:style-name="_35_4">o</text:span><text:span text:style-name="_31_31">f</text:span><text:span text:style-name="_31_51"> </text:span><text:span text:style-name="_37_2">i</text:span><text:span text:style-name="_31_14">t</text:span><text:span text:style-name="_32_03">:</text:span><text:span text:style-name="_31_"> </text:span><text:span text:style-name="_31_47">r</text:span><text:span text:style-name="_32_18">i</text:span><text:span text:style-name="_33_5">p</text:span><text:span text:style-name="_31_43">p</text:span><text:span text:style-name="_31_73">e</text:span><text:span text:style-name="_36_8">d</text:span><text:span text:style-name="_37_6"> </text:span><text:span text:style-name="_32_10">i</text:span><text:span text:style-name="_35_6">t</text:span><text:span text:style-name="_37_6"> </text:span><text:span text:style-name="_32_00">o</text:span><text:span text:style-name="_32_6">u</text:span><text:span text:style-name="_31_19">t</text:span><text:span text:style-name="_31_85">,</text:span><text:span text:style-name="_31_"> </text:span><text:span text:style-name="_31_44">t</text:span><text:span text:style-name="_31_80">o</text:span><text:span text:style-name="_35_1">o</text:span><text:span text:style-name="_31_05">t</text:span><text:span text:style-name="_31_73">h</text:span><text:span text:style-name="_31_"> </text:span><text:span text:style-name="_31_49">a</text:span><text:span text:style-name="_32_18">n</text:span><text:span text:style-name="_32_4">d</text:span><text:span text:style-name="_37_6"> </text:span><text:span text:style-name="_32_04">n</text:span><text:span text:style-name="_32_4">a</text:span><text:span text:style-name="_31_49">i</text:span><text:span text:style-name="_32_06">l</text:span><text:span text:style-name="_33_6">;</text:span><text:span text:style-name="_37_6"> </text:span><text:span text:style-name="_32_24">s</text:span><text:span text:style-name="_36_5">p</text:span><text:span text:style-name="_31_34">r</text:span><text:span text:style-name="_32_24">i</text:span><text:span text:style-name="_35_6">n</text:span><text:span text:style-name="_31_19">g</text:span><text:span text:style-name="_32_06">s</text:span><text:span text:style-name="_32_7">,</text:span><text:span text:style-name="_37_6"> </text:span><text:span text:style-name="_32_24">b</text:span><text:span text:style-name="_35_9">e</text:span><text:span text:style-name="_31_35">l</text:span><text:span text:style-name="_31_91">l</text:span><text:span text:style-name="_36_8">s</text:span><text:span text:style-name="_39_6">,</text:span><text:span text:style-name="_31_51"> </text:span><text:span text:style-name="_37_5">g</text:span><text:span text:style-name="_31_32">o</text:span><text:span text:style-name="_32_04">n</text:span><text:span text:style-name="_35_6">g</text:span><text:span text:style-name="_31_16">s</text:span><text:span text:style-name="_31_71">,</text:span><text:span text:style-name="_31_"> </text:span><text:span text:style-name="_31_19">b</text:span><text:span text:style-name="_31_73">a</text:span><text:span text:style-name="_32_1">t</text:span><text:span text:style-name="_39_9">t</text:span><text:span text:style-name="_32_07">e</text:span><text:span text:style-name="_36_0">r</text:span><text:span text:style-name="_31_10">y</text:span><text:span text:style-name="_32_15">,</text:span><text:span text:style-name="_31_"> </text:span><text:span text:style-name="_31_25">a</text:span><text:span text:style-name="_31_89">n</text:span><text:span text:style-name="_34_4">d</text:span><text:span text:style-name="_37_6"> </text:span><text:span text:style-name="_32_15">a</text:span><text:span text:style-name="_37_5">l</text:span><text:span text:style-name="_31_17">l</text:span><text:span text:style-name="_31_95">;</text:span><text:span text:style-name="_31_"> </text:span><text:span text:style-name="_31_47">t</text:span><text:span text:style-name="_31_76">h</text:span><text:span text:style-name="_32_7">e</text:span><text:span text:style-name="_31_26">y</text:span><text:span text:style-name="_31_51"> </text:span><text:span text:style-name="_33_5">t</text:span><text:span text:style-name="_31_50">o</text:span><text:span text:style-name="_31_80">o</text:span><text:span text:style-name="_32_6">k</text:span><text:span text:style-name="_37_6"> </text:span><text:span text:style-name="_31_85">a</text:span><text:span text:style-name="_31_"> </text:span><text:span text:style-name="_31_04">h</text:span><text:span text:style-name="_32_07">u</text:span><text:span text:style-name="_33_0">n</text:span><text:span text:style-name="_39_5">d</text:span><text:span text:style-name="_32_15">r</text:span><text:span text:style-name="_37_4">e</text:span><text:span text:style-name="_39_6">d</text:span><text:span text:style-name="_31_51"> </text:span><text:span text:style-name="_33_9">a</text:span><text:span text:style-name="_31_04">n</text:span><text:span text:style-name="_31_80">d</text:span><text:span text:style-name="_31_"> </text:span><text:span text:style-name="_31_10">f</text:span><text:span text:style-name="_32_16">i</text:span><text:span text:style-name="_36_5">f</text:span><text:span text:style-name="_31_46">t</text:span><text:span text:style-name="_32_16">y</text:span><text:span text:style-name="_31_"> </text:span><text:span text:style-name="_31_11">m</text:span><text:span text:style-name="_31_95">i</text:span><text:span text:style-name="_35_7">l</text:span><text:span text:style-name="_31_25">e</text:span><text:span text:style-name="_32_25">s</text:span><text:span text:style-name="_31_"> </text:span><text:span text:style-name="_31_50">o</text:span><text:span text:style-name="_31_85">f</text:span><text:span text:style-name="_31_"> </text:span><text:span text:style-name="_31_47">c</text:span><text:span text:style-name="_31_77">o</text:span><text:span text:style-name="_36_6">p</text:span><text:span text:style-name="_31_32">p</text:span><text:span text:style-name="_32_01">e</text:span><text:span text:style-name="_32_9">r</text:span><text:span text:style-name="_37_6"> </text:span><text:span text:style-name="_31_92">w</text:span><text:span text:style-name="_34_4">i</text:span><text:span text:style-name="_31_40">r</text:span><text:span text:style-name="_32_07">e</text:span><text:span text:style-name="_32_7">;</text:span><text:span text:style-name="_37_6"> </text:span><text:span text:style-name="_31_89">t</text:span><text:span text:style-name="_35_9">h</text:span><text:span text:style-name="_31_47">e</text:span><text:span text:style-name="_32_10">y</text:span><text:span text:style-name="_31_"> </text:span><text:span text:style-name="_31_14">j</text:span><text:span text:style-name="_32_01">u</text:span><text:span text:style-name="_35_3">s</text:span><text:span text:style-name="_31_05">t</text:span><text:span text:style-name="_31_51"> </text:span><text:span text:style-name="_33_8">c</text:span><text:span text:style-name="_39_6">l</text:span><text:span text:style-name="_31_91">e</text:span><text:span text:style-name="_33_9">a</text:span><text:span text:style-name="_31_20">n</text:span><text:span text:style-name="_31_91">e</text:span><text:span text:style-name="_36_5">d</text:span><text:span text:style-name="_37_6"> </text:span><text:span text:style-name="_31_86">h</text:span><text:span text:style-name="_35_4">e</text:span><text:span text:style-name="_31_13">r</text:span><text:span text:style-name="_31_51"> </text:span><text:span text:style-name="_33_8">o</text:span><text:span text:style-name="_31_10">u</text:span><text:span text:style-name="_32_24">t</text:span><text:span text:style-name="_32_9">,</text:span><text:span text:style-name="_37_6"> </text:span><text:span text:style-name="_32_07">b</text:span><text:span text:style-name="_37_5">a</text:span><text:span text:style-name="_31_16">g</text:span><text:span text:style-name="_31_51"> </text:span><text:span text:style-name="_34_4">a</text:span><text:span text:style-name="_39_6">n</text:span><text:span text:style-name="_31_88">d</text:span><text:span text:style-name="_31_"> </text:span><text:span text:style-name="_31_05">b</text:span><text:span text:style-name="_31_94">a</text:span><text:span text:style-name="_32_1">g</text:span><text:span text:style-name="_31_46">g</text:span><text:span text:style-name="_32_21">a</text:span><text:span text:style-name="_36_8">g</text:span><text:span text:style-name="_31_50">e</text:span><text:span text:style-name="_31_89">,</text:span><text:span text:style-name="_31_"> </text:span><text:span text:style-name="_39_8">a</text:span><text:span text:style-name="_31_80">n</text:span><text:span text:style-name="_36_5">d</text:span><text:span text:style-name="_37_6"> </text:span><text:span text:style-name="_31_91">n</text:span><text:span text:style-name="_36_9">e</text:span><text:span text:style-name="_31_10">v</text:span><text:span text:style-name="_31_89">e</text:span><text:span text:style-name="_35_4">r</text:span><text:span text:style-name="_37_6"> </text:span><text:span text:style-name="_31_85">l</text:span><text:span text:style-name="_32_1">e</text:span><text:span text:style-name="_31_41">f</text:span><text:span text:style-name="_31_80">t</text:span><text:span text:style-name="_31_"> </text:span><text:span text:style-name="_31_31">u</text:span><text:span text:style-name="_31_74">s</text:span><text:span text:style-name="_31_"> </text:span><text:span text:style-name="_31_25">a</text:span><text:span text:style-name="_31_51"> </text:span><text:span text:style-name="_35_4">v</text:span><text:span text:style-name="_31_11">e</text:span><text:span text:style-name="_32_03">s</text:span><text:span text:style-name="_36_8">t</text:span><text:span text:style-name="_31_14">i</text:span><text:span text:style-name="_32_15">g</text:span><text:span text:style-name="_32_6">e</text:span><text:span text:style-name="_37_6"> </text:span><text:span text:style-name="_31_88">o</text:span><text:span text:style-name="_32_0">f</text:span><text:span text:style-name="_37_6"> </text:span><text:span text:style-name="_32_19">h</text:span><text:span text:style-name="_36_5">e</text:span><text:span text:style-name="_31_13">r</text:span><text:span text:style-name="_31_51"> </text:span><text:span text:style-name="_37_2">t</text:span><text:span text:style-name="_31_40">o</text:span><text:span text:style-name="_31_51"> </text:span><text:span text:style-name="_33_5">s</text:span><text:span text:style-name="_31_34">w</text:span><text:span text:style-name="_32_18">e</text:span><text:span text:style-name="_33_0">a</text:span><text:span text:style-name="_31_41">r</text:span><text:span text:style-name="_31_51"> </text:span><text:span text:style-name="_37_5">a</text:span><text:span text:style-name="_31_13">t</text:span>--<text:span text:style-name="_31_19">s</text:span><text:span text:style-name="_32_24">w</text:span><text:span text:style-name="_36_8">e</text:span><text:span text:style-name="_31_44">a</text:span><text:span text:style-name="_32_04">r</text:span><text:span text:style-name="_31_"> </text:span><text:span text:style-name="_31_19">b</text:span><text:span text:style-name="_32_07">y</text:span><text:span text:style-name="_32_3">,</text:span><text:span text:style-name="_37_6"> </text:span><text:span text:style-name="_31_77">I</text:span><text:span text:style-name="_31_"> </text:span><text:span text:style-name="_31_43">m</text:span><text:span text:style-name="_31_71">e</text:span><text:span text:style-name="_36_5">a</text:span><text:span text:style-name="_31_16">n</text:span><text:span text:style-name="_32_00">.</text:span></text:p>
      <text:p text:style-name="P1"><text:span text:style-name="_31_16">"</text:span><text:span text:style-name="_32_15">W</text:span><text:span text:style-name="_35_4">e</text:span><text:span text:style-name="_37_6"> </text:span><text:span text:style-name="_31_95">h</text:span><text:span text:style-name="_37_4">a</text:span><text:span text:style-name="_31_32">d</text:span><text:span text:style-name="_31_51"> </text:span><text:span text:style-name="_32_9">a</text:span><text:span text:style-name="_37_6"> </text:span><text:span text:style-name="_32_00">t</text:span><text:span text:style-name="_37_5">i</text:span><text:span text:style-name="_31_31">m</text:span><text:span text:style-name="_31_76">e</text:span><text:span text:style-name="_31_"> </text:span><text:span text:style-name="_31_41">o</text:span><text:span text:style-name="_31_74">f</text:span><text:span text:style-name="_31_"> </text:span><text:span text:style-name="_31_16">i</text:span><text:span text:style-name="_32_21">t</text:span><text:span text:style-name="_31_"> </text:span><text:span text:style-name="_31_31">t</text:span><text:span text:style-name="_31_91">o</text:span><text:span text:style-name="_31_"> </text:span><text:span text:style-name="_31_29">g</text:span><text:span text:style-name="_32_10">e</text:span><text:span text:style-name="_36_8">t</text:span><text:span text:style-name="_37_6"> </text:span><text:span text:style-name="_32_06">h</text:span><text:span text:style-name="_34_4">e</text:span><text:span text:style-name="_31_02">r</text:span><text:span text:style-name="_31_51"> </text:span><text:span text:style-name="_32_7">b</text:span><text:span text:style-name="_31_25">a</text:span><text:span text:style-name="_32_19">c</text:span><text:span text:style-name="_35_9">k</text:span><text:span text:style-name="_31_32">;</text:span><text:span text:style-name="_31_51"> </text:span><text:span text:style-name="_32_3">b</text:span><text:span text:style-name="_31_16">u</text:span><text:span text:style-name="_32_16">t</text:span><text:span text:style-name="_31_"> </text:span><text:span text:style-name="_31_19">w</text:span><text:span text:style-name="_31_77">e</text:span><text:span text:style-name="_31_"> </text:span><text:span text:style-name="_39_5">a</text:span><text:span text:style-name="_32_24">c</text:span><text:span text:style-name="_35_7">c</text:span><text:span text:style-name="_31_31">o</text:span><text:span text:style-name="_31_74">m</text:span><text:span text:style-name="_37_2">p</text:span><text:span text:style-name="_31_10">l</text:span><text:span text:style-name="_31_92">i</text:span><text:span text:style-name="_33_9">s</text:span><text:span text:style-name="_31_26">h</text:span><text:span text:style-name="_32_10">e</text:span><text:span text:style-name="_34_5">d</text:span><text:span text:style-name="_37_6"> </text:span><text:span text:style-name="_32_21">i</text:span><text:span text:style-name="_35_9">t</text:span><text:span text:style-name="_37_6"> </text:span><text:span text:style-name="_32_01">f</text:span><text:span text:style-name="_37_4">i</text:span><text:span text:style-name="_31_40">n</text:span><text:span text:style-name="_32_03">a</text:span><text:span text:style-name="_35_6">l</text:span><text:span text:style-name="_31_20">l</text:span><text:span text:style-name="_32_10">y</text:span><text:span text:style-name="_34_5">,</text:span><text:span text:style-name="_37_6"> </text:span><text:span text:style-name="_31_95">f</text:span><text:span text:style-name="_37_4">o</text:span><text:span text:style-name="_31_31">r</text:span><text:span text:style-name="_31_51"> </text:span><text:span text:style-name="_34_5">m</text:span><text:span text:style-name="_31_31">o</text:span><text:span text:style-name="_32_25">n</text:span><text:span text:style-name="_32_6">e</text:span><text:span text:style-name="_31_16">y</text:span><text:span text:style-name="_31_70">.</text:span><text:span text:style-name="_31_"> </text:span><text:span text:style-name="_31_29">T</text:span><text:span text:style-name="_31_80">h</text:span><text:span text:style-name="_37_1">e</text:span><text:span text:style-name="_37_6"> </text:span><text:span text:style-name="_31_91">a</text:span><text:span text:style-name="_33_8">l</text:span><text:span text:style-name="_31_02">a</text:span><text:span text:style-name="_32_21">r</text:span><text:span text:style-name="_35_1">m</text:span><text:span text:style-name="_37_6"> </text:span><text:span text:style-name="_32_09">f</text:span><text:span text:style-name="_36_0">i</text:span><text:span text:style-name="_31_25">r</text:span><text:span text:style-name="_31_79">m</text:span><text:span text:style-name="_31_"> </text:span><text:span text:style-name="_31_34">s</text:span><text:span text:style-name="_31_95">a</text:span><text:span text:style-name="_33_9">i</text:span><text:span text:style-name="_31_34">d</text:span><text:span text:style-name="_31_51"> </text:span><text:span text:style-name="_37_5">t</text:span><text:span text:style-name="_31_11">h</text:span><text:span text:style-name="_31_76">a</text:span><text:span text:style-name="_32_7">t</text:span><text:span text:style-name="_37_6"> </text:span><text:span text:style-name="_32_21">w</text:span><text:span text:style-name="_32_9">h</text:span><text:span text:style-name="_31_02">a</text:span><text:span text:style-name="_31_74">t</text:span><text:span text:style-name="_31_"> </text:span><text:span text:style-name="_31_11">w</text:span><text:span text:style-name="_31_70">e</text:span><text:span text:style-name="_31_"> </text:span><text:span text:style-name="_31_10">n</text:span><text:span text:style-name="_32_06">e</text:span><text:span text:style-name="_32_3">e</text:span><text:span text:style-name="_31_11">d</text:span><text:span text:style-name="_31_74">e</text:span><text:span text:style-name="_36_9">d</text:span><text:span text:style-name="_37_6"> </text:span><text:span text:style-name="_32_19">n</text:span><text:span text:style-name="_35_9">o</text:span><text:span text:style-name="_31_05">w</text:span><text:span text:style-name="_31_51"> </text:span><text:span text:style-name="_33_8">w</text:span><text:span text:style-name="_31_05">a</text:span><text:span text:style-name="_31_74">s</text:span><text:span text:style-name="_31_"> </text:span><text:span text:style-name="_31_40">t</text:span><text:span text:style-name="_31_91">o</text:span><text:span text:style-name="_31_"> </text:span><text:span text:style-name="_31_43">h</text:span><text:span text:style-name="_31_77">a</text:span><text:span text:style-name="_37_1">v</text:span><text:span text:style-name="_31_05">e</text:span><text:span text:style-name="_31_51"> </text:span><text:span text:style-name="_34_4">h</text:span><text:span text:style-name="_31_10">e</text:span><text:span text:style-name="_31_76">r</text:span><text:span text:style-name="_31_"> </text:span><text:span text:style-name="_39_8">p</text:span><text:span text:style-name="_31_79">u</text:span><text:span text:style-name="_36_0">t</text:span><text:span text:style-name="_37_6"> </text:span><text:span text:style-name="_31_74">i</text:span><text:span text:style-name="_33_0">n</text:span><text:span text:style-name="_37_6"> </text:span><text:span text:style-name="_31_88">r</text:span><text:span text:style-name="_34_4">i</text:span><text:span text:style-name="_31_46">g</text:span><text:span text:style-name="_31_85">h</text:span><text:span text:style-name="_32_6">t</text:span>--<text:span text:style-name="_32_1">w</text:span><text:span text:style-name="_31_50">i</text:span><text:span text:style-name="_32_22">t</text:span><text:span text:style-name="_34_5">h</text:span><text:span text:style-name="_37_6"> </text:span><text:span text:style-name="_32_19">t</text:span><text:span text:style-name="_32_1">h</text:span><text:span text:style-name="_31_20">e</text:span><text:span text:style-name="_32_09">i</text:span><text:span text:style-name="_33_6">r</text:span><text:span text:style-name="_37_6"> </text:span><text:span text:style-name="_32_07">n</text:span><text:span text:style-name="_35_3">e</text:span><text:span text:style-name="_31_17">w</text:span><text:span text:style-name="_31_51"> </text:span><text:span text:style-name="_33_5">p</text:span><text:span text:style-name="_31_32">a</text:span><text:span text:style-name="_31_80">t</text:span><text:span text:style-name="_32_3">e</text:span><text:span text:style-name="_31_02">n</text:span><text:span text:style-name="_31_73">t</text:span><text:span text:style-name="_31_"> </text:span><text:span text:style-name="_31_17">s</text:span><text:span text:style-name="_31_88">p</text:span><text:span text:style-name="_32_7">r</text:span><text:span text:style-name="_31_50">i</text:span><text:span text:style-name="_32_16">n</text:span><text:span text:style-name="_34_2">g</text:span><text:span text:style-name="_31_46">s</text:span><text:span text:style-name="_31_51"> </text:span><text:span text:style-name="_34_5">i</text:span><text:span text:style-name="_31_04">n</text:span><text:span text:style-name="_31_51"> </text:span><text:span text:style-name="_33_6">t</text:span><text:span text:style-name="_31_16">h</text:span><text:span text:style-name="_32_19">e</text:span><text:span text:style-name="_31_"> </text:span><text:span text:style-name="_31_49">w</text:span><text:span text:style-name="_31_95">i</text:span><text:span text:style-name="_36_8">n</text:span><text:span text:style-name="_31_20">d</text:span><text:span text:style-name="_32_22">o</text:span><text:span text:style-name="_33_0">w</text:span><text:span text:style-name="_31_10">s</text:span><text:span text:style-name="_31_51"> </text:span><text:span text:style-name="_32_9">t</text:span><text:span text:style-name="_31_16">o</text:span><text:span text:style-name="_31_51"> </text:span><text:span text:style-name="_36_0">m</text:span><text:span text:style-name="_39_9">a</text:span><text:span text:style-name="_32_03">k</text:span><text:span text:style-name="_32_7">e</text:span><text:span text:style-name="_37_6"> </text:span><text:span text:style-name="_32_21">f</text:span><text:span text:style-name="_32_0">a</text:span><text:span text:style-name="_31_32">l</text:span><text:span text:style-name="_32_16">s</text:span><text:span text:style-name="_35_3">e</text:span><text:span text:style-name="_37_6"> </text:span><text:span text:style-name="_31_89">a</text:span><text:span text:style-name="_33_8">l</text:span><text:span text:style-name="_31_41">a</text:span><text:span text:style-name="_31_88">r</text:span><text:span text:style-name="_32_9">m</text:span><text:span text:style-name="_31_01">s</text:span><text:span text:style-name="_31_51"> </text:span><text:span text:style-name="_33_6">i</text:span><text:span text:style-name="_31_19">m</text:span><text:span text:style-name="_32_01">p</text:span><text:span text:style-name="_36_5">o</text:span><text:span text:style-name="_31_25">s</text:span><text:span text:style-name="_32_21">s</text:span><text:span text:style-name="_35_3">i</text:span><text:span text:style-name="_31_02">b</text:span><text:span text:style-name="_31_92">l</text:span><text:span text:style-name="_36_0">e</text:span><text:span text:style-name="_31_20">,</text:span><text:span text:style-name="_31_51"> </text:span><text:span text:style-name="_35_9">a</text:span><text:span text:style-name="_31_50">n</text:span><text:span text:style-name="_32_25">d</text:span><text:span text:style-name="_31_"> </text:span><text:span text:style-name="_31_46">t</text:span><text:span text:style-name="_32_19">h</text:span><text:span text:style-name="_32_0">e</text:span><text:span text:style-name="_31_40">i</text:span><text:span text:style-name="_31_85">r</text:span><text:span text:style-name="_31_"> </text:span><text:span text:style-name="_31_26">n</text:span><text:span text:style-name="_32_22">e</text:span><text:span text:style-name="_32_1">w</text:span><text:span text:style-name="_37_6"> </text:span><text:span text:style-name="_31_85">p</text:span><text:span text:style-name="_32_3">a</text:span><text:span text:style-name="_31_41">t</text:span><text:span text:style-name="_31_95">e</text:span><text:span text:style-name="_33_0">n</text:span><text:span text:style-name="_39_9">t</text:span><text:span text:style-name="_31_51"> </text:span><text:span text:style-name="_36_8">c</text:span><text:span text:style-name="_31_43">l</text:span><text:span text:style-name="_32_21">o</text:span><text:span text:style-name="_32_6">c</text:span><text:span text:style-name="_31_35">k</text:span><text:span text:style-name="_31_51"> </text:span><text:span text:style-name="_32_1">a</text:span><text:span text:style-name="_31_25">t</text:span><text:span text:style-name="_32_03">t</text:span><text:span text:style-name="_35_0">a</text:span><text:span text:style-name="_31_31">c</text:span><text:span text:style-name="_32_18">h</text:span><text:span text:style-name="_34_1">e</text:span><text:span text:style-name="_31_19">d</text:span><text:span text:style-name="_31_51"> </text:span><text:span text:style-name="_35_6">t</text:span><text:span text:style-name="_31_47">o</text:span><text:span text:style-name="_31_51"> </text:span><text:span text:style-name="_35_3">t</text:span><text:span text:style-name="_31_11">a</text:span><text:span text:style-name="_32_09">k</text:span><text:span text:style-name="_32_4">e</text:span><text:span text:style-name="_37_6"> </text:span><text:span text:style-name="_31_74">o</text:span><text:span text:style-name="_32_9">f</text:span><text:span text:style-name="_39_9">f</text:span><text:span text:style-name="_31_51"> </text:span><text:span text:style-name="_32_1">a</text:span><text:span text:style-name="_31_47">n</text:span><text:span text:style-name="_31_92">d</text:span><text:span text:style-name="_31_"> </text:span><text:span text:style-name="_31_43">p</text:span><text:span text:style-name="_32_09">u</text:span><text:span text:style-name="_35_9">t</text:span><text:span text:style-name="_37_6"> </text:span><text:span text:style-name="_32_06">o</text:span><text:span text:style-name="_37_1">n</text:span><text:span text:style-name="_37_6"> </text:span><text:span text:style-name="_32_16">t</text:span><text:span text:style-name="_32_1">h</text:span><text:span text:style-name="_31_13">e</text:span><text:span text:style-name="_31_51"> </text:span><text:span text:style-name="_32_9">a</text:span><text:span text:style-name="_31_01">l</text:span><text:span text:style-name="_32_00">a</text:span><text:span text:style-name="_35_6">r</text:span><text:span text:style-name="_31_01">m</text:span><text:span text:style-name="_31_51"> </text:span><text:span text:style-name="_36_6">m</text:span><text:span text:style-name="_31_16">o</text:span><text:span text:style-name="_31_86">r</text:span><text:span text:style-name="_32_6">n</text:span><text:span text:style-name="_31_35">i</text:span><text:span text:style-name="_32_24">n</text:span><text:span text:style-name="_36_9">g</text:span><text:span text:style-name="_37_6"> </text:span><text:span text:style-name="_31_88">a</text:span><text:span text:style-name="_36_0">n</text:span><text:span text:style-name="_31_47">d</text:span><text:span text:style-name="_31_51"> </text:span><text:span text:style-name="_34_2">n</text:span><text:span text:style-name="_31_19">i</text:span><text:span text:style-name="_32_19">g</text:span><text:span text:style-name="_33_9">h</text:span><text:span text:style-name="_31_43">t</text:span><text:span text:style-name="_31_51"> </text:span><text:span text:style-name="_35_4">w</text:span><text:span text:style-name="_31_11">i</text:span><text:span text:style-name="_32_16">t</text:span><text:span text:style-name="_37_2">h</text:span><text:span text:style-name="_31_50">o</text:span><text:span text:style-name="_32_04">u</text:span><text:span text:style-name="_35_7">t</text:span><text:span text:style-name="_37_6"> </text:span><text:span text:style-name="_31_70">h</text:span><text:span text:style-name="_35_3">u</text:span><text:span text:style-name="_31_35">m</text:span><text:span text:style-name="_31_77">a</text:span><text:span text:style-name="_34_2">n</text:span><text:span text:style-name="_37_6"> </text:span><text:span text:style-name="_31_70">a</text:span><text:span text:style-name="_33_8">s</text:span><text:span text:style-name="_31_41">s</text:span><text:span text:style-name="_32_22">i</text:span><text:span text:style-name="_32_1">s</text:span><text:span text:style-name="_31_32">t</text:span><text:span text:style-name="_31_95">a</text:span><text:span text:style-name="_35_7">n</text:span><text:span text:style-name="_39_8">c</text:span><text:span text:style-name="_32_10">e</text:span><text:span text:style-name="_35_3">.</text:span><text:span text:style-name="_37_6"> </text:span><text:span text:style-name="_32_16">T</text:span><text:span text:style-name="_34_4">h</text:span><text:span text:style-name="_31_32">a</text:span><text:span text:style-name="_32_07">t</text:span><text:span text:style-name="_31_"> </text:span><text:span text:style-name="_31_28">s</text:span><text:span text:style-name="_32_21">e</text:span><text:span text:style-name="_34_4">e</text:span><text:span text:style-name="_31_14">m</text:span><text:span text:style-name="_31_71">e</text:span><text:span text:style-name="_35_7">d</text:span><text:span text:style-name="_37_6"> </text:span><text:span text:style-name="_32_03">a</text:span><text:span text:style-name="_31_"> </text:span><text:span text:style-name="_31_25">g</text:span><text:span text:style-name="_31_73">o</text:span><text:span text:style-name="_34_4">o</text:span><text:span text:style-name="_31_13">d</text:span><text:span text:style-name="_31_51"> </text:span><text:span text:style-name="_37_4">s</text:span><text:span text:style-name="_31_47">c</text:span><text:span text:style-name="_31_95">h</text:span><text:span text:style-name="_35_9">e</text:span><text:span text:style-name="_31_17">m</text:span><text:span text:style-name="_31_79">e</text:span><text:span text:style-name="_32_9">.</text:span><text:span text:style-name="_37_6"> </text:span><text:span text:style-name="_32_06">T</text:span><text:span text:style-name="_35_1">h</text:span><text:span text:style-name="_31_41">e</text:span><text:span text:style-name="_31_76">y</text:span><text:span text:style-name="_31_"> </text:span><text:span text:style-name="_31_16">p</text:span><text:span text:style-name="_31_94">r</text:span><text:span text:style-name="_37_5">o</text:span><text:span text:style-name="_31_13">m</text:span><text:span text:style-name="_32_18">i</text:span><text:span text:style-name="_35_3">s</text:span><text:span text:style-name="_31_17">e</text:span><text:span text:style-name="_31_86">d</text:span><text:span text:style-name="_31_"> </text:span><text:span text:style-name="_31_14">t</text:span><text:span text:style-name="_31_80">o</text:span><text:span text:style-name="_31_"> </text:span><text:span text:style-name="_31_47">h</text:span><text:span text:style-name="_32_24">a</text:span><text:span text:style-name="_37_4">v</text:span><text:span text:style-name="_31_13">e</text:span><text:span text:style-name="_31_51"> </text:span><text:span text:style-name="_37_5">t</text:span><text:span text:style-name="_39_6">h</text:span><text:span text:style-name="_32_22">e</text:span><text:span text:style-name="_31_"> </text:span><text:span text:style-name="_31_40">w</text:span><text:span text:style-name="_31_80">h</text:span><text:span text:style-name="_37_2">o</text:span><text:span text:style-name="_31_43">l</text:span><text:span text:style-name="_32_03">e</text:span><text:span text:style-name="_31_"> </text:span><text:span text:style-name="_31_29">t</text:span><text:span text:style-name="_31_79">h</text:span><text:span text:style-name="_32_7">i</text:span><text:span text:style-name="_31_32">n</text:span><text:span text:style-name="_31_71">g</text:span><text:span text:style-name="_31_"> </text:span><text:span text:style-name="_31_17">f</text:span><text:span text:style-name="_31_79">i</text:span><text:span text:style-name="_36_0">n</text:span><text:span text:style-name="_39_9">i</text:span><text:span text:style-name="_31_88">s</text:span><text:span text:style-name="_34_5">h</text:span><text:span text:style-name="_31_05">e</text:span><text:span text:style-name="_31_71">d</text:span><text:span text:style-name="_31_"> </text:span><text:span text:style-name="_31_28">i</text:span><text:span text:style-name="_32_19">n</text:span><text:span text:style-name="_31_"> </text:span><text:span text:style-name="_31_32">t</text:span><text:span text:style-name="_32_09">e</text:span><text:span text:style-name="_32_7">n</text:span><text:span text:style-name="_37_6"> </text:span><text:span text:style-name="_31_77">d</text:span><text:span text:style-name="_37_5">a</text:span><text:span text:style-name="_31_13">y</text:span><text:span text:style-name="_31_76">s</text:span><text:span text:style-name="_35_6">.</text:span><text:span text:style-name="_37_6"> </text:span><text:span text:style-name="_32_10">T</text:span><text:span text:style-name="_36_9">h</text:span><text:span text:style-name="_31_26">e</text:span><text:span text:style-name="_32_15">y</text:span><text:span text:style-name="_31_"> </text:span><text:span text:style-name="_39_6">b</text:span><text:span text:style-name="_31_76">e</text:span><text:span text:style-name="_32_3">g</text:span><text:span text:style-name="_31_35">a</text:span><text:span text:style-name="_32_06">n</text:span><text:span text:style-name="_31_"> </text:span><text:span text:style-name="_31_13">w</text:span><text:span text:style-name="_31_91">o</text:span><text:span text:style-name="_34_2">r</text:span><text:span text:style-name="_39_6">k</text:span><text:span text:style-name="_31_92">,</text:span><text:span text:style-name="_31_"> </text:span><text:span text:style-name="_31_10">a</text:span><text:span text:style-name="_32_24">n</text:span><text:span text:style-name="_36_5">d</text:span><text:span text:style-name="_37_6"> </text:span><text:span text:style-name="_32_19">w</text:span><text:span text:style-name="_36_9">e</text:span><text:span text:style-name="_37_6"> </text:span><text:span text:style-name="_31_74">l</text:span><text:span text:style-name="_33_6">e</text:span><text:span text:style-name="_31_10">f</text:span><text:span text:style-name="_32_16">t</text:span><text:span text:style-name="_31_"> </text:span><text:span text:style-name="_31_43">f</text:span><text:span text:style-name="_31_86">o</text:span><text:span text:style-name="_32_3">r</text:span><text:span text:style-name="_37_6"> </text:span><text:span text:style-name="_31_74">t</text:span><text:span text:style-name="_32_7">h</text:span><text:span text:style-name="_31_32">e</text:span><text:span text:style-name="_31_51"> </text:span><text:span text:style-name="_37_2">s</text:span><text:span text:style-name="_31_01">u</text:span><text:span text:style-name="_32_25">m</text:span><text:span text:style-name="_35_1">m</text:span><text:span text:style-name="_31_25">e</text:span><text:span text:style-name="_31_79">r</text:span><text:span text:style-name="_35_0">.</text:span><text:span text:style-name="_37_6"> </text:span><text:span text:style-name="_31_88">T</text:span><text:span text:style-name="_32_1">h</text:span><text:span text:style-name="_31_13">e</text:span><text:span text:style-name="_31_95">y</text:span><text:span text:style-name="_31_"> </text:span><text:span text:style-name="_31_34">w</text:span><text:span text:style-name="_32_03">o</text:span><text:span text:style-name="_32_9">r</text:span><text:span text:style-name="_39_9">k</text:span><text:span text:style-name="_32_16">e</text:span><text:span text:style-name="_32_4">d</text:span><text:span text:style-name="_37_6"> </text:span><text:span text:style-name="_32_24">a</text:span><text:span text:style-name="_31_"> </text:span><text:span text:style-name="_31_44">c</text:span><text:span text:style-name="_32_16">o</text:span><text:span text:style-name="_37_2">u</text:span><text:span text:style-name="_31_41">p</text:span><text:span text:style-name="_31_74">l</text:span><text:span text:style-name="_37_4">e</text:span><text:span text:style-name="_37_6"> </text:span><text:span text:style-name="_31_88">o</text:span><text:span text:style-name="_35_1">f</text:span><text:span text:style-name="_37_6"> </text:span><text:span text:style-name="_32_04">d</text:span><text:span text:style-name="_32_0">a</text:span><text:span text:style-name="_31_16">y</text:span><text:span text:style-name="_32_01">s</text:span><text:span text:style-name="_32_6">;</text:span><text:span text:style-name="_37_6"> </text:span><text:span text:style-name="_32_07">t</text:span><text:span text:style-name="_33_8">h</text:span><text:span text:style-name="_31_02">e</text:span><text:span text:style-name="_31_85">n</text:span><text:span text:style-name="_31_"> </text:span><text:span text:style-name="_31_05">t</text:span><text:span text:style-name="_32_16">h</text:span><text:span text:style-name="_37_5">e</text:span><text:span text:style-name="_31_13">y</text:span><text:span text:style-name="_31_51"> </text:span><text:span text:style-name="_36_5">l</text:span><text:span text:style-name="_39_6">e</text:span><text:span text:style-name="_32_16">f</text:span><text:span text:style-name="_35_0">t</text:span><text:span text:style-name="_37_6"> </text:span><text:span text:style-name="_31_89">f</text:span><text:span text:style-name="_35_7">o</text:span><text:span text:style-name="_31_14">r</text:span><text:span text:style-name="_31_51"> </text:span><text:span text:style-name="_37_5">t</text:span><text:span text:style-name="_31_43">h</text:span><text:span text:style-name="_31_88">e</text:span><text:span text:style-name="_31_"> </text:span><text:span text:style-name="_31_31">s</text:span><text:span text:style-name="_32_21">u</text:span><text:span text:style-name="_32_4">m</text:span><text:span text:style-name="_31_20">m</text:span><text:span text:style-name="_31_74">e</text:span><text:span text:style-name="_34_5">r</text:span><text:span text:style-name="_31_32">.</text:span><text:span text:style-name="_31_51"> </text:span><text:span text:style-name="_34_4">A</text:span><text:span text:style-name="_31_13">f</text:span><text:span text:style-name="_31_85">t</text:span><text:span text:style-name="_35_9">e</text:span><text:span text:style-name="_31_05">r</text:span><text:span text:style-name="_31_51"> </text:span><text:span text:style-name="_34_5">w</text:span><text:span text:style-name="_31_40">h</text:span><text:span text:style-name="_31_91">i</text:span><text:span text:style-name="_34_2">c</text:span><text:span text:style-name="_31_10">h</text:span><text:span text:style-name="_31_51"> </text:span><text:span text:style-name="_34_4">t</text:span><text:span text:style-name="_31_32">h</text:span><text:span text:style-name="_32_22">e</text:span><text:span text:style-name="_31_"> </text:span><text:span text:style-name="_39_6">b</text:span><text:span text:style-name="_32_04">u</text:span><text:span text:style-name="_37_2">r</text:span><text:span text:style-name="_39_6">g</text:span><text:span text:style-name="_31_79">l</text:span><text:span text:style-name="_33_9">a</text:span><text:span text:style-name="_31_35">r</text:span><text:span text:style-name="_32_10">s</text:span><text:span text:style-name="_31_"> </text:span><text:span text:style-name="_31_20">m</text:span><text:span text:style-name="_31_79">o</text:span><text:span text:style-name="_35_7">v</text:span><text:span text:style-name="_31_19">e</text:span><text:span text:style-name="_31_80">d</text:span><text:span text:style-name="_31_"> </text:span><text:span text:style-name="_31_49">i</text:span><text:span text:style-name="_31_88">n</text:span><text:span text:style-name="_36_0">,</text:span><text:span text:style-name="_37_6"> </text:span><text:span text:style-name="_31_86">a</text:span><text:span text:style-name="_37_5">n</text:span><text:span text:style-name="_31_25">d</text:span><text:span text:style-name="_31_51"> </text:span><text:span text:style-name="_36_6">b</text:span><text:span text:style-name="_31_46">e</text:span><text:span text:style-name="_31_80">g</text:span><text:span text:style-name="_37_5">a</text:span><text:span text:style-name="_31_43">n</text:span><text:span text:style-name="_31_51"> </text:span><text:span text:style-name="_35_9">t</text:span><text:span text:style-name="_31_32">h</text:span><text:span text:style-name="_31_85">e</text:span><text:span text:style-name="_37_2">i</text:span><text:span text:style-name="_31_49">r</text:span><text:span text:style-name="_31_51"> </text:span><text:span text:style-name="_34_1">s</text:span><text:span text:style-name="_31_19">u</text:span><text:span text:style-name="_32_10">m</text:span><text:span text:style-name="_32_1">m</text:span><text:span text:style-name="_31_10">e</text:span><text:span text:style-name="_31_77">r</text:span><text:span text:style-name="_31_"> </text:span><text:span text:style-name="_31_14">v</text:span><text:span text:style-name="_31_95">a</text:span><text:span text:style-name="_33_8">c</text:span><text:span text:style-name="_31_25">a</text:span><text:span text:style-name="_32_06">t</text:span><text:span text:style-name="_33_5">i</text:span><text:span text:style-name="_31_49">o</text:span><text:span text:style-name="_32_25">n</text:span><text:span text:style-name="_36_6">.</text:span><text:span text:style-name="_37_6"> </text:span><text:span text:style-name="_31_94">W</text:span><text:span text:style-name="_36_9">h</text:span><text:span text:style-name="_31_11">e</text:span><text:span text:style-name="_31_74">n</text:span><text:span text:style-name="_31_"> </text:span><text:span text:style-name="_31_10">w</text:span><text:span text:style-name="_32_10">e</text:span><text:span text:style-name="_31_"> </text:span><text:span text:style-name="_31_41">r</text:span><text:span text:style-name="_32_16">e</text:span><text:span text:style-name="_37_2">t</text:span><text:span text:style-name="_31_40">u</text:span><text:span text:style-name="_32_19">r</text:span><text:span text:style-name="_34_5">n</text:span><text:span text:style-name="_31_29">e</text:span><text:span text:style-name="_31_94">d</text:span><text:span text:style-name="_31_"> </text:span><text:span text:style-name="_31_11">i</text:span><text:span text:style-name="_32_07">n</text:span><text:span text:style-name="_31_"> </text:span><text:span text:style-name="_31_43">t</text:span><text:span text:style-name="_32_15">h</text:span><text:span text:style-name="_37_1">e</text:span><text:span text:style-name="_37_6"> </text:span><text:span text:style-name="_32_10">f</text:span><text:span text:style-name="_35_1">a</text:span><text:span text:style-name="_31_05">l</text:span><text:span text:style-name="_31_85">l</text:span><text:span text:style-name="_36_6">,</text:span><text:span text:style-name="_37_6"> </text:span><text:span text:style-name="_32_01">t</text:span><text:span text:style-name="_35_0">h</text:span><text:span text:style-name="_31_13">e</text:span><text:span text:style-name="_31_51"> </text:span><text:span text:style-name="_34_5">h</text:span><text:span text:style-name="_31_35">o</text:span><text:span text:style-name="_32_15">u</text:span><text:span text:style-name="_35_9">s</text:span><text:span text:style-name="_31_17">e</text:span><text:span text:style-name="_31_51"> </text:span><text:span text:style-name="_34_1">w</text:span><text:span text:style-name="_31_16">a</text:span><text:span text:style-name="_31_89">s</text:span><text:span text:style-name="_31_"> </text:span><text:span text:style-name="_31_26">a</text:span><text:span text:style-name="_32_22">s</text:span><text:span text:style-name="_31_"> </text:span><text:span text:style-name="_31_04">e</text:span><text:span text:style-name="_32_16">m</text:span><text:span text:style-name="_32_0">p</text:span><text:span text:style-name="_31_04">t</text:span><text:span text:style-name="_31_95">y</text:span><text:span text:style-name="_31_"> </text:span><text:span text:style-name="_31_49">a</text:span><text:span text:style-name="_31_86">s</text:span><text:span text:style-name="_31_"> </text:span><text:span text:style-name="_31_20">a</text:span><text:span text:style-name="_31_51"> </text:span><text:span text:style-name="_35_1">b</text:span><text:span text:style-name="_31_20">e</text:span><text:span text:style-name="_31_95">e</text:span><text:span text:style-name="_32_3">r</text:span><text:span text:style-name="_37_6"> </text:span><text:span text:style-name="_31_91">c</text:span><text:span text:style-name="_35_6">l</text:span><text:span text:style-name="_31_17">o</text:span><text:span text:style-name="_32_01">s</text:span><text:span text:style-name="_35_7">e</text:span><text:span text:style-name="_31_31">t</text:span><text:span text:style-name="_31_51"> </text:span><text:span text:style-name="_32_3">i</text:span><text:span text:style-name="_31_26">n</text:span><text:span text:style-name="_31_51"> </text:span><text:span text:style-name="_36_5">p</text:span><text:span text:style-name="_31_25">r</text:span><text:span text:style-name="_32_25">e</text:span><text:span text:style-name="_33_5">m</text:span><text:span text:style-name="_31_31">i</text:span><text:span text:style-name="_31_95">s</text:span><text:span text:style-name="_35_3">e</text:span><text:span text:style-name="_31_19">s</text:span><text:span text:style-name="_31_51"> </text:span><text:span text:style-name="_37_1">w</text:span><text:span text:style-name="_31_05">h</text:span><text:span text:style-name="_32_04">e</text:span><text:span text:style-name="_36_8">r</text:span><text:span text:style-name="_31_31">e</text:span><text:span text:style-name="_31_51"> </text:span><text:span text:style-name="_34_5">p</text:span><text:span text:style-name="_31_34">a</text:span><text:span text:style-name="_31_92">i</text:span><text:span text:style-name="_33_8">n</text:span><text:span text:style-name="_31_32">t</text:span><text:span text:style-name="_31_80">e</text:span><text:span text:style-name="_36_8">r</text:span><text:span text:style-name="_31_50">s</text:span><text:span text:style-name="_31_51"> </text:span><text:span text:style-name="_32_7">h</text:span><text:span text:style-name="_31_19">a</text:span><text:span text:style-name="_31_86">v</text:span><text:span text:style-name="_32_3">e</text:span><text:span text:style-name="_37_6"> </text:span><text:span text:style-name="_31_88">b</text:span><text:span text:style-name="_33_6">e</text:span><text:span text:style-name="_39_6">e</text:span><text:span text:style-name="_31_70">n</text:span><text:span text:style-name="_31_"> </text:span><text:span text:style-name="_39_8">a</text:span><text:span text:style-name="_31_92">t</text:span><text:span text:style-name="_31_"> </text:span><text:span text:style-name="_31_35">w</text:span><text:span text:style-name="_32_15">o</text:span><text:span text:style-name="_32_4">r</text:span><text:span text:style-name="_31_35">k</text:span><text:span text:style-name="_31_74">.</text:span><text:span text:style-name="_31_"> </text:span><text:span text:style-name="_31_29">W</text:span><text:span text:style-name="_32_01">e</text:span><text:span text:style-name="_31_"> </text:span><text:span text:style-name="_31_50">r</text:span><text:span text:style-name="_32_15">e</text:span><text:span text:style-name="_33_9">f</text:span><text:span text:style-name="_31_26">u</text:span><text:span text:style-name="_31_76">r</text:span><text:span text:style-name="_36_0">n</text:span><text:span text:style-name="_31_04">i</text:span><text:span text:style-name="_32_01">s</text:span><text:span text:style-name="_37_2">h</text:span><text:span text:style-name="_31_04">e</text:span><text:span text:style-name="_32_07">d</text:span><text:span text:style-name="_34_5">,</text:span><text:span text:style-name="_37_6"> </text:span><text:span text:style-name="_32_19">a</text:span><text:span text:style-name="_35_0">n</text:span><text:span text:style-name="_31_25">d</text:span><text:span text:style-name="_31_51"> </text:span><text:span text:style-name="_37_5">t</text:span><text:span text:style-name="_31_35">h</text:span><text:span text:style-name="_32_15">e</text:span><text:span text:style-name="_34_5">n</text:span><text:span text:style-name="_37_6"> </text:span><text:span text:style-name="_32_18">s</text:span><text:span text:style-name="_35_6">e</text:span><text:span text:style-name="_31_26">n</text:span><text:span text:style-name="_31_79">t</text:span><text:span text:style-name="_31_"> </text:span><text:span text:style-name="_31_41">d</text:span><text:span text:style-name="_32_10">o</text:span><text:span text:style-name="_36_6">w</text:span><text:span text:style-name="_31_28">n</text:span><text:span text:style-name="_31_51"> </text:span><text:span text:style-name="_34_2">t</text:span><text:span text:style-name="_31_16">o</text:span><text:span text:style-name="_31_51"> </text:span><text:span text:style-name="_32_3">h</text:span><text:span text:style-name="_31_04">u</text:span><text:span text:style-name="_31_95">r</text:span><text:span text:style-name="_35_3">r</text:span><text:span text:style-name="_31_01">y</text:span><text:span text:style-name="_31_51"> </text:span><text:span text:style-name="_34_1">u</text:span><text:span text:style-name="_31_35">p</text:span><text:span text:style-name="_31_51"> </text:span><text:span text:style-name="_35_3">t</text:span><text:span text:style-name="_31_41">h</text:span><text:span text:style-name="_31_79">e</text:span><text:span text:style-name="_31_"> </text:span><text:span text:style-name="_31_25">e</text:span><text:span text:style-name="_32_10">x</text:span><text:span text:style-name="_37_5">p</text:span><text:span text:style-name="_39_9">e</text:span><text:span text:style-name="_31_71">r</text:span><text:span text:style-name="_37_2">t</text:span><text:span text:style-name="_31_28">.</text:span><text:span text:style-name="_31_51"> </text:span><text:span text:style-name="_35_7">H</text:span><text:span text:style-name="_31_25">e</text:span><text:span text:style-name="_31_51"> </text:span><text:span text:style-name="_33_8">c</text:span><text:span text:style-name="_39_5">a</text:span><text:span text:style-name="_32_22">m</text:span><text:span text:style-name="_32_1">e</text:span><text:span text:style-name="_37_6"> </text:span><text:span text:style-name="_32_00">u</text:span><text:span text:style-name="_32_0">p</text:span><text:span text:style-name="_37_6"> </text:span><text:span text:style-name="_32_09">a</text:span><text:span text:style-name="_32_9">n</text:span><text:span text:style-name="_31_11">d</text:span><text:span text:style-name="_31_51"> </text:span><text:span text:style-name="_35_9">f</text:span><text:span text:style-name="_31_11">i</text:span><text:span text:style-name="_31_77">n</text:span><text:span text:style-name="_37_1">i</text:span><text:span text:style-name="_31_40">s</text:span><text:span text:style-name="_31_89">h</text:span><text:span text:style-name="_36_5">e</text:span><text:span text:style-name="_31_16">d</text:span><text:span text:style-name="_31_51"> </text:span><text:span text:style-name="_34_5">t</text:span><text:span text:style-name="_31_49">h</text:span><text:span text:style-name="_31_80">e</text:span><text:span text:style-name="_31_"> </text:span><text:span text:style-name="_31_05">j</text:span><text:span text:style-name="_31_77">o</text:span><text:span text:style-name="_32_1">b</text:span><text:span text:style-name="_31_46">,</text:span><text:span text:style-name="_31_51"> </text:span><text:span text:style-name="_34_4">a</text:span><text:span text:style-name="_31_50">n</text:span><text:span text:style-name="_32_22">d</text:span><text:span text:style-name="_31_"> </text:span><text:span text:style-name="_31_34">s</text:span><text:span text:style-name="_31_71">a</text:span><text:span text:style-name="_36_0">i</text:span><text:span text:style-name="_31_32">d</text:span><text:span text:style-name="_31_85">:</text:span><text:span text:style-name="_31_"> </text:span><text:span text:style-name="_31_44">'</text:span><text:span text:style-name="_32_16">N</text:span><text:span text:style-name="_36_6">o</text:span><text:span text:style-name="_31_29">w</text:span><text:span text:style-name="_31_51"> </text:span><text:span text:style-name="_32_6">t</text:span><text:span text:style-name="_31_40">h</text:span><text:span text:style-name="_31_74">i</text:span><text:span text:style-name="_35_7">s</text:span><text:span text:style-name="_37_6"> </text:span><text:span text:style-name="_31_76">c</text:span><text:span text:style-name="_35_0">l</text:span><text:span text:style-name="_31_19">o</text:span><text:span text:style-name="_31_70">c</text:span><text:span text:style-name="_35_6">k</text:span><text:span text:style-name="_37_6"> </text:span><text:span text:style-name="_32_01">i</text:span><text:span text:style-name="_37_5">s</text:span><text:span text:style-name="_37_6"> </text:span><text:span text:style-name="_31_94">s</text:span><text:span text:style-name="_36_6">e</text:span><text:span text:style-name="_39_6">t</text:span><text:span text:style-name="_31_51"> </text:span><text:span text:style-name="_33_6">t</text:span><text:span text:style-name="_31_02">o</text:span><text:span text:style-name="_31_51"> </text:span><text:span text:style-name="_32_6">p</text:span><text:span text:style-name="_31_26">u</text:span><text:span text:style-name="_32_15">t</text:span><text:span text:style-name="_31_"> </text:span><text:span text:style-name="_31_31">o</text:span><text:span text:style-name="_31_79">n</text:span><text:span text:style-name="_31_"> </text:span><text:span text:style-name="_31_04">t</text:span><text:span text:style-name="_31_77">h</text:span><text:span text:style-name="_33_9">e</text:span><text:span text:style-name="_37_6"> </text:span><text:span text:style-name="_31_92">a</text:span><text:span text:style-name="_36_9">l</text:span><text:span text:style-name="_31_04">a</text:span><text:span text:style-name="_32_22">r</text:span><text:span text:style-name="_37_2">m</text:span><text:span text:style-name="_37_6"> </text:span><text:span text:style-name="_32_18">e</text:span><text:span text:style-name="_36_9">v</text:span><text:span text:style-name="_31_01">e</text:span><text:span text:style-name="_31_74">r</text:span><text:span text:style-name="_34_5">y</text:span><text:span text:style-name="_37_6"> </text:span><text:span text:style-name="_31_80">n</text:span><text:span text:style-name="_35_3">i</text:span><text:span text:style-name="_31_29">g</text:span><text:span text:style-name="_32_01">h</text:span><text:span text:style-name="_35_0">t</text:span><text:span text:style-name="_37_6"> </text:span><text:span text:style-name="_32_10">a</text:span><text:span text:style-name="_36_0">t</text:span><text:span text:style-name="_37_6"> </text:span><text:span text:style-name="_31_91">1</text:span><text:span text:style-name="_35_3">0</text:span><text:span text:style-name="_31_44">,</text:span><text:span text:style-name="_31_51"> </text:span><text:span text:style-name="_32_0">a</text:span><text:span text:style-name="_31_35">n</text:span><text:span text:style-name="_31_79">d</text:span><text:span text:style-name="_31_"> </text:span><text:span text:style-name="_31_04">t</text:span><text:span text:style-name="_32_21">a</text:span><text:span text:style-name="_34_4">k</text:span><text:span text:style-name="_31_34">e</text:span><text:span text:style-name="_31_51"> </text:span><text:span text:style-name="_36_8">i</text:span><text:span text:style-name="_39_9">t</text:span><text:span text:style-name="_31_51"> </text:span><text:span text:style-name="_36_5">o</text:span><text:span text:style-name="_31_11">f</text:span><text:span text:style-name="_32_04">f</text:span><text:span text:style-name="_31_"> </text:span><text:span text:style-name="_39_8">e</text:span><text:span text:style-name="_31_77">v</text:span><text:span text:style-name="_37_2">e</text:span><text:span text:style-name="_31_44">r</text:span><text:span text:style-name="_31_70">y</text:span><text:span text:style-name="_31_"> </text:span><text:span text:style-name="_31_01">m</text:span><text:span text:style-name="_31_94">o</text:span><text:span text:style-name="_37_5">r</text:span><text:span text:style-name="_31_31">n</text:span><text:span text:style-name="_31_80">i</text:span><text:span text:style-name="_34_2">n</text:span><text:span text:style-name="_39_8">g</text:span><text:span text:style-name="_31_51"> </text:span><text:span text:style-name="_32_4">a</text:span><text:span text:style-name="_31_25">t</text:span><text:span text:style-name="_31_51"> </text:span><text:span text:style-name="_34_2">5</text:span><text:span text:style-name="_31_32">:</text:span><text:span text:style-name="_32_21">4</text:span><text:span text:style-name="_33_8">5</text:span><text:span text:style-name="_31_01">.</text:span><text:span text:style-name="_31_51"> </text:span><text:span text:style-name="_35_1">A</text:span><text:span text:style-name="_31_31">l</text:span><text:span text:style-name="_32_16">l</text:span><text:span text:style-name="_31_"> </text:span><text:span text:style-name="_31_34">y</text:span><text:span text:style-name="_31_77">o</text:span><text:span text:style-name="_34_2">u</text:span><text:span text:style-name="_31_14">'</text:span><text:span text:style-name="_32_18">v</text:span><text:span text:style-name="_33_6">e</text:span><text:span text:style-name="_37_6"> </text:span><text:span text:style-name="_32_24">g</text:span><text:span text:style-name="_37_1">o</text:span><text:span text:style-name="_31_11">t</text:span><text:span text:style-name="_31_51"> </text:span><text:span text:style-name="_35_0">t</text:span><text:span text:style-name="_39_9">o</text:span><text:span text:style-name="_31_51"> </text:span><text:span text:style-name="_34_1">d</text:span><text:span text:style-name="_31_47">o</text:span><text:span text:style-name="_31_51"> </text:span><text:span text:style-name="_32_3">i</text:span><text:span text:style-name="_31_49">s</text:span><text:span text:style-name="_31_51"> </text:span><text:span text:style-name="_36_9">t</text:span><text:span text:style-name="_31_16">o</text:span><text:span text:style-name="_31_51"> </text:span><text:span text:style-name="_32_7">w</text:span><text:span text:style-name="_31_28">i</text:span><text:span text:style-name="_31_91">n</text:span><text:span text:style-name="_35_9">d</text:span><text:span text:style-name="_37_6"> </text:span><text:span text:style-name="_32_19">h</text:span><text:span text:style-name="_37_2">e</text:span><text:span text:style-name="_31_35">r</text:span><text:span text:style-name="_31_51"> </text:span><text:span text:style-name="_35_4">u</text:span><text:span text:style-name="_39_9">p</text:span><text:span text:style-name="_31_51"> </text:span><text:span text:style-name="_33_9">e</text:span><text:span text:style-name="_31_02">v</text:span><text:span text:style-name="_32_00">e</text:span><text:span text:style-name="_36_0">r</text:span><text:span text:style-name="_39_6">y</text:span><text:span text:style-name="_31_51"> </text:span><text:span text:style-name="_33_0">w</text:span><text:span text:style-name="_31_49">e</text:span><text:span text:style-name="_32_01">e</text:span><text:span text:style-name="_36_8">k</text:span><text:span text:style-name="_31_34">,</text:span><text:span text:style-name="_31_51"> </text:span><text:span text:style-name="_36_6">a</text:span><text:span text:style-name="_31_02">n</text:span><text:span text:style-name="_31_94">d</text:span><text:span text:style-name="_31_"> </text:span><text:span text:style-name="_39_6">t</text:span><text:span text:style-name="_32_16">h</text:span><text:span text:style-name="_34_1">e</text:span><text:span text:style-name="_31_29">n</text:span><text:span text:style-name="_31_51"> </text:span><text:span text:style-name="_33_6">l</text:span><text:span text:style-name="_31_35">e</text:span><text:span text:style-name="_32_09">a</text:span><text:span text:style-name="_33_0">v</text:span><text:span text:style-name="_31_47">e</text:span><text:span text:style-name="_31_51"> </text:span><text:span text:style-name="_36_9">h</text:span><text:span text:style-name="_31_46">e</text:span><text:span text:style-name="_31_94">r</text:span><text:span text:style-name="_31_"> </text:span><text:span text:style-name="_31_20">a</text:span><text:span text:style-name="_32_16">l</text:span><text:span text:style-name="_37_4">o</text:span><text:span text:style-name="_31_20">n</text:span><text:span text:style-name="_31_76">e</text:span>--<text:span text:style-name="_31_51"> </text:span><text:span text:style-name="_32_1">s</text:span><text:span text:style-name="_31_49">h</text:span><text:span text:style-name="_31_85">e</text:span><text:span text:style-name="_31_"> </text:span><text:span text:style-name="_31_17">w</text:span><text:span text:style-name="_31_86">i</text:span><text:span text:style-name="_35_7">l</text:span><text:span text:style-name="_31_35">l</text:span><text:span text:style-name="_31_51"> </text:span><text:span text:style-name="_37_4">t</text:span><text:span text:style-name="_31_29">a</text:span><text:span text:style-name="_31_74">k</text:span><text:span text:style-name="_32_7">e</text:span><text:span text:style-name="_37_6"> </text:span><text:span text:style-name="_32_00">c</text:span><text:span text:style-name="_32_3">a</text:span><text:span text:style-name="_31_10">r</text:span><text:span text:style-name="_31_79">e</text:span><text:span text:style-name="_31_"> </text:span><text:span text:style-name="_39_6">o</text:span><text:span text:style-name="_32_19">f</text:span><text:span text:style-name="_31_"> </text:span><text:span text:style-name="_31_16">t</text:span><text:span text:style-name="_32_00">h</text:span><text:span text:style-name="_33_5">e</text:span><text:span text:style-name="_37_6"> </text:span><text:span text:style-name="_31_88">a</text:span><text:span text:style-name="_37_5">l</text:span><text:span text:style-name="_39_9">a</text:span><text:span text:style-name="_32_19">r</text:span><text:span text:style-name="_33_0">m</text:span><text:span text:style-name="_37_6"> </text:span><text:span text:style-name="_31_71">h</text:span><text:span text:style-name="_36_5">e</text:span><text:span text:style-name="_31_34">r</text:span><text:span text:style-name="_32_10">s</text:span><text:span text:style-name="_36_8">e</text:span><text:span text:style-name="_31_46">l</text:span><text:span text:style-name="_31_71">f</text:span><text:span text:style-name="_35_7">.</text:span><text:span text:style-name="_31_34">'</text:span></text:p>
      <text:p text:style-name="P1"><text:span text:style-name="_34_5">"</text:span><text:span text:style-name="_31_20">A</text:span><text:span text:style-name="_32_25">f</text:span><text:span text:style-name="_35_7">t</text:span><text:span text:style-name="_31_20">e</text:span><text:span text:style-name="_32_19">r</text:span><text:span text:style-name="_31_"> </text:span><text:span text:style-name="_31_49">t</text:span><text:span text:style-name="_32_18">h</text:span><text:span text:style-name="_32_9">a</text:span><text:span text:style-name="_31_19">t</text:span><text:span text:style-name="_31_51"> </text:span><text:span text:style-name="_34_2">w</text:span><text:span text:style-name="_31_46">e</text:span><text:span text:style-name="_31_51"> </text:span><text:span text:style-name="_35_1">h</text:span><text:span text:style-name="_31_44">a</text:span><text:span text:style-name="_31_89">d</text:span><text:span text:style-name="_31_"> </text:span><text:span text:style-name="_31_05">a</text:span><text:span text:style-name="_31_51"> </text:span><text:span text:style-name="_35_4">m</text:span><text:span text:style-name="_31_25">o</text:span><text:span text:style-name="_31_88">s</text:span><text:span text:style-name="_36_5">t</text:span><text:span text:style-name="_37_6"> </text:span><text:span text:style-name="_32_24">t</text:span><text:span text:style-name="_32_3">r</text:span><text:span text:style-name="_31_26">a</text:span><text:span text:style-name="_32_06">n</text:span><text:span text:style-name="_35_6">q</text:span><text:span text:style-name="_39_9">u</text:span><text:span text:style-name="_32_00">i</text:span><text:span text:style-name="_36_5">l</text:span><text:span text:style-name="_37_6"> </text:span><text:span text:style-name="_31_73">s</text:span><text:span text:style-name="_34_5">e</text:span><text:span text:style-name="_31_14">a</text:span><text:span text:style-name="_32_25">s</text:span><text:span text:style-name="_36_6">o</text:span><text:span text:style-name="_39_5">n</text:span><text:span text:style-name="_31_51"> </text:span><text:span text:style-name="_35_7">d</text:span><text:span text:style-name="_31_05">u</text:span><text:span text:style-name="_32_04">r</text:span><text:span text:style-name="_32_4">i</text:span><text:span text:style-name="_31_32">n</text:span><text:span text:style-name="_31_80">g</text:span><text:span text:style-name="_31_"> </text:span><text:span text:style-name="_31_16">t</text:span><text:span text:style-name="_32_09">h</text:span><text:span text:style-name="_36_9">r</text:span><text:span text:style-name="_31_25">e</text:span><text:span text:style-name="_32_03">e</text:span><text:span text:style-name="_31_"> </text:span><text:span text:style-name="_31_04">m</text:span><text:span text:style-name="_31_77">o</text:span><text:span text:style-name="_32_3">n</text:span><text:span text:style-name="_31_29">t</text:span><text:span text:style-name="_31_91">h</text:span><text:span text:style-name="_35_0">s</text:span><text:span text:style-name="_31_49">.</text:span><text:span text:style-name="_31_51"> </text:span><text:span text:style-name="_33_8">T</text:span><text:span text:style-name="_31_44">h</text:span><text:span text:style-name="_31_85">e</text:span><text:span text:style-name="_31_"> </text:span><text:span text:style-name="_31_35">b</text:span><text:span text:style-name="_32_06">i</text:span><text:span text:style-name="_35_1">l</text:span><text:span text:style-name="_31_14">l</text:span><text:span text:style-name="_31_51"> </text:span><text:span text:style-name="_35_9">w</text:span><text:span text:style-name="_31_50">a</text:span><text:span text:style-name="_32_19">s</text:span><text:span text:style-name="_31_"> </text:span><text:span text:style-name="_31_34">p</text:span><text:span text:style-name="_31_74">r</text:span><text:span text:style-name="_36_6">o</text:span><text:span text:style-name="_31_44">d</text:span><text:span text:style-name="_31_80">i</text:span><text:span text:style-name="_35_9">g</text:span><text:span text:style-name="_31_32">i</text:span><text:span text:style-name="_31_71">o</text:span><text:span text:style-name="_36_5">u</text:span><text:span text:style-name="_31_47">s</text:span><text:span text:style-name="_31_79">,</text:span><text:span text:style-name="_31_"> </text:span><text:span text:style-name="_31_44">o</text:span><text:span text:style-name="_32_18">f</text:span><text:span text:style-name="_31_"> </text:span><text:span text:style-name="_31_11">c</text:span><text:span text:style-name="_32_06">o</text:span><text:span text:style-name="_34_2">u</text:span><text:span text:style-name="_31_40">r</text:span><text:span text:style-name="_32_06">s</text:span><text:span text:style-name="_34_5">e</text:span><text:span text:style-name="_31_41">,</text:span><text:span text:style-name="_31_51"> </text:span><text:span text:style-name="_32_3">a</text:span><text:span text:style-name="_31_32">n</text:span><text:span text:style-name="_32_07">d</text:span><text:span text:style-name="_31_"> </text:span><text:span text:style-name="_31_13">I</text:span><text:span text:style-name="_31_51"> </text:span><text:span text:style-name="_34_5">h</text:span><text:span text:style-name="_31_11">a</text:span><text:span text:style-name="_32_10">d</text:span><text:span text:style-name="_31_"> </text:span><text:span text:style-name="_31_31">s</text:span><text:span text:style-name="_32_18">a</text:span><text:span text:style-name="_35_7">i</text:span><text:span text:style-name="_31_25">d</text:span><text:span text:style-name="_31_51"> </text:span><text:span text:style-name="_35_6">I</text:span><text:span text:style-name="_37_6"> </text:span><text:span text:style-name="_31_86">w</text:span><text:span text:style-name="_37_4">o</text:span><text:span text:style-name="_31_16">u</text:span><text:span text:style-name="_31_86">l</text:span><text:span text:style-name="_33_6">d</text:span><text:span text:style-name="_37_6"> </text:span><text:span text:style-name="_31_76">n</text:span><text:span text:style-name="_32_7">o</text:span><text:span text:style-name="_31_32">t</text:span><text:span text:style-name="_31_51"> </text:span><text:span text:style-name="_37_4">p</text:span><text:span text:style-name="_39_6">a</text:span><text:span text:style-name="_32_07">y</text:span><text:span text:style-name="_31_"> </text:span><text:span text:style-name="_39_8">i</text:span><text:span text:style-name="_32_18">t</text:span><text:span text:style-name="_31_"> </text:span><text:span text:style-name="_31_16">u</text:span><text:span text:style-name="_32_10">n</text:span><text:span text:style-name="_32_4">t</text:span><text:span text:style-name="_31_43">i</text:span><text:span text:style-name="_32_06">l</text:span><text:span text:style-name="_31_"> </text:span><text:span text:style-name="_31_20">t</text:span><text:span text:style-name="_32_00">h</text:span><text:span text:style-name="_32_9">e</text:span><text:span text:style-name="_37_6"> </text:span><text:span text:style-name="_31_89">n</text:span><text:span text:style-name="_37_2">e</text:span><text:span text:style-name="_31_11">w</text:span><text:span text:style-name="_31_51"> </text:span><text:span text:style-name="_34_5">m</text:span><text:span text:style-name="_39_8">a</text:span><text:span text:style-name="_32_06">c</text:span><text:span text:style-name="_37_5">h</text:span><text:span text:style-name="_39_6">i</text:span><text:span text:style-name="_32_03">n</text:span><text:span text:style-name="_32_1">e</text:span><text:span text:style-name="_31_26">r</text:span><text:span text:style-name="_32_18">y</text:span><text:span text:style-name="_31_"> </text:span><text:span text:style-name="_31_17">h</text:span><text:span text:style-name="_32_18">a</text:span><text:span text:style-name="_33_9">d</text:span><text:span text:style-name="_37_6"> </text:span><text:span text:style-name="_31_71">p</text:span><text:span text:style-name="_35_7">r</text:span><text:span text:style-name="_39_5">o</text:span><text:span text:style-name="_32_19">v</text:span><text:span text:style-name="_35_0">e</text:span><text:span text:style-name="_31_40">d</text:span><text:span text:style-name="_31_51"> </text:span><text:span text:style-name="_34_5">i</text:span><text:span text:style-name="_31_40">t</text:span><text:span text:style-name="_32_15">s</text:span><text:span text:style-name="_34_2">e</text:span><text:span text:style-name="_31_10">l</text:span><text:span text:style-name="_31_92">f</text:span><text:span text:style-name="_31_"> </text:span><text:span text:style-name="_31_41">t</text:span><text:span text:style-name="_32_00">o</text:span><text:span text:style-name="_31_"> </text:span><text:span text:style-name="_31_25">b</text:span><text:span text:style-name="_31_94">e</text:span><text:span text:style-name="_31_"> </text:span><text:span text:style-name="_31_43">f</text:span><text:span text:style-name="_31_70">l</text:span><text:span text:style-name="_35_0">a</text:span><text:span text:style-name="_31_31">w</text:span><text:span text:style-name="_31_74">l</text:span><text:span text:style-name="_32_9">e</text:span><text:span text:style-name="_31_49">s</text:span><text:span text:style-name="_32_25">s</text:span><text:span text:style-name="_33_6">.</text:span><text:span text:style-name="_37_6"> </text:span><text:span text:style-name="_31_79">T</text:span><text:span text:style-name="_32_4">h</text:span><text:span text:style-name="_31_04">e</text:span><text:span text:style-name="_31_51"> </text:span><text:span text:style-name="_34_2">t</text:span><text:span text:style-name="_31_04">i</text:span><text:span text:style-name="_32_10">m</text:span><text:span text:style-name="_33_9">e</text:span><text:span text:style-name="_37_6"> </text:span><text:span text:style-name="_31_88">s</text:span><text:span text:style-name="_35_9">t</text:span><text:span text:style-name="_31_32">i</text:span><text:span text:style-name="_32_21">p</text:span><text:span text:style-name="_35_4">u</text:span><text:span text:style-name="_31_05">l</text:span><text:span text:style-name="_32_00">a</text:span><text:span text:style-name="_32_6">t</text:span><text:span text:style-name="_39_5">e</text:span><text:span text:style-name="_31_86">d</text:span><text:span text:style-name="_31_"> </text:span><text:span text:style-name="_39_8">w</text:span><text:span text:style-name="_32_07">a</text:span><text:span text:style-name="_35_1">s</text:span><text:span text:style-name="_37_6"> </text:span><text:span text:style-name="_31_88">t</text:span><text:span text:style-name="_32_7">h</text:span><text:span text:style-name="_31_10">r</text:span><text:span text:style-name="_31_73">e</text:span><text:span text:style-name="_34_1">e</text:span><text:span text:style-name="_37_6"> </text:span><text:span text:style-name="_31_92">m</text:span><text:span text:style-name="_33_9">o</text:span><text:span text:style-name="_31_25">n</text:span><text:span text:style-name="_32_25">t</text:span><text:span text:style-name="_36_0">h</text:span><text:span text:style-name="_31_20">s</text:span><text:span text:style-name="_31_86">.</text:span><text:span text:style-name="_31_"> </text:span><text:span text:style-name="_31_02">S</text:span><text:span text:style-name="_32_10">o</text:span><text:span text:style-name="_31_"> </text:span><text:span text:style-name="_31_19">I</text:span><text:span text:style-name="_31_51"> </text:span><text:span text:style-name="_32_0">p</text:span><text:span text:style-name="_31_44">a</text:span><text:span text:style-name="_32_22">i</text:span><text:span text:style-name="_35_1">d</text:span><text:span text:style-name="_37_6"> </text:span><text:span text:style-name="_31_91">t</text:span><text:span text:style-name="_37_2">h</text:span><text:span text:style-name="_39_8">e</text:span><text:span text:style-name="_31_51"> </text:span><text:span text:style-name="_32_0">b</text:span><text:span text:style-name="_31_50">i</text:span><text:span text:style-name="_32_10">l</text:span><text:span text:style-name="_35_0">l</text:span><text:span text:style-name="_31_01">,</text:span><text:span text:style-name="_31_51"> </text:span><text:span text:style-name="_35_1">a</text:span><text:span text:style-name="_31_02">n</text:span><text:span text:style-name="_31_95">d</text:span><text:span text:style-name="_31_"> </text:span><text:span text:style-name="_31_32">t</text:span><text:span text:style-name="_32_07">h</text:span><text:span text:style-name="_32_4">e</text:span><text:span text:style-name="_37_6"> </text:span><text:span text:style-name="_32_21">v</text:span><text:span text:style-name="_37_2">e</text:span><text:span text:style-name="_31_28">r</text:span><text:span text:style-name="_32_18">y</text:span><text:span text:style-name="_31_"> </text:span><text:span text:style-name="_31_16">n</text:span><text:span text:style-name="_32_25">e</text:span><text:span text:style-name="_36_8">x</text:span><text:span text:style-name="_31_14">t</text:span><text:span text:style-name="_31_51"> </text:span><text:span text:style-name="_36_0">d</text:span><text:span text:style-name="_31_41">a</text:span><text:span text:style-name="_31_73">y</text:span><text:span text:style-name="_31_"> </text:span><text:span text:style-name="_31_04">t</text:span><text:span text:style-name="_32_19">h</text:span><text:span text:style-name="_35_4">e</text:span><text:span text:style-name="_37_6"> </text:span><text:span text:style-name="_32_18">a</text:span><text:span text:style-name="_37_5">l</text:span><text:span text:style-name="_31_04">a</text:span><text:span text:style-name="_31_70">r</text:span><text:span text:style-name="_35_6">m</text:span><text:span text:style-name="_37_6"> </text:span><text:span text:style-name="_31_86">w</text:span><text:span text:style-name="_35_4">e</text:span><text:span text:style-name="_31_49">n</text:span><text:span text:style-name="_32_15">t</text:span><text:span text:style-name="_31_"> </text:span><text:span text:style-name="_31_13">t</text:span><text:span text:style-name="_32_00">o</text:span><text:span text:style-name="_31_"> </text:span><text:span text:style-name="_31_17">b</text:span><text:span text:style-name="_31_95">u</text:span><text:span text:style-name="_33_8">z</text:span><text:span text:style-name="_31_20">z</text:span><text:span text:style-name="_31_74">i</text:span><text:span text:style-name="_35_7">n</text:span><text:span text:style-name="_39_9">g</text:span><text:span text:style-name="_31_51"> </text:span><text:span text:style-name="_36_0">l</text:span><text:span text:style-name="_31_32">i</text:span><text:span text:style-name="_32_15">k</text:span><text:span text:style-name="_35_0">e</text:span><text:span text:style-name="_37_6"> </text:span><text:span text:style-name="_31_77">t</text:span><text:span text:style-name="_33_0">e</text:span><text:span text:style-name="_31_40">n</text:span><text:span text:style-name="_31_51"> </text:span><text:span text:style-name="_35_3">t</text:span><text:span text:style-name="_31_32">h</text:span><text:span text:style-name="_31_74">o</text:span><text:span text:style-name="_36_6">u</text:span><text:span text:style-name="_31_13">s</text:span><text:span text:style-name="_32_06">a</text:span><text:span text:style-name="_32_3">n</text:span><text:span text:style-name="_31_19">d</text:span><text:span text:style-name="_31_51"> </text:span><text:span text:style-name="_34_2">b</text:span><text:span text:style-name="_31_11">e</text:span><text:span text:style-name="_31_86">e</text:span><text:span text:style-name="_31_"> </text:span><text:span text:style-name="_31_01">s</text:span><text:span text:style-name="_32_07">w</text:span><text:span text:style-name="_37_2">a</text:span><text:span text:style-name="_31_35">r</text:span><text:span text:style-name="_31_89">m</text:span><text:span text:style-name="_34_5">s</text:span><text:span text:style-name="_37_6"> </text:span><text:span text:style-name="_32_18">a</text:span><text:span text:style-name="_35_4">t</text:span><text:span text:style-name="_37_6"> </text:span><text:span text:style-name="_32_18">t</text:span><text:span text:style-name="_36_6">e</text:span><text:span text:style-name="_31_11">n</text:span><text:span text:style-name="_31_51"> </text:span><text:span text:style-name="_34_5">o</text:span><text:span text:style-name="_31_29">'</text:span><text:span text:style-name="_32_03">c</text:span><text:span text:style-name="_36_9">l</text:span><text:span text:style-name="_31_17">o</text:span><text:span text:style-name="_32_25">c</text:span><text:span text:style-name="_36_9">k</text:span><text:span text:style-name="_37_6"> </text:span><text:span text:style-name="_31_73">i</text:span><text:span text:style-name="_34_1">n</text:span><text:span text:style-name="_37_6"> </text:span><text:span text:style-name="_31_86">t</text:span><text:span text:style-name="_34_1">h</text:span><text:span text:style-name="_31_49">e</text:span><text:span text:style-name="_31_51"> </text:span><text:span text:style-name="_33_0">m</text:span><text:span text:style-name="_31_13">o</text:span><text:span text:style-name="_31_95">r</text:span><text:span text:style-name="_37_5">n</text:span><text:span text:style-name="_31_40">i</text:span><text:span text:style-name="_31_70">n</text:span><text:span text:style-name="_32_9">g</text:span><text:span text:style-name="_31_41">.</text:span><text:span text:style-name="_31_51"> </text:span><text:span text:style-name="_35_3">I</text:span><text:span text:style-name="_37_6"> </text:span><text:span text:style-name="_32_21">t</text:span><text:span text:style-name="_32_9">u</text:span><text:span text:style-name="_39_5">r</text:span><text:span text:style-name="_31_76">n</text:span><text:span text:style-name="_32_9">e</text:span><text:span text:style-name="_31_13">d</text:span><text:span text:style-name="_31_51"> </text:span><text:span text:style-name="_35_7">t</text:span><text:span text:style-name="_31_41">h</text:span><text:span text:style-name="_31_92">e</text:span><text:span text:style-name="_31_"> </text:span><text:span text:style-name="_31_32">h</text:span><text:span text:style-name="_32_22">a</text:span><text:span text:style-name="_35_7">n</text:span><text:span text:style-name="_31_13">d</text:span><text:span text:style-name="_31_73">s</text:span><text:span text:style-name="_31_"> </text:span><text:span text:style-name="_31_28">a</text:span><text:span text:style-name="_32_16">r</text:span><text:span text:style-name="_35_1">o</text:span><text:span text:style-name="_31_13">u</text:span><text:span text:style-name="_32_06">n</text:span><text:span text:style-name="_35_3">d</text:span><text:span text:style-name="_37_6"> </text:span><text:span text:style-name="_32_06">t</text:span><text:span text:style-name="_36_9">w</text:span><text:span text:style-name="_39_6">e</text:span><text:span text:style-name="_32_00">l</text:span><text:span text:style-name="_34_1">v</text:span><text:span text:style-name="_31_13">e</text:span><text:span text:style-name="_31_51"> </text:span><text:span text:style-name="_32_4">h</text:span><text:span text:style-name="_39_8">o</text:span><text:span text:style-name="_32_03">u</text:span><text:span text:style-name="_35_1">r</text:span><text:span text:style-name="_31_32">s</text:span><text:span text:style-name="_31_94">,</text:span><text:span text:style-name="_31_"> </text:span><text:span text:style-name="_31_20">a</text:span><text:span text:style-name="_31_77">c</text:span><text:span text:style-name="_33_9">c</text:span><text:span text:style-name="_31_16">o</text:span><text:span text:style-name="_32_24">r</text:span><text:span text:style-name="_37_2">d</text:span><text:span text:style-name="_31_35">i</text:span><text:span text:style-name="_31_73">n</text:span><text:span text:style-name="_33_5">g</text:span><text:span text:style-name="_37_6"> </text:span><text:span text:style-name="_32_07">t</text:span><text:span text:style-name="_35_4">o</text:span><text:span text:style-name="_37_6"> </text:span><text:span text:style-name="_31_95">i</text:span><text:span text:style-name="_35_3">n</text:span><text:span text:style-name="_39_5">s</text:span><text:span text:style-name="_32_09">t</text:span><text:span text:style-name="_33_5">r</text:span><text:span text:style-name="_31_29">u</text:span><text:span text:style-name="_31_77">c</text:span><text:span text:style-name="_34_4">t</text:span><text:span text:style-name="_31_49">i</text:span><text:span text:style-name="_31_88">o</text:span><text:span text:style-name="_32_9">n</text:span><text:span text:style-name="_31_19">s</text:span><text:span text:style-name="_31_95">,</text:span><text:span text:style-name="_31_"> </text:span><text:span text:style-name="_31_40">a</text:span><text:span text:style-name="_32_04">n</text:span><text:span text:style-name="_37_1">d</text:span><text:span text:style-name="_37_6"> </text:span><text:span text:style-name="_31_76">t</text:span><text:span text:style-name="_36_0">h</text:span><text:span text:style-name="_39_6">i</text:span><text:span text:style-name="_31_88">s</text:span><text:span text:style-name="_31_"> </text:span><text:span text:style-name="_31_31">t</text:span><text:span text:style-name="_31_85">o</text:span><text:span text:style-name="_34_5">o</text:span><text:span text:style-name="_31_32">k</text:span><text:span text:style-name="_31_51"> </text:span><text:span text:style-name="_36_0">o</text:span><text:span text:style-name="_31_02">f</text:span><text:span text:style-name="_32_06">f</text:span><text:span text:style-name="_31_"> </text:span><text:span text:style-name="_31_10">t</text:span><text:span text:style-name="_32_07">h</text:span><text:span text:style-name="_35_4">e</text:span><text:span text:style-name="_37_6"> </text:span><text:span text:style-name="_32_10">a</text:span><text:span text:style-name="_35_3">l</text:span><text:span text:style-name="_31_11">a</text:span><text:span text:style-name="_32_04">r</text:span><text:span text:style-name="_33_9">m</text:span><text:span text:style-name="_31_10">;</text:span><text:span text:style-name="_31_51"> </text:span><text:span text:style-name="_36_8">b</text:span><text:span text:style-name="_31_28">u</text:span><text:span text:style-name="_31_86">t</text:span><text:span text:style-name="_31_"> </text:span><text:span text:style-name="_39_9">t</text:span><text:span text:style-name="_31_76">h</text:span><text:span text:style-name="_32_1">e</text:span><text:span text:style-name="_31_32">r</text:span><text:span text:style-name="_31_94">e</text:span><text:span text:style-name="_31_"> </text:span><text:span text:style-name="_31_14">w</text:span><text:span text:style-name="_31_71">a</text:span><text:span text:style-name="_32_3">s</text:span><text:span text:style-name="_37_6"> </text:span><text:span text:style-name="_31_80">a</text:span><text:span text:style-name="_37_5">n</text:span><text:span text:style-name="_31_17">o</text:span><text:span text:style-name="_31_74">t</text:span><text:span text:style-name="_33_0">h</text:span><text:span text:style-name="_31_05">e</text:span><text:span text:style-name="_31_88">r</text:span><text:span text:style-name="_31_"> </text:span><text:span text:style-name="_31_49">h</text:span><text:span text:style-name="_31_91">i</text:span><text:span text:style-name="_33_0">t</text:span><text:span text:style-name="_31_40">c</text:span><text:span text:style-name="_31_74">h</text:span><text:span text:style-name="_31_"> </text:span><text:span text:style-name="_31_31">a</text:span><text:span text:style-name="_32_09">t</text:span><text:span text:style-name="_31_"> </text:span><text:span text:style-name="_31_32">n</text:span><text:span text:style-name="_32_00">i</text:span><text:span text:style-name="_33_6">g</text:span><text:span text:style-name="_31_46">h</text:span><text:span text:style-name="_32_18">t</text:span><text:span text:style-name="_36_0">,</text:span><text:span text:style-name="_37_6"> </text:span><text:span text:style-name="_31_79">a</text:span><text:span text:style-name="_35_0">n</text:span><text:span text:style-name="_31_20">d</text:span><text:span text:style-name="_31_51"> </text:span><text:span text:style-name="_34_1">I</text:span><text:span text:style-name="_37_6"> </text:span><text:span text:style-name="_31_71">h</text:span><text:span text:style-name="_32_9">a</text:span><text:span text:style-name="_31_46">d</text:span><text:span text:style-name="_31_51"> </text:span><text:span text:style-name="_37_2">t</text:span><text:span text:style-name="_31_16">o</text:span><text:span text:style-name="_31_51"> </text:span><text:span text:style-name="_35_9">s</text:span><text:span text:style-name="_31_25">e</text:span><text:span text:style-name="_32_07">t</text:span><text:span text:style-name="_31_"> </text:span><text:span text:style-name="_31_05">h</text:span><text:span text:style-name="_32_00">e</text:span><text:span text:style-name="_34_1">r</text:span><text:span text:style-name="_37_6"> </text:span><text:span text:style-name="_31_76">a</text:span><text:span text:style-name="_35_0">h</text:span><text:span text:style-name="_31_41">e</text:span><text:span text:style-name="_32_25">a</text:span><text:span text:style-name="_32_9">d</text:span><text:span text:style-name="_37_6"> </text:span><text:span text:style-name="_31_79">t</text:span><text:span text:style-name="_35_0">w</text:span><text:span text:style-name="_39_6">e</text:span><text:span text:style-name="_31_70">l</text:span><text:span text:style-name="_34_1">v</text:span><text:span text:style-name="_31_31">e</text:span><text:span text:style-name="_31_51"> </text:span><text:span text:style-name="_35_6">h</text:span><text:span text:style-name="_31_25">o</text:span><text:span text:style-name="_32_10">u</text:span><text:span text:style-name="_32_3">r</text:span><text:span text:style-name="_31_25">s</text:span><text:span text:style-name="_31_51"> </text:span><text:span text:style-name="_36_5">o</text:span><text:span text:style-name="_31_13">n</text:span><text:span text:style-name="_32_04">c</text:span><text:span text:style-name="_35_3">e</text:span><text:span text:style-name="_37_6"> </text:span><text:span text:style-name="_32_06">m</text:span><text:span text:style-name="_33_6">o</text:span><text:span text:style-name="_31_16">r</text:span><text:span text:style-name="_32_19">e</text:span><text:span text:style-name="_31_"> </text:span><text:span text:style-name="_31_28">t</text:span><text:span text:style-name="_32_16">o</text:span><text:span text:style-name="_31_"> </text:span><text:span text:style-name="_31_29">g</text:span><text:span text:style-name="_31_85">e</text:span><text:span text:style-name="_34_4">t</text:span><text:span text:style-name="_37_6"> </text:span><text:span text:style-name="_32_10">h</text:span><text:span text:style-name="_34_4">e</text:span><text:span text:style-name="_31_47">r</text:span><text:span text:style-name="_31_51"> </text:span><text:span text:style-name="_36_6">t</text:span><text:span text:style-name="_31_10">o</text:span><text:span text:style-name="_31_51"> </text:span><text:span text:style-name="_33_6">p</text:span><text:span text:style-name="_39_6">u</text:span><text:span text:style-name="_31_88">t</text:span><text:span text:style-name="_31_"> </text:span><text:span text:style-name="_31_11">t</text:span><text:span text:style-name="_32_10">h</text:span><text:span text:style-name="_33_5">e</text:span><text:span text:style-name="_37_6"> </text:span><text:span text:style-name="_32_18">a</text:span><text:span text:style-name="_35_9">l</text:span><text:span text:style-name="_31_11">a</text:span><text:span text:style-name="_32_16">r</text:span><text:span text:style-name="_35_7">m</text:span><text:span text:style-name="_37_6"> </text:span><text:span text:style-name="_32_01">o</text:span><text:span text:style-name="_32_9">n</text:span><text:span text:style-name="_37_6"> </text:span><text:span text:style-name="_32_06">a</text:span><text:span text:style-name="_32_1">g</text:span><text:span text:style-name="_39_6">a</text:span><text:span text:style-name="_31_94">i</text:span><text:span text:style-name="_37_4">n</text:span><text:span text:style-name="_31_44">.</text:span><text:span text:style-name="_31_51"> </text:span><text:span text:style-name="_35_1">T</text:span><text:span text:style-name="_31_13">h</text:span><text:span text:style-name="_32_18">a</text:span><text:span text:style-name="_34_1">t</text:span><text:span text:style-name="_37_6"> </text:span><text:span text:style-name="_31_80">s</text:span><text:span text:style-name="_36_8">o</text:span><text:span text:style-name="_31_14">r</text:span><text:span text:style-name="_32_25">t</text:span><text:span text:style-name="_31_"> </text:span><text:span text:style-name="_31_44">o</text:span><text:span text:style-name="_32_16">f</text:span><text:span text:style-name="_31_"> </text:span><text:span text:style-name="_31_19">n</text:span><text:span text:style-name="_31_86">o</text:span><text:span text:style-name="_35_1">n</text:span><text:span text:style-name="_31_49">s</text:span><text:span text:style-name="_32_16">e</text:span><text:span text:style-name="_32_4">n</text:span><text:span text:style-name="_31_29">s</text:span><text:span text:style-name="_31_85">e</text:span><text:span text:style-name="_31_"> </text:span><text:span text:style-name="_31_20">w</text:span><text:span text:style-name="_31_92">e</text:span><text:span text:style-name="_35_7">n</text:span><text:span text:style-name="_31_44">t</text:span><text:span text:style-name="_31_51"> </text:span><text:span text:style-name="_35_6">o</text:span><text:span text:style-name="_31_47">n</text:span><text:span text:style-name="_31_51"> </text:span><text:span text:style-name="_34_1">a</text:span><text:span text:style-name="_37_6"> </text:span><text:span text:style-name="_32_25">w</text:span><text:span text:style-name="_37_4">e</text:span><text:span text:style-name="_31_01">e</text:span><text:span text:style-name="_31_76">k</text:span><text:span text:style-name="_31_"> </text:span><text:span text:style-name="_31_43">o</text:span><text:span text:style-name="_32_16">r</text:span><text:span text:style-name="_31_"> </text:span><text:span text:style-name="_39_9">t</text:span><text:span text:style-name="_31_94">w</text:span><text:span text:style-name="_34_4">o</text:span><text:span text:style-name="_31_10">,</text:span><text:span text:style-name="_31_51"> </text:span><text:span text:style-name="_32_7">t</text:span><text:span text:style-name="_31_47">h</text:span><text:span text:style-name="_31_85">e</text:span><text:span text:style-name="_35_6">n</text:span><text:span text:style-name="_37_6"> </text:span><text:span text:style-name="_31_91">t</text:span><text:span text:style-name="_35_1">h</text:span><text:span text:style-name="_31_40">e</text:span><text:span text:style-name="_31_51"> </text:span><text:span text:style-name="_32_1">e</text:span><text:span text:style-name="_31_32">x</text:span><text:span text:style-name="_31_89">p</text:span><text:span text:style-name="_35_3">e</text:span><text:span text:style-name="_31_41">r</text:span><text:span text:style-name="_31_85">t</text:span><text:span text:style-name="_31_"> </text:span><text:span text:style-name="_31_35">c</text:span><text:span text:style-name="_31_91">a</text:span><text:span text:style-name="_32_0">m</text:span><text:span text:style-name="_31_43">e</text:span><text:span text:style-name="_31_51"> </text:span><text:span text:style-name="_36_6">u</text:span><text:span text:style-name="_39_8">p</text:span><text:span text:style-name="_31_51"> </text:span><text:span text:style-name="_33_6">a</text:span><text:span text:style-name="_39_6">n</text:span><text:span text:style-name="_32_22">d</text:span><text:span text:style-name="_31_"> </text:span><text:span text:style-name="_39_9">p</text:span><text:span text:style-name="_32_16">u</text:span><text:span text:style-name="_37_5">t</text:span><text:span text:style-name="_37_6"> </text:span><text:span text:style-name="_32_03">i</text:span><text:span text:style-name="_33_0">n</text:span><text:span text:style-name="_37_6"> </text:span><text:span text:style-name="_31_70">a</text:span><text:span text:style-name="_31_"> </text:span><text:span text:style-name="_31_43">n</text:span><text:span text:style-name="_32_01">e</text:span><text:span text:style-name="_32_0">w</text:span><text:span text:style-name="_37_6"> </text:span><text:span text:style-name="_31_71">c</text:span><text:span text:style-name="_36_8">l</text:span><text:span text:style-name="_31_35">o</text:span><text:span text:style-name="_32_22">c</text:span><text:span text:style-name="_33_0">k</text:span><text:span text:style-name="_31_28">.</text:span><text:span text:style-name="_31_51"> </text:span><text:span text:style-name="_33_5">H</text:span><text:span text:style-name="_31_17">e</text:span><text:span text:style-name="_31_51"> </text:span><text:span text:style-name="_32_3">c</text:span><text:span text:style-name="_31_43">a</text:span><text:span text:style-name="_32_24">m</text:span><text:span text:style-name="_37_2">e</text:span><text:span text:style-name="_37_6"> </text:span><text:span text:style-name="_31_91">u</text:span><text:span text:style-name="_37_1">p</text:span><text:span text:style-name="_37_6"> </text:span><text:span text:style-name="_31_70">e</text:span><text:span text:style-name="_33_5">v</text:span><text:span text:style-name="_31_01">e</text:span><text:span text:style-name="_32_25">r</text:span><text:span text:style-name="_32_1">y</text:span><text:span text:style-name="_37_6"> </text:span><text:span text:style-name="_31_91">t</text:span><text:span text:style-name="_33_5">h</text:span><text:span text:style-name="_31_32">r</text:span><text:span text:style-name="_32_09">e</text:span><text:span text:style-name="_35_9">e</text:span><text:span text:style-name="_37_6"> </text:span><text:span text:style-name="_31_88">m</text:span><text:span text:style-name="_35_7">o</text:span><text:span text:style-name="_31_17">n</text:span><text:span text:style-name="_31_94">t</text:span><text:span text:style-name="_34_4">h</text:span><text:span text:style-name="_31_20">s</text:span><text:span text:style-name="_31_51"> </text:span><text:span text:style-name="_32_9">d</text:span><text:span text:style-name="_31_01">u</text:span><text:span text:style-name="_32_07">r</text:span><text:span text:style-name="_35_3">i</text:span><text:span text:style-name="_39_6">n</text:span><text:span text:style-name="_31_73">g</text:span><text:span text:style-name="_31_"> </text:span><text:span text:style-name="_31_14">t</text:span><text:span text:style-name="_31_73">h</text:span><text:span text:style-name="_33_9">e</text:span><text:span text:style-name="_37_6"> </text:span><text:span text:style-name="_31_73">n</text:span><text:span text:style-name="_32_4">e</text:span><text:span text:style-name="_31_04">x</text:span><text:span text:style-name="_32_00">t</text:span><text:span text:style-name="_31_"> </text:span><text:span text:style-name="_31_14">t</text:span><text:span text:style-name="_32_22">h</text:span><text:span text:style-name="_36_6">r</text:span><text:span text:style-name="_39_6">e</text:span><text:span text:style-name="_32_00">e</text:span><text:span text:style-name="_31_"> </text:span><text:span text:style-name="_31_32">y</text:span><text:span text:style-name="_32_01">e</text:span><text:span text:style-name="_35_6">a</text:span><text:span text:style-name="_31_43">r</text:span><text:span text:style-name="_31_80">s</text:span><text:span text:style-name="_33_0">,</text:span><text:span text:style-name="_37_6"> </text:span><text:span text:style-name="_32_06">a</text:span><text:span text:style-name="_36_9">n</text:span><text:span text:style-name="_31_49">d</text:span><text:span text:style-name="_31_51"> </text:span><text:span text:style-name="_36_0">p</text:span><text:span text:style-name="_31_19">u</text:span><text:span text:style-name="_32_21">t</text:span><text:span text:style-name="_31_"> </text:span><text:span text:style-name="_31_11">i</text:span><text:span text:style-name="_31_91">n</text:span><text:span text:style-name="_31_"> </text:span><text:span text:style-name="_31_47">a</text:span><text:span text:style-name="_31_51"> </text:span><text:span text:style-name="_35_9">n</text:span><text:span text:style-name="_31_50">e</text:span><text:span text:style-name="_32_07">w</text:span><text:span text:style-name="_31_"> </text:span><text:span text:style-name="_31_11">c</text:span><text:span text:style-name="_31_92">l</text:span><text:span text:style-name="_32_7">o</text:span><text:span text:style-name="_39_9">c</text:span><text:span text:style-name="_31_85">k</text:span><text:span text:style-name="_35_4">.</text:span><text:span text:style-name="_37_6"> </text:span><text:span text:style-name="_31_86">B</text:span><text:span text:style-name="_35_4">u</text:span><text:span text:style-name="_39_6">t</text:span><text:span text:style-name="_31_51"> </text:span><text:span text:style-name="_37_4">i</text:span><text:span text:style-name="_31_47">t</text:span><text:span text:style-name="_31_51"> </text:span><text:span text:style-name="_33_0">w</text:span><text:span text:style-name="_31_47">a</text:span><text:span text:style-name="_32_19">s</text:span><text:span text:style-name="_31_"> </text:span><text:span text:style-name="_31_46">a</text:span><text:span text:style-name="_31_86">l</text:span><text:span text:style-name="_37_4">w</text:span><text:span text:style-name="_31_26">a</text:span><text:span text:style-name="_32_00">y</text:span><text:span text:style-name="_33_6">s</text:span><text:span text:style-name="_37_6"> </text:span><text:span text:style-name="_32_10">a</text:span><text:span text:style-name="_31_"> </text:span><text:span text:style-name="_31_10">f</text:span><text:span text:style-name="_31_79">a</text:span><text:span text:style-name="_35_4">i</text:span><text:span text:style-name="_31_20">l</text:span><text:span text:style-name="_32_16">u</text:span><text:span text:style-name="_35_3">r</text:span><text:span text:style-name="_31_34">e</text:span><text:span text:style-name="_32_10">.</text:span><text:span text:style-name="_31_"> </text:span><text:span text:style-name="_31_13">H</text:span><text:span text:style-name="_32_01">i</text:span><text:span text:style-name="_32_3">s</text:span><text:span text:style-name="_37_6"> </text:span><text:span text:style-name="_31_92">c</text:span><text:span text:style-name="_33_6">l</text:span><text:span text:style-name="_31_26">o</text:span><text:span text:style-name="_31_89">c</text:span><text:span text:style-name="_35_4">k</text:span><text:span text:style-name="_31_29">s</text:span><text:span text:style-name="_31_51"> </text:span><text:span text:style-name="_33_9">a</text:span><text:span text:style-name="_31_43">l</text:span><text:span text:style-name="_31_89">l</text:span><text:span text:style-name="_31_"> </text:span><text:span text:style-name="_31_43">h</text:span><text:span text:style-name="_31_71">a</text:span><text:span text:style-name="_33_0">d</text:span><text:span text:style-name="_37_6"> </text:span><text:span text:style-name="_31_92">t</text:span><text:span text:style-name="_37_5">h</text:span><text:span text:style-name="_31_40">e</text:span><text:span text:style-name="_31_51"> </text:span><text:span text:style-name="_35_1">s</text:span><text:span text:style-name="_31_11">a</text:span><text:span text:style-name="_31_85">m</text:span><text:span text:style-name="_33_8">e</text:span><text:span text:style-name="_37_6"> </text:span><text:span text:style-name="_31_92">p</text:span><text:span text:style-name="_37_1">e</text:span><text:span text:style-name="_31_41">r</text:span><text:span text:style-name="_31_70">v</text:span><text:span text:style-name="_34_5">e</text:span><text:span text:style-name="_31_26">r</text:span><text:span text:style-name="_32_07">s</text:span><text:span text:style-name="_32_1">e</text:span><text:span text:style-name="_37_6"> </text:span><text:span text:style-name="_31_74">d</text:span><text:span text:style-name="_33_0">e</text:span><text:span text:style-name="_31_26">f</text:span><text:span text:style-name="_31_71">e</text:span><text:span text:style-name="_32_7">c</text:span><text:span text:style-name="_39_9">t</text:span><text:span text:style-name="_32_22">:</text:span><text:span text:style-name="_31_"> </text:span><text:span text:style-name="_31_16">t</text:span><text:span text:style-name="_32_16">h</text:span><text:span text:style-name="_32_4">e</text:span><text:span text:style-name="_31_13">y</text:span><text:span text:style-name="_31_51"> </text:span><text:span text:style-name="_37_4">w</text:span><text:span text:style-name="_39_8">o</text:span><text:span text:style-name="_32_04">u</text:span><text:span text:style-name="_32_6">l</text:span><text:span text:style-name="_31_19">d</text:span><text:span text:style-name="_31_51"> </text:span><text:span text:style-name="_34_4">p</text:span><text:span text:style-name="_31_10">u</text:span><text:span text:style-name="_32_04">t</text:span><text:span text:style-name="_31_"> </text:span><text:span text:style-name="_39_6">t</text:span><text:span text:style-name="_32_19">h</text:span><text:span text:style-name="_37_2">e</text:span><text:span text:style-name="_37_6"> </text:span><text:span text:style-name="_32_18">a</text:span><text:span text:style-name="_36_0">l</text:span><text:span text:style-name="_31_32">a</text:span><text:span text:style-name="_32_06">r</text:span><text:span text:style-name="_33_9">m</text:span><text:span text:style-name="_37_6"> </text:span><text:span text:style-name="_32_04">o</text:span><text:span text:style-name="_32_9">n</text:span><text:span text:style-name="_37_6"> </text:span><text:span text:style-name="_31_94">i</text:span><text:span text:style-name="_33_8">n</text:span><text:span text:style-name="_37_6"> </text:span><text:span text:style-name="_32_25">t</text:span><text:span text:style-name="_35_3">h</text:span><text:span text:style-name="_31_04">e</text:span><text:span text:style-name="_31_51"> </text:span><text:span text:style-name="_35_4">d</text:span><text:span text:style-name="_31_50">a</text:span><text:span text:style-name="_32_15">y</text:span><text:span text:style-name="_33_5">t</text:span><text:span text:style-name="_31_04">i</text:span><text:span text:style-name="_32_18">m</text:span><text:span text:style-name="_34_4">e</text:span><text:span text:style-name="_31_34">,</text:span><text:span text:style-name="_31_51"> </text:span><text:span text:style-name="_33_5">a</text:span><text:span text:style-name="_31_14">n</text:span><text:span text:style-name="_32_00">d</text:span><text:span text:style-name="_31_"> </text:span><text:span text:style-name="_31_41">t</text:span><text:span text:style-name="_32_06">h</text:span><text:span text:style-name="_36_0">e</text:span><text:span text:style-name="_31_16">y</text:span><text:span text:style-name="_31_51"> </text:span><text:span text:style-name="_37_2">w</text:span><text:span text:style-name="_31_47">o</text:span><text:span text:style-name="_31_71">u</text:span><text:span text:style-name="_35_0">l</text:span><text:span text:style-name="_31_11">d</text:span><text:span text:style-name="_31_51"> </text:span><text:span text:style-name="_34_5">n</text:span><text:span text:style-name="_31_43">o</text:span><text:span text:style-name="_32_18">t</text:span><text:span text:style-name="_31_"> </text:span><text:span text:style-name="_39_6">p</text:span><text:span text:style-name="_31_85">u</text:span><text:span text:style-name="_35_6">t</text:span><text:span text:style-name="_37_6"> </text:span><text:span text:style-name="_31_94">i</text:span><text:span text:style-name="_35_1">t</text:span><text:span text:style-name="_37_6"> </text:span><text:span text:style-name="_32_03">o</text:span><text:span text:style-name="_35_0">n</text:span><text:span text:style-name="_37_6"> </text:span><text:span text:style-name="_31_94">a</text:span><text:span text:style-name="_32_4">t</text:span><text:span text:style-name="_37_6"> </text:span><text:span text:style-name="_31_92">n</text:span><text:span text:style-name="_33_9">i</text:span><text:span text:style-name="_39_8">g</text:span><text:span text:style-name="_32_22">h</text:span><text:span text:style-name="_33_9">t</text:span><text:span text:style-name="_31_19">;</text:span><text:span text:style-name="_31_51"> </text:span><text:span text:style-name="_35_6">a</text:span><text:span text:style-name="_31_26">n</text:span><text:span text:style-name="_32_03">d</text:span><text:span text:style-name="_31_"> </text:span><text:span text:style-name="_31_01">i</text:span><text:span text:style-name="_31_95">f</text:span><text:span text:style-name="_31_"> </text:span><text:span text:style-name="_31_32">y</text:span><text:span text:style-name="_31_85">o</text:span><text:span text:style-name="_37_4">u</text:span><text:span text:style-name="_37_6"> </text:span><text:span text:style-name="_32_04">f</text:span><text:span text:style-name="_34_2">o</text:span><text:span text:style-name="_31_49">r</text:span><text:span text:style-name="_32_25">c</text:span><text:span text:style-name="_33_8">e</text:span><text:span text:style-name="_31_13">d</text:span><text:span text:style-name="_31_51"> </text:span><text:span text:style-name="_36_9">i</text:span><text:span text:style-name="_31_10">t</text:span><text:span text:style-name="_31_51"> </text:span><text:span text:style-name="_36_0">o</text:span><text:span text:style-name="_31_44">n</text:span><text:span text:style-name="_31_51"> </text:span><text:span text:style-name="_36_5">y</text:span><text:span text:style-name="_31_25">o</text:span><text:span text:style-name="_32_22">u</text:span><text:span text:style-name="_33_5">r</text:span><text:span text:style-name="_31_31">s</text:span><text:span text:style-name="_31_94">e</text:span><text:span text:style-name="_35_9">l</text:span><text:span text:style-name="_31_34">f</text:span><text:span text:style-name="_32_19">,</text:span><text:span text:style-name="_31_"> </text:span><text:span text:style-name="_31_34">t</text:span><text:span text:style-name="_32_00">h</text:span><text:span text:style-name="_37_4">e</text:span><text:span text:style-name="_31_40">y</text:span><text:span text:style-name="_31_51"> </text:span><text:span text:style-name="_35_1">w</text:span><text:span text:style-name="_31_49">o</text:span><text:span text:style-name="_32_07">u</text:span><text:span text:style-name="_36_9">l</text:span><text:span text:style-name="_31_47">d</text:span><text:span text:style-name="_31_51"> </text:span><text:span text:style-name="_35_7">t</text:span><text:span text:style-name="_39_5">a</text:span><text:span text:style-name="_31_71">k</text:span><text:span text:style-name="_32_7">e</text:span><text:span text:style-name="_37_6"> </text:span><text:span text:style-name="_31_70">i</text:span><text:span text:style-name="_32_7">t</text:span><text:span text:style-name="_37_6"> </text:span><text:span text:style-name="_31_79">o</text:span><text:span text:style-name="_34_5">f</text:span><text:span text:style-name="_31_50">f</text:span><text:span text:style-name="_31_51"> </text:span><text:span text:style-name="_34_4">a</text:span><text:span text:style-name="_31_16">g</text:span><text:span text:style-name="_31_80">a</text:span><text:span text:style-name="_37_1">i</text:span><text:span text:style-name="_31_05">n</text:span><text:span text:style-name="_31_51"> </text:span><text:span text:style-name="_36_5">t</text:span><text:span text:style-name="_31_16">h</text:span><text:span text:style-name="_31_88">e</text:span><text:span text:style-name="_31_"> </text:span><text:span text:style-name="_31_20">m</text:span><text:span text:style-name="_31_77">i</text:span><text:span text:style-name="_35_3">n</text:span><text:span text:style-name="_31_20">u</text:span><text:span text:style-name="_31_74">t</text:span><text:span text:style-name="_34_5">e</text:span><text:span text:style-name="_37_6"> </text:span><text:span text:style-name="_31_71">y</text:span><text:span text:style-name="_32_0">o</text:span><text:span text:style-name="_39_9">u</text:span><text:span text:style-name="_32_04">r</text:span><text:span text:style-name="_31_"> </text:span><text:span text:style-name="_31_20">b</text:span><text:span text:style-name="_31_88">a</text:span><text:span text:style-name="_35_7">c</text:span><text:span text:style-name="_31_29">k</text:span><text:span text:style-name="_31_51"> </text:span><text:span text:style-name="_35_6">w</text:span><text:span text:style-name="_31_40">a</text:span><text:span text:style-name="_32_24">s</text:span><text:span text:style-name="_31_"> </text:span><text:span text:style-name="_31_47">t</text:span><text:span text:style-name="_31_88">u</text:span><text:span text:style-name="_36_0">r</text:span><text:span text:style-name="_31_16">n</text:span><text:span text:style-name="_32_15">e</text:span><text:span text:style-name="_32_9">d</text:span><text:span text:style-name="_39_6">.</text:span></text:p>
      <text:p text:style-name="P1"><text:span text:style-name="_36_8">"</text:span><text:span text:style-name="_31_31">N</text:span><text:span text:style-name="_32_06">o</text:span><text:span text:style-name="_33_9">w</text:span><text:span text:style-name="_37_6"> </text:span><text:span text:style-name="_32_15">t</text:span><text:span text:style-name="_37_1">h</text:span><text:span text:style-name="_31_28">e</text:span><text:span text:style-name="_32_00">r</text:span><text:span text:style-name="_35_9">e</text:span><text:span text:style-name="_37_6"> </text:span><text:span text:style-name="_31_91">i</text:span><text:span text:style-name="_35_7">s</text:span><text:span text:style-name="_37_6"> </text:span><text:span text:style-name="_31_79">t</text:span><text:span text:style-name="_33_5">h</text:span><text:span text:style-name="_31_41">e</text:span><text:span text:style-name="_31_51"> </text:span><text:span text:style-name="_36_0">h</text:span><text:span text:style-name="_31_17">i</text:span><text:span text:style-name="_32_00">s</text:span><text:span text:style-name="_33_9">t</text:span><text:span text:style-name="_31_40">o</text:span><text:span text:style-name="_32_25">r</text:span><text:span text:style-name="_32_7">y</text:span><text:span text:style-name="_37_6"> </text:span><text:span text:style-name="_31_77">o</text:span><text:span text:style-name="_35_9">f</text:span><text:span text:style-name="_37_6"> </text:span><text:span text:style-name="_31_86">t</text:span><text:span text:style-name="_33_6">h</text:span><text:span text:style-name="_31_14">a</text:span><text:span text:style-name="_31_77">t</text:span><text:span text:style-name="_31_"> </text:span><text:span text:style-name="_31_28">b</text:span><text:span text:style-name="_31_95">u</text:span><text:span text:style-name="_36_8">r</text:span><text:span text:style-name="_31_01">g</text:span><text:span text:style-name="_32_24">l</text:span><text:span text:style-name="_35_0">a</text:span><text:span text:style-name="_31_46">r</text:span><text:span text:style-name="_31_51"> </text:span><text:span text:style-name="_37_1">a</text:span><text:span text:style-name="_31_50">l</text:span><text:span text:style-name="_32_01">a</text:span><text:span text:style-name="_35_9">r</text:span><text:span text:style-name="_31_25">m</text:span>--<text:span text:style-name="_31_05">e</text:span><text:span text:style-name="_32_18">v</text:span><text:span text:style-name="_32_7">e</text:span><text:span text:style-name="_31_29">r</text:span><text:span text:style-name="_31_95">y</text:span><text:span text:style-name="_32_6">t</text:span><text:span text:style-name="_39_6">h</text:span><text:span text:style-name="_31_92">i</text:span><text:span text:style-name="_33_6">n</text:span><text:span text:style-name="_31_26">g</text:span><text:span text:style-name="_31_51"> </text:span><text:span text:style-name="_35_6">j</text:span><text:span text:style-name="_31_31">u</text:span><text:span text:style-name="_32_01">s</text:span><text:span text:style-name="_33_6">t</text:span><text:span text:style-name="_37_6"> </text:span><text:span text:style-name="_32_00">a</text:span><text:span text:style-name="_32_4">s</text:span><text:span text:style-name="_37_6"> </text:span><text:span text:style-name="_32_03">i</text:span><text:span text:style-name="_32_1">t</text:span><text:span text:style-name="_37_6"> </text:span><text:span text:style-name="_32_19">h</text:span><text:span text:style-name="_35_1">a</text:span><text:span text:style-name="_31_04">p</text:span><text:span text:style-name="_32_04">p</text:span><text:span text:style-name="_35_9">e</text:span><text:span text:style-name="_39_6">n</text:span><text:span text:style-name="_32_16">e</text:span><text:span text:style-name="_33_5">d</text:span><text:span text:style-name="_31_49">;</text:span><text:span text:style-name="_31_51"> </text:span><text:span text:style-name="_34_1">n</text:span><text:span text:style-name="_31_04">o</text:span><text:span text:style-name="_32_06">t</text:span><text:span text:style-name="_34_4">h</text:span><text:span text:style-name="_31_44">i</text:span><text:span text:style-name="_31_71">n</text:span><text:span text:style-name="_34_5">g</text:span><text:span text:style-name="_37_6"> </text:span><text:span text:style-name="_31_91">e</text:span><text:span text:style-name="_32_0">x</text:span><text:span text:style-name="_31_05">t</text:span><text:span text:style-name="_31_70">e</text:span><text:span text:style-name="_36_8">n</text:span><text:span text:style-name="_31_49">u</text:span><text:span text:style-name="_31_71">a</text:span><text:span text:style-name="_32_3">t</text:span><text:span text:style-name="_31_20">e</text:span><text:span text:style-name="_32_06">d</text:span><text:span text:style-name="_33_0">,</text:span><text:span text:style-name="_37_6"> </text:span><text:span text:style-name="_31_88">a</text:span><text:span text:style-name="_37_2">n</text:span><text:span text:style-name="_31_20">d</text:span><text:span text:style-name="_31_51"> </text:span><text:span text:style-name="_36_9">n</text:span><text:span text:style-name="_31_16">a</text:span><text:span text:style-name="_31_80">u</text:span><text:span text:style-name="_32_7">g</text:span><text:span text:style-name="_39_8">h</text:span><text:span text:style-name="_31_86">t</text:span><text:span text:style-name="_31_"> </text:span><text:span text:style-name="_31_26">s</text:span><text:span text:style-name="_32_18">e</text:span><text:span text:style-name="_32_3">t</text:span><text:span text:style-name="_37_6"> </text:span><text:span text:style-name="_31_85">d</text:span><text:span text:style-name="_35_7">o</text:span><text:span text:style-name="_31_34">w</text:span><text:span text:style-name="_31_77">n</text:span><text:span text:style-name="_31_"> </text:span><text:span text:style-name="_31_16">i</text:span><text:span text:style-name="_31_89">n</text:span><text:span text:style-name="_31_"> </text:span><text:span text:style-name="_31_05">m</text:span><text:span text:style-name="_31_70">a</text:span><text:span text:style-name="_36_6">l</text:span><text:span text:style-name="_31_14">i</text:span><text:span text:style-name="_32_25">c</text:span><text:span text:style-name="_35_9">e</text:span><text:span text:style-name="_31_04">.</text:span><text:span text:style-name="_31_51"> </text:span><text:span text:style-name="_32_3">Y</text:span><text:span text:style-name="_31_46">e</text:span><text:span text:style-name="_32_25">s</text:span><text:span text:style-name="_36_5">,</text:span><text:span text:style-name="_37_6"> </text:span><text:span text:style-name="_31_86">s</text:span><text:span text:style-name="_35_3">i</text:span><text:span text:style-name="_31_13">r</text:span><text:span text:style-name="_31_89">,</text:span>--<text:span text:style-name="_31_51"> </text:span><text:span text:style-name="_35_6">a</text:span><text:span text:style-name="_31_29">n</text:span><text:span text:style-name="_32_06">d</text:span><text:span text:style-name="_31_"> </text:span><text:span text:style-name="_39_9">w</text:span><text:span text:style-name="_31_70">h</text:span><text:span text:style-name="_32_1">e</text:span><text:span text:style-name="_31_16">n</text:span><text:span text:style-name="_31_51"> </text:span><text:span text:style-name="_33_5">I</text:span><text:span text:style-name="_37_6"> </text:span><text:span text:style-name="_32_19">h</text:span><text:span text:style-name="_32_3">a</text:span><text:span text:style-name="_39_6">d</text:span><text:span text:style-name="_31_51"> </text:span><text:span text:style-name="_35_1">s</text:span><text:span text:style-name="_39_6">l</text:span><text:span text:style-name="_31_89">e</text:span><text:span text:style-name="_36_5">p</text:span><text:span text:style-name="_31_19">t</text:span><text:span text:style-name="_31_51"> </text:span><text:span text:style-name="_37_1">n</text:span><text:span text:style-name="_31_31">i</text:span><text:span text:style-name="_31_91">n</text:span><text:span text:style-name="_34_1">e</text:span><text:span text:style-name="_37_6"> </text:span><text:span text:style-name="_31_86">y</text:span><text:span text:style-name="_35_9">e</text:span><text:span text:style-name="_31_29">a</text:span><text:span text:style-name="_32_10">r</text:span><text:span text:style-name="_37_5">s</text:span><text:span text:style-name="_37_6"> </text:span><text:span text:style-name="_31_95">w</text:span><text:span text:style-name="_37_2">i</text:span><text:span text:style-name="_39_5">t</text:span><text:span text:style-name="_32_24">h</text:span><text:span text:style-name="_31_"> </text:span><text:span text:style-name="_31_02">b</text:span><text:span text:style-name="_32_03">u</text:span><text:span text:style-name="_36_6">r</text:span><text:span text:style-name="_31_04">g</text:span><text:span text:style-name="_31_89">l</text:span><text:span text:style-name="_36_8">a</text:span><text:span text:style-name="_31_20">r</text:span><text:span text:style-name="_31_79">s</text:span><text:span text:style-name="_36_6">,</text:span><text:span text:style-name="_37_6"> </text:span><text:span text:style-name="_32_21">a</text:span><text:span text:style-name="_36_0">n</text:span><text:span text:style-name="_31_04">d</text:span><text:span text:style-name="_31_51"> </text:span><text:span text:style-name="_34_5">m</text:span><text:span text:style-name="_31_02">a</text:span><text:span text:style-name="_31_76">i</text:span><text:span text:style-name="_36_9">n</text:span><text:span text:style-name="_31_10">t</text:span><text:span text:style-name="_32_16">a</text:span><text:span text:style-name="_36_6">i</text:span><text:span text:style-name="_31_05">n</text:span><text:span text:style-name="_32_24">e</text:span><text:span text:style-name="_35_9">d</text:span><text:span text:style-name="_37_6"> </text:span><text:span text:style-name="_32_24">a</text:span><text:span text:style-name="_34_5">n</text:span><text:span text:style-name="_37_6"> </text:span><text:span text:style-name="_31_76">e</text:span><text:span text:style-name="_32_6">x</text:span><text:span text:style-name="_31_11">p</text:span><text:span text:style-name="_32_09">e</text:span><text:span text:style-name="_35_6">n</text:span><text:span text:style-name="_31_01">s</text:span><text:span text:style-name="_32_01">i</text:span><text:span text:style-name="_33_5">v</text:span><text:span text:style-name="_39_5">e</text:span><text:span text:style-name="_31_51"> </text:span><text:span text:style-name="_33_5">b</text:span><text:span text:style-name="_31_43">u</text:span><text:span text:style-name="_31_88">r</text:span><text:span text:style-name="_36_9">g</text:span><text:span text:style-name="_31_16">l</text:span><text:span text:style-name="_32_16">a</text:span><text:span text:style-name="_37_4">r</text:span><text:span text:style-name="_37_6"> </text:span><text:span text:style-name="_31_77">a</text:span><text:span text:style-name="_34_2">l</text:span><text:span text:style-name="_31_13">a</text:span><text:span text:style-name="_32_10">r</text:span><text:span text:style-name="_34_2">m</text:span><text:span text:style-name="_37_6"> </text:span><text:span text:style-name="_32_00">t</text:span><text:span text:style-name="_32_6">h</text:span><text:span text:style-name="_31_49">e</text:span><text:span text:style-name="_31_51"> </text:span><text:span text:style-name="_35_1">w</text:span><text:span text:style-name="_31_32">h</text:span><text:span text:style-name="_31_73">o</text:span><text:span text:style-name="_35_1">l</text:span><text:span text:style-name="_31_44">e</text:span><text:span text:style-name="_31_51"> </text:span><text:span text:style-name="_35_3">t</text:span><text:span text:style-name="_39_6">i</text:span><text:span text:style-name="_31_86">m</text:span><text:span text:style-name="_33_6">e</text:span><text:span text:style-name="_31_11">,</text:span><text:span text:style-name="_31_51"> </text:span><text:span text:style-name="_33_9">f</text:span><text:span text:style-name="_31_40">o</text:span><text:span text:style-name="_32_03">r</text:span><text:span text:style-name="_31_"> </text:span><text:span text:style-name="_31_26">t</text:span><text:span text:style-name="_31_71">h</text:span><text:span text:style-name="_36_8">e</text:span><text:span text:style-name="_31_29">i</text:span><text:span text:style-name="_31_92">r</text:span><text:span text:style-name="_31_"> </text:span><text:span text:style-name="_31_26">p</text:span><text:span text:style-name="_32_24">r</text:span><text:span text:style-name="_37_1">o</text:span><text:span text:style-name="_31_29">t</text:span><text:span text:style-name="_31_73">e</text:span><text:span text:style-name="_32_4">c</text:span><text:span text:style-name="_31_49">t</text:span><text:span text:style-name="_32_15">i</text:span><text:span text:style-name="_32_4">o</text:span><text:span text:style-name="_31_02">n</text:span><text:span text:style-name="_32_22">,</text:span><text:span text:style-name="_31_"> </text:span><text:span text:style-name="_31_19">n</text:span><text:span text:style-name="_32_07">o</text:span><text:span text:style-name="_35_4">t</text:span><text:span text:style-name="_37_6"> </text:span><text:span text:style-name="_32_16">m</text:span><text:span text:style-name="_35_9">i</text:span><text:span text:style-name="_31_01">n</text:span><text:span text:style-name="_31_80">e</text:span><text:span text:style-name="_37_2">,</text:span><text:span text:style-name="_37_6"> </text:span><text:span text:style-name="_32_22">a</text:span><text:span text:style-name="_34_5">n</text:span><text:span text:style-name="_39_5">d</text:span><text:span text:style-name="_31_51"> </text:span><text:span text:style-name="_34_4">a</text:span><text:span text:style-name="_31_28">t</text:span><text:span text:style-name="_31_51"> </text:span><text:span text:style-name="_32_6">m</text:span><text:span text:style-name="_31_50">y</text:span><text:span text:style-name="_31_51"> </text:span><text:span text:style-name="_35_6">s</text:span><text:span text:style-name="_31_20">o</text:span><text:span text:style-name="_31_91">l</text:span><text:span text:style-name="_37_5">e</text:span><text:span text:style-name="_37_6"> </text:span><text:span text:style-name="_32_21">c</text:span><text:span text:style-name="_32_7">o</text:span><text:span text:style-name="_31_31">s</text:span><text:span text:style-name="_32_10">t</text:span>--<text:span text:style-name="_32_15">f</text:span><text:span text:style-name="_35_9">o</text:span><text:span text:style-name="_31_16">r</text:span><text:span text:style-name="_31_51"> </text:span><text:span text:style-name="_35_6">n</text:span><text:span text:style-name="_31_25">o</text:span><text:span text:style-name="_31_92">t</text:span><text:span text:style-name="_31_"> </text:span><text:span text:style-name="_31_41">a</text:span><text:span text:style-name="_31_51"> </text:span><text:span text:style-name="_32_6">d</text:span>---<text:span text:style-name="_31_43">d</text:span><text:span text:style-name="_31_51"> </text:span><text:span text:style-name="_37_1">c</text:span><text:span text:style-name="_31_19">e</text:span><text:span text:style-name="_31_85">n</text:span><text:span text:style-name="_32_3">t</text:span><text:span text:style-name="_37_6"> </text:span><text:span text:style-name="_32_24">c</text:span><text:span text:style-name="_35_6">o</text:span><text:span text:style-name="_31_11">u</text:span><text:span text:style-name="_32_16">l</text:span><text:span text:style-name="_32_0">d</text:span><text:span text:style-name="_37_6"> </text:span><text:span text:style-name="_31_89">I</text:span><text:span text:style-name="_31_"> </text:span><text:span text:style-name="_31_02">e</text:span><text:span text:style-name="_32_25">v</text:span><text:span text:style-name="_37_5">e</text:span><text:span text:style-name="_31_25">r</text:span><text:span text:style-name="_31_51"> </text:span><text:span text:style-name="_34_4">g</text:span><text:span text:style-name="_39_6">e</text:span><text:span text:style-name="_32_15">t</text:span><text:span text:style-name="_31_"> </text:span><text:span text:style-name="_31_31">T</text:span><text:span text:style-name="_32_09">H</text:span><text:span text:style-name="_37_5">E</text:span><text:span text:style-name="_31_44">M</text:span><text:span text:style-name="_31_51"> </text:span><text:span text:style-name="_35_1">t</text:span><text:span text:style-name="_31_44">o</text:span><text:span text:style-name="_31_51"> </text:span><text:span text:style-name="_32_0">c</text:span><text:span text:style-name="_31_44">o</text:span><text:span text:style-name="_31_76">n</text:span><text:span text:style-name="_34_1">t</text:span><text:span text:style-name="_31_34">r</text:span><text:span text:style-name="_31_95">i</text:span><text:span text:style-name="_33_9">b</text:span><text:span text:style-name="_31_20">u</text:span><text:span text:style-name="_32_18">t</text:span><text:span text:style-name="_35_6">e</text:span>--<text:span text:style-name="_34_5">I</text:span><text:span text:style-name="_37_6"> </text:span><text:span text:style-name="_32_22">j</text:span><text:span text:style-name="_36_0">u</text:span><text:span text:style-name="_31_28">s</text:span><text:span text:style-name="_31_76">t</text:span><text:span text:style-name="_31_"> </text:span><text:span text:style-name="_31_01">s</text:span><text:span text:style-name="_31_73">a</text:span><text:span text:style-name="_36_5">i</text:span><text:span text:style-name="_31_17">d</text:span><text:span text:style-name="_31_51"> </text:span><text:span text:style-name="_35_0">t</text:span><text:span text:style-name="_31_17">o</text:span><text:span text:style-name="_31_51"> </text:span><text:span text:style-name="_34_1">M</text:span><text:span text:style-name="_31_16">r</text:span><text:span text:style-name="_31_85">s</text:span><text:span text:style-name="_34_4">.</text:span><text:span text:style-name="_37_6"> </text:span><text:span text:style-name="_31_76">M</text:span><text:span text:style-name="_32_0">c</text:span><text:span text:style-name="_31_35">W</text:span><text:span text:style-name="_31_91">i</text:span><text:span text:style-name="_37_2">l</text:span><text:span text:style-name="_31_04">l</text:span><text:span text:style-name="_32_25">i</text:span><text:span text:style-name="_35_4">a</text:span><text:span text:style-name="_31_46">m</text:span><text:span text:style-name="_31_73">s</text:span><text:span text:style-name="_31_"> </text:span><text:span text:style-name="_31_50">t</text:span><text:span text:style-name="_32_22">h</text:span><text:span text:style-name="_37_5">a</text:span><text:span text:style-name="_31_47">t</text:span><text:span text:style-name="_31_51"> </text:span><text:span text:style-name="_32_9">I</text:span><text:span text:style-name="_37_6"> </text:span><text:span text:style-name="_31_86">h</text:span><text:span text:style-name="_35_4">a</text:span><text:span text:style-name="_31_44">d</text:span><text:span text:style-name="_31_51"> </text:span><text:span text:style-name="_32_1">h</text:span><text:span text:style-name="_31_50">a</text:span><text:span text:style-name="_31_76">d</text:span><text:span text:style-name="_31_"> </text:span><text:span text:style-name="_31_02">e</text:span><text:span text:style-name="_32_19">n</text:span><text:span text:style-name="_34_4">o</text:span><text:span text:style-name="_31_14">u</text:span><text:span text:style-name="_31_91">g</text:span><text:span text:style-name="_36_0">h</text:span><text:span text:style-name="_37_6"> </text:span><text:span text:style-name="_31_80">o</text:span><text:span text:style-name="_34_1">f</text:span><text:span text:style-name="_37_6"> </text:span><text:span text:style-name="_32_04">t</text:span><text:span text:style-name="_32_9">h</text:span><text:span text:style-name="_39_6">a</text:span><text:span text:style-name="_32_01">t</text:span><text:span text:style-name="_31_"> </text:span><text:span text:style-name="_31_47">k</text:span><text:span text:style-name="_31_92">i</text:span><text:span text:style-name="_36_0">n</text:span><text:span text:style-name="_31_10">d</text:span><text:span text:style-name="_31_51"> </text:span><text:span text:style-name="_36_6">o</text:span><text:span text:style-name="_31_49">f</text:span><text:span text:style-name="_31_51"> </text:span><text:span text:style-name="_34_4">p</text:span><text:span text:style-name="_31_13">i</text:span><text:span text:style-name="_31_76">e</text:span><text:span text:style-name="_35_7">;</text:span><text:span text:style-name="_37_6"> </text:span><text:span text:style-name="_31_86">s</text:span><text:span text:style-name="_35_1">o</text:span><text:span text:style-name="_37_6"> </text:span><text:span text:style-name="_31_92">w</text:span><text:span text:style-name="_35_4">i</text:span><text:span text:style-name="_39_8">t</text:span><text:span text:style-name="_32_10">h</text:span><text:span text:style-name="_31_"> </text:span><text:span text:style-name="_31_01">h</text:span><text:span text:style-name="_32_21">e</text:span><text:span text:style-name="_37_4">r</text:span><text:span text:style-name="_37_6"> </text:span><text:span text:style-name="_32_24">f</text:span><text:span text:style-name="_34_2">u</text:span><text:span text:style-name="_31_20">l</text:span><text:span text:style-name="_32_19">l</text:span><text:span text:style-name="_31_"> </text:span><text:span text:style-name="_31_32">c</text:span><text:span text:style-name="_32_00">o</text:span><text:span text:style-name="_34_5">n</text:span><text:span text:style-name="_31_25">s</text:span><text:span text:style-name="_32_04">e</text:span><text:span text:style-name="_35_9">n</text:span><text:span text:style-name="_39_8">t</text:span><text:span text:style-name="_31_51"> </text:span><text:span text:style-name="_36_8">I</text:span><text:span text:style-name="_37_6"> </text:span><text:span text:style-name="_32_00">t</text:span><text:span text:style-name="_35_6">o</text:span><text:span text:style-name="_31_47">o</text:span><text:span text:style-name="_32_01">k</text:span><text:span text:style-name="_31_"> </text:span><text:span text:style-name="_31_13">t</text:span><text:span text:style-name="_31_88">h</text:span><text:span text:style-name="_33_5">e</text:span><text:span text:style-name="_37_6"> </text:span><text:span text:style-name="_31_80">w</text:span><text:span text:style-name="_36_8">h</text:span><text:span text:style-name="_31_40">o</text:span><text:span text:style-name="_32_00">l</text:span><text:span text:style-name="_32_9">e</text:span><text:span text:style-name="_37_6"> </text:span><text:span text:style-name="_32_09">t</text:span><text:span text:style-name="_33_0">h</text:span><text:span text:style-name="_31_25">i</text:span><text:span text:style-name="_32_22">n</text:span><text:span text:style-name="_36_9">g</text:span><text:span text:style-name="_37_6"> </text:span><text:span text:style-name="_31_92">o</text:span><text:span text:style-name="_32_1">u</text:span><text:span text:style-name="_31_14">t</text:span><text:span text:style-name="_31_51"> </text:span><text:span text:style-name="_36_0">a</text:span><text:span text:style-name="_31_02">n</text:span><text:span text:style-name="_31_76">d</text:span><text:span text:style-name="_31_"> </text:span><text:span text:style-name="_31_04">t</text:span><text:span text:style-name="_31_79">r</text:span><text:span text:style-name="_35_4">a</text:span><text:span text:style-name="_39_6">d</text:span><text:span text:style-name="_32_18">e</text:span><text:span text:style-name="_34_2">d</text:span><text:span text:style-name="_37_6"> </text:span><text:span text:style-name="_31_73">i</text:span><text:span text:style-name="_33_6">t</text:span><text:span text:style-name="_37_6"> </text:span><text:span text:style-name="_31_76">o</text:span><text:span text:style-name="_36_8">f</text:span><text:span text:style-name="_31_05">f</text:span><text:span text:style-name="_31_51"> </text:span><text:span text:style-name="_35_6">f</text:span><text:span text:style-name="_31_10">o</text:span><text:span text:style-name="_32_03">r</text:span><text:span text:style-name="_31_"> </text:span><text:span text:style-name="_31_43">a</text:span><text:span text:style-name="_31_51"> </text:span><text:span text:style-name="_34_5">d</text:span><text:span text:style-name="_31_41">o</text:span><text:span text:style-name="_31_92">g</text:span><text:span text:style-name="_33_5">,</text:span><text:span text:style-name="_37_6"> </text:span><text:span text:style-name="_32_21">a</text:span><text:span text:style-name="_33_5">n</text:span><text:span text:style-name="_31_28">d</text:span><text:span text:style-name="_31_51"> </text:span><text:span text:style-name="_35_7">s</text:span><text:span text:style-name="_31_11">h</text:span><text:span text:style-name="_31_94">o</text:span><text:span text:style-name="_36_6">t</text:span><text:span text:style-name="_37_6"> </text:span><text:span text:style-name="_32_22">t</text:span><text:span text:style-name="_34_4">h</text:span><text:span text:style-name="_31_11">e</text:span><text:span text:style-name="_31_51"> </text:span><text:span text:style-name="_32_6">d</text:span><text:span text:style-name="_31_32">o</text:span><text:span text:style-name="_32_15">g</text:span><text:span text:style-name="_33_0">.</text:span><text:span text:style-name="_37_6"> </text:span><text:span text:style-name="_31_92">I</text:span><text:span text:style-name="_31_"> </text:span><text:span text:style-name="_31_49">d</text:span><text:span text:style-name="_31_95">o</text:span><text:span text:style-name="_37_1">n</text:span><text:span text:style-name="_31_47">'</text:span><text:span text:style-name="_31_76">t</text:span><text:span text:style-name="_31_"> </text:span><text:span text:style-name="_39_8">k</text:span><text:span text:style-name="_31_74">n</text:span><text:span text:style-name="_35_6">o</text:span><text:span text:style-name="_31_34">w</text:span><text:span text:style-name="_31_51"> </text:span><text:span text:style-name="_36_0">w</text:span><text:span text:style-name="_31_11">h</text:span><text:span text:style-name="_31_86">a</text:span><text:span text:style-name="_35_7">t</text:span><text:span text:style-name="_37_6"> </text:span><text:span text:style-name="_31_71">y</text:span><text:span text:style-name="_35_0">o</text:span><text:span text:style-name="_31_31">u</text:span><text:span text:style-name="_31_51"> </text:span><text:span text:style-name="_36_5">t</text:span><text:span text:style-name="_39_6">h</text:span><text:span text:style-name="_31_70">i</text:span><text:span text:style-name="_32_6">n</text:span><text:span text:style-name="_31_20">k</text:span><text:span text:style-name="_31_51"> </text:span><text:span text:style-name="_32_1">a</text:span><text:span text:style-name="_31_32">b</text:span><text:span text:style-name="_32_09">o</text:span><text:span text:style-name="_32_1">u</text:span><text:span text:style-name="_31_11">t</text:span><text:span text:style-name="_31_51"> </text:span><text:span text:style-name="_36_8">i</text:span><text:span text:style-name="_39_9">t</text:span><text:span text:style-name="_31_89">,</text:span><text:span text:style-name="_31_"> </text:span><text:span text:style-name="_31_31">M</text:span><text:span text:style-name="_31_92">r</text:span><text:span text:style-name="_36_6">.</text:span><text:span text:style-name="_37_6"> </text:span><text:span text:style-name="_31_89">T</text:span><text:span text:style-name="_35_7">w</text:span><text:span text:style-name="_31_29">a</text:span><text:span text:style-name="_31_85">i</text:span><text:span text:style-name="_33_9">n</text:span><text:span text:style-name="_31_31">;</text:span><text:span text:style-name="_31_51"> </text:span><text:span text:style-name="_34_1">b</text:span><text:span text:style-name="_31_32">u</text:span><text:span text:style-name="_31_94">t</text:span><text:span text:style-name="_31_"> </text:span><text:span text:style-name="_31_46">I</text:span><text:span text:style-name="_31_51"> </text:span><text:span text:style-name="_37_5">t</text:span><text:span text:style-name="_31_17">h</text:span><text:span text:style-name="_31_88">i</text:span><text:span text:style-name="_34_2">n</text:span><text:span text:style-name="_39_9">k</text:span><text:span text:style-name="_31_51"> </text:span><text:span text:style-name="_32_1">t</text:span><text:span text:style-name="_31_14">h</text:span><text:span text:style-name="_31_70">o</text:span><text:span text:style-name="_33_9">s</text:span><text:span text:style-name="_31_50">e</text:span><text:span text:style-name="_31_51"> </text:span><text:span text:style-name="_33_9">t</text:span><text:span text:style-name="_31_44">h</text:span><text:span text:style-name="_31_80">i</text:span><text:span text:style-name="_32_0">n</text:span><text:span text:style-name="_39_6">g</text:span><text:span text:style-name="_31_88">s</text:span><text:span text:style-name="_31_"> </text:span><text:span text:style-name="_31_41">a</text:span><text:span text:style-name="_31_95">r</text:span><text:span text:style-name="_32_9">e</text:span><text:span text:style-name="_37_6"> </text:span><text:span text:style-name="_32_06">m</text:span><text:span text:style-name="_36_0">a</text:span><text:span text:style-name="_31_44">d</text:span><text:span text:style-name="_31_71">e</text:span><text:span text:style-name="_31_"> </text:span><text:span text:style-name="_31_17">s</text:span><text:span text:style-name="_31_80">o</text:span><text:span text:style-name="_36_0">l</text:span><text:span text:style-name="_31_32">e</text:span><text:span text:style-name="_31_95">l</text:span><text:span text:style-name="_34_4">y</text:span><text:span text:style-name="_37_6"> </text:span><text:span text:style-name="_31_89">i</text:span><text:span text:style-name="_33_0">n</text:span><text:span text:style-name="_37_6"> </text:span><text:span text:style-name="_31_91">t</text:span><text:span text:style-name="_32_7">h</text:span><text:span text:style-name="_31_14">e</text:span><text:span text:style-name="_31_51"> </text:span><text:span text:style-name="_32_7">i</text:span><text:span text:style-name="_39_6">n</text:span><text:span text:style-name="_32_18">t</text:span><text:span text:style-name="_36_8">e</text:span><text:span text:style-name="_39_9">r</text:span><text:span text:style-name="_32_04">e</text:span><text:span text:style-name="_34_5">s</text:span><text:span text:style-name="_31_10">t</text:span><text:span text:style-name="_31_51"> </text:span><text:span text:style-name="_34_1">o</text:span><text:span text:style-name="_31_47">f</text:span><text:span text:style-name="_31_51"> </text:span><text:span text:style-name="_32_3">t</text:span><text:span text:style-name="_31_31">h</text:span><text:span text:style-name="_31_92">e</text:span><text:span text:style-name="_31_"> </text:span><text:span text:style-name="_31_19">b</text:span><text:span text:style-name="_32_04">u</text:span><text:span text:style-name="_33_0">r</text:span><text:span text:style-name="_39_8">g</text:span><text:span text:style-name="_32_22">l</text:span><text:span text:style-name="_33_6">a</text:span><text:span text:style-name="_31_13">r</text:span><text:span text:style-name="_31_85">s</text:span><text:span text:style-name="_33_0">.</text:span><text:span text:style-name="_37_6"> </text:span><text:span text:style-name="_31_73">Y</text:span><text:span text:style-name="_35_1">e</text:span><text:span text:style-name="_31_46">s</text:span><text:span text:style-name="_31_89">,</text:span><text:span text:style-name="_31_"> </text:span><text:span text:style-name="_31_01">s</text:span><text:span text:style-name="_32_09">i</text:span><text:span text:style-name="_32_6">r</text:span><text:span text:style-name="_31_02">,</text:span><text:span text:style-name="_31_51"> </text:span><text:span text:style-name="_33_6">a</text:span><text:span text:style-name="_37_6"> </text:span><text:span text:style-name="_31_91">b</text:span><text:span text:style-name="_35_0">u</text:span><text:span text:style-name="_31_47">r</text:span><text:span text:style-name="_32_19">g</text:span><text:span text:style-name="_32_6">l</text:span><text:span text:style-name="_31_11">a</text:span><text:span text:style-name="_31_76">r</text:span><text:span text:style-name="_31_"> </text:span><text:span text:style-name="_31_16">a</text:span><text:span text:style-name="_32_21">l</text:span><text:span text:style-name="_36_9">a</text:span><text:span text:style-name="_31_46">r</text:span><text:span text:style-name="_32_00">m</text:span><text:span text:style-name="_31_"> </text:span><text:span text:style-name="_31_05">c</text:span><text:span text:style-name="_31_70">o</text:span><text:span text:style-name="_35_6">m</text:span><text:span text:style-name="_31_40">b</text:span><text:span text:style-name="_31_77">i</text:span><text:span text:style-name="_32_0">n</text:span><text:span text:style-name="_31_28">e</text:span><text:span text:style-name="_32_04">s</text:span><text:span text:style-name="_31_"> </text:span><text:span text:style-name="_31_44">i</text:span><text:span text:style-name="_31_85">n</text:span><text:span text:style-name="_31_"> </text:span><text:span text:style-name="_31_19">i</text:span><text:span text:style-name="_32_24">t</text:span><text:span text:style-name="_35_0">s</text:span><text:span text:style-name="_37_6"> </text:span><text:span text:style-name="_32_24">p</text:span><text:span text:style-name="_35_7">e</text:span><text:span text:style-name="_31_26">r</text:span><text:span text:style-name="_31_89">s</text:span><text:span text:style-name="_35_3">o</text:span><text:span text:style-name="_31_50">n</text:span><text:span text:style-name="_31_51"> </text:span><text:span text:style-name="_36_0">a</text:span><text:span text:style-name="_31_46">l</text:span><text:span text:style-name="_32_01">l</text:span><text:span text:style-name="_31_"> </text:span><text:span text:style-name="_31_44">t</text:span><text:span text:style-name="_31_91">h</text:span><text:span text:style-name="_35_3">a</text:span><text:span text:style-name="_31_50">t</text:span><text:span text:style-name="_31_51"> </text:span><text:span text:style-name="_32_0">i</text:span><text:span text:style-name="_31_20">s</text:span><text:span text:style-name="_31_51"> </text:span><text:span text:style-name="_36_6">o</text:span><text:span text:style-name="_31_43">b</text:span><text:span text:style-name="_32_18">j</text:span><text:span text:style-name="_37_2">e</text:span><text:span text:style-name="_31_43">c</text:span><text:span text:style-name="_32_04">t</text:span><text:span text:style-name="_37_1">i</text:span><text:span text:style-name="_31_11">o</text:span><text:span text:style-name="_32_21">n</text:span><text:span text:style-name="_33_5">a</text:span><text:span text:style-name="_31_01">b</text:span><text:span text:style-name="_32_22">l</text:span><text:span text:style-name="_34_5">e</text:span><text:span text:style-name="_37_6"> </text:span><text:span text:style-name="_32_25">a</text:span><text:span text:style-name="_35_1">b</text:span><text:span text:style-name="_31_14">o</text:span><text:span text:style-name="_31_70">u</text:span><text:span text:style-name="_33_6">t</text:span><text:span text:style-name="_37_6"> </text:span><text:span text:style-name="_31_79">a</text:span><text:span text:style-name="_31_"> </text:span><text:span text:style-name="_31_04">f</text:span><text:span text:style-name="_32_24">i</text:span><text:span text:style-name="_36_9">r</text:span><text:span text:style-name="_39_5">e</text:span><text:span text:style-name="_31_71">,</text:span><text:span text:style-name="_31_"> </text:span><text:span text:style-name="_31_31">a</text:span><text:span text:style-name="_31_51"> </text:span><text:span text:style-name="_36_0">r</text:span><text:span text:style-name="_31_49">i</text:span><text:span text:style-name="_32_01">o</text:span><text:span text:style-name="_37_1">t</text:span><text:span text:style-name="_31_19">,</text:span><text:span text:style-name="_31_51"> </text:span><text:span text:style-name="_32_9">a</text:span><text:span text:style-name="_31_41">n</text:span><text:span text:style-name="_31_92">d</text:span><text:span text:style-name="_31_"> </text:span><text:span text:style-name="_31_25">a</text:span><text:span text:style-name="_31_51"> </text:span><text:span text:style-name="_32_1">h</text:span><text:span text:style-name="_31_46">a</text:span><text:span text:style-name="_31_70">r</text:span><text:span text:style-name="_36_8">e</text:span><text:span text:style-name="_31_10">m</text:span><text:span text:style-name="_31_89">,</text:span><text:span text:style-name="_31_"> </text:span><text:span text:style-name="_31_28">a</text:span><text:span text:style-name="_32_01">n</text:span><text:span text:style-name="_36_9">d</text:span><text:span text:style-name="_37_6"> </text:span><text:span text:style-name="_32_21">a</text:span><text:span text:style-name="_36_5">t</text:span><text:span text:style-name="_37_6"> </text:span><text:span text:style-name="_32_24">t</text:span><text:span text:style-name="_33_9">h</text:span><text:span text:style-name="_31_14">e</text:span><text:span text:style-name="_31_51"> </text:span><text:span text:style-name="_34_4">s</text:span><text:span text:style-name="_39_9">a</text:span><text:span text:style-name="_32_19">m</text:span><text:span text:style-name="_33_8">e</text:span><text:span text:style-name="_37_6"> </text:span><text:span text:style-name="_32_03">t</text:span><text:span text:style-name="_33_8">i</text:span><text:span text:style-name="_31_26">m</text:span><text:span text:style-name="_32_22">e</text:span><text:span text:style-name="_31_"> </text:span><text:span text:style-name="_31_31">h</text:span><text:span text:style-name="_32_03">a</text:span><text:span text:style-name="_37_1">d</text:span><text:span text:style-name="_37_6"> </text:span><text:span text:style-name="_31_91">n</text:span><text:span text:style-name="_35_3">o</text:span><text:span text:style-name="_31_43">n</text:span><text:span text:style-name="_32_25">e</text:span><text:span text:style-name="_31_"> </text:span><text:span text:style-name="_31_47">o</text:span><text:span text:style-name="_32_19">f</text:span><text:span text:style-name="_31_"> </text:span><text:span text:style-name="_31_02">t</text:span><text:span text:style-name="_32_06">h</text:span><text:span text:style-name="_36_9">e</text:span><text:span text:style-name="_37_6"> </text:span><text:span text:style-name="_31_88">c</text:span><text:span text:style-name="_37_4">o</text:span><text:span text:style-name="_31_49">m</text:span><text:span text:style-name="_31_95">p</text:span><text:span text:style-name="_33_6">e</text:span><text:span text:style-name="_39_9">n</text:span><text:span text:style-name="_32_04">s</text:span><text:span text:style-name="_33_8">a</text:span><text:span text:style-name="_31_44">t</text:span><text:span text:style-name="_31_71">i</text:span><text:span text:style-name="_33_8">n</text:span><text:span text:style-name="_31_32">g</text:span><text:span text:style-name="_31_51"> </text:span><text:span text:style-name="_35_0">a</text:span><text:span text:style-name="_31_49">d</text:span><text:span text:style-name="_31_91">v</text:span><text:span text:style-name="_32_9">a</text:span><text:span text:style-name="_39_9">n</text:span><text:span text:style-name="_31_94">t</text:span><text:span text:style-name="_34_1">a</text:span><text:span text:style-name="_31_11">g</text:span><text:span text:style-name="_32_00">e</text:span><text:span text:style-name="_32_7">s</text:span><text:span text:style-name="_39_6">,</text:span><text:span text:style-name="_31_51"> </text:span><text:span text:style-name="_34_2">o</text:span><text:span text:style-name="_31_40">f</text:span><text:span text:style-name="_31_51"> </text:span><text:span text:style-name="_36_9">o</text:span><text:span text:style-name="_31_17">n</text:span><text:span text:style-name="_31_91">e</text:span><text:span text:style-name="_31_"> </text:span><text:span text:style-name="_31_26">s</text:span><text:span text:style-name="_31_79">o</text:span><text:span text:style-name="_32_1">r</text:span><text:span text:style-name="_31_43">t</text:span><text:span text:style-name="_31_51"> </text:span><text:span text:style-name="_35_7">o</text:span><text:span text:style-name="_31_01">r</text:span><text:span text:style-name="_31_51"> </text:span><text:span text:style-name="_35_0">a</text:span><text:span text:style-name="_31_40">n</text:span><text:span text:style-name="_31_79">o</text:span><text:span text:style-name="_34_1">t</text:span><text:span text:style-name="_31_19">h</text:span><text:span text:style-name="_32_10">e</text:span><text:span text:style-name="_34_2">r</text:span><text:span text:style-name="_31_41">,</text:span><text:span text:style-name="_31_51"> </text:span><text:span text:style-name="_32_7">t</text:span><text:span text:style-name="_31_49">h</text:span><text:span text:style-name="_32_16">a</text:span><text:span text:style-name="_35_0">t</text:span><text:span text:style-name="_37_6"> </text:span><text:span text:style-name="_31_80">c</text:span><text:span text:style-name="_37_4">u</text:span><text:span text:style-name="_31_31">s</text:span><text:span text:style-name="_32_03">t</text:span><text:span text:style-name="_36_8">o</text:span><text:span text:style-name="_39_5">m</text:span><text:span text:style-name="_31_85">a</text:span><text:span text:style-name="_34_2">r</text:span><text:span text:style-name="_31_19">i</text:span><text:span text:style-name="_31_89">l</text:span><text:span text:style-name="_37_5">y</text:span><text:span text:style-name="_37_6"> </text:span><text:span text:style-name="_31_79">b</text:span><text:span text:style-name="_35_7">e</text:span><text:span text:style-name="_39_6">l</text:span><text:span text:style-name="_32_25">o</text:span><text:span text:style-name="_33_9">n</text:span><text:span text:style-name="_31_10">g</text:span><text:span text:style-name="_31_51"> </text:span><text:span text:style-name="_36_6">w</text:span><text:span text:style-name="_31_14">i</text:span><text:span text:style-name="_32_01">t</text:span><text:span text:style-name="_34_5">h</text:span><text:span text:style-name="_37_6"> </text:span><text:span text:style-name="_32_18">t</text:span><text:span text:style-name="_36_5">h</text:span><text:span text:style-name="_39_9">a</text:span><text:span text:style-name="_31_86">t</text:span><text:span text:style-name="_31_"> </text:span><text:span text:style-name="_31_50">c</text:span><text:span text:style-name="_32_21">o</text:span><text:span text:style-name="_35_0">m</text:span><text:span text:style-name="_31_47">b</text:span><text:span text:style-name="_32_22">i</text:span><text:span text:style-name="_35_1">n</text:span><text:span text:style-name="_31_17">a</text:span><text:span text:style-name="_32_15">t</text:span><text:span text:style-name="_35_3">i</text:span><text:span text:style-name="_31_20">o</text:span><text:span text:style-name="_32_06">n</text:span><text:span text:style-name="_36_0">.</text:span><text:span text:style-name="_37_6"> </text:span><text:span text:style-name="_32_19">G</text:span><text:span text:style-name="_36_9">o</text:span><text:span text:style-name="_31_20">o</text:span><text:span text:style-name="_31_85">d</text:span>-<text:span text:style-name="_31_17">b</text:span><text:span text:style-name="_31_80">y</text:span><text:span text:style-name="_33_9">:</text:span><text:span text:style-name="_37_6"> </text:span><text:span text:style-name="_32_04">I</text:span><text:span text:style-name="_31_"> </text:span><text:span text:style-name="_31_29">g</text:span><text:span text:style-name="_31_91">e</text:span><text:span text:style-name="_35_3">t</text:span><text:span text:style-name="_37_6"> </text:span><text:span text:style-name="_31_95">o</text:span><text:span text:style-name="_35_9">f</text:span><text:span text:style-name="_31_41">f</text:span><text:span text:style-name="_31_51"> </text:span><text:span text:style-name="_35_7">h</text:span><text:span text:style-name="_31_44">e</text:span><text:span text:style-name="_31_73">r</text:span><text:span text:style-name="_36_5">e</text:span><text:span text:style-name="_31_02">.</text:span><text:span text:style-name="_32_00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73" meta:character-count="14228"/>
    <meta:generator>OpenOffice/4.0.1$Win32 OpenOffice.org_project/401m5$Build-9714</meta:generator>
  </office:meta>
</office:document-meta>
</file>